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05pt"/>
    </style:style>
    <style:style style:name="co2" style:family="table-column">
      <style:table-column-properties fo:break-before="auto" style:column-width="196.61pt"/>
    </style:style>
    <style:style style:name="co3" style:family="table-column">
      <style:table-column-properties fo:break-before="auto" style:column-width="45.64pt"/>
    </style:style>
    <style:style style:name="co4" style:family="table-column">
      <style:table-column-properties fo:break-before="auto" style:column-width="45.5pt"/>
    </style:style>
    <style:style style:name="co5" style:family="table-column">
      <style:table-column-properties fo:break-before="auto" style:column-width="157.41pt"/>
    </style:style>
    <style:style style:name="co6" style:family="table-column">
      <style:table-column-properties fo:break-before="auto" style:column-width="166.45pt"/>
    </style:style>
    <style:style style:name="co7" style:family="table-column">
      <style:table-column-properties fo:break-before="auto" style:column-width="283.15pt"/>
    </style:style>
    <style:style style:name="co8" style:family="table-column">
      <style:table-column-properties fo:break-before="auto" style:column-width="85.61pt"/>
    </style:style>
    <style:style style:name="co9" style:family="table-column">
      <style:table-column-properties fo:break-before="auto" style:column-width="65.99pt"/>
    </style:style>
    <style:style style:name="co10" style:family="table-column">
      <style:table-column-properties fo:break-before="auto" style:column-width="36.65pt"/>
    </style:style>
    <style:style style:name="co11" style:family="table-column">
      <style:table-column-properties fo:break-before="auto" style:column-width="83.14pt"/>
    </style:style>
    <style:style style:name="co12" style:family="table-column">
      <style:table-column-properties fo:break-before="auto" style:column-width="224.39pt"/>
    </style:style>
    <style:style style:name="co13" style:family="table-column">
      <style:table-column-properties fo:break-before="auto" style:column-width="24.41pt"/>
    </style:style>
    <style:style style:name="co14" style:family="table-column">
      <style:table-column-properties fo:break-before="auto" style:column-width="31.75pt"/>
    </style:style>
    <style:style style:name="co15" style:family="table-column">
      <style:table-column-properties fo:break-before="auto" style:column-width="20.3pt"/>
    </style:style>
    <style:style style:name="co16" style:family="table-column">
      <style:table-column-properties fo:break-before="auto" style:column-width="141.9pt"/>
    </style:style>
    <style:style style:name="co17" style:family="table-column">
      <style:table-column-properties fo:break-before="auto" style:column-width="57.86pt"/>
    </style:style>
    <style:style style:name="co18" style:family="table-column">
      <style:table-column-properties fo:break-before="auto" style:column-width="38.55pt"/>
    </style:style>
    <style:style style:name="co19" style:family="table-column">
      <style:table-column-properties fo:break-before="auto" style:column-width="64.01pt"/>
    </style:style>
    <style:style style:name="co20" style:family="table-column">
      <style:table-column-properties fo:break-before="auto" style:column-width="190.54pt"/>
    </style:style>
    <style:style style:name="co21" style:family="table-column">
      <style:table-column-properties fo:break-before="auto" style:column-width="66.95pt"/>
    </style:style>
    <style:style style:name="co22" style:family="table-column">
      <style:table-column-properties fo:break-before="auto" style:column-width="67.69pt"/>
    </style:style>
    <style:style style:name="co23" style:family="table-column">
      <style:table-column-properties fo:break-before="auto" style:column-width="46.4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3"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ext-properties style:text-underline-style="solid" style:text-underline-width="auto" style:text-underline-color="font-color"/>
    </style:style>
    <style:style style:name="ce15" style:family="table-cell" style:parent-style-name="Default">
      <style:table-cell-properties style:text-align-source="fix" style:repeat-content="false"/>
      <style:paragraph-properties fo:text-align="start" fo:margin-left="0pt"/>
    </style:style>
    <style:style style:name="ce16" style:family="table-cell" style:parent-style-name="Default">
      <style:table-cell-properties style:text-align-source="fix" style:repeat-content="false"/>
      <style:paragraph-properties fo:text-align="end" fo:margin-left="0pt"/>
      <style:text-properties style:text-underline-style="solid" style:text-underline-width="auto" style:text-underline-color="font-color" fo:font-weight="bold" style:font-weight-asian="bold" style:font-weight-complex="bold"/>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style:text-align-source="fix" style:repeat-content="false"/>
      <style:paragraph-properties fo:text-align="end" fo:margin-left="0pt"/>
      <style:text-properties style:text-underline-style="solid" style:text-underline-width="auto" style:text-underline-color="font-color"/>
    </style:style>
    <style:style style:name="ce19"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8" style:family="table-cell" style:parent-style-name="Default" style:data-style-name="N100">
      <style:text-properties style:text-underline-style="solid" style:text-underline-width="auto" style:text-underline-color="font-color"/>
    </style:style>
    <style:style style:name="ce21" style:family="table-cell" style:parent-style-name="Default">
      <style:table-cell-properties style:text-align-source="fix" style:repeat-content="false"/>
      <style:paragraph-properties fo:text-align="center" fo:margin-left="0pt"/>
    </style:style>
    <style:style style:name="ce22" style:family="table-cell" style:parent-style-name="Default">
      <style:table-cell-properties style:text-align-source="fix" style:repeat-content="false"/>
      <style:paragraph-properties fo:text-align="start" fo:margin-left="0pt"/>
      <style:text-properties style:text-underline-style="solid" style:text-underline-width="auto" style:text-underline-color="font-color" fo:font-weight="bold" style:font-weight-asian="bold" style:font-weight-complex="bold"/>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10" style:family="table-cell" style:parent-style-name="Default">
      <style:text-properties fo:font-weight="bold" style:font-weight-asian="bold" style:font-weight-complex="bold"/>
    </style:style>
    <style:style style:name="ce11" style:family="table-cell" style:parent-style-name="Default" style:data-style-name="N0"/>
    <style:style style:name="ce12" style:family="table-cell" style:parent-style-name="Default">
      <style:text-properties style:font-name="Liberation Sans" style:font-name-asian="Droid Sans Fallback" style:font-name-complex="FreeSans"/>
    </style:style>
  </office:automatic-styles>
  <office:body>
    <office:spreadsheet>
      <table:calculation-settings table:automatic-find-labels="false"/>
      <table:table table:name="Result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column table:style-name="co2" table:default-cell-style-name="ce2"/>
        <table:table-column table:style-name="co7" table:default-cell-style-name="ce5"/>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2" table:default-cell-style-name="ce2"/>
        <table:table-column table:style-name="co1"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7" table:default-cell-style-name="ce2"/>
        <table:table-column table:style-name="co19" table:number-columns-repeated="1001" table:default-cell-style-name="ce2"/>
        <table:table-row table:style-name="ro1">
          <table:table-cell table:style-name="ce13" office:value-type="string" calcext:value-type="string">
            <text:p>N</text:p>
          </table:table-cell>
          <table:table-cell table:style-name="ce13" office:value-type="string" calcext:value-type="string">
            <text:p>FILENAME</text:p>
          </table:table-cell>
          <table:table-cell table:style-name="ce13" office:value-type="string" calcext:value-type="string">
            <text:p>SCORE</text:p>
          </table:table-cell>
          <table:table-cell table:style-name="ce13" office:value-type="string" calcext:value-type="string">
            <text:p>GRADE</text:p>
          </table:table-cell>
          <table:table-cell table:style-name="ce13" office:value-type="string" calcext:value-type="string">
            <text:p>NAME</text:p>
          </table:table-cell>
          <table:table-cell table:style-name="ce13" office:value-type="string" calcext:value-type="string">
            <text:p>NOTE</text:p>
          </table:table-cell>
          <table:table-cell table:style-name="ce13" office:value-type="string" calcext:value-type="string">
            <text:p>NR</text:p>
          </table:table-cell>
          <table:table-cell table:style-name="ce13" office:value-type="string" calcext:value-type="string">
            <text:p>FILE</text:p>
          </table:table-cell>
          <table:table-cell table:style-name="ce16" office:value-type="string" calcext:value-type="string">
            <text:p>LEFT</text:p>
          </table:table-cell>
          <table:table-cell table:style-name="ce19" office:value-type="float" office:value="2" calcext:value-type="float">
            <text:p>2</text:p>
          </table:table-cell>
          <table:table-cell table:style-name="ce19" office:value-type="float" office:value="1" calcext:value-type="float">
            <text:p>1</text:p>
          </table:table-cell>
          <table:table-cell table:style-name="ce19" office:value-type="string" calcext:value-type="string">
            <text:p>KEY</text:p>
          </table:table-cell>
          <table:table-cell table:style-name="ce19" office:value-type="float" office:value="3" calcext:value-type="float">
            <text:p>3</text:p>
          </table:table-cell>
          <table:table-cell table:style-name="ce13" office:value-type="string" calcext:value-type="string">
            <text:p>RIGHT</text:p>
          </table:table-cell>
          <table:table-cell table:style-name="ce13" office:value-type="string" calcext:value-type="string">
            <text:p>TYPE</text:p>
          </table:table-cell>
          <table:table-cell table:style-name="ce22" office:value-type="string" calcext:value-type="string">
            <text:p>YEAR</text:p>
          </table:table-cell>
          <table:table-cell table:style-name="ce13" office:value-type="string" calcext:value-type="string">
            <text:p>FILE</text:p>
          </table:table-cell>
          <table:table-cell table:style-name="ce13" office:value-type="string" calcext:value-type="string">
            <text:p>N1</text:p>
          </table:table-cell>
          <table:table-cell table:style-name="ce13" office:value-type="string" calcext:value-type="string">
            <text:p>N2</text:p>
          </table:table-cell>
          <table:table-cell table:style-name="ce13" office:value-type="string" calcext:value-type="string">
            <text:p>NOTE</text:p>
          </table:table-cell>
          <table:table-cell table:style-name="ce13" office:value-type="string" calcext:value-type="string">
            <text:p>Period10</text:p>
          </table:table-cell>
          <table:table-cell table:style-name="ce13" office:value-type="string" calcext:value-type="string">
            <text:p>ENV</text:p>
          </table:table-cell>
          <table:table-cell table:style-name="ce13" office:value-type="string" calcext:value-type="string">
            <text:p>Period10-5</text:p>
          </table:table-cell>
          <table:table-cell table:style-name="ce13" office:value-type="string" calcext:value-type="string">
            <text:p>PeriodEra</text:p>
          </table:table-cell>
          <table:table-cell table:style-name="ce1" table:number-columns-repeated="1000"/>
        </table:table-row>
        <table:table-row table:style-name="ro1">
          <table:table-cell office:value-type="float" office:value="8" calcext:value-type="float">
            <text:p>8</text:p>
          </table:table-cell>
          <table:table-cell office:value-type="string" calcext:value-type="string">
            <text:p>1854-AeskaElli-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2" calcext:value-type="float">
            <text:p>2</text:p>
          </table:table-cell>
          <table:table-cell office:value-type="string" calcext:value-type="string">
            <text:p>1854-AeskaElli-StefSSteph.txt</text:p>
          </table:table-cell>
          <table:table-cell table:style-name="ce2" office:value-type="string" calcext:value-type="string">
            <text:p><text:s text:c="2"/>æskuárunum, á hann að búa það sem eptir er æfinnar. Það sem helst styður til þess, að afla </text:p>
          </table:table-cell>
          <table:table-cell office:value-type="string" calcext:value-type="string">
            <text:p>að</text:p>
          </table:table-cell>
          <table:table-cell office:value-type="string" calcext:value-type="string">
            <text:p>afla</text:p>
          </table:table-cell>
          <table:table-cell office:value-type="string" calcext:value-type="string">
            <text:p>manni</text:p>
          </table:table-cell>
          <table:table-cell office:value-type="string" calcext:value-type="string">
            <text:p>þessa</text:p>
          </table:table-cell>
          <table:table-cell office:value-type="string" calcext:value-type="string">
            <text:p><text:s/>þessa þroska, er: gott uppeldi, meðlæti og mótlæti og svo mörg önnur atvik, er fyrir geta komið. Eptir </text:p>
          </table:table-cell>
          <table:table-cell office:value-type="string" calcext:value-type="string">
            <text:p>F/N</text:p>
          </table:table-cell>
          <table:table-cell office:value-type="float" office:value="1854" calcext:value-type="float">
            <text:p>1854</text:p>
          </table:table-cell>
          <table:table-cell office:value-type="string" calcext:value-type="string">
            <text:p>1854-AeskaElli-StefSSteph.txt</text:p>
          </table:table-cell>
          <table:table-cell office:value-type="float" office:value="7" calcext:value-type="float">
            <text:p>7</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3" calcext:value-type="float">
            <text:p>3</text:p>
          </table:table-cell>
          <table:table-cell office:value-type="string" calcext:value-type="string">
            <text:p>1855-LesturRomana-StefSSteph.txt</text:p>
          </table:table-cell>
          <table:table-cell table:style-name="ce2" office:value-type="string" calcext:value-type="string">
            <text:p><text:s text:c="2"/>lífið er; þær eiga að sýna háttu manna og breytni í ýmsum myndum, og geta því einkum aflað </text:p>
          </table:table-cell>
          <table:table-cell office:value-type="string" calcext:value-type="string">
            <text:p>einkum</text:p>
          </table:table-cell>
          <table:table-cell office:value-type="string" calcext:value-type="string">
            <text:p>aflað</text:p>
          </table:table-cell>
          <table:table-cell office:value-type="string" calcext:value-type="string">
            <text:p>manni</text:p>
          </table:table-cell>
          <table:table-cell office:value-type="string" calcext:value-type="string">
            <text:p>þekkingar</text:p>
          </table:table-cell>
          <table:table-cell office:value-type="string" calcext:value-type="string">
            <text:p><text:s/>þekkingar á þessu; því fæstir eru þess um komnir, að afla sjer eins góðrar þekkingar á þessu með </text:p>
          </table:table-cell>
          <table:table-cell office:value-type="string" calcext:value-type="string">
            <text:p>F/N</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91" calcext:value-type="float">
            <text:p>91</text:p>
          </table:table-cell>
          <table:table-cell office:value-type="string" calcext:value-type="string">
            <text:p>1890-HugsanirHimingeiminn-JonBlond.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Blön­dal</text:p>
          </table:table-cell>
          <table:table-cell office:value-type="string" calcext:value-type="string">
            <text:p>vorpróf</text:p>
          </table:table-cell>
          <table:table-cell office:value-type="float" office:value="8" calcext:value-type="float">
            <text:p>8</text:p>
          </table:table-cell>
          <table:table-cell office:value-type="string" calcext:value-type="string">
            <text:p>1890-HugsanirHimingeiminn-JonBlond.txt</text:p>
          </table:table-cell>
          <table:table-cell table:style-name="ce2" office:value-type="string" calcext:value-type="string">
            <text:p><text:s/>Himinhvelfingin (1890) <text:s/>Með spursmáli þessu verð jeg að álíta að </text:p>
          </table:table-cell>
          <table:table-cell office:value-type="string" calcext:value-type="string">
            <text:p>álíta</text:p>
          </table:table-cell>
          <table:table-cell office:value-type="string" calcext:value-type="string">
            <text:p>að</text:p>
          </table:table-cell>
          <table:table-cell office:value-type="string" calcext:value-type="string">
            <text:p>maður</text:p>
          </table:table-cell>
          <table:table-cell office:value-type="string" calcext:value-type="string">
            <text:p>eigi</text:p>
          </table:table-cell>
          <table:table-cell office:value-type="string" calcext:value-type="string">
            <text:p><text:s/>eigi að segja frá hugsunum þeim, er vakna í brjóstum vorum þegar vjer sjáum himinhvolfið. <text:s text:c="3"/>Hugsanir þær er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90" calcext:value-type="float">
            <text:p>90</text:p>
          </table:table-cell>
          <table:table-cell office:value-type="float" office:value="1" calcext:value-type="float">
            <text:p>1</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82" calcext:value-type="float">
            <text:p>182</text:p>
          </table:table-cell>
          <table:table-cell office:value-type="string" calcext:value-type="string">
            <text:p>1903-ThjodFramtid-JonKrist.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Jón Krist­jáns­son</text:p>
          </table:table-cell>
          <table:table-cell office:value-type="string" calcext:value-type="string">
            <text:p>vorpróf</text:p>
          </table:table-cell>
          <table:table-cell office:value-type="float" office:value="9" calcext:value-type="float">
            <text:p>9</text:p>
          </table:table-cell>
          <table:table-cell office:value-type="string" calcext:value-type="string">
            <text:p>1903-ThjodFramtid-JonKrist.txt</text:p>
          </table:table-cell>
          <table:table-cell table:style-name="ce2" office:value-type="string" calcext:value-type="string">
            <text:p><text:s/>ir flokk manna að þjóð, það er þjóðarandinn. Þjóðernistilfinningin er tilfinningin fyrir því eða meðvitundin um það, að </text:p>
          </table:table-cell>
          <table:table-cell office:value-type="string" calcext:value-type="string">
            <text:p>það,</text:p>
          </table:table-cell>
          <table:table-cell office:value-type="string" calcext:value-type="string">
            <text:p>að</text:p>
          </table:table-cell>
          <table:table-cell office:value-type="string" calcext:value-type="string">
            <text:p>maður</text:p>
          </table:table-cell>
          <table:table-cell office:value-type="string" calcext:value-type="string">
            <text:p>er</text:p>
          </table:table-cell>
          <table:table-cell office:value-type="string" calcext:value-type="string">
            <text:p><text:s/>er meðlimur þjóðar og ræktin við hana. <text:s text:c="3"/>Sá maður, sem þessa tilfinningu hefur, elskar auðvitað þjóðernið. Það er</text:p>
          </table:table-cell>
          <table:table-cell office:value-type="string" calcext:value-type="string">
            <text:p>F/N</text:p>
          </table:table-cell>
          <table:table-cell office:value-type="float" office:value="1903" calcext:value-type="float">
            <text:p>1903</text:p>
          </table:table-cell>
          <table:table-cell office:value-type="string" calcext:value-type="string">
            <text:p>1903-ThjodFramtid-JonKrist.txt</text:p>
          </table:table-cell>
          <table:table-cell office:value-type="float" office:value="181" calcext:value-type="float">
            <text:p>181</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11" calcext:value-type="float">
            <text:p>11</text:p>
          </table:table-cell>
          <table:table-cell table:style-name="Default" office:value-type="string" calcext:value-type="string">
            <text:p>1877-ListinLifa-FinnJons.txt</text:p>
          </table:table-cell>
          <table:table-cell table:style-name="ce4" office:value-type="string" calcext:value-type="string">
            <text:p><text:s text:c="2"/>sem best valdar af þeim, sem segja þær, t.a.m. draugasögur og meinvættasögur; en af því að </text:p>
          </table:table-cell>
          <table:table-cell table:style-name="Default" office:value-type="string" calcext:value-type="string">
            <text:p>því</text:p>
          </table:table-cell>
          <table:table-cell table:style-name="Default" office:value-type="string" calcext:value-type="string">
            <text:p>að</text:p>
          </table:table-cell>
          <table:table-cell table:style-name="Default" office:value-type="string" calcext:value-type="string">
            <text:p>maður</text:p>
          </table:table-cell>
          <table:table-cell table:style-name="Default" office:value-type="string" calcext:value-type="string">
            <text:p>er</text:p>
          </table:table-cell>
          <table:table-cell table:style-name="Default" office:value-type="string" calcext:value-type="string">
            <text:p><text:s/>er þá barn og hefur ekki fengið fullkominn skilning og greind, þá trúir hann öllu eins og nýju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style-name="Default" office:value-type="float" office:value="3" calcext:value-type="float">
            <text:p>3</text:p>
          </table:table-cell>
          <table:table-cell table:style-name="Default"/>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table:style-name="Default" office:value-type="float" office:value="178" calcext:value-type="float">
            <text:p>178</text:p>
          </table:table-cell>
          <table:table-cell table:style-name="Default" office:value-type="string" calcext:value-type="string">
            <text:p>1903-ListinLifa-PallSig.txt</text:p>
          </table:table-cell>
          <table:table-cell table:style-name="Default" office:value-type="string" calcext:value-type="string">
            <text:p>I</text:p>
          </table:table-cell>
          <table:table-cell table:style-name="Default" office:value-type="float" office:value="3" calcext:value-type="float">
            <text:p>3</text:p>
          </table:table-cell>
          <table:table-cell table:style-name="Default" office:value-type="string" calcext:value-type="string">
            <text:p>Páll Sig­urð­s­son</text:p>
          </table:table-cell>
          <table:table-cell table:style-name="Default" office:value-type="string" calcext:value-type="string">
            <text:p>vorpróf</text:p>
          </table:table-cell>
          <table:table-cell table:style-name="Default" office:value-type="float" office:value="12" calcext:value-type="float">
            <text:p>12</text:p>
          </table:table-cell>
          <table:table-cell table:style-name="Default" office:value-type="string" calcext:value-type="string">
            <text:p>1903-ListinLifa-PallSig.txt</text:p>
          </table:table-cell>
          <table:table-cell table:style-name="ce4" office:value-type="string" calcext:value-type="string">
            <text:p><text:s text:c="2"/>hann er orðinn ofdrykkjumaður, og þessvegna er best að leggja aldrei út á þessa hættulegu braut. Ef að </text:p>
          </table:table-cell>
          <table:table-cell table:style-name="Default" office:value-type="string" calcext:value-type="string">
            <text:p>Ef</text:p>
          </table:table-cell>
          <table:table-cell table:style-name="Default" office:value-type="string" calcext:value-type="string">
            <text:p>að</text:p>
          </table:table-cell>
          <table:table-cell table:style-name="Default" office:value-type="string" calcext:value-type="string">
            <text:p>maður</text:p>
          </table:table-cell>
          <table:table-cell table:style-name="Default" office:value-type="string" calcext:value-type="string">
            <text:p>gæti</text:p>
          </table:table-cell>
          <table:table-cell table:style-name="Default" office:value-type="string" calcext:value-type="string">
            <text:p><text:s/>gæti verið hófdrykkjumaður alla sína æfi, þá hefur það samt ill áhrif, ekki máske svo mikið á sjálfan </text:p>
          </table:table-cell>
          <table:table-cell table:style-name="Default" office:value-type="string" calcext:value-type="string">
            <text:p>N/F</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style-name="Default" office:value-type="float" office:value="177" calcext:value-type="float">
            <text:p>177</text:p>
          </table:table-cell>
          <table:table-cell table:style-name="Default" office:value-type="float" office:value="7" calcext:value-type="float">
            <text:p>7</text:p>
          </table:table-cell>
          <table:table-cell table:style-name="Default"/>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5" calcext:value-type="float">
            <text:p>5</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13" calcext:value-type="float">
            <text:p>13</text:p>
          </table:table-cell>
          <table:table-cell office:value-type="string" calcext:value-type="string">
            <text:p>1890-Konur-OlafJoh.txt</text:p>
          </table:table-cell>
          <table:table-cell table:style-name="ce2" office:value-type="string" calcext:value-type="string">
            <text:p><text:s/>, sem miklast yfir að hafa selt samvizku sína og sannfæringu við hæzta boð, af því maður veit, að </text:p>
          </table:table-cell>
          <table:table-cell office:value-type="string" calcext:value-type="string">
            <text:p>veit,</text:p>
          </table:table-cell>
          <table:table-cell office:value-type="string" calcext:value-type="string">
            <text:p>að</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hlýtt sinni köllun og sannfæringu, þá sjer maður að ráðvendni og drengskapur eru sín eigin laun, og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7" calcext:value-type="float">
            <text:p>7</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9" calcext:value-type="float">
            <text:p>19</text:p>
          </table:table-cell>
          <table:table-cell office:value-type="string" calcext:value-type="string">
            <text:p>1861-ThekkjaSig-PallMel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Mel­steð</text:p>
          </table:table-cell>
          <table:table-cell office:value-type="string" calcext:value-type="string">
            <text:p>miðsvetrarpróf</text:p>
          </table:table-cell>
          <table:table-cell office:value-type="float" office:value="14" calcext:value-type="float">
            <text:p>14</text:p>
          </table:table-cell>
          <table:table-cell office:value-type="string" calcext:value-type="string">
            <text:p>1861-ThekkjaSig-PallMelst.txt</text:p>
          </table:table-cell>
          <table:table-cell table:style-name="ce2" office:value-type="string" calcext:value-type="string">
            <text:p><text:s text:c="2"/>sjeum betri en vjer í raun og veru erum, og sumpart átölur samviskunnar, sem eru svo bitrar, að </text:p>
          </table:table-cell>
          <table:table-cell office:value-type="string" calcext:value-type="string">
            <text:p>bitrar,</text:p>
          </table:table-cell>
          <table:table-cell office:value-type="string" calcext:value-type="string">
            <text:p>að</text:p>
          </table:table-cell>
          <table:table-cell office:value-type="string" calcext:value-type="string">
            <text:p>maður</text:p>
          </table:table-cell>
          <table:table-cell office:value-type="string" calcext:value-type="string">
            <text:p>vill</text:p>
          </table:table-cell>
          <table:table-cell office:value-type="string" calcext:value-type="string">
            <text:p><text:s/>vill sem minnst hreifa við þeim. Þessvegna verður hver, sem prófar sjálfan sig, að þekkja vanmátt sinn. <text:s/>Páll </text:p>
          </table:table-cell>
          <table:table-cell office:value-type="string" calcext:value-type="string">
            <text:p>F</text:p>
          </table:table-cell>
          <table:table-cell office:value-type="float" office:value="1861" calcext:value-type="float">
            <text:p>1861</text:p>
          </table:table-cell>
          <table:table-cell office:value-type="string" calcext:value-type="string">
            <text:p>1861-ThekkjaSig-PallMelst.txt</text:p>
          </table:table-cell>
          <table:table-cell office:value-type="float" office:value="18" calcext:value-type="float">
            <text:p>18</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16" calcext:value-type="float">
            <text:p>16</text:p>
          </table:table-cell>
          <table:table-cell office:value-type="string" calcext:value-type="string">
            <text:p>1902-Kirkjulysingar-JulHavst.txt</text:p>
          </table:table-cell>
          <table:table-cell table:style-name="ce2" office:value-type="string" calcext:value-type="string">
            <text:p><text:s text:c="2"/>maður heldur inn um dyrnar er leiða frá anddyrinu inn eptir, þá kemur maður inn í sjálfa aðalkirkjuna. </text:p>
          </table:table-cell>
          <table:table-cell office:value-type="string" calcext:value-type="string">
            <text:p>sjálfa</text:p>
          </table:table-cell>
          <table:table-cell office:value-type="string" calcext:value-type="string">
            <text:p>aðalkirkjuna.</text:p>
          </table:table-cell>
          <table:table-cell office:value-type="string" calcext:value-type="string">
            <text:p>Maður</text:p>
          </table:table-cell>
          <table:table-cell office:value-type="string" calcext:value-type="string">
            <text:p>gengur</text:p>
          </table:table-cell>
          <table:table-cell office:value-type="string" calcext:value-type="string">
            <text:p><text:s/>gengur þá eptir mjórri göng og hefur kirkjustólana til beggja handa, þeir eru gulbrúnir á lit (eikarmálaðir) og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4" calcext:value-type="float">
            <text:p>4</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17" calcext:value-type="float">
            <text:p>17</text:p>
          </table:table-cell>
          <table:table-cell table:style-name="Default" office:value-type="string" calcext:value-type="string">
            <text:p>1877-ListinLifa-FinnJons.txt</text:p>
          </table:table-cell>
          <table:table-cell table:style-name="ce4" office:value-type="string" calcext:value-type="string">
            <text:p><text:s text:c="2"/>fyrri spurningunar liggur beint í augum uppi, það er, af því að auðtryggnin er afar skaðsamleg og bakar </text:p>
          </table:table-cell>
          <table:table-cell table:style-name="Default" office:value-type="string" calcext:value-type="string">
            <text:p>og</text:p>
          </table:table-cell>
          <table:table-cell table:style-name="Default" office:value-type="string" calcext:value-type="string">
            <text:p>bakar</text:p>
          </table:table-cell>
          <table:table-cell table:style-name="Default" office:value-type="string" calcext:value-type="string">
            <text:p>manni</text:p>
          </table:table-cell>
          <table:table-cell table:style-name="Default" office:value-type="string" calcext:value-type="string">
            <text:p>margra</text:p>
          </table:table-cell>
          <table:table-cell table:style-name="Default" office:value-type="string" calcext:value-type="string">
            <text:p><text:s/>margra tjóna og meinsemda; og eru mörg dæmi upp á þetta; þá er maður er í æsku, eru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style-name="Default" office:value-type="float" office:value="1" calcext:value-type="float">
            <text:p>1</text:p>
          </table:table-cell>
          <table:table-cell table:style-name="Default"/>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office:value-type="float" office:value="165" calcext:value-type="float">
            <text:p>165</text:p>
          </table:table-cell>
          <table:table-cell office:value-type="string" calcext:value-type="string">
            <text:p>1902-Sumarleyfi-OlGunn.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Ólaf­ur Gunn­ars­son</text:p>
          </table:table-cell>
          <table:table-cell office:value-type="string" calcext:value-type="string">
            <text:p>vorpróf</text:p>
          </table:table-cell>
          <table:table-cell office:value-type="float" office:value="22" calcext:value-type="float">
            <text:p>22</text:p>
          </table:table-cell>
          <table:table-cell office:value-type="string" calcext:value-type="string">
            <text:p>1902-Sumarleyfi-OlGunn.txt</text:p>
          </table:table-cell>
          <table:table-cell table:style-name="ce2" office:value-type="string" calcext:value-type="string">
            <text:p><text:s/>, hvort heldur er við skriftir, eða heyvinnu, sjómennsku, eða hvað annað, sem fyrir kemur, og jafnvel ekkert. Ef </text:p>
          </table:table-cell>
          <table:table-cell office:value-type="string" calcext:value-type="string">
            <text:p>ekkert.</text:p>
          </table:table-cell>
          <table:table-cell office:value-type="string" calcext:value-type="string">
            <text:p>Ef</text:p>
          </table:table-cell>
          <table:table-cell office:value-type="string" calcext:value-type="string">
            <text:p>maður</text:p>
          </table:table-cell>
          <table:table-cell office:value-type="string" calcext:value-type="string">
            <text:p>er</text:p>
          </table:table-cell>
          <table:table-cell office:value-type="string" calcext:value-type="string">
            <text:p><text:s/>er í kaupstað, getur maður haft margt fyrir stafni, því að hægt er að vera búðarloka, vatnsberi, skólapiltu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OlGunn.txt</text:p>
          </table:table-cell>
          <table:table-cell office:value-type="float" office:value="164" calcext:value-type="float">
            <text:p>164</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23" calcext:value-type="float">
            <text:p>23</text:p>
          </table:table-cell>
          <table:table-cell office:value-type="string" calcext:value-type="string">
            <text:p>1898-LysingHeima-VilhFins.txt</text:p>
          </table:table-cell>
          <table:table-cell table:style-name="ce2" office:value-type="string" calcext:value-type="string">
            <text:p><text:s text:c="2"/>sveit þar, sem heitir Mosfellssveit. Mosfellsveit er nokkuð hálend, og sjást flest fjöllin af þeim úr Reykjavík. Ef </text:p>
          </table:table-cell>
          <table:table-cell office:value-type="string" calcext:value-type="string">
            <text:p>Reykjavík.</text:p>
          </table:table-cell>
          <table:table-cell office:value-type="string" calcext:value-type="string">
            <text:p>Ef</text:p>
          </table:table-cell>
          <table:table-cell office:value-type="string" calcext:value-type="string">
            <text:p>maður</text:p>
          </table:table-cell>
          <table:table-cell office:value-type="string" calcext:value-type="string">
            <text:p>gengur</text:p>
          </table:table-cell>
          <table:table-cell office:value-type="string" calcext:value-type="string">
            <text:p><text:s/>gengur niður að ströndinni, þá blasir stórt og mikið fjall við manni, er heitir Esja og dálítið þar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28" calcext:value-type="float">
            <text:p>128</text:p>
          </table:table-cell>
          <table:table-cell office:value-type="string" calcext:value-type="string">
            <text:p>1897-Fermingardagurinn-LarThorarens.txt</text:p>
          </table:table-cell>
          <table:table-cell table:style-name="Default" office:value-type="string" calcext:value-type="string">
            <text:p>II</text:p>
          </table:table-cell>
          <table:table-cell office:value-type="float" office:value="2" calcext:value-type="float">
            <text:p>2</text:p>
          </table:table-cell>
          <table:table-cell office:value-type="string" calcext:value-type="string">
            <text:p>Lár­us Thoraren­sen</text:p>
          </table:table-cell>
          <table:table-cell office:value-type="string" calcext:value-type="string">
            <text:p>miðsvetrarpróf</text:p>
          </table:table-cell>
          <table:table-cell office:value-type="float" office:value="24" calcext:value-type="float">
            <text:p>24</text:p>
          </table:table-cell>
          <table:table-cell office:value-type="string" calcext:value-type="string">
            <text:p>1897-Fermingardagurinn-LarThorarens.txt</text:p>
          </table:table-cell>
          <table:table-cell table:style-name="ce2" office:value-type="string" calcext:value-type="string">
            <text:p><text:s text:c="2"/>heið lýsti mjer“ og þegar jeg þekkti ekki heiminn nje hans tálsnörur, en lífið verður ljett oss ef </text:p>
          </table:table-cell>
          <table:table-cell office:value-type="string" calcext:value-type="string">
            <text:p>oss</text:p>
          </table:table-cell>
          <table:table-cell office:value-type="string" calcext:value-type="string">
            <text:p>ef</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hugfast það, sem gott er og breytir ávallt eptir boðum góðra foreldra og vina, og dettur mje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27" calcext:value-type="float">
            <text:p>127</text:p>
          </table:table-cell>
          <table:table-cell office:value-type="float" office:value="4" calcext:value-type="float">
            <text:p>4</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25" calcext:value-type="float">
            <text:p>25</text:p>
          </table:table-cell>
          <table:table-cell office:value-type="string" calcext:value-type="string">
            <text:p>1902-Kirkjulysingar-JulHavst.txt</text:p>
          </table:table-cell>
          <table:table-cell table:style-name="ce2" office:value-type="string" calcext:value-type="string">
            <text:p><text:s text:c="2"/>miðju loptinu andspænis altarinu er fallegt og hljómgott orgel, sem hljómar yfir alla kirkjuna þegar messað er. <text:s text:c="3"/>Ef </text:p>
          </table:table-cell>
          <table:table-cell office:value-type="string" calcext:value-type="string">
            <text:p>er.</text:p>
          </table:table-cell>
          <table:table-cell office:value-type="string" calcext:value-type="string">
            <text:p>Ef</text:p>
          </table:table-cell>
          <table:table-cell office:value-type="string" calcext:value-type="string">
            <text:p>maður</text:p>
          </table:table-cell>
          <table:table-cell office:value-type="string" calcext:value-type="string">
            <text:p>heldur</text:p>
          </table:table-cell>
          <table:table-cell office:value-type="string" calcext:value-type="string">
            <text:p><text:s/>heldur inn um dyrnar er leiða frá anddyrinu inn eptir, þá kemur maður inn í sjálfa aðalkirkjuna. Maðu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43" calcext:value-type="float">
            <text:p>143</text:p>
          </table:table-cell>
          <table:table-cell office:value-type="string" calcext:value-type="string">
            <text:p>1900-Ferdalysingar-JohGSig.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hann G. Sigurðsson</text:p>
          </table:table-cell>
          <table:table-cell office:value-type="string" calcext:value-type="string">
            <text:p>vorpróf</text:p>
          </table:table-cell>
          <table:table-cell office:value-type="float" office:value="26" calcext:value-type="float">
            <text:p>26</text:p>
          </table:table-cell>
          <table:table-cell office:value-type="string" calcext:value-type="string">
            <text:p>1900-Ferdalysingar-JohGSig.txt</text:p>
          </table:table-cell>
          <table:table-cell table:style-name="ce2" office:value-type="string" calcext:value-type="string">
            <text:p><text:s/>aupafólki. Ég hef nokkrum sinnum reynt það, að sumarferðir og einkum haustferðir eru mjög ævintýralegar, sérstaklega ef </text:p>
          </table:table-cell>
          <table:table-cell office:value-type="string" calcext:value-type="string">
            <text:p>sérstaklega</text:p>
          </table:table-cell>
          <table:table-cell office:value-type="string" calcext:value-type="string">
            <text:p>ef</text:p>
          </table:table-cell>
          <table:table-cell office:value-type="string" calcext:value-type="string">
            <text:p>maður</text:p>
          </table:table-cell>
          <table:table-cell office:value-type="string" calcext:value-type="string">
            <text:p>liggur</text:p>
          </table:table-cell>
          <table:table-cell office:value-type="string" calcext:value-type="string">
            <text:p><text:s/>liggur í „lestinni“ – en það gjöri ég alltaf því að þar ber svo margt skrítið við. Nú hélt </text:p>
          </table:table-cell>
          <table:table-cell office:value-type="string" calcext:value-type="string">
            <text:p>F</text:p>
          </table:table-cell>
          <table:table-cell office:value-type="float" office:value="1900" calcext:value-type="float">
            <text:p>1900</text:p>
          </table:table-cell>
          <table:table-cell office:value-type="string" calcext:value-type="string">
            <text:p>1900-Ferdalysingar-JohGSig.txt</text:p>
          </table:table-cell>
          <table:table-cell office:value-type="float" office:value="142" calcext:value-type="float">
            <text:p>142</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69" calcext:value-type="float">
            <text:p>69</text:p>
          </table:table-cell>
          <table:table-cell office:value-type="string" calcext:value-type="string">
            <text:p>1881-MedferdDyra-ValtGudm.txt</text:p>
          </table:table-cell>
          <table:table-cell table:style-name="Default" office:value-type="string" calcext:value-type="string">
            <text:p>I</text:p>
          </table:table-cell>
          <table:table-cell office:value-type="float" office:value="4" calcext:value-type="float">
            <text:p>4</text:p>
          </table:table-cell>
          <table:table-cell office:value-type="string" calcext:value-type="string">
            <text:p>Val­týr Guð­munds­son</text:p>
          </table:table-cell>
          <table:table-cell office:value-type="string" calcext:value-type="string">
            <text:p>vorpróf</text:p>
          </table:table-cell>
          <table:table-cell office:value-type="float" office:value="27" calcext:value-type="float">
            <text:p>27</text:p>
          </table:table-cell>
          <table:table-cell office:value-type="string" calcext:value-type="string">
            <text:p>1881-MedferdDyra-ValtGudm.txt</text:p>
          </table:table-cell>
          <table:table-cell table:style-name="ce2" office:value-type="string" calcext:value-type="string">
            <text:p><text:s text:c="2"/>limlest, og lífið kvalið úr þeim. Vjer skulum taka hestinn til dæmis og heimfæra þetta til hans. <text:s text:c="3"/>Ef </text:p>
          </table:table-cell>
          <table:table-cell office:value-type="string" calcext:value-type="string">
            <text:p>hans.</text:p>
          </table:table-cell>
          <table:table-cell office:value-type="string" calcext:value-type="string">
            <text:p>Ef</text:p>
          </table:table-cell>
          <table:table-cell office:value-type="string" calcext:value-type="string">
            <text:p>maður</text:p>
          </table:table-cell>
          <table:table-cell office:value-type="string" calcext:value-type="string">
            <text:p>á</text:p>
          </table:table-cell>
          <table:table-cell office:value-type="string" calcext:value-type="string">
            <text:p><text:s/>á latan hest, sem hefur nóga krapta, og er fljótur eða frár, þá getur það ekki talizt ill </text:p>
          </table:table-cell>
          <table:table-cell office:value-type="string" calcext:value-type="string">
            <text:p>F</text:p>
          </table:table-cell>
          <table:table-cell office:value-type="float" office:value="1881" calcext:value-type="float">
            <text:p>1881</text:p>
          </table:table-cell>
          <table:table-cell office:value-type="string" calcext:value-type="string">
            <text:p>1881-MedferdDyra-ValtGudm.txt</text:p>
          </table:table-cell>
          <table:table-cell office:value-type="float" office:value="68" calcext:value-type="float">
            <text:p>68</text:p>
          </table:table-cell>
          <table:table-cell office:value-type="float" office:value="2" calcext:value-type="float">
            <text:p>2</text:p>
          </table:table-cell>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HKFothers</text:p>
          </table:table-cell>
          <table:table-cell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50" calcext:value-type="float">
            <text:p>50</text:p>
          </table:table-cell>
          <table:table-cell table:style-name="Default" office:value-type="string" calcext:value-type="string">
            <text:p>1877-ListinLifa-FinnJons.txt</text:p>
          </table:table-cell>
          <table:table-cell table:style-name="ce4" office:value-type="string" calcext:value-type="string">
            <text:p><text:s text:c="2"/>afar skaðsamleg og bakar manni margra tjóna og meinsemda; og eru mörg dæmi upp á þetta; þá er </text:p>
          </table:table-cell>
          <table:table-cell table:style-name="Default" office:value-type="string" calcext:value-type="string">
            <text:p>þá</text:p>
          </table:table-cell>
          <table:table-cell table:style-name="Default" office:value-type="string" calcext:value-type="string">
            <text:p>er</text:p>
          </table:table-cell>
          <table:table-cell table:style-name="Default" office:value-type="string" calcext:value-type="string">
            <text:p>maður</text:p>
          </table:table-cell>
          <table:table-cell table:style-name="Default" office:value-type="string" calcext:value-type="string">
            <text:p>er</text:p>
          </table:table-cell>
          <table:table-cell table:style-name="Default" office:value-type="string" calcext:value-type="string">
            <text:p><text:s/>er í æsku, eru honum optlega sagðar ýmsar sögur, sem eigi eru sem best valdar af þeim, sem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style-name="Default" office:value-type="float" office:value="2" calcext:value-type="float">
            <text:p>2</text:p>
          </table:table-cell>
          <table:table-cell table:style-name="Default"/>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table:style-name="Default" office:value-type="float" office:value="43" calcext:value-type="float">
            <text:p>43</text:p>
          </table:table-cell>
          <table:table-cell table:style-name="Default" office:value-type="string" calcext:value-type="string">
            <text:p>1877-ListinLifa-FinnJons.txt</text:p>
          </table:table-cell>
          <table:table-cell table:style-name="Default" office:value-type="string" calcext:value-type="string">
            <text:p>I</text:p>
          </table:table-cell>
          <table:table-cell table:style-name="Default" office:value-type="float" office:value="5" calcext:value-type="float">
            <text:p>5</text:p>
          </table:table-cell>
          <table:table-cell table:style-name="Default" office:value-type="string" calcext:value-type="string">
            <text:p>Finn­ur Jóns­son</text:p>
          </table:table-cell>
          <table:table-cell table:style-name="Default" office:value-type="string" calcext:value-type="string">
            <text:p>[missing info; “var tek­inn í Lærða skól­ann 1872 og braut­skráð­ist 1878”]</text:p>
          </table:table-cell>
          <table:table-cell table:style-name="Default" office:value-type="float" office:value="51" calcext:value-type="float">
            <text:p>51</text:p>
          </table:table-cell>
          <table:table-cell table:style-name="Default" office:value-type="string" calcext:value-type="string">
            <text:p>1877-ListinLifa-FinnJons.txt</text:p>
          </table:table-cell>
          <table:table-cell table:style-name="ce4" office:value-type="string" calcext:value-type="string">
            <text:p><text:s text:c="2"/>hitt er aptur þvert á móti; og finnst mjer því meðalvegurinn vera sá, að trúa öllu því, er </text:p>
          </table:table-cell>
          <table:table-cell table:style-name="Default" office:value-type="string" calcext:value-type="string">
            <text:p>því,</text:p>
          </table:table-cell>
          <table:table-cell table:style-name="Default" office:value-type="string" calcext:value-type="string">
            <text:p>er</text:p>
          </table:table-cell>
          <table:table-cell table:style-name="Default" office:value-type="string" calcext:value-type="string">
            <text:p>manni</text:p>
          </table:table-cell>
          <table:table-cell table:style-name="Default" office:value-type="string" calcext:value-type="string">
            <text:p>finnst</text:p>
          </table:table-cell>
          <table:table-cell table:style-name="Default" office:value-type="string" calcext:value-type="string">
            <text:p><text:s/>finnst skynsamlegt vera, og staðist geta, eftir því sem skynsemi hans fær bezt sjeð; en trúa ekki því </text:p>
          </table:table-cell>
          <table:table-cell table:style-name="Default" office:value-type="string" calcext:value-type="string">
            <text:p>N/F</text:p>
          </table:table-cell>
          <table:table-cell table:style-name="Default" office:value-type="float" office:value="1877" calcext:value-type="float">
            <text:p>1877</text:p>
          </table:table-cell>
          <table:table-cell table:style-name="Default" office:value-type="string" calcext:value-type="string">
            <text:p>1877-ListinLifa-FinnJons.txt</text:p>
          </table:table-cell>
          <table:table-cell table:style-name="Default" office:value-type="float" office:value="42" calcext:value-type="float">
            <text:p>42</text:p>
          </table:table-cell>
          <table:table-cell table:style-name="Default" office:value-type="float" office:value="8" calcext:value-type="float">
            <text:p>8</text:p>
          </table:table-cell>
          <table:table-cell table:style-name="Default"/>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 calcext:value-type="float">
            <text:p>2</text:p>
          </table:table-cell>
          <table:table-cell table:style-name="Default" office:value-type="string" calcext:value-type="string">
            <text:p>OnlyHKF</text:p>
          </table:table-cell>
          <table:table-cell table:style-name="Default" table:number-columns-repeated="1000"/>
        </table:table-row>
        <table:table-row table:style-name="ro1">
          <table:table-cell table:style-name="Default" office:value-type="float" office:value="122" calcext:value-type="float">
            <text:p>122</text:p>
          </table:table-cell>
          <table:table-cell table:style-name="Default" office:value-type="string" calcext:value-type="string">
            <text:p>1896-ListinLifa-StefGudmStef.txt</text:p>
          </table:table-cell>
          <table:table-cell table:style-name="Default" office:value-type="string" calcext:value-type="string">
            <text:p>I</text:p>
          </table:table-cell>
          <table:table-cell table:style-name="Default" office:value-type="float" office:value="3" calcext:value-type="float">
            <text:p>3</text:p>
          </table:table-cell>
          <table:table-cell table:style-name="Default" office:value-type="string" calcext:value-type="string">
            <text:p>Stef­án Guð­munds­son Stef­áns­son</text:p>
          </table:table-cell>
          <table:table-cell table:style-name="Default" office:value-type="string" calcext:value-type="string">
            <text:p>vorpróf</text:p>
          </table:table-cell>
          <table:table-cell table:style-name="Default" office:value-type="float" office:value="52" calcext:value-type="float">
            <text:p>52</text:p>
          </table:table-cell>
          <table:table-cell table:style-name="Default" office:value-type="string" calcext:value-type="string">
            <text:p>1896-ListinLifa-StefGudmStef.txt</text:p>
          </table:table-cell>
          <table:table-cell table:style-name="ce4" office:value-type="string" calcext:value-type="string">
            <text:p><text:s text:c="2"/>nokkra sómatilfinningu hefir, að vera öðrum háður, eins og fyrir þá að ala önn fyrir honum. <text:s/>Frelsið er </text:p>
          </table:table-cell>
          <table:table-cell table:style-name="Default" office:value-type="string" calcext:value-type="string">
            <text:p>Frelsið</text:p>
          </table:table-cell>
          <table:table-cell table:style-name="Default" office:value-type="string" calcext:value-type="string">
            <text:p>er</text:p>
          </table:table-cell>
          <table:table-cell table:style-name="Default" office:value-type="string" calcext:value-type="string">
            <text:p>manni</text:p>
          </table:table-cell>
          <table:table-cell table:style-name="Default" office:value-type="string" calcext:value-type="string">
            <text:p>fyrir</text:p>
          </table:table-cell>
          <table:table-cell table:style-name="Default" office:value-type="string" calcext:value-type="string">
            <text:p><text:s/>fyrir öllu, en það hefur hann þegar misst, er hann þarf að leita á náðir annara. Þessvegna kappkostar </text:p>
          </table:table-cell>
          <table:table-cell table:style-name="Default" office:value-type="string" calcext:value-type="string">
            <text:p>N/F</text:p>
          </table:table-cell>
          <table:table-cell table:style-name="Default" office:value-type="float" office:value="1896" calcext:value-type="float">
            <text:p>1896</text:p>
          </table:table-cell>
          <table:table-cell table:style-name="Default" office:value-type="string" calcext:value-type="string">
            <text:p>1896-ListinLifa-StefGudmStef.txt</text:p>
          </table:table-cell>
          <table:table-cell table:style-name="Default" office:value-type="float" office:value="121" calcext:value-type="float">
            <text:p>121</text:p>
          </table:table-cell>
          <table:table-cell table:style-name="Default" office:value-type="float" office:value="1" calcext:value-type="float">
            <text:p>1</text:p>
          </table:table-cell>
          <table:table-cell table:style-name="Default"/>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 calcext:value-type="float">
            <text:p>4</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49" calcext:value-type="float">
            <text:p>49</text:p>
          </table:table-cell>
          <table:table-cell office:value-type="string" calcext:value-type="string">
            <text:p>1879-Vinir-EmilSchou.txt</text:p>
          </table:table-cell>
          <table:table-cell table:style-name="Default" office:value-type="string" calcext:value-type="string">
            <text:p>II</text:p>
          </table:table-cell>
          <table:table-cell office:value-type="float" office:value="5" calcext:value-type="float">
            <text:p>5</text:p>
          </table:table-cell>
          <table:table-cell office:value-type="string" calcext:value-type="string">
            <text:p>Emil Schou</text:p>
          </table:table-cell>
          <table:table-cell office:value-type="string" calcext:value-type="string">
            <text:p>miðsvetrarpróf</text:p>
          </table:table-cell>
          <table:table-cell office:value-type="float" office:value="53" calcext:value-type="float">
            <text:p>53</text:p>
          </table:table-cell>
          <table:table-cell office:value-type="string" calcext:value-type="string">
            <text:p>1879-Vinir-EmilSchou.txt</text:p>
          </table:table-cell>
          <table:table-cell table:style-name="ce2" office:value-type="string" calcext:value-type="string">
            <text:p><text:s text:c="2"/>skaðlegt það sje og syndsamlegt. Góðir foreldrar eru dýrmæt Guðs gjöf og hinir fyrstu og beztu vinir, er </text:p>
          </table:table-cell>
          <table:table-cell office:value-type="string" calcext:value-type="string">
            <text:p>vinir,</text:p>
          </table:table-cell>
          <table:table-cell office:value-type="string" calcext:value-type="string">
            <text:p>er</text:p>
          </table:table-cell>
          <table:table-cell office:value-type="string" calcext:value-type="string">
            <text:p>maður</text:p>
          </table:table-cell>
          <table:table-cell office:value-type="string" calcext:value-type="string">
            <text:p>getur</text:p>
          </table:table-cell>
          <table:table-cell office:value-type="string" calcext:value-type="string">
            <text:p><text:s/>getur eignazt. Þegar börnin snemma fara frá foreldrum sínum út í heiminn, þar sem óteljandi freistingar bíða þeirr</text:p>
          </table:table-cell>
          <table:table-cell office:value-type="string" calcext:value-type="string">
            <text:p>F/N</text:p>
          </table:table-cell>
          <table:table-cell office:value-type="float" office:value="1879" calcext:value-type="float">
            <text:p>1879</text:p>
          </table:table-cell>
          <table:table-cell office:value-type="string" calcext:value-type="string">
            <text:p>1879-Vinir-EmilSchou.txt</text:p>
          </table:table-cell>
          <table:table-cell office:value-type="float" office:value="48" calcext:value-type="float">
            <text:p>48</text:p>
          </table:table-cell>
          <table:table-cell office:value-type="float" office:value="1" calcext:value-type="float">
            <text:p>1</text:p>
          </table:table-cell>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54" calcext:value-type="float">
            <text:p>54</text:p>
          </table:table-cell>
          <table:table-cell office:value-type="string" calcext:value-type="string">
            <text:p>1902-Kirkjulysingar-MagnSteph.txt</text:p>
          </table:table-cell>
          <table:table-cell table:style-name="ce2" office:value-type="string" calcext:value-type="string">
            <text:p><text:s text:c="2"/>breiðir og góðir stigar, svo verða fyrir manni aðrar vængjadyr og þegar maður kemur inn fyrir þær er </text:p>
          </table:table-cell>
          <table:table-cell office:value-type="string" calcext:value-type="string">
            <text:p>þær</text:p>
          </table:table-cell>
          <table:table-cell office:value-type="string" calcext:value-type="string">
            <text:p>er</text:p>
          </table:table-cell>
          <table:table-cell office:value-type="string" calcext:value-type="string">
            <text:p>maður</text:p>
          </table:table-cell>
          <table:table-cell office:value-type="string" calcext:value-type="string">
            <text:p>kominn</text:p>
          </table:table-cell>
          <table:table-cell office:value-type="string" calcext:value-type="string">
            <text:p><text:s/>kominn inn í kirkjuna, það fyrst 20 bekkjir hvor megin, upp yfir dyrunum er organið er það stórt og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5" calcext:value-type="float">
            <text:p>5</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3" calcext:value-type="float">
            <text:p>133</text:p>
          </table:table-cell>
          <table:table-cell office:value-type="string" calcext:value-type="string">
            <text:p>1897-VeturSumar-OlafMoll.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Ólaf­ur Möll­er</text:p>
          </table:table-cell>
          <table:table-cell office:value-type="string" calcext:value-type="string">
            <text:p>miðsvetrarpróf</text:p>
          </table:table-cell>
          <table:table-cell office:value-type="float" office:value="56" calcext:value-type="float">
            <text:p>56</text:p>
          </table:table-cell>
          <table:table-cell office:value-type="string" calcext:value-type="string">
            <text:p>1897-VeturSumar-OlafMoll.txt</text:p>
          </table:table-cell>
          <table:table-cell table:style-name="ce2" office:value-type="string" calcext:value-type="string">
            <text:p><text:s text:c="2"/>í „Kastalanum“. – Þá er nú blessuð tjörnin. Hún veitir manni marga unaðslega stund, en þá kemur skautafjelagið er </text:p>
          </table:table-cell>
          <table:table-cell office:value-type="string" calcext:value-type="string">
            <text:p>skautafjelagið</text:p>
          </table:table-cell>
          <table:table-cell office:value-type="string" calcext:value-type="string">
            <text:p>er</text:p>
          </table:table-cell>
          <table:table-cell office:value-type="string" calcext:value-type="string">
            <text:p>mann</text:p>
          </table:table-cell>
          <table:table-cell office:value-type="string" calcext:value-type="string">
            <text:p>varir</text:p>
          </table:table-cell>
          <table:table-cell office:value-type="string" calcext:value-type="string">
            <text:p><text:s/>varir minst og spillir öllu. Refsinornirnar hafa nefnil. heitist við skautafjelagið, líklega fyrir ofdramb þess á t</text:p>
          </table:table-cell>
          <table:table-cell office:value-type="string" calcext:value-type="string">
            <text:p>F/N</text:p>
          </table:table-cell>
          <table:table-cell office:value-type="float" office:value="1897" calcext:value-type="float">
            <text:p>1897</text:p>
          </table:table-cell>
          <table:table-cell office:value-type="string" calcext:value-type="string">
            <text:p>1897-VeturSumar-OlafMoll.txt</text:p>
          </table:table-cell>
          <table:table-cell office:value-type="float" office:value="132" calcext:value-type="float">
            <text:p>132</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table:style-name="Default" office:value-type="float" office:value="178" calcext:value-type="float">
            <text:p>178</text:p>
          </table:table-cell>
          <table:table-cell table:style-name="Default" office:value-type="string" calcext:value-type="string">
            <text:p>1903-ListinLifa-PallSig.txt</text:p>
          </table:table-cell>
          <table:table-cell table:style-name="Default" office:value-type="string" calcext:value-type="string">
            <text:p>I</text:p>
          </table:table-cell>
          <table:table-cell table:style-name="Default" office:value-type="float" office:value="3" calcext:value-type="float">
            <text:p>3</text:p>
          </table:table-cell>
          <table:table-cell table:style-name="Default" office:value-type="string" calcext:value-type="string">
            <text:p>Páll Sig­urð­s­son</text:p>
          </table:table-cell>
          <table:table-cell table:style-name="Default" office:value-type="string" calcext:value-type="string">
            <text:p>vorpróf</text:p>
          </table:table-cell>
          <table:table-cell table:style-name="Default" office:value-type="float" office:value="57" calcext:value-type="float">
            <text:p>57</text:p>
          </table:table-cell>
          <table:table-cell table:style-name="Default" office:value-type="string" calcext:value-type="string">
            <text:p>1903-ListinLifa-PallSig.txt</text:p>
          </table:table-cell>
          <table:table-cell table:style-name="ce4" office:value-type="string" calcext:value-type="string">
            <text:p><text:s/>, þá er svo erfitt að vera hófdrykkjumaður til lengdar og vanalega er það, að fyr eða síðar fer </text:p>
          </table:table-cell>
          <table:table-cell table:style-name="Default" office:value-type="string" calcext:value-type="string">
            <text:p>síðar</text:p>
          </table:table-cell>
          <table:table-cell table:style-name="Default" office:value-type="string" calcext:value-type="string">
            <text:p>fer</text:p>
          </table:table-cell>
          <table:table-cell table:style-name="Default" office:value-type="string" calcext:value-type="string">
            <text:p>maður</text:p>
          </table:table-cell>
          <table:table-cell table:style-name="Default" office:value-type="string" calcext:value-type="string">
            <text:p>að</text:p>
          </table:table-cell>
          <table:table-cell table:style-name="Default" office:value-type="string" calcext:value-type="string">
            <text:p><text:s/>að hrekjast með straumnum, og nemur ekki staðar, fyr en hann er orðinn ofdrykkjumaður, og þessvegna er best </text:p>
          </table:table-cell>
          <table:table-cell table:style-name="Default" office:value-type="string" calcext:value-type="string">
            <text:p>N/F</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style-name="Default" office:value-type="float" office:value="177" calcext:value-type="float">
            <text:p>177</text:p>
          </table:table-cell>
          <table:table-cell table:style-name="Default" office:value-type="float" office:value="6" calcext:value-type="float">
            <text:p>6</text:p>
          </table:table-cell>
          <table:table-cell table:style-name="Default"/>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5" calcext:value-type="float">
            <text:p>5</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58" calcext:value-type="float">
            <text:p>58</text:p>
          </table:table-cell>
          <table:table-cell office:value-type="string" calcext:value-type="string">
            <text:p>1902-ThjodFramtid-SigSigtr.txt</text:p>
          </table:table-cell>
          <table:table-cell table:style-name="ce2" office:value-type="string" calcext:value-type="string">
            <text:p><text:s/>, landið sem þeir eru fæddir og uppaldir í. Þar eru venjulega allir þeir, sem manni eru kærstir: foreldrar </text:p>
          </table:table-cell>
          <table:table-cell office:value-type="string" calcext:value-type="string">
            <text:p>kærstir:</text:p>
          </table:table-cell>
          <table:table-cell office:value-type="string" calcext:value-type="string">
            <text:p>foreldrar</text:p>
          </table:table-cell>
          <table:table-cell office:value-type="string" calcext:value-type="string">
            <text:p>manns</text:p>
          </table:table-cell>
          <table:table-cell office:value-type="string" calcext:value-type="string">
            <text:p>,</text:p>
          </table:table-cell>
          <table:table-cell office:value-type="string" calcext:value-type="string">
            <text:p>, vinir og vandamenn, svo að það er ekki að furða, að oss þykir vænt um það, þótt sú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105" calcext:value-type="float">
            <text:p>105</text:p>
          </table:table-cell>
          <table:table-cell table:style-name="Default" office:value-type="string" calcext:value-type="string">
            <text:p>1894-ListinLifa-PallFridrVidBjarn.txt</text:p>
          </table:table-cell>
          <table:table-cell table:style-name="Default" office:value-type="string" calcext:value-type="string">
            <text:p>ág.</text:p>
          </table:table-cell>
          <table:table-cell table:style-name="Default" office:value-type="float" office:value="5" calcext:value-type="float">
            <text:p>5</text:p>
          </table:table-cell>
          <table:table-cell table:style-name="Default" office:value-type="string" calcext:value-type="string">
            <text:p>Páll Frið­rik Vídalín Bjarna­son</text:p>
          </table:table-cell>
          <table:table-cell table:style-name="Default" office:value-type="string" calcext:value-type="string">
            <text:p>vorpróf</text:p>
          </table:table-cell>
          <table:table-cell table:style-name="Default" office:value-type="float" office:value="60" calcext:value-type="float">
            <text:p>60</text:p>
          </table:table-cell>
          <table:table-cell table:style-name="Default" office:value-type="string" calcext:value-type="string">
            <text:p>1894-ListinLifa-PallFridrVidBjarn.txt</text:p>
          </table:table-cell>
          <table:table-cell table:style-name="ce4" office:value-type="string" calcext:value-type="string">
            <text:p><text:s text:c="2"/>stundlegum og andlegum gæðum. Vjer köllum þann mann alls ekki hamingjusaman, sem er snauður af fje, lítill fyrir </text:p>
          </table:table-cell>
          <table:table-cell table:style-name="Default" office:value-type="string" calcext:value-type="string">
            <text:p>lítill</text:p>
          </table:table-cell>
          <table:table-cell table:style-name="Default" office:value-type="string" calcext:value-type="string">
            <text:p>fyrir</text:p>
          </table:table-cell>
          <table:table-cell table:style-name="Default" office:value-type="string" calcext:value-type="string">
            <text:p>mann</text:p>
          </table:table-cell>
          <table:table-cell table:style-name="Default" office:value-type="string" calcext:value-type="string">
            <text:p>að</text:p>
          </table:table-cell>
          <table:table-cell table:style-name="Default" office:value-type="string" calcext:value-type="string">
            <text:p><text:s/>að sjá og yfir höfuð ekki vel úr garði gjörður af náttúrunni. Og þó getur þessi maður verið </text:p>
          </table:table-cell>
          <table:table-cell table:style-name="Default" office:value-type="string" calcext:value-type="string">
            <text:p>N/F</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style-name="Default" office:value-type="float" office:value="104" calcext:value-type="float">
            <text:p>104</text:p>
          </table:table-cell>
          <table:table-cell table:style-name="Default" office:value-type="float" office:value="5" calcext:value-type="float">
            <text:p>5</text:p>
          </table:table-cell>
          <table:table-cell table:style-name="Default"/>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 calcext:value-type="float">
            <text:p>3</text:p>
          </table:table-cell>
          <table:table-cell table:style-name="Default" office:value-type="string" calcext:value-type="string">
            <text:p>HKFothers</text:p>
          </table:table-cell>
          <table:table-cell table:style-name="Default"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61" calcext:value-type="float">
            <text:p>61</text:p>
          </table:table-cell>
          <table:table-cell office:value-type="string" calcext:value-type="string">
            <text:p>1902-Kirkjulysingar-MagnSteph.txt</text:p>
          </table:table-cell>
          <table:table-cell table:style-name="ce2" office:value-type="string" calcext:value-type="string">
            <text:p><text:s text:c="2"/>stigar á báðar hliðar, sem ganga upp á lopt. Eru það breiðir og góðir stigar, svo verða fyrir </text:p>
          </table:table-cell>
          <table:table-cell office:value-type="string" calcext:value-type="string">
            <text:p>verða</text:p>
          </table:table-cell>
          <table:table-cell office:value-type="string" calcext:value-type="string">
            <text:p>fyrir</text:p>
          </table:table-cell>
          <table:table-cell office:value-type="string" calcext:value-type="string">
            <text:p>manni</text:p>
          </table:table-cell>
          <table:table-cell office:value-type="string" calcext:value-type="string">
            <text:p>aðrar</text:p>
          </table:table-cell>
          <table:table-cell office:value-type="string" calcext:value-type="string">
            <text:p><text:s/>aðrar vængjadyr og þegar maður kemur inn fyrir þær er maður kominn inn í kirkjuna, það fyrst 20 bekkji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28" calcext:value-type="float">
            <text:p>128</text:p>
          </table:table-cell>
          <table:table-cell office:value-type="string" calcext:value-type="string">
            <text:p>1897-Fermingardagurinn-LarThorarens.txt</text:p>
          </table:table-cell>
          <table:table-cell table:style-name="Default" office:value-type="string" calcext:value-type="string">
            <text:p>II</text:p>
          </table:table-cell>
          <table:table-cell office:value-type="float" office:value="2" calcext:value-type="float">
            <text:p>2</text:p>
          </table:table-cell>
          <table:table-cell office:value-type="string" calcext:value-type="string">
            <text:p>Lár­us Thoraren­sen</text:p>
          </table:table-cell>
          <table:table-cell office:value-type="string" calcext:value-type="string">
            <text:p>miðsvetrarpróf</text:p>
          </table:table-cell>
          <table:table-cell office:value-type="float" office:value="62" calcext:value-type="float">
            <text:p>62</text:p>
          </table:table-cell>
          <table:table-cell office:value-type="string" calcext:value-type="string">
            <text:p>1897-Fermingardagurinn-LarThorarens.txt</text:p>
          </table:table-cell>
          <table:table-cell table:style-name="ce2" office:value-type="string" calcext:value-type="string">
            <text:p><text:s text:c="2"/>rjetta manni hjálparhönd, þegar í nauðirnar rekur, hver fremur vara við hinu illa, hver fremur ala önn fyrir </text:p>
          </table:table-cell>
          <table:table-cell office:value-type="string" calcext:value-type="string">
            <text:p>önn</text:p>
          </table:table-cell>
          <table:table-cell office:value-type="string" calcext:value-type="string">
            <text:p>fyrir</text:p>
          </table:table-cell>
          <table:table-cell office:value-type="string" calcext:value-type="string">
            <text:p>manni</text:p>
          </table:table-cell>
          <table:table-cell office:value-type="string" calcext:value-type="string">
            <text:p>og</text:p>
          </table:table-cell>
          <table:table-cell office:value-type="string" calcext:value-type="string">
            <text:p><text:s/>og gjöra lífið ljett heldur en hún – ekki einn! Jeg hugsa opt til þess, þegar jeg var fermdu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27" calcext:value-type="float">
            <text:p>127</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table:style-name="Default" office:value-type="float" office:value="5" calcext:value-type="float">
            <text:p>5</text:p>
          </table:table-cell>
          <table:table-cell table:style-name="Default" office:value-type="string" calcext:value-type="string">
            <text:p>1854-AeskaElli-LarESveinb.txt</text:p>
          </table:table-cell>
          <table:table-cell table:style-name="Default" office:value-type="string" calcext:value-type="string">
            <text:p>I</text:p>
          </table:table-cell>
          <table:table-cell table:style-name="Default" office:value-type="float" office:value="6" calcext:value-type="float">
            <text:p>6</text:p>
          </table:table-cell>
          <table:table-cell table:style-name="Default" office:value-type="string" calcext:value-type="string">
            <text:p>Lár­us E. Svein­björns­son</text:p>
          </table:table-cell>
          <table:table-cell table:style-name="Default" office:value-type="string" calcext:value-type="string">
            <text:p>[missing info; “var tek­inn í Lærða skól­ann árið 1848, lauk burt­ far­ar­prófi 1855”]</text:p>
          </table:table-cell>
          <table:table-cell table:style-name="Default" office:value-type="float" office:value="66" calcext:value-type="float">
            <text:p>66</text:p>
          </table:table-cell>
          <table:table-cell table:style-name="Default" office:value-type="string" calcext:value-type="string">
            <text:p>1854-AeskaElli-LarESveinb.txt</text:p>
          </table:table-cell>
          <table:table-cell table:style-name="ce4" office:value-type="string" calcext:value-type="string">
            <text:p><text:s/>. Það er tími sá, sem vjer eigum að verja til þess að nema það, sem seinna meir gagnar </text:p>
          </table:table-cell>
          <table:table-cell table:style-name="Default" office:value-type="string" calcext:value-type="string">
            <text:p>meir</text:p>
          </table:table-cell>
          <table:table-cell table:style-name="Default" office:value-type="string" calcext:value-type="string">
            <text:p>gagnar</text:p>
          </table:table-cell>
          <table:table-cell table:style-name="Default" office:value-type="string" calcext:value-type="string">
            <text:p>manni</text:p>
          </table:table-cell>
          <table:table-cell table:style-name="Default" office:value-type="string" calcext:value-type="string">
            <text:p>í</text:p>
          </table:table-cell>
          <table:table-cell table:style-name="Default" office:value-type="string" calcext:value-type="string">
            <text:p><text:s/>í öllu lífinu. Það er því mjög áríðandi að verja æskuárunum vel; það er rótin til allrar gæfu </text:p>
          </table:table-cell>
          <table:table-cell table:style-name="Default" office:value-type="string" calcext:value-type="string">
            <text:p>N/F</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table:table-cell table:style-name="Default" office:value-type="float" office:value="1" calcext:value-type="float">
            <text:p>1</text:p>
          </table:table-cell>
          <table:table-cell table:style-name="Default" office:value-type="string" calcext:value-type="string">
            <text:p>F</text:p>
          </table:table-cell>
          <table:table-cell table:style-name="Default" office:value-type="float" office:value="1" calcext:value-type="float">
            <text:p>1</text:p>
          </table:table-cell>
          <table:table-cell table:style-name="Default" office:value-type="string" calcext:value-type="string">
            <text:p>OnlyHKF</text:p>
          </table:table-cell>
          <table:table-cell table:style-name="Default"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68" calcext:value-type="float">
            <text:p>68</text:p>
          </table:table-cell>
          <table:table-cell office:value-type="string" calcext:value-type="string">
            <text:p>1898-LysingHeima-VilhFins.txt</text:p>
          </table:table-cell>
          <table:table-cell table:style-name="ce2" office:value-type="string" calcext:value-type="string">
            <text:p><text:s text:c="2"/>og skiptir bænum í 2 hluta, miðbær og austurbær. Náttúrufegurð er mjög mikil í Reykjavík í góðu veðri. Gangi </text:p>
          </table:table-cell>
          <table:table-cell office:value-type="string" calcext:value-type="string">
            <text:p>veðri.</text:p>
          </table:table-cell>
          <table:table-cell office:value-type="string" calcext:value-type="string">
            <text:p>Gangi</text:p>
          </table:table-cell>
          <table:table-cell office:value-type="string" calcext:value-type="string">
            <text:p>maður</text:p>
          </table:table-cell>
          <table:table-cell office:value-type="string" calcext:value-type="string">
            <text:p>upp</text:p>
          </table:table-cell>
          <table:table-cell office:value-type="string" calcext:value-type="string">
            <text:p><text:s/>upp að Skólavörðu, þá sjer maður yfir allan bæinn, flestar nærsveitirnar og út allan Faxaflóa. Kaupstaðinn Akranes</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4" calcext:value-type="float">
            <text:p>134</text:p>
          </table:table-cell>
          <table:table-cell office:value-type="string" calcext:value-type="string">
            <text:p>1897-VeturSumar-SveinnBjor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Sveinn Björns­son</text:p>
          </table:table-cell>
          <table:table-cell office:value-type="string" calcext:value-type="string">
            <text:p>miðsvetrarpróf</text:p>
          </table:table-cell>
          <table:table-cell office:value-type="float" office:value="71" calcext:value-type="float">
            <text:p>71</text:p>
          </table:table-cell>
          <table:table-cell office:value-type="string" calcext:value-type="string">
            <text:p>1897-VeturSumar-SveinnBjorns.txt</text:p>
          </table:table-cell>
          <table:table-cell table:style-name="ce2" office:value-type="string" calcext:value-type="string">
            <text:p><text:s text:c="2"/>um göturnar í Reykjavík á sumrin. Sömuleiðis getur maður á veturna skemmt sjer við skautaferð, en það getur </text:p>
          </table:table-cell>
          <table:table-cell office:value-type="string" calcext:value-type="string">
            <text:p>það</text:p>
          </table:table-cell>
          <table:table-cell office:value-type="string" calcext:value-type="string">
            <text:p>getur</text:p>
          </table:table-cell>
          <table:table-cell office:value-type="string" calcext:value-type="string">
            <text:p>maður</text:p>
          </table:table-cell>
          <table:table-cell office:value-type="string" calcext:value-type="string">
            <text:p>ekki</text:p>
          </table:table-cell>
          <table:table-cell office:value-type="string" calcext:value-type="string">
            <text:p><text:s/>ekki á sumrin. <text:s text:c="3"/>Þetta eru helztu ástæðurnar fyrir því, að jeg hlakka meira til vetrarins en sumarsins. <text:s/>Sveinn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33" calcext:value-type="float">
            <text:p>133</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5" calcext:value-type="float">
            <text:p>165</text:p>
          </table:table-cell>
          <table:table-cell office:value-type="string" calcext:value-type="string">
            <text:p>1902-Sumarleyfi-OlGunn.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Ólaf­ur Gunn­ars­son</text:p>
          </table:table-cell>
          <table:table-cell office:value-type="string" calcext:value-type="string">
            <text:p>vorpróf</text:p>
          </table:table-cell>
          <table:table-cell office:value-type="float" office:value="72" calcext:value-type="float">
            <text:p>72</text:p>
          </table:table-cell>
          <table:table-cell office:value-type="string" calcext:value-type="string">
            <text:p>1902-Sumarleyfi-OlGunn.txt</text:p>
          </table:table-cell>
          <table:table-cell table:style-name="ce2" office:value-type="string" calcext:value-type="string">
            <text:p><text:s/>, eða heyvinnu, sjómennsku, eða hvað annað, sem fyrir kemur, og jafnvel ekkert. Ef maður er í kaupstað, getur </text:p>
          </table:table-cell>
          <table:table-cell office:value-type="string" calcext:value-type="string">
            <text:p>kaupstað,</text:p>
          </table:table-cell>
          <table:table-cell office:value-type="string" calcext:value-type="string">
            <text:p>getur</text:p>
          </table:table-cell>
          <table:table-cell office:value-type="string" calcext:value-type="string">
            <text:p>maður</text:p>
          </table:table-cell>
          <table:table-cell office:value-type="string" calcext:value-type="string">
            <text:p>haft</text:p>
          </table:table-cell>
          <table:table-cell office:value-type="string" calcext:value-type="string">
            <text:p><text:s/>haft margt fyrir stafni, því að hægt er að vera búðarloka, vatnsberi, skólapiltur og svo margt fleira, sem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OlGunn.txt</text:p>
          </table:table-cell>
          <table:table-cell office:value-type="float" office:value="164" calcext:value-type="float">
            <text:p>164</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88" calcext:value-type="float">
            <text:p>188</text:p>
          </table:table-cell>
          <table:table-cell office:value-type="string" calcext:value-type="string">
            <text:p>1904-LysingHeima-SteindBjorns.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Stein­dór Björns­son</text:p>
          </table:table-cell>
          <table:table-cell office:value-type="string" calcext:value-type="string">
            <text:p>vorpróf</text:p>
          </table:table-cell>
          <table:table-cell office:value-type="float" office:value="73" calcext:value-type="float">
            <text:p>73</text:p>
          </table:table-cell>
          <table:table-cell office:value-type="string" calcext:value-type="string">
            <text:p>1904-LysingHeima-SteindBjorns.txt</text:p>
          </table:table-cell>
          <table:table-cell table:style-name="ce2" office:value-type="string" calcext:value-type="string">
            <text:p><text:s text:c="2"/>var, en þar skiptir í tvö horn, og sama er að segja um landslagið. <text:s text:c="3"/>Í nágrenni bæjarins getur </text:p>
          </table:table-cell>
          <table:table-cell office:value-type="string" calcext:value-type="string">
            <text:p>bæjarins</text:p>
          </table:table-cell>
          <table:table-cell office:value-type="string" calcext:value-type="string">
            <text:p>getur</text:p>
          </table:table-cell>
          <table:table-cell office:value-type="string" calcext:value-type="string">
            <text:p>maður</text:p>
          </table:table-cell>
          <table:table-cell office:value-type="string" calcext:value-type="string">
            <text:p>sagt,</text:p>
          </table:table-cell>
          <table:table-cell office:value-type="string" calcext:value-type="string">
            <text:p><text:s/>sagt, að hver bletturinn sé öðrum svipljótari; þar skiptast á urðarholt og gróðurlausir melar, flög og mýrar, en </text:p>
          </table:table-cell>
          <table:table-cell office:value-type="string" calcext:value-type="string">
            <text:p>F</text:p>
          </table:table-cell>
          <table:table-cell office:value-type="float" office:value="1904" calcext:value-type="float">
            <text:p>1904</text:p>
          </table:table-cell>
          <table:table-cell office:value-type="string" calcext:value-type="string">
            <text:p>1904-LysingHeima-SteindBjorns.txt</text:p>
          </table:table-cell>
          <table:table-cell office:value-type="float" office:value="187" calcext:value-type="float">
            <text:p>187</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74" calcext:value-type="float">
            <text:p>74</text:p>
          </table:table-cell>
          <table:table-cell office:value-type="string" calcext:value-type="string">
            <text:p>1898-LysingHeima-VilhFins.txt</text:p>
          </table:table-cell>
          <table:table-cell table:style-name="ce2" office:value-type="string" calcext:value-type="string">
            <text:p><text:s/>n bæinn, flestar nærsveitirnar og út allan Faxaflóa. Kaupstaðinn Akranes, sem liggur fullkomnlega 2 mílur í burtu getur </text:p>
          </table:table-cell>
          <table:table-cell office:value-type="string" calcext:value-type="string">
            <text:p>burtu</text:p>
          </table:table-cell>
          <table:table-cell office:value-type="string" calcext:value-type="string">
            <text:p>getur</text:p>
          </table:table-cell>
          <table:table-cell office:value-type="string" calcext:value-type="string">
            <text:p>maður</text:p>
          </table:table-cell>
          <table:table-cell office:value-type="string" calcext:value-type="string">
            <text:p>sjeð,</text:p>
          </table:table-cell>
          <table:table-cell office:value-type="string" calcext:value-type="string">
            <text:p><text:s/>sjeð, og jafnvel talið gluggana á húsunum, og með sjónauka þekkt mennina á götunum. Á kveldin, þegar að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5" calcext:value-type="float">
            <text:p>5</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1897-Sumarleyfi-AsgGGunnl.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Ás­geir G. Gunn­laugs­son</text:p>
          </table:table-cell>
          <table:table-cell office:value-type="string" calcext:value-type="string">
            <text:p>vorpróf</text:p>
          </table:table-cell>
          <table:table-cell office:value-type="float" office:value="75" calcext:value-type="float">
            <text:p>75</text:p>
          </table:table-cell>
          <table:table-cell office:value-type="string" calcext:value-type="string">
            <text:p>1897-Sumarleyfi-AsgGGunnl.txt</text:p>
          </table:table-cell>
          <table:table-cell table:style-name="ce2" office:value-type="string" calcext:value-type="string">
            <text:p><text:s text:c="2"/>ekki skemmt mjer lengi hjá þeim. Þótt eigi geti það heitið skemmtun að vera á fiskiveiðum, þá getur </text:p>
          </table:table-cell>
          <table:table-cell office:value-type="string" calcext:value-type="string">
            <text:p>þá</text:p>
          </table:table-cell>
          <table:table-cell office:value-type="string" calcext:value-type="string">
            <text:p>getur</text:p>
          </table:table-cell>
          <table:table-cell office:value-type="string" calcext:value-type="string">
            <text:p>maður</text:p>
          </table:table-cell>
          <table:table-cell office:value-type="string" calcext:value-type="string">
            <text:p>sjeð</text:p>
          </table:table-cell>
          <table:table-cell office:value-type="string" calcext:value-type="string">
            <text:p><text:s/>sjeð ýmsa staði, sem maður hefur aldrei sjeð áður, og er mikil skemmtun í því. Þegar jeg hætti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29" calcext:value-type="float">
            <text:p>129</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4" calcext:value-type="float">
            <text:p>134</text:p>
          </table:table-cell>
          <table:table-cell office:value-type="string" calcext:value-type="string">
            <text:p>1897-VeturSumar-SveinnBjor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Sveinn Björns­son</text:p>
          </table:table-cell>
          <table:table-cell office:value-type="string" calcext:value-type="string">
            <text:p>miðsvetrarpróf</text:p>
          </table:table-cell>
          <table:table-cell office:value-type="float" office:value="76" calcext:value-type="float">
            <text:p>76</text:p>
          </table:table-cell>
          <table:table-cell office:value-type="string" calcext:value-type="string">
            <text:p>1897-VeturSumar-SveinnBjorns.txt</text:p>
          </table:table-cell>
          <table:table-cell table:style-name="ce2" office:value-type="string" calcext:value-type="string">
            <text:p><text:s text:c="2"/>og margt fleira, sem er skemmtilegra en að ráfa aðgjörðalaus um göturnar í Reykjavík á sumrin. Sömuleiðis getur </text:p>
          </table:table-cell>
          <table:table-cell office:value-type="string" calcext:value-type="string">
            <text:p>Sömuleiðis</text:p>
          </table:table-cell>
          <table:table-cell office:value-type="string" calcext:value-type="string">
            <text:p>getur</text:p>
          </table:table-cell>
          <table:table-cell office:value-type="string" calcext:value-type="string">
            <text:p>maður</text:p>
          </table:table-cell>
          <table:table-cell office:value-type="string" calcext:value-type="string">
            <text:p>á</text:p>
          </table:table-cell>
          <table:table-cell office:value-type="string" calcext:value-type="string">
            <text:p><text:s/>á veturna skemmt sjer við skautaferð, en það getur maður ekki á sumrin. <text:s text:c="3"/>Þetta eru helztu ástæðurnar fyri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33" calcext:value-type="float">
            <text:p>133</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21" calcext:value-type="float">
            <text:p>121</text:p>
          </table:table-cell>
          <table:table-cell office:value-type="string" calcext:value-type="string">
            <text:p>1896-ListinLifa-JonOlRos.txt</text:p>
          </table:table-cell>
          <table:table-cell table:style-name="Default" office:value-type="string" calcext:value-type="string">
            <text:p>II</text:p>
          </table:table-cell>
          <table:table-cell office:value-type="float" office:value="3" calcext:value-type="float">
            <text:p>3</text:p>
          </table:table-cell>
          <table:table-cell office:value-type="string" calcext:value-type="string">
            <text:p>Jón Ólafs­son Rós­in­krans</text:p>
          </table:table-cell>
          <table:table-cell office:value-type="string" calcext:value-type="string">
            <text:p>vorpróf</text:p>
          </table:table-cell>
          <table:table-cell office:value-type="float" office:value="77" calcext:value-type="float">
            <text:p>77</text:p>
          </table:table-cell>
          <table:table-cell office:value-type="string" calcext:value-type="string">
            <text:p>1896-ListinLifa-JonOlRos.txt</text:p>
          </table:table-cell>
          <table:table-cell table:style-name="ce2" office:value-type="string" calcext:value-type="string">
            <text:p><text:s text:c="2"/>og biðja þá ásjár. Kemur þá stundum fyrir, að þeim er vísað á dyr, án nokkurrar úrlausnar; getur </text:p>
          </table:table-cell>
          <table:table-cell office:value-type="string" calcext:value-type="string">
            <text:p>úrlausnar;</text:p>
          </table:table-cell>
          <table:table-cell office:value-type="string" calcext:value-type="string">
            <text:p>getur</text:p>
          </table:table-cell>
          <table:table-cell office:value-type="string" calcext:value-type="string">
            <text:p>maður</text:p>
          </table:table-cell>
          <table:table-cell office:value-type="string" calcext:value-type="string">
            <text:p>þá</text:p>
          </table:table-cell>
          <table:table-cell office:value-type="string" calcext:value-type="string">
            <text:p><text:s/>þá vel ímyndað sjer, að þeim leiðist að vera til lengdar þurfamenn og komnir upp á náunga sína. </text:p>
          </table:table-cell>
          <table:table-cell office:value-type="string" calcext:value-type="string">
            <text:p>F</text:p>
          </table:table-cell>
          <table:table-cell office:value-type="float" office:value="1896" calcext:value-type="float">
            <text:p>1896</text:p>
          </table:table-cell>
          <table:table-cell office:value-type="string" calcext:value-type="string">
            <text:p>1896-ListinLifa-JonOlRos.txt</text:p>
          </table:table-cell>
          <table:table-cell office:value-type="float" office:value="120" calcext:value-type="float">
            <text:p>120</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6" calcext:value-type="float">
            <text:p>166</text:p>
          </table:table-cell>
          <table:table-cell office:value-type="string" calcext:value-type="string">
            <text:p>1902-Sumarleyfi-ReinSamRicht.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Rein­hold Sam­ú­els­son Richt­er</text:p>
          </table:table-cell>
          <table:table-cell office:value-type="string" calcext:value-type="string">
            <text:p>vorpróf</text:p>
          </table:table-cell>
          <table:table-cell office:value-type="float" office:value="78" calcext:value-type="float">
            <text:p>78</text:p>
          </table:table-cell>
          <table:table-cell office:value-type="string" calcext:value-type="string">
            <text:p>1902-Sumarleyfi-ReinSamRicht.txt</text:p>
          </table:table-cell>
          <table:table-cell table:style-name="ce2" office:value-type="string" calcext:value-type="string">
            <text:p><text:s text:c="2"/>svo hljótt, allt svo unaðsríkt; smáfuglinn syngur þar svo yndislega; allt er þar sem stuðlar til að gjöra </text:p>
          </table:table-cell>
          <table:table-cell office:value-type="string" calcext:value-type="string">
            <text:p>að</text:p>
          </table:table-cell>
          <table:table-cell office:value-type="string" calcext:value-type="string">
            <text:p>gjöra</text:p>
          </table:table-cell>
          <table:table-cell office:value-type="string" calcext:value-type="string">
            <text:p>mann</text:p>
          </table:table-cell>
          <table:table-cell office:value-type="string" calcext:value-type="string">
            <text:p>ljettan</text:p>
          </table:table-cell>
          <table:table-cell office:value-type="string" calcext:value-type="string">
            <text:p><text:s/>ljettan í lund. Eins og eldingin þýtur yfir láð og lög, eins vil jeg láta hestinn minn þjóta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ReinSamRicht.txt</text:p>
          </table:table-cell>
          <table:table-cell office:value-type="float" office:value="165" calcext:value-type="float">
            <text:p>165</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table:style-name="Default" office:value-type="float" office:value="93" calcext:value-type="float">
            <text:p>93</text:p>
          </table:table-cell>
          <table:table-cell table:style-name="Default" office:value-type="string" calcext:value-type="string">
            <text:p>1890-Konur-OlafJoh.txt</text:p>
          </table:table-cell>
          <table:table-cell table:style-name="Default" office:value-type="string" calcext:value-type="string">
            <text:p>N/A</text:p>
          </table:table-cell>
          <table:table-cell table:style-name="Default" office:value-type="float" office:value="4" calcext:value-type="float">
            <text:p>4</text:p>
          </table:table-cell>
          <table:table-cell table:style-name="Default" office:value-type="string" calcext:value-type="string">
            <text:p>Ólaf­ía Jó­hanns­dótt­ir</text:p>
          </table:table-cell>
          <table:table-cell table:style-name="Default" office:value-type="string" calcext:value-type="string">
            <text:p>vorpróf</text:p>
          </table:table-cell>
          <table:table-cell table:style-name="Default" office:value-type="float" office:value="80" calcext:value-type="float">
            <text:p>80</text:p>
          </table:table-cell>
          <table:table-cell table:style-name="Default" office:value-type="string" calcext:value-type="string">
            <text:p>1890-Konur-OlafJoh.txt</text:p>
          </table:table-cell>
          <table:table-cell table:style-name="ce4" office:value-type="string" calcext:value-type="string">
            <text:p><text:s text:c="2"/>væri mjór og hrjóstrugur, og menn kölluðu þá sjervitringa afþví þeir sáu þá ekki keppa eftir hagnaði. Gái </text:p>
          </table:table-cell>
          <table:table-cell table:style-name="Default" office:value-type="string" calcext:value-type="string">
            <text:p>hagnaði.</text:p>
          </table:table-cell>
          <table:table-cell table:style-name="Default" office:value-type="string" calcext:value-type="string">
            <text:p>Gái</text:p>
          </table:table-cell>
          <table:table-cell table:style-name="Default" office:value-type="string" calcext:value-type="string">
            <text:p>maður</text:p>
          </table:table-cell>
          <table:table-cell table:style-name="Default" office:value-type="string" calcext:value-type="string">
            <text:p>að,</text:p>
          </table:table-cell>
          <table:table-cell table:style-name="Default" office:value-type="string" calcext:value-type="string">
            <text:p><text:s/>að, hverjir það eru, sem ánægðastir geta kvatt lífið, þá eru það þeir, sem ekki bundu hug sinn </text:p>
          </table:table-cell>
          <table:table-cell table:style-name="Default" office:value-type="string" calcext:value-type="string">
            <text:p>N/F</text:p>
          </table:table-cell>
          <table:table-cell table:style-name="Default" office:value-type="float" office:value="1890" calcext:value-type="float">
            <text:p>1890</text:p>
          </table:table-cell>
          <table:table-cell table:style-name="Default" office:value-type="string" calcext:value-type="string">
            <text:p>1890-Konur-OlafJoh.txt</text:p>
          </table:table-cell>
          <table:table-cell table:style-name="Default" office:value-type="float" office:value="92" calcext:value-type="float">
            <text:p>92</text:p>
          </table:table-cell>
          <table:table-cell table:style-name="Default" office:value-type="float" office:value="10" calcext:value-type="float">
            <text:p>10</text:p>
          </table:table-cell>
          <table:table-cell table:style-name="Default"/>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 calcext:value-type="float">
            <text:p>3</text:p>
          </table:table-cell>
          <table:table-cell table:style-name="Default" office:value-type="string" calcext:value-type="string">
            <text:p>HKFothers</text:p>
          </table:table-cell>
          <table:table-cell table:style-name="Default"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81" calcext:value-type="float">
            <text:p>81</text:p>
          </table:table-cell>
          <table:table-cell office:value-type="string" calcext:value-type="string">
            <text:p>1890-Konur-OlafJoh.txt</text:p>
          </table:table-cell>
          <table:table-cell table:style-name="ce2" office:value-type="string" calcext:value-type="string">
            <text:p><text:s text:c="2"/>eftir sinni sannfæringu, virðast oft köld og vanþakklát og heimsgæðingurinn yptir öxlum þegar hann mætir þeim. En gái </text:p>
          </table:table-cell>
          <table:table-cell office:value-type="string" calcext:value-type="string">
            <text:p>En</text:p>
          </table:table-cell>
          <table:table-cell office:value-type="string" calcext:value-type="string">
            <text:p>gái</text:p>
          </table:table-cell>
          <table:table-cell office:value-type="string" calcext:value-type="string">
            <text:p>maður</text:p>
          </table:table-cell>
          <table:table-cell office:value-type="string" calcext:value-type="string">
            <text:p>að</text:p>
          </table:table-cell>
          <table:table-cell office:value-type="string" calcext:value-type="string">
            <text:p><text:s/>að því, að sú varanlega hamingja er að hafa frið við sjálfan sig, að vera sem óháðastur brygðlyndi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5" calcext:value-type="float">
            <text:p>5</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82" calcext:value-type="float">
            <text:p>82</text:p>
          </table:table-cell>
          <table:table-cell office:value-type="string" calcext:value-type="string">
            <text:p>1890-Konur-OlafJoh.txt</text:p>
          </table:table-cell>
          <table:table-cell table:style-name="ce2" office:value-type="string" calcext:value-type="string">
            <text:p><text:s text:c="2"/>drengskapur eru sín eigin laun, og veita manninum þann frið, sem er betri en allur heimsins hagnaður. Gái </text:p>
          </table:table-cell>
          <table:table-cell office:value-type="string" calcext:value-type="string">
            <text:p>hagnaður.</text:p>
          </table:table-cell>
          <table:table-cell office:value-type="string" calcext:value-type="string">
            <text:p>Gái</text:p>
          </table:table-cell>
          <table:table-cell office:value-type="string" calcext:value-type="string">
            <text:p>maður</text:p>
          </table:table-cell>
          <table:table-cell office:value-type="string" calcext:value-type="string">
            <text:p>að</text:p>
          </table:table-cell>
          <table:table-cell office:value-type="string" calcext:value-type="string">
            <text:p><text:s/>að því hverjir það eru, sem hafa flutt þjóðirnar nær ljósi mannúðar og sannleika, þá eru það þeir,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9" calcext:value-type="float">
            <text:p>9</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34" calcext:value-type="float">
            <text:p>134</text:p>
          </table:table-cell>
          <table:table-cell office:value-type="string" calcext:value-type="string">
            <text:p>1897-VeturSumar-SveinnBjor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Sveinn Björns­son</text:p>
          </table:table-cell>
          <table:table-cell office:value-type="string" calcext:value-type="string">
            <text:p>miðsvetrarpróf</text:p>
          </table:table-cell>
          <table:table-cell office:value-type="float" office:value="87" calcext:value-type="float">
            <text:p>87</text:p>
          </table:table-cell>
          <table:table-cell office:value-type="string" calcext:value-type="string">
            <text:p>1897-VeturSumar-SveinnBjorns.txt</text:p>
          </table:table-cell>
          <table:table-cell table:style-name="ce2" office:value-type="string" calcext:value-type="string">
            <text:p><text:s text:c="2"/>ástæða er sú, að á veturna hef jeg visst verk fyrir stafni, nefnilega, að stunda nám. Ennfremur hefur </text:p>
          </table:table-cell>
          <table:table-cell office:value-type="string" calcext:value-type="string">
            <text:p>Ennfremur</text:p>
          </table:table-cell>
          <table:table-cell office:value-type="string" calcext:value-type="string">
            <text:p>hefur</text:p>
          </table:table-cell>
          <table:table-cell office:value-type="string" calcext:value-type="string">
            <text:p>maður</text:p>
          </table:table-cell>
          <table:table-cell office:value-type="string" calcext:value-type="string">
            <text:p>meiri</text:p>
          </table:table-cell>
          <table:table-cell office:value-type="string" calcext:value-type="string">
            <text:p><text:s/>meiri skemmtanir í Reykjavík á veturna en á sumrin. Bæði eru leiknir sjónleikar, haldnir samsöngvar, dansleikar og</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33" calcext:value-type="float">
            <text:p>133</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72" calcext:value-type="float">
            <text:p>172</text:p>
          </table:table-cell>
          <table:table-cell office:value-type="string" calcext:value-type="string">
            <text:p>1902-Tiska-GudmGJoh.txt</text:p>
          </table:table-cell>
          <table:table-cell table:style-name="Default" office:value-type="string" calcext:value-type="string">
            <text:p>N/A</text:p>
          </table:table-cell>
          <table:table-cell office:value-type="float" office:value="5" calcext:value-type="float">
            <text:p>5</text:p>
          </table:table-cell>
          <table:table-cell office:value-type="string" calcext:value-type="string">
            <text:p>Guð­mund­ur G. Jó­hann­es­son</text:p>
          </table:table-cell>
          <table:table-cell office:value-type="string" calcext:value-type="string">
            <text:p>miðsvetrarpróf</text:p>
          </table:table-cell>
          <table:table-cell office:value-type="float" office:value="90" calcext:value-type="float">
            <text:p>90</text:p>
          </table:table-cell>
          <table:table-cell office:value-type="string" calcext:value-type="string">
            <text:p>1902-Tiska-GudmGJoh.txt</text:p>
          </table:table-cell>
          <table:table-cell table:style-name="ce2" office:value-type="string" calcext:value-type="string">
            <text:p><text:s text:c="2"/>sjer að skaðlausu eða meinlitlu. En þegar fram í sækir, fer að verða lakara. Nú getur vaknað hjá </text:p>
          </table:table-cell>
          <table:table-cell office:value-type="string" calcext:value-type="string">
            <text:p>vaknað</text:p>
          </table:table-cell>
          <table:table-cell office:value-type="string" calcext:value-type="string">
            <text:p>hjá</text:p>
          </table:table-cell>
          <table:table-cell office:value-type="string" calcext:value-type="string">
            <text:p>manni</text:p>
          </table:table-cell>
          <table:table-cell office:value-type="string" calcext:value-type="string">
            <text:p>sú</text:p>
          </table:table-cell>
          <table:table-cell office:value-type="string" calcext:value-type="string">
            <text:p><text:s/>sú spurning: Ætli þetta verði lengi tízka? En það er ekki gott að svara sjer. Hver getur sagt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iska-GudmGJoh.txt</text:p>
          </table:table-cell>
          <table:table-cell office:value-type="float" office:value="171" calcext:value-type="float">
            <text:p>171</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0" calcext:value-type="float">
            <text:p>90</text:p>
          </table:table-cell>
          <table:table-cell office:value-type="string" calcext:value-type="string">
            <text:p>1890-HugsanirHimingeiminn-JonBen.txt</text:p>
          </table:table-cell>
          <table:table-cell table:style-name="Default" office:value-type="string" calcext:value-type="string">
            <text:p>N/A</text:p>
          </table:table-cell>
          <table:table-cell office:value-type="float" office:value="2" calcext:value-type="float">
            <text:p>2</text:p>
          </table:table-cell>
          <table:table-cell office:value-type="string" calcext:value-type="string">
            <text:p>Jón Bene­dikts­son</text:p>
          </table:table-cell>
          <table:table-cell office:value-type="string" calcext:value-type="string">
            <text:p>vorpróf</text:p>
          </table:table-cell>
          <table:table-cell office:value-type="float" office:value="91" calcext:value-type="float">
            <text:p>91</text:p>
          </table:table-cell>
          <table:table-cell office:value-type="string" calcext:value-type="string">
            <text:p>1890-HugsanirHimingeiminn-JonBen.txt</text:p>
          </table:table-cell>
          <table:table-cell table:style-name="ce2" office:value-type="string" calcext:value-type="string">
            <text:p><text:s text:c="2"/>haust eða vetrarkvöld í heiðskýru veðri og virðir fyrir sjer hinn óteljandi fjölda stjarna og himintungla, þá hlýtur </text:p>
          </table:table-cell>
          <table:table-cell office:value-type="string" calcext:value-type="string">
            <text:p>þá</text:p>
          </table:table-cell>
          <table:table-cell office:value-type="string" calcext:value-type="string">
            <text:p>hlýtur</text:p>
          </table:table-cell>
          <table:table-cell office:value-type="string" calcext:value-type="string">
            <text:p>maður</text:p>
          </table:table-cell>
          <table:table-cell office:value-type="string" calcext:value-type="string">
            <text:p>að</text:p>
          </table:table-cell>
          <table:table-cell office:value-type="string" calcext:value-type="string">
            <text:p><text:s/>að verða hrifinn af gleði og unun, því fátt sjer maður fegurra. Einnig er það skemtilegt að vera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en.txt</text:p>
          </table:table-cell>
          <table:table-cell office:value-type="float" office:value="89" calcext:value-type="float">
            <text:p>89</text:p>
          </table:table-cell>
          <table:table-cell office:value-type="float" office:value="2" calcext:value-type="float">
            <text:p>2</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92" calcext:value-type="float">
            <text:p>92</text:p>
          </table:table-cell>
          <table:table-cell office:value-type="string" calcext:value-type="string">
            <text:p>1855-LesturRomana-StefSSteph.txt</text:p>
          </table:table-cell>
          <table:table-cell table:style-name="ce2" office:value-type="string" calcext:value-type="string">
            <text:p><text:s text:c="2"/>þannig leitt mann á ýmsa afvegu; þær geta truflað sjónir manns á því eðlilega og þannig gefið hugsunum </text:p>
          </table:table-cell>
          <table:table-cell office:value-type="string" calcext:value-type="string">
            <text:p>gefið</text:p>
          </table:table-cell>
          <table:table-cell office:value-type="string" calcext:value-type="string">
            <text:p>hugsunum</text:p>
          </table:table-cell>
          <table:table-cell office:value-type="string" calcext:value-type="string">
            <text:p>manns</text:p>
          </table:table-cell>
          <table:table-cell office:value-type="string" calcext:value-type="string">
            <text:p>og</text:p>
          </table:table-cell>
          <table:table-cell office:value-type="string" calcext:value-type="string">
            <text:p><text:s/>og lífi óeðlilega og ranga stefnu. <text:s/>Stefán S. Stephensen </text:p>
          </table:table-cell>
          <table:table-cell office:value-type="string" calcext:value-type="string">
            <text:p>F/N</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6" calcext:value-type="float">
            <text:p>6</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117" calcext:value-type="float">
            <text:p>117</text:p>
          </table:table-cell>
          <table:table-cell office:value-type="string" calcext:value-type="string">
            <text:p>1877-ListinLifa-FinnJons.txt</text:p>
          </table:table-cell>
          <table:table-cell table:style-name="ce2" office:value-type="string" calcext:value-type="string">
            <text:p><text:s/>, hve nauðsynlegt það er að vera laus við þann ókost að vera of auðtrúa, því að hann kemur </text:p>
          </table:table-cell>
          <table:table-cell office:value-type="string" calcext:value-type="string">
            <text:p>hann</text:p>
          </table:table-cell>
          <table:table-cell office:value-type="string" calcext:value-type="string">
            <text:p>kemur</text:p>
          </table:table-cell>
          <table:table-cell office:value-type="string" calcext:value-type="string">
            <text:p>manni</text:p>
          </table:table-cell>
          <table:table-cell office:value-type="string" calcext:value-type="string">
            <text:p>fyr</text:p>
          </table:table-cell>
          <table:table-cell office:value-type="string" calcext:value-type="string">
            <text:p><text:s/>fyr eða síðar á kaldan klaka, og er það eitur, sem eitrar og drepur hina fögrustu og beztu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6" calcext:value-type="float">
            <text:p>6</text:p>
          </table:table-cell>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118" calcext:value-type="float">
            <text:p>118</text:p>
          </table:table-cell>
          <table:table-cell office:value-type="string" calcext:value-type="string">
            <text:p>1902-Kirkjulysingar-JulHavst.txt</text:p>
          </table:table-cell>
          <table:table-cell table:style-name="ce2" office:value-type="string" calcext:value-type="string">
            <text:p><text:s text:c="2"/>þessum er hvítur kross, og inni í honum þrjár klukkur. <text:s text:c="3"/>Þegar gengið er inn í kirkjuna, þá kemur </text:p>
          </table:table-cell>
          <table:table-cell office:value-type="string" calcext:value-type="string">
            <text:p>þá</text:p>
          </table:table-cell>
          <table:table-cell office:value-type="string" calcext:value-type="string">
            <text:p>kemur</text:p>
          </table:table-cell>
          <table:table-cell office:value-type="string" calcext:value-type="string">
            <text:p>maður</text:p>
          </table:table-cell>
          <table:table-cell office:value-type="string" calcext:value-type="string">
            <text:p>fyrst</text:p>
          </table:table-cell>
          <table:table-cell office:value-type="string" calcext:value-type="string">
            <text:p><text:s/>fyrst inn í nokkurskonar anddyri, og úr því liggja dyr inn í sjálfa kirkjuna, og tveir stigar upp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119" calcext:value-type="float">
            <text:p>119</text:p>
          </table:table-cell>
          <table:table-cell office:value-type="string" calcext:value-type="string">
            <text:p>1902-Kirkjulysingar-JulHavst.txt</text:p>
          </table:table-cell>
          <table:table-cell table:style-name="ce2" office:value-type="string" calcext:value-type="string">
            <text:p><text:s text:c="2"/>kirkjuna þegar messað er. <text:s text:c="3"/>Ef maður heldur inn um dyrnar er leiða frá anddyrinu inn eptir, þá kemur </text:p>
          </table:table-cell>
          <table:table-cell office:value-type="string" calcext:value-type="string">
            <text:p>þá</text:p>
          </table:table-cell>
          <table:table-cell office:value-type="string" calcext:value-type="string">
            <text:p>kemur</text:p>
          </table:table-cell>
          <table:table-cell office:value-type="string" calcext:value-type="string">
            <text:p>maður</text:p>
          </table:table-cell>
          <table:table-cell office:value-type="string" calcext:value-type="string">
            <text:p>inn</text:p>
          </table:table-cell>
          <table:table-cell office:value-type="string" calcext:value-type="string">
            <text:p><text:s/>inn í sjálfa aðalkirkjuna. Maður gengur þá eptir mjórri göng og hefur kirkjustólana til beggja handa, þeir eru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120" calcext:value-type="float">
            <text:p>120</text:p>
          </table:table-cell>
          <table:table-cell office:value-type="string" calcext:value-type="string">
            <text:p>1902-Kirkjulysingar-MagnSteph.txt</text:p>
          </table:table-cell>
          <table:table-cell table:style-name="ce2" office:value-type="string" calcext:value-type="string">
            <text:p><text:s text:c="2"/>móti vestri, austri eru þær litlar og ljótar. <text:s text:c="3"/>Þegar maður gengur inn um aðal vængjadyr kirkjunnar, þá kemur </text:p>
          </table:table-cell>
          <table:table-cell office:value-type="string" calcext:value-type="string">
            <text:p>þá</text:p>
          </table:table-cell>
          <table:table-cell office:value-type="string" calcext:value-type="string">
            <text:p>kemur</text:p>
          </table:table-cell>
          <table:table-cell office:value-type="string" calcext:value-type="string">
            <text:p>maður</text:p>
          </table:table-cell>
          <table:table-cell office:value-type="string" calcext:value-type="string">
            <text:p>inní</text:p>
          </table:table-cell>
          <table:table-cell office:value-type="string" calcext:value-type="string">
            <text:p><text:s/>inní andyrið og eru þar stigar á báðar hliðar, sem ganga upp á lopt. Eru það breiðir og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121" calcext:value-type="float">
            <text:p>121</text:p>
          </table:table-cell>
          <table:table-cell office:value-type="string" calcext:value-type="string">
            <text:p>1855-LesturRomana-StefSSteph.txt</text:p>
          </table:table-cell>
          <table:table-cell table:style-name="ce2" office:value-type="string" calcext:value-type="string">
            <text:p><text:s text:c="2"/>lesa þær; því þá gefa þær manni of fagrar og góðar hugmyndir um lífið, og geta þannig leitt </text:p>
          </table:table-cell>
          <table:table-cell office:value-type="string" calcext:value-type="string">
            <text:p>þannig</text:p>
          </table:table-cell>
          <table:table-cell office:value-type="string" calcext:value-type="string">
            <text:p>leitt</text:p>
          </table:table-cell>
          <table:table-cell office:value-type="string" calcext:value-type="string">
            <text:p>mann</text:p>
          </table:table-cell>
          <table:table-cell office:value-type="string" calcext:value-type="string">
            <text:p>á</text:p>
          </table:table-cell>
          <table:table-cell office:value-type="string" calcext:value-type="string">
            <text:p><text:s/>á ýmsa afvegu; þær geta truflað sjónir manns á því eðlilega og þannig gefið hugsunum manns og lífi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5" calcext:value-type="float">
            <text:p>5</text:p>
          </table:table-cell>
          <table:table-cell office:value-type="string" calcext:value-type="string">
            <text:p>1854-AeskaElli-LarESveinb.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Lár­us E. Svein­björns­son</text:p>
          </table:table-cell>
          <table:table-cell office:value-type="string" calcext:value-type="string">
            <text:p>[missing info; “var tek­inn í Lærða skól­ann árið 1848, lauk burt­ far­ar­prófi 1855”]</text:p>
          </table:table-cell>
          <table:table-cell office:value-type="float" office:value="122" calcext:value-type="float">
            <text:p>122</text:p>
          </table:table-cell>
          <table:table-cell office:value-type="string" calcext:value-type="string">
            <text:p>1854-AeskaElli-LarESveinb.txt</text:p>
          </table:table-cell>
          <table:table-cell table:style-name="ce2" office:value-type="string" calcext:value-type="string">
            <text:p><text:s text:c="2"/>ljetu hjá sér líða í æskunni; þá verða menn fávísir alla æfi sína, lítilsvirtir af öðrum, og lífið </text:p>
          </table:table-cell>
          <table:table-cell office:value-type="string" calcext:value-type="string">
            <text:p>og</text:p>
          </table:table-cell>
          <table:table-cell office:value-type="string" calcext:value-type="string">
            <text:p>lífið</text:p>
          </table:table-cell>
          <table:table-cell office:value-type="string" calcext:value-type="string">
            <text:p>manni</text:p>
          </table:table-cell>
          <table:table-cell office:value-type="string" calcext:value-type="string">
            <text:p>þungbært.</text:p>
          </table:table-cell>
          <table:table-cell office:value-type="string" calcext:value-type="string">
            <text:p><text:s/>þungbært. Reynslan sýnir ljósan vott þess, að þeir, sem varið hafa æskuárunum vel, verða duglegir menn og starfsam</text:p>
          </table:table-cell>
          <table:table-cell office:value-type="string" calcext:value-type="string">
            <text:p>F/N</text:p>
          </table:table-cell>
          <table:table-cell office:value-type="float" office:value="1854" calcext:value-type="float">
            <text:p>1854</text:p>
          </table:table-cell>
          <table:table-cell office:value-type="string" calcext:value-type="string">
            <text:p>1854-AeskaElli-LarESveinb.txt</text:p>
          </table:table-cell>
          <table:table-cell office:value-type="float" office:value="4" calcext:value-type="float">
            <text:p>4</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64" calcext:value-type="float">
            <text:p>164</text:p>
          </table:table-cell>
          <table:table-cell office:value-type="string" calcext:value-type="string">
            <text:p>1902-Sumarleyfi-EinPJons.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Ein­ar P. Jóns­son</text:p>
          </table:table-cell>
          <table:table-cell office:value-type="string" calcext:value-type="string">
            <text:p>vorpróf</text:p>
          </table:table-cell>
          <table:table-cell office:value-type="float" office:value="125" calcext:value-type="float">
            <text:p>125</text:p>
          </table:table-cell>
          <table:table-cell office:value-type="string" calcext:value-type="string">
            <text:p>1902-Sumarleyfi-EinPJons.txt</text:p>
          </table:table-cell>
          <table:table-cell table:style-name="ce2" office:value-type="string" calcext:value-type="string">
            <text:p><text:s text:c="2"/>þá bæði vini og vandamenn og gleð mig ásamt þeim, á baki hinna flugfráu gæðinga, sem líða með </text:p>
          </table:table-cell>
          <table:table-cell office:value-type="string" calcext:value-type="string">
            <text:p>líða</text:p>
          </table:table-cell>
          <table:table-cell office:value-type="string" calcext:value-type="string">
            <text:p>með</text:p>
          </table:table-cell>
          <table:table-cell office:value-type="string" calcext:value-type="string">
            <text:p>mann</text:p>
          </table:table-cell>
          <table:table-cell office:value-type="string" calcext:value-type="string">
            <text:p>eins</text:p>
          </table:table-cell>
          <table:table-cell office:value-type="string" calcext:value-type="string">
            <text:p><text:s/>eins og í dularfullum draumi yfir hraun og holurðir, eins og yfir rennislétta, blómgróna grund. Ó, hversu það </text:p>
          </table:table-cell>
          <table:table-cell office:value-type="string" calcext:value-type="string">
            <text:p>F/N</text:p>
          </table:table-cell>
          <table:table-cell office:value-type="float" office:value="1902" calcext:value-type="float">
            <text:p>1902</text:p>
          </table:table-cell>
          <table:table-cell office:value-type="string" calcext:value-type="string">
            <text:p>1902-Sumarleyfi-EinPJons.txt</text:p>
          </table:table-cell>
          <table:table-cell office:value-type="float" office:value="163" calcext:value-type="float">
            <text:p>163</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63" calcext:value-type="float">
            <text:p>63</text:p>
          </table:table-cell>
          <table:table-cell office:value-type="string" calcext:value-type="string">
            <text:p>1881-ListinLifa-BjarnThorst.txt</text:p>
          </table:table-cell>
          <table:table-cell table:style-name="Default" office:value-type="string" calcext:value-type="string">
            <text:p>I</text:p>
          </table:table-cell>
          <table:table-cell office:value-type="float" office:value="4" calcext:value-type="float">
            <text:p>4</text:p>
          </table:table-cell>
          <table:table-cell office:value-type="string" calcext:value-type="string">
            <text:p>Bjarni Þor­steins­son</text:p>
          </table:table-cell>
          <table:table-cell office:value-type="string" calcext:value-type="string">
            <text:p>miðsvetrarpróf</text:p>
          </table:table-cell>
          <table:table-cell office:value-type="float" office:value="132" calcext:value-type="float">
            <text:p>132</text:p>
          </table:table-cell>
          <table:table-cell office:value-type="string" calcext:value-type="string">
            <text:p>1881-ListinLifa-BjarnThorst.txt</text:p>
          </table:table-cell>
          <table:table-cell table:style-name="ce2" office:value-type="string" calcext:value-type="string">
            <text:p><text:s/>Sælla er að gefa en þiggja (1881) <text:s/>Það er sjálfsagt, að þegar í bágindi er komið og </text:p>
          </table:table-cell>
          <table:table-cell office:value-type="string" calcext:value-type="string">
            <text:p>komið</text:p>
          </table:table-cell>
          <table:table-cell office:value-type="string" calcext:value-type="string">
            <text:p>og</text:p>
          </table:table-cell>
          <table:table-cell office:value-type="string" calcext:value-type="string">
            <text:p>maður</text:p>
          </table:table-cell>
          <table:table-cell office:value-type="string" calcext:value-type="string">
            <text:p>er</text:p>
          </table:table-cell>
          <table:table-cell office:value-type="string" calcext:value-type="string">
            <text:p><text:s/>er orðinn hjálparþurfi, þá er hjálpin góð, og það er sælt að hafa einhverja þá, fleiri eða færri, </text:p>
          </table:table-cell>
          <table:table-cell office:value-type="string" calcext:value-type="string">
            <text:p>F/N</text:p>
          </table:table-cell>
          <table:table-cell office:value-type="float" office:value="1881" calcext:value-type="float">
            <text:p>1881</text:p>
          </table:table-cell>
          <table:table-cell office:value-type="string" calcext:value-type="string">
            <text:p>1881-ListinLifa-BjarnThorst.txt</text:p>
          </table:table-cell>
          <table:table-cell office:value-type="float" office:value="62" calcext:value-type="float">
            <text:p>62</text:p>
          </table:table-cell>
          <table:table-cell office:value-type="float" office:value="1" calcext:value-type="float">
            <text:p>1</text:p>
          </table:table-cell>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HKFothers</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135" calcext:value-type="float">
            <text:p>135</text:p>
          </table:table-cell>
          <table:table-cell office:value-type="string" calcext:value-type="string">
            <text:p>1890-Konur-OlafJoh.txt</text:p>
          </table:table-cell>
          <table:table-cell table:style-name="ce2" office:value-type="string" calcext:value-type="string">
            <text:p><text:s/>. Sá vegur blasir oft við manni, er liggur til auðs og metorða, hann virðist breiður og ruddur, og </text:p>
          </table:table-cell>
          <table:table-cell office:value-type="string" calcext:value-type="string">
            <text:p>ruddur,</text:p>
          </table:table-cell>
          <table:table-cell office:value-type="string" calcext:value-type="string">
            <text:p>og</text:p>
          </table:table-cell>
          <table:table-cell office:value-type="string" calcext:value-type="string">
            <text:p>maður</text:p>
          </table:table-cell>
          <table:table-cell office:value-type="string" calcext:value-type="string">
            <text:p>þarf</text:p>
          </table:table-cell>
          <table:table-cell office:value-type="string" calcext:value-type="string">
            <text:p><text:s/>þarf einungis að afneita samvizku og sannfæringu til að ganga hann. Auðsástin, metorðagyrnin, hægindi, vinátta vol</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3" calcext:value-type="float">
            <text:p>3</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table:style-name="Default" office:value-type="float" office:value="128" calcext:value-type="float">
            <text:p>128</text:p>
          </table:table-cell>
          <table:table-cell table:style-name="Default" office:value-type="string" calcext:value-type="string">
            <text:p>1897-Fermingardagurinn-LarThorarens.txt</text:p>
          </table:table-cell>
          <table:table-cell table:style-name="Default" office:value-type="string" calcext:value-type="string">
            <text:p>II</text:p>
          </table:table-cell>
          <table:table-cell table:style-name="Default" office:value-type="float" office:value="2" calcext:value-type="float">
            <text:p>2</text:p>
          </table:table-cell>
          <table:table-cell table:style-name="Default" office:value-type="string" calcext:value-type="string">
            <text:p>Lár­us Thoraren­sen</text:p>
          </table:table-cell>
          <table:table-cell table:style-name="Default" office:value-type="string" calcext:value-type="string">
            <text:p>miðsvetrarpróf</text:p>
          </table:table-cell>
          <table:table-cell table:style-name="Default" office:value-type="float" office:value="137" calcext:value-type="float">
            <text:p>137</text:p>
          </table:table-cell>
          <table:table-cell table:style-name="Default" office:value-type="string" calcext:value-type="string">
            <text:p>1897-Fermingardagurinn-LarThorarens.txt</text:p>
          </table:table-cell>
          <table:table-cell table:style-name="ce4" office:value-type="string" calcext:value-type="string">
            <text:p><text:s text:c="2"/>lært, því enginn getur verið manni í góðrar móður stað að öllu leyti, því hver mundi fremur rjetta </text:p>
          </table:table-cell>
          <table:table-cell table:style-name="Default" office:value-type="string" calcext:value-type="string">
            <text:p>fremur</text:p>
          </table:table-cell>
          <table:table-cell table:style-name="Default" office:value-type="string" calcext:value-type="string">
            <text:p>rjetta</text:p>
          </table:table-cell>
          <table:table-cell table:style-name="Default" office:value-type="string" calcext:value-type="string">
            <text:p>manni</text:p>
          </table:table-cell>
          <table:table-cell table:style-name="Default" office:value-type="string" calcext:value-type="string">
            <text:p>hjálparhönd,</text:p>
          </table:table-cell>
          <table:table-cell table:style-name="Default" office:value-type="string" calcext:value-type="string">
            <text:p><text:s/>hjálparhönd, þegar í nauðirnar rekur, hver fremur vara við hinu illa, hver fremur ala önn fyrir manni og </text:p>
          </table:table-cell>
          <table:table-cell table:style-name="Default" office:value-type="string" calcext:value-type="string">
            <text:p>N/F</text:p>
          </table:table-cell>
          <table:table-cell table:style-name="Default" office:value-type="float" office:value="1897" calcext:value-type="float">
            <text:p>1897</text:p>
          </table:table-cell>
          <table:table-cell table:style-name="Default" office:value-type="string" calcext:value-type="string">
            <text:p>1897-Fermingardagurinn-LarThorarens.txt</text:p>
          </table:table-cell>
          <table:table-cell table:style-name="Default" office:value-type="float" office:value="127" calcext:value-type="float">
            <text:p>127</text:p>
          </table:table-cell>
          <table:table-cell table:style-name="Default" office:value-type="float" office:value="2" calcext:value-type="float">
            <text:p>2</text:p>
          </table:table-cell>
          <table:table-cell table:style-name="Default"/>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 calcext:value-type="float">
            <text:p>4</text:p>
          </table:table-cell>
          <table:table-cell table:style-name="Default" office:value-type="string" calcext:value-type="string">
            <text:p>AfterHKF</text:p>
          </table:table-cell>
          <table:table-cell table:style-name="Default" table:number-columns-repeated="1000"/>
        </table:table-row>
        <table:table-row table:style-name="ro1">
          <table:table-cell office:value-type="float" office:value="23" calcext:value-type="float">
            <text:p>23</text:p>
          </table:table-cell>
          <table:table-cell office:value-type="string" calcext:value-type="string">
            <text:p>1862-ListinLifa-ThorlThorarens.txt</text:p>
          </table:table-cell>
          <table:table-cell table:style-name="Default" office:value-type="string" calcext:value-type="string">
            <text:p>II</text:p>
          </table:table-cell>
          <table:table-cell office:value-type="float" office:value="4" calcext:value-type="float">
            <text:p>4</text:p>
          </table:table-cell>
          <table:table-cell office:value-type="string" calcext:value-type="string">
            <text:p>Þor­lák­ur Thoraren­sen</text:p>
          </table:table-cell>
          <table:table-cell office:value-type="string" calcext:value-type="string">
            <text:p>[missing info; “var tek­inn í Lærða skól­ann árið 1858 og lauk burt­far­ar­prófi 1864”]</text:p>
          </table:table-cell>
          <table:table-cell office:value-type="float" office:value="139" calcext:value-type="float">
            <text:p>139</text:p>
          </table:table-cell>
          <table:table-cell office:value-type="string" calcext:value-type="string">
            <text:p>1862-ListinLifa-ThorlThorarens.txt</text:p>
          </table:table-cell>
          <table:table-cell table:style-name="ce2" office:value-type="string" calcext:value-type="string">
            <text:p><text:s text:c="2"/>í lífinu, það er grundvöllur sælufulls lífs, og því öflugri sem grundvöllurinn er, þess traustara verður það, sem </text:p>
          </table:table-cell>
          <table:table-cell office:value-type="string" calcext:value-type="string">
            <text:p>það,</text:p>
          </table:table-cell>
          <table:table-cell office:value-type="string" calcext:value-type="string">
            <text:p>sem</text:p>
          </table:table-cell>
          <table:table-cell office:value-type="string" calcext:value-type="string">
            <text:p>maður</text:p>
          </table:table-cell>
          <table:table-cell office:value-type="string" calcext:value-type="string">
            <text:p>byggir</text:p>
          </table:table-cell>
          <table:table-cell office:value-type="string" calcext:value-type="string">
            <text:p><text:s/>byggir á honum. <text:s/>Þorlákur Thorarensen </text:p>
          </table:table-cell>
          <table:table-cell office:value-type="string" calcext:value-type="string">
            <text:p>F</text:p>
          </table:table-cell>
          <table:table-cell office:value-type="float" office:value="1862" calcext:value-type="float">
            <text:p>1862</text:p>
          </table:table-cell>
          <table:table-cell office:value-type="string" calcext:value-type="string">
            <text:p>1862-ListinLifa-ThorlThorarens.txt</text:p>
          </table:table-cell>
          <table:table-cell office:value-type="float" office:value="22" calcext:value-type="float">
            <text:p>22</text:p>
          </table:table-cell>
          <table:table-cell office:value-type="float" office:value="4" calcext:value-type="float">
            <text:p>4</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140" calcext:value-type="float">
            <text:p>140</text:p>
          </table:table-cell>
          <table:table-cell office:value-type="string" calcext:value-type="string">
            <text:p>1902-ThjodFramtid-SigSigtr.txt</text:p>
          </table:table-cell>
          <table:table-cell table:style-name="ce2" office:value-type="string" calcext:value-type="string">
            <text:p><text:s text:c="2"/>oss þykir vænt um tungu og sögu þjóðarinnar. Og sú vill oftast verða reyndin á, að þar sem </text:p>
          </table:table-cell>
          <table:table-cell office:value-type="string" calcext:value-type="string">
            <text:p>þar</text:p>
          </table:table-cell>
          <table:table-cell office:value-type="string" calcext:value-type="string">
            <text:p>sem</text:p>
          </table:table-cell>
          <table:table-cell office:value-type="string" calcext:value-type="string">
            <text:p>maður</text:p>
          </table:table-cell>
          <table:table-cell office:value-type="string" calcext:value-type="string">
            <text:p>elskar</text:p>
          </table:table-cell>
          <table:table-cell office:value-type="string" calcext:value-type="string">
            <text:p><text:s/>elskar flest, þar unir maður best, og það knýr oss til þess að leggja krafta vora fram í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141" calcext:value-type="float">
            <text:p>141</text:p>
          </table:table-cell>
          <table:table-cell office:value-type="string" calcext:value-type="string">
            <text:p>1902-ThjodFramtid-SigSigtr.txt</text:p>
          </table:table-cell>
          <table:table-cell table:style-name="ce2" office:value-type="string" calcext:value-type="string">
            <text:p><text:s text:c="2"/>þykir vænt um föðurlandið, landið sem þeir eru fæddir og uppaldir í. Þar eru venjulega allir þeir, sem </text:p>
          </table:table-cell>
          <table:table-cell office:value-type="string" calcext:value-type="string">
            <text:p>þeir,</text:p>
          </table:table-cell>
          <table:table-cell office:value-type="string" calcext:value-type="string">
            <text:p>sem</text:p>
          </table:table-cell>
          <table:table-cell office:value-type="string" calcext:value-type="string">
            <text:p>manni</text:p>
          </table:table-cell>
          <table:table-cell office:value-type="string" calcext:value-type="string">
            <text:p>eru</text:p>
          </table:table-cell>
          <table:table-cell office:value-type="string" calcext:value-type="string">
            <text:p><text:s/>eru kærstir: foreldrar manns, vinir og vandamenn, svo að það er ekki að furða, að oss þykir vænt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142" calcext:value-type="float">
            <text:p>142</text:p>
          </table:table-cell>
          <table:table-cell office:value-type="string" calcext:value-type="string">
            <text:p>1877-ListinLifa-FinnJons.txt</text:p>
          </table:table-cell>
          <table:table-cell table:style-name="ce2" office:value-type="string" calcext:value-type="string">
            <text:p><text:s text:c="2"/>sjeð; en trúa ekki því sem skynsemin hans fær ekki skilið; jeg tala hjer ekki um það, sem </text:p>
          </table:table-cell>
          <table:table-cell office:value-type="string" calcext:value-type="string">
            <text:p>það,</text:p>
          </table:table-cell>
          <table:table-cell office:value-type="string" calcext:value-type="string">
            <text:p>sem</text:p>
          </table:table-cell>
          <table:table-cell office:value-type="string" calcext:value-type="string">
            <text:p>maður</text:p>
          </table:table-cell>
          <table:table-cell office:value-type="string" calcext:value-type="string">
            <text:p>getur</text:p>
          </table:table-cell>
          <table:table-cell office:value-type="string" calcext:value-type="string">
            <text:p><text:s/>getur ekki skilið í tilliti til guðs veru og hans eiginlegleika; aptur á mót á maður ekki að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9" calcext:value-type="float">
            <text:p>9</text:p>
          </table:table-cell>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1897-Sumarleyfi-AsgGGunnl.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Ás­geir G. Gunn­laugs­son</text:p>
          </table:table-cell>
          <table:table-cell office:value-type="string" calcext:value-type="string">
            <text:p>vorpróf</text:p>
          </table:table-cell>
          <table:table-cell office:value-type="float" office:value="143" calcext:value-type="float">
            <text:p>143</text:p>
          </table:table-cell>
          <table:table-cell office:value-type="string" calcext:value-type="string">
            <text:p>1897-Sumarleyfi-AsgGGunnl.txt</text:p>
          </table:table-cell>
          <table:table-cell table:style-name="ce2" office:value-type="string" calcext:value-type="string">
            <text:p><text:s text:c="2"/>þeim. Þótt eigi geti það heitið skemmtun að vera á fiskiveiðum, þá getur maður sjeð ýmsa staði, sem </text:p>
          </table:table-cell>
          <table:table-cell office:value-type="string" calcext:value-type="string">
            <text:p>staði,</text:p>
          </table:table-cell>
          <table:table-cell office:value-type="string" calcext:value-type="string">
            <text:p>sem</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aldrei sjeð áður, og er mikil skemmtun í því. Þegar jeg hætti við fiskiveiðar í ágústmánuði, þá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29" calcext:value-type="float">
            <text:p>129</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0" calcext:value-type="float">
            <text:p>130</text:p>
          </table:table-cell>
          <table:table-cell office:value-type="string" calcext:value-type="string">
            <text:p>1897-Sumarleyfi-AsgGGunnl.txt</text:p>
          </table:table-cell>
          <table:table-cell table:style-name="Default" office:value-type="string" calcext:value-type="string">
            <text:p>N/A</text:p>
          </table:table-cell>
          <table:table-cell office:value-type="float" office:value="1" calcext:value-type="float">
            <text:p>1</text:p>
          </table:table-cell>
          <table:table-cell office:value-type="string" calcext:value-type="string">
            <text:p>Ás­geir G. Gunn­laugs­son</text:p>
          </table:table-cell>
          <table:table-cell office:value-type="string" calcext:value-type="string">
            <text:p>vorpróf</text:p>
          </table:table-cell>
          <table:table-cell office:value-type="float" office:value="144" calcext:value-type="float">
            <text:p>144</text:p>
          </table:table-cell>
          <table:table-cell office:value-type="string" calcext:value-type="string">
            <text:p>1897-Sumarleyfi-AsgGGunnl.txt</text:p>
          </table:table-cell>
          <table:table-cell table:style-name="ce2" office:value-type="string" calcext:value-type="string">
            <text:p><text:s text:c="2"/>austur að Geysi og Gullfoss, og kem um leið við á Þingvöllum, og skoða hinn þjóðkunna stað, sem </text:p>
          </table:table-cell>
          <table:table-cell office:value-type="string" calcext:value-type="string">
            <text:p>stað,</text:p>
          </table:table-cell>
          <table:table-cell office:value-type="string" calcext:value-type="string">
            <text:p>sem</text:p>
          </table:table-cell>
          <table:table-cell office:value-type="string" calcext:value-type="string">
            <text:p>maður</text:p>
          </table:table-cell>
          <table:table-cell office:value-type="string" calcext:value-type="string">
            <text:p>hefur</text:p>
          </table:table-cell>
          <table:table-cell office:value-type="string" calcext:value-type="string">
            <text:p><text:s/>hefur lesið svo mikið um í fornsögunum. <text:s text:c="3"/>Þegar jeg kem úr þeirri ferð, þá fer jeg upp í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29" calcext:value-type="float">
            <text:p>129</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145" calcext:value-type="float">
            <text:p>145</text:p>
          </table:table-cell>
          <table:table-cell office:value-type="string" calcext:value-type="string">
            <text:p>1903-ListinLifa-PallSig.txt</text:p>
          </table:table-cell>
          <table:table-cell table:style-name="ce2" office:value-type="string" calcext:value-type="string">
            <text:p><text:s text:c="2"/>áhrif. Það er hægt að afsaka sig með því að hófdrykkja sje ekki skaðlegri en hvað annað, sem </text:p>
          </table:table-cell>
          <table:table-cell office:value-type="string" calcext:value-type="string">
            <text:p>annað,</text:p>
          </table:table-cell>
          <table:table-cell office:value-type="string" calcext:value-type="string">
            <text:p>sem</text:p>
          </table:table-cell>
          <table:table-cell office:value-type="string" calcext:value-type="string">
            <text:p>maður</text:p>
          </table:table-cell>
          <table:table-cell office:value-type="string" calcext:value-type="string">
            <text:p>neytir</text:p>
          </table:table-cell>
          <table:table-cell office:value-type="string" calcext:value-type="string">
            <text:p><text:s/>neytir eins og t.d. kaffi. Raunar er þetta harla lítil afsökun, og mjög svo lítilvæg. En það </text:p>
          </table:table-cell>
          <table:table-cell office:value-type="string" calcext:value-type="string">
            <text:p>F</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office:value-type="float" office:value="4" calcext:value-type="float">
            <text:p>4</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146" calcext:value-type="float">
            <text:p>146</text:p>
          </table:table-cell>
          <table:table-cell office:value-type="string" calcext:value-type="string">
            <text:p>1903-ListinLifa-PallSig.txt</text:p>
          </table:table-cell>
          <table:table-cell table:style-name="ce2" office:value-type="string" calcext:value-type="string">
            <text:p><text:s/>, því meira og áþreifanlegra verður tjónið, eins og sjá má dagsdaglega hjer í bænum. En hvað lítið sem </text:p>
          </table:table-cell>
          <table:table-cell office:value-type="string" calcext:value-type="string">
            <text:p>lítið</text:p>
          </table:table-cell>
          <table:table-cell office:value-type="string" calcext:value-type="string">
            <text:p>sem</text:p>
          </table:table-cell>
          <table:table-cell office:value-type="string" calcext:value-type="string">
            <text:p>maður</text:p>
          </table:table-cell>
          <table:table-cell office:value-type="string" calcext:value-type="string">
            <text:p>neytir</text:p>
          </table:table-cell>
          <table:table-cell office:value-type="string" calcext:value-type="string">
            <text:p><text:s/>neytir þess, og hversu vel maður getur haldið bátnum í horfinu, án þess hann hrekist með straumi eiturlindarinnar,</text:p>
          </table:table-cell>
          <table:table-cell office:value-type="string" calcext:value-type="string">
            <text:p>F/N</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23" calcext:value-type="float">
            <text:p>23</text:p>
          </table:table-cell>
          <table:table-cell office:value-type="string" calcext:value-type="string">
            <text:p>1862-ListinLifa-ThorlThorarens.txt</text:p>
          </table:table-cell>
          <table:table-cell table:style-name="Default" office:value-type="string" calcext:value-type="string">
            <text:p>II</text:p>
          </table:table-cell>
          <table:table-cell office:value-type="float" office:value="4" calcext:value-type="float">
            <text:p>4</text:p>
          </table:table-cell>
          <table:table-cell office:value-type="string" calcext:value-type="string">
            <text:p>Þor­lák­ur Thoraren­sen</text:p>
          </table:table-cell>
          <table:table-cell office:value-type="string" calcext:value-type="string">
            <text:p>[missing info; “var tek­inn í Lærða skól­ann árið 1858 og lauk burt­far­ar­prófi 1864”]</text:p>
          </table:table-cell>
          <table:table-cell office:value-type="float" office:value="147" calcext:value-type="float">
            <text:p>147</text:p>
          </table:table-cell>
          <table:table-cell office:value-type="string" calcext:value-type="string">
            <text:p>1862-ListinLifa-ThorlThorarens.txt</text:p>
          </table:table-cell>
          <table:table-cell table:style-name="ce2" office:value-type="string" calcext:value-type="string">
            <text:p><text:s text:c="2"/>þá getur enginn neitað honum um virðingu sína. <text:s text:c="3"/>Af þessu sjest, að gott mannorð þarf til alls, sem </text:p>
          </table:table-cell>
          <table:table-cell office:value-type="string" calcext:value-type="string">
            <text:p>alls,</text:p>
          </table:table-cell>
          <table:table-cell office:value-type="string" calcext:value-type="string">
            <text:p>sem</text:p>
          </table:table-cell>
          <table:table-cell office:value-type="string" calcext:value-type="string">
            <text:p>maður</text:p>
          </table:table-cell>
          <table:table-cell office:value-type="string" calcext:value-type="string">
            <text:p>tekur</text:p>
          </table:table-cell>
          <table:table-cell office:value-type="string" calcext:value-type="string">
            <text:p><text:s/>tekur sjer fyrir hendur í lífinu, það er grundvöllur sælufulls lífs, og því öflugri sem grundvöllurinn er, þess </text:p>
          </table:table-cell>
          <table:table-cell office:value-type="string" calcext:value-type="string">
            <text:p>F</text:p>
          </table:table-cell>
          <table:table-cell office:value-type="float" office:value="1862" calcext:value-type="float">
            <text:p>1862</text:p>
          </table:table-cell>
          <table:table-cell office:value-type="string" calcext:value-type="string">
            <text:p>1862-ListinLifa-ThorlThorarens.txt</text:p>
          </table:table-cell>
          <table:table-cell office:value-type="float" office:value="22" calcext:value-type="float">
            <text:p>22</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6" calcext:value-type="float">
            <text:p>6</text:p>
          </table:table-cell>
          <table:table-cell office:value-type="string" calcext:value-type="string">
            <text:p>1854-AeskaElli-MagnPetSteph.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Magn­ús Pét­urs­son Steph­en­sen</text:p>
          </table:table-cell>
          <table:table-cell office:value-type="string" calcext:value-type="string">
            <text:p>[missing info; “var tek­inn í Lærða skól­ann árið 1849, lauk burt­far­ar­prófi 1856”]</text:p>
          </table:table-cell>
          <table:table-cell office:value-type="float" office:value="148" calcext:value-type="float">
            <text:p>148</text:p>
          </table:table-cell>
          <table:table-cell office:value-type="string" calcext:value-type="string">
            <text:p>1854-AeskaElli-MagnPetSteph.txt</text:p>
          </table:table-cell>
          <table:table-cell table:style-name="ce2" office:value-type="string" calcext:value-type="string">
            <text:p><text:s text:c="2"/>reglusemi og sje mönnum innrætt að temja sjer hófsemi í uppvextinum verða menn allajafna hófsamir og reglumenn. Sje </text:p>
          </table:table-cell>
          <table:table-cell office:value-type="string" calcext:value-type="string">
            <text:p>reglumenn.</text:p>
          </table:table-cell>
          <table:table-cell office:value-type="string" calcext:value-type="string">
            <text:p>Sje</text:p>
          </table:table-cell>
          <table:table-cell office:value-type="string" calcext:value-type="string">
            <text:p>manni</text:p>
          </table:table-cell>
          <table:table-cell office:value-type="string" calcext:value-type="string">
            <text:p>eigi</text:p>
          </table:table-cell>
          <table:table-cell office:value-type="string" calcext:value-type="string">
            <text:p><text:s/>eigi kennt það, er menn eiga að læra í uppvextinum verða menn að læra það síðar, verður það </text:p>
          </table:table-cell>
          <table:table-cell office:value-type="string" calcext:value-type="string">
            <text:p>F/N</text:p>
          </table:table-cell>
          <table:table-cell office:value-type="float" office:value="1854" calcext:value-type="float">
            <text:p>1854</text:p>
          </table:table-cell>
          <table:table-cell office:value-type="string" calcext:value-type="string">
            <text:p>1854-AeskaElli-MagnPetSteph.txt</text:p>
          </table:table-cell>
          <table:table-cell office:value-type="float" office:value="5" calcext:value-type="float">
            <text:p>5</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65" calcext:value-type="float">
            <text:p>165</text:p>
          </table:table-cell>
          <table:table-cell office:value-type="string" calcext:value-type="string">
            <text:p>1902-Sumarleyfi-OlGunn.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Ólaf­ur Gunn­ars­son</text:p>
          </table:table-cell>
          <table:table-cell office:value-type="string" calcext:value-type="string">
            <text:p>vorpróf</text:p>
          </table:table-cell>
          <table:table-cell office:value-type="float" office:value="150" calcext:value-type="float">
            <text:p>150</text:p>
          </table:table-cell>
          <table:table-cell office:value-type="string" calcext:value-type="string">
            <text:p>1902-Sumarleyfi-OlGunn.txt</text:p>
          </table:table-cell>
          <table:table-cell table:style-name="ce2" office:value-type="string" calcext:value-type="string">
            <text:p><text:s text:c="2"/>hægt er að vera búðarloka, vatnsberi, skólapiltur og svo margt fleira, sem jeg get ekki talið upp. Sje </text:p>
          </table:table-cell>
          <table:table-cell office:value-type="string" calcext:value-type="string">
            <text:p>upp.</text:p>
          </table:table-cell>
          <table:table-cell office:value-type="string" calcext:value-type="string">
            <text:p>Sje</text:p>
          </table:table-cell>
          <table:table-cell office:value-type="string" calcext:value-type="string">
            <text:p>maður</text:p>
          </table:table-cell>
          <table:table-cell office:value-type="string" calcext:value-type="string">
            <text:p>uppi</text:p>
          </table:table-cell>
          <table:table-cell office:value-type="string" calcext:value-type="string">
            <text:p><text:s/>uppi í sveit, er vanalegasta vinna heyvinna, en hún er ekki margbrotin, þó hún geti verið misjöfn, af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Sumarleyfi-OlGunn.txt</text:p>
          </table:table-cell>
          <table:table-cell office:value-type="float" office:value="164" calcext:value-type="float">
            <text:p>164</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151" calcext:value-type="float">
            <text:p>151</text:p>
          </table:table-cell>
          <table:table-cell office:value-type="string" calcext:value-type="string">
            <text:p>1890-Konur-OlafJoh.txt</text:p>
          </table:table-cell>
          <table:table-cell table:style-name="ce2" office:value-type="string" calcext:value-type="string">
            <text:p><text:s text:c="2"/>sannfæringu við hæzta boð, af því maður veit, að maður hefur hlýtt sinni köllun og sannfæringu, þá sjer </text:p>
          </table:table-cell>
          <table:table-cell office:value-type="string" calcext:value-type="string">
            <text:p>þá</text:p>
          </table:table-cell>
          <table:table-cell office:value-type="string" calcext:value-type="string">
            <text:p>sjer</text:p>
          </table:table-cell>
          <table:table-cell office:value-type="string" calcext:value-type="string">
            <text:p>maður</text:p>
          </table:table-cell>
          <table:table-cell office:value-type="string" calcext:value-type="string">
            <text:p>að</text:p>
          </table:table-cell>
          <table:table-cell office:value-type="string" calcext:value-type="string">
            <text:p><text:s/>að ráðvendni og drengskapur eru sín eigin laun, og veita manninum þann frið, sem er betri en allur </text:p>
          </table:table-cell>
          <table:table-cell office:value-type="string" calcext:value-type="string">
            <text:p>F/N</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8" calcext:value-type="float">
            <text:p>8</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90" calcext:value-type="float">
            <text:p>90</text:p>
          </table:table-cell>
          <table:table-cell office:value-type="string" calcext:value-type="string">
            <text:p>1890-HugsanirHimingeiminn-JonBen.txt</text:p>
          </table:table-cell>
          <table:table-cell table:style-name="Default" office:value-type="string" calcext:value-type="string">
            <text:p>N/A</text:p>
          </table:table-cell>
          <table:table-cell office:value-type="float" office:value="2" calcext:value-type="float">
            <text:p>2</text:p>
          </table:table-cell>
          <table:table-cell office:value-type="string" calcext:value-type="string">
            <text:p>Jón Bene­dikts­son</text:p>
          </table:table-cell>
          <table:table-cell office:value-type="string" calcext:value-type="string">
            <text:p>vorpróf</text:p>
          </table:table-cell>
          <table:table-cell office:value-type="float" office:value="152" calcext:value-type="float">
            <text:p>152</text:p>
          </table:table-cell>
          <table:table-cell office:value-type="string" calcext:value-type="string">
            <text:p>1890-HugsanirHimingeiminn-JonBen.txt</text:p>
          </table:table-cell>
          <table:table-cell table:style-name="ce2" office:value-type="string" calcext:value-type="string">
            <text:p><text:s text:c="2"/>óteljandi fjölda stjarna og himintungla, þá hlýtur maður að verða hrifinn af gleði og unun, því fátt sjer </text:p>
          </table:table-cell>
          <table:table-cell office:value-type="string" calcext:value-type="string">
            <text:p>fátt</text:p>
          </table:table-cell>
          <table:table-cell office:value-type="string" calcext:value-type="string">
            <text:p>sjer</text:p>
          </table:table-cell>
          <table:table-cell office:value-type="string" calcext:value-type="string">
            <text:p>maður</text:p>
          </table:table-cell>
          <table:table-cell office:value-type="string" calcext:value-type="string">
            <text:p>fegurra.</text:p>
          </table:table-cell>
          <table:table-cell office:value-type="string" calcext:value-type="string">
            <text:p><text:s/>fegurra. Einnig er það skemtilegt að vera staddur úti á fögru sumarkvöldi, er kvöldroðin ljómar sem eldský við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en.txt</text:p>
          </table:table-cell>
          <table:table-cell office:value-type="float" office:value="89" calcext:value-type="float">
            <text:p>89</text:p>
          </table:table-cell>
          <table:table-cell office:value-type="float" office:value="3" calcext:value-type="float">
            <text:p>3</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153" calcext:value-type="float">
            <text:p>153</text:p>
          </table:table-cell>
          <table:table-cell office:value-type="string" calcext:value-type="string">
            <text:p>1898-LysingHeima-VilhFins.txt</text:p>
          </table:table-cell>
          <table:table-cell table:style-name="ce2" office:value-type="string" calcext:value-type="string">
            <text:p><text:s text:c="2"/>veðri, þá speglar sólin sig í sjónum; svo það sýnist eins og eldstólpi í sjónum, og þá sjer </text:p>
          </table:table-cell>
          <table:table-cell office:value-type="string" calcext:value-type="string">
            <text:p>þá</text:p>
          </table:table-cell>
          <table:table-cell office:value-type="string" calcext:value-type="string">
            <text:p>sjer</text:p>
          </table:table-cell>
          <table:table-cell office:value-type="string" calcext:value-type="string">
            <text:p>maður</text:p>
          </table:table-cell>
          <table:table-cell office:value-type="string" calcext:value-type="string">
            <text:p>Snæfellsjökul</text:p>
          </table:table-cell>
          <table:table-cell office:value-type="string" calcext:value-type="string">
            <text:p><text:s/>Snæfellsjökul í allri sinni dýrð í fjarska. <text:s/>Vilhjálmur Finsen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6" calcext:value-type="float">
            <text:p>6</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154" calcext:value-type="float">
            <text:p>154</text:p>
          </table:table-cell>
          <table:table-cell office:value-type="string" calcext:value-type="string">
            <text:p>1898-LysingHeima-VilhFins.txt</text:p>
          </table:table-cell>
          <table:table-cell table:style-name="ce2" office:value-type="string" calcext:value-type="string">
            <text:p><text:s text:c="2"/>og austurbær. Náttúrufegurð er mjög mikil í Reykjavík í góðu veðri. Gangi maður upp að Skólavörðu, þá sjer </text:p>
          </table:table-cell>
          <table:table-cell office:value-type="string" calcext:value-type="string">
            <text:p>þá</text:p>
          </table:table-cell>
          <table:table-cell office:value-type="string" calcext:value-type="string">
            <text:p>sjer</text:p>
          </table:table-cell>
          <table:table-cell office:value-type="string" calcext:value-type="string">
            <text:p>maður</text:p>
          </table:table-cell>
          <table:table-cell office:value-type="string" calcext:value-type="string">
            <text:p>yfir</text:p>
          </table:table-cell>
          <table:table-cell office:value-type="string" calcext:value-type="string">
            <text:p><text:s/>yfir allan bæinn, flestar nærsveitirnar og út allan Faxaflóa. Kaupstaðinn Akranes, sem liggur fullkomnlega 2 mílur</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4" calcext:value-type="float">
            <text:p>4</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36" calcext:value-type="float">
            <text:p>36</text:p>
          </table:table-cell>
          <table:table-cell office:value-type="string" calcext:value-type="string">
            <text:p>1871-SaganSjalfstaedi-ThorvAndrKjer.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Þor­varð­ur Andr­és­son Kjerulf</text:p>
          </table:table-cell>
          <table:table-cell office:value-type="string" calcext:value-type="string">
            <text:p>vorpróf</text:p>
          </table:table-cell>
          <table:table-cell office:value-type="float" office:value="155" calcext:value-type="float">
            <text:p>155</text:p>
          </table:table-cell>
          <table:table-cell office:value-type="string" calcext:value-type="string">
            <text:p>1871-SaganSjalfstaedi-ThorvAndrKjer.txt</text:p>
          </table:table-cell>
          <table:table-cell table:style-name="ce2" office:value-type="string" calcext:value-type="string">
            <text:p><text:s text:c="2"/>sömu agnhnúana, sem getið er um í sögunni, að hafi orðið þessu sama máli að fjörlesti, og sjer </text:p>
          </table:table-cell>
          <table:table-cell office:value-type="string" calcext:value-type="string">
            <text:p>og</text:p>
          </table:table-cell>
          <table:table-cell office:value-type="string" calcext:value-type="string">
            <text:p>sjer</text:p>
          </table:table-cell>
          <table:table-cell office:value-type="string" calcext:value-type="string">
            <text:p>maður</text:p>
          </table:table-cell>
          <table:table-cell office:value-type="string" calcext:value-type="string">
            <text:p>þannig</text:p>
          </table:table-cell>
          <table:table-cell office:value-type="string" calcext:value-type="string">
            <text:p><text:s/>þannig hversu nytsamt það er að vera sögufróður. Hver einstakur maður getur þannig með söguþekkingu sinni bæði efl</text:p>
          </table:table-cell>
          <table:table-cell office:value-type="string" calcext:value-type="string">
            <text:p>F</text:p>
          </table:table-cell>
          <table:table-cell office:value-type="float" office:value="1871" calcext:value-type="float">
            <text:p>1871</text:p>
          </table:table-cell>
          <table:table-cell office:value-type="string" calcext:value-type="string">
            <text:p>1871-SaganSjalfstaedi-ThorvAndrKjer.txt</text:p>
          </table:table-cell>
          <table:table-cell office:value-type="float" office:value="35" calcext:value-type="float">
            <text:p>35</text:p>
          </table:table-cell>
          <table:table-cell office:value-type="float" office:value="2" calcext:value-type="float">
            <text:p>2</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5" calcext:value-type="float">
            <text:p>5</text:p>
          </table:table-cell>
          <table:table-cell office:value-type="string" calcext:value-type="string">
            <text:p>1854-AeskaElli-LarESveinb.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Lár­us E. Svein­björns­son</text:p>
          </table:table-cell>
          <table:table-cell office:value-type="string" calcext:value-type="string">
            <text:p>[missing info; “var tek­inn í Lærða skól­ann árið 1848, lauk burt­ far­ar­prófi 1855”]</text:p>
          </table:table-cell>
          <table:table-cell office:value-type="float" office:value="160" calcext:value-type="float">
            <text:p>160</text:p>
          </table:table-cell>
          <table:table-cell office:value-type="string" calcext:value-type="string">
            <text:p>1854-AeskaElli-LarESveinb.txt</text:p>
          </table:table-cell>
          <table:table-cell table:style-name="ce2" office:value-type="string" calcext:value-type="string">
            <text:p><text:s text:c="2"/>eiga menn að búa sig undir fullorðinnsárin og ellina, og gjöri menn ekki það, þá verða þau sjálfum </text:p>
          </table:table-cell>
          <table:table-cell office:value-type="string" calcext:value-type="string">
            <text:p>þau</text:p>
          </table:table-cell>
          <table:table-cell office:value-type="string" calcext:value-type="string">
            <text:p>sjálfum</text:p>
          </table:table-cell>
          <table:table-cell office:value-type="string" calcext:value-type="string">
            <text:p>manni</text:p>
          </table:table-cell>
          <table:table-cell office:value-type="string" calcext:value-type="string">
            <text:p>þungbær</text:p>
          </table:table-cell>
          <table:table-cell office:value-type="string" calcext:value-type="string">
            <text:p><text:s/>þungbær og leiðinleg, en öðrum ónýt. Menn eiga því að verja æskuárunum til þessa nema fræði þau og </text:p>
          </table:table-cell>
          <table:table-cell office:value-type="string" calcext:value-type="string">
            <text:p>F</text:p>
          </table:table-cell>
          <table:table-cell office:value-type="float" office:value="1854" calcext:value-type="float">
            <text:p>1854</text:p>
          </table:table-cell>
          <table:table-cell office:value-type="string" calcext:value-type="string">
            <text:p>1854-AeskaElli-LarESveinb.txt</text:p>
          </table:table-cell>
          <table:table-cell office:value-type="float" office:value="4" calcext:value-type="float">
            <text:p>4</text:p>
          </table:table-cell>
          <table:table-cell office:value-type="float" office:value="2" calcext:value-type="float">
            <text:p>2</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163" calcext:value-type="float">
            <text:p>163</text:p>
          </table:table-cell>
          <table:table-cell office:value-type="string" calcext:value-type="string">
            <text:p>1855-LesturRomana-StefSSteph.txt</text:p>
          </table:table-cell>
          <table:table-cell table:style-name="ce2" office:value-type="string" calcext:value-type="string">
            <text:p><text:s text:c="2"/>fagrar og góðar hugmyndir um lífið, og geta þannig leitt mann á ýmsa afvegu; þær geta truflað sjónir </text:p>
          </table:table-cell>
          <table:table-cell office:value-type="string" calcext:value-type="string">
            <text:p>truflað</text:p>
          </table:table-cell>
          <table:table-cell office:value-type="string" calcext:value-type="string">
            <text:p>sjónir</text:p>
          </table:table-cell>
          <table:table-cell office:value-type="string" calcext:value-type="string">
            <text:p>manns</text:p>
          </table:table-cell>
          <table:table-cell office:value-type="string" calcext:value-type="string">
            <text:p>á</text:p>
          </table:table-cell>
          <table:table-cell office:value-type="string" calcext:value-type="string">
            <text:p><text:s/>á því eðlilega og þannig gefið hugsunum manns og lífi óeðlilega og ranga stefnu. <text:s/>Stefán S. Stephensen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5" calcext:value-type="float">
            <text:p>5</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35" calcext:value-type="float">
            <text:p>35</text:p>
          </table:table-cell>
          <table:table-cell office:value-type="string" calcext:value-type="string">
            <text:p>1871-SaganSjalfstaedi-BjornStef.txt</text:p>
          </table:table-cell>
          <table:table-cell table:style-name="Default" office:value-type="string" calcext:value-type="string">
            <text:p>III</text:p>
          </table:table-cell>
          <table:table-cell office:value-type="float" office:value="6" calcext:value-type="float">
            <text:p>6</text:p>
          </table:table-cell>
          <table:table-cell office:value-type="string" calcext:value-type="string">
            <text:p>Björn Stef­áns­son</text:p>
          </table:table-cell>
          <table:table-cell office:value-type="string" calcext:value-type="string">
            <text:p>vorpróf</text:p>
          </table:table-cell>
          <table:table-cell office:value-type="float" office:value="193" calcext:value-type="float">
            <text:p>193</text:p>
          </table:table-cell>
          <table:table-cell office:value-type="string" calcext:value-type="string">
            <text:p>1871-SaganSjalfstaedi-BjornStef.txt</text:p>
          </table:table-cell>
          <table:table-cell table:style-name="ce2" office:value-type="string" calcext:value-type="string">
            <text:p><text:s text:c="2"/>dæmi í mannkynssögunni. <text:s text:c="3"/>Á sögu þjóðar sinnar sjá menn framfarir hennar og apturfarir á hverjum tíma; sagan sýnir </text:p>
          </table:table-cell>
          <table:table-cell office:value-type="string" calcext:value-type="string">
            <text:p>sagan</text:p>
          </table:table-cell>
          <table:table-cell office:value-type="string" calcext:value-type="string">
            <text:p>sýnir</text:p>
          </table:table-cell>
          <table:table-cell office:value-type="string" calcext:value-type="string">
            <text:p>manni</text:p>
          </table:table-cell>
          <table:table-cell office:value-type="string" calcext:value-type="string">
            <text:p>,</text:p>
          </table:table-cell>
          <table:table-cell office:value-type="string" calcext:value-type="string">
            <text:p>, hvað það er, sem hefur steypt þjóðinni og hvað það er, sem hefur stutt hana; enn fremur sjá </text:p>
          </table:table-cell>
          <table:table-cell office:value-type="string" calcext:value-type="string">
            <text:p>F</text:p>
          </table:table-cell>
          <table:table-cell office:value-type="float" office:value="1871" calcext:value-type="float">
            <text:p>1871</text:p>
          </table:table-cell>
          <table:table-cell office:value-type="string" calcext:value-type="string">
            <text:p>1871-SaganSjalfstaedi-BjornStef.txt</text:p>
          </table:table-cell>
          <table:table-cell office:value-type="float" office:value="34" calcext:value-type="float">
            <text:p>34</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194" calcext:value-type="float">
            <text:p>194</text:p>
          </table:table-cell>
          <table:table-cell office:value-type="string" calcext:value-type="string">
            <text:p>1877-ListinLifa-FinnJons.txt</text:p>
          </table:table-cell>
          <table:table-cell table:style-name="ce2" office:value-type="string" calcext:value-type="string">
            <text:p><text:s text:c="2"/>eða síðar á kaldan klaka, og er það eitur, sem eitrar og drepur hina fögrustu og beztu tilfinningu </text:p>
          </table:table-cell>
          <table:table-cell office:value-type="string" calcext:value-type="string">
            <text:p>beztu</text:p>
          </table:table-cell>
          <table:table-cell office:value-type="string" calcext:value-type="string">
            <text:p>tilfinningu</text:p>
          </table:table-cell>
          <table:table-cell office:value-type="string" calcext:value-type="string">
            <text:p>manns</text:p>
          </table:table-cell>
          <table:table-cell office:value-type="float" office:value="0" calcext:value-type="float">
            <text:p>0</text:p>
          </table:table-cell>
          <table:table-cell office:value-type="string" calcext:value-type="string">
            <text:p>. Með þessu hygg jeg þá, að svarað sje fyrri spurningunni; hin spurningin er torveldari, því að vandratað er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7" calcext:value-type="float">
            <text:p>7</text:p>
          </table:table-cell>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table:style-name="Default" office:value-type="float" office:value="30" calcext:value-type="float">
            <text:p>30</text:p>
          </table:table-cell>
          <table:table-cell table:style-name="Default" office:value-type="string" calcext:value-type="string">
            <text:p>1870-Freistingar-PallThorl.txt</text:p>
          </table:table-cell>
          <table:table-cell table:style-name="Default" office:value-type="string" calcext:value-type="string">
            <text:p>I</text:p>
          </table:table-cell>
          <table:table-cell table:style-name="Default" office:value-type="float" office:value="4" calcext:value-type="float">
            <text:p>4</text:p>
          </table:table-cell>
          <table:table-cell table:style-name="Default" office:value-type="string" calcext:value-type="string">
            <text:p>Páll Þor­láks­son</text:p>
          </table:table-cell>
          <table:table-cell table:style-name="Default" office:value-type="string" calcext:value-type="string">
            <text:p>vorpróf</text:p>
          </table:table-cell>
          <table:table-cell table:style-name="Default" office:value-type="float" office:value="198" calcext:value-type="float">
            <text:p>198</text:p>
          </table:table-cell>
          <table:table-cell table:style-name="Default" office:value-type="string" calcext:value-type="string">
            <text:p>1870-Freistingar-PallThorl.txt</text:p>
          </table:table-cell>
          <table:table-cell table:style-name="ce4" office:value-type="string" calcext:value-type="string">
            <text:p><text:s text:c="2"/>að spyrja sjálfan mig, hvað þýði þetta orð: „góður“. Í daglegu tali er almennt skilið við „góður“ um </text:p>
          </table:table-cell>
          <table:table-cell table:style-name="Default" office:value-type="string" calcext:value-type="string">
            <text:p>„góður“</text:p>
          </table:table-cell>
          <table:table-cell table:style-name="Default" office:value-type="string" calcext:value-type="string">
            <text:p>um</text:p>
          </table:table-cell>
          <table:table-cell table:style-name="Default" office:value-type="string" calcext:value-type="string">
            <text:p>mann</text:p>
          </table:table-cell>
          <table:table-cell table:style-name="Default" office:value-type="string" calcext:value-type="string">
            <text:p>sama</text:p>
          </table:table-cell>
          <table:table-cell table:style-name="Default" office:value-type="string" calcext:value-type="string">
            <text:p><text:s/>sama sem „ráðvandur“, „guðhræddur“, „vænn“ (í nýrri merkingu) o.s.fr; en það er og einnig sagt, að </text:p>
          </table:table-cell>
          <table:table-cell table:style-name="Default" office:value-type="string" calcext:value-type="string">
            <text:p>N/F</text:p>
          </table:table-cell>
          <table:table-cell table:style-name="Default" office:value-type="float" office:value="1870" calcext:value-type="float">
            <text:p>1870</text:p>
          </table:table-cell>
          <table:table-cell table:style-name="Default" office:value-type="string" calcext:value-type="string">
            <text:p>1870-Freistingar-PallThorl.txt</text:p>
          </table:table-cell>
          <table:table-cell table:style-name="Default" office:value-type="float" office:value="29" calcext:value-type="float">
            <text:p>29</text:p>
          </table:table-cell>
          <table:table-cell table:style-name="Default" office:value-type="float" office:value="1" calcext:value-type="float">
            <text:p>1</text:p>
          </table:table-cell>
          <table:table-cell table:style-name="Default"/>
          <table:table-cell table:style-name="Default" office:value-type="float" office:value="1" calcext:value-type="float">
            <text:p>1</text:p>
          </table:table-cell>
          <table:table-cell table:style-name="Default" office:value-type="string" calcext:value-type="string">
            <text:p>F</text:p>
          </table:table-cell>
          <table:table-cell table:style-name="Default" office:value-type="float" office:value="1" calcext:value-type="float">
            <text:p>1</text:p>
          </table:table-cell>
          <table:table-cell table:style-name="Default" office:value-type="string" calcext:value-type="string">
            <text:p>OnlyHKF</text:p>
          </table:table-cell>
          <table:table-cell table:style-name="Default" table:number-columns-repeated="1000"/>
        </table:table-row>
        <table:table-row table:style-name="ro1">
          <table:table-cell office:value-type="float" office:value="171" calcext:value-type="float">
            <text:p>171</text:p>
          </table:table-cell>
          <table:table-cell office:value-type="string" calcext:value-type="string">
            <text:p>1902-ThjodFramtid-SigSigtr.txt</text:p>
          </table:table-cell>
          <table:table-cell table:style-name="Default" office:value-type="string" calcext:value-type="string">
            <text:p>I</text:p>
          </table:table-cell>
          <table:table-cell office:value-type="float" office:value="6" calcext:value-type="float">
            <text:p>6</text:p>
          </table:table-cell>
          <table:table-cell office:value-type="string" calcext:value-type="string">
            <text:p>Sig­urð­ur Sig­tryggs­son</text:p>
          </table:table-cell>
          <table:table-cell office:value-type="string" calcext:value-type="string">
            <text:p>vorpróf</text:p>
          </table:table-cell>
          <table:table-cell office:value-type="float" office:value="201" calcext:value-type="float">
            <text:p>201</text:p>
          </table:table-cell>
          <table:table-cell office:value-type="string" calcext:value-type="string">
            <text:p>1902-ThjodFramtid-SigSigtr.txt</text:p>
          </table:table-cell>
          <table:table-cell table:style-name="ce2" office:value-type="string" calcext:value-type="string">
            <text:p><text:s text:c="2"/>og sögu þjóðarinnar. Og sú vill oftast verða reyndin á, að þar sem maður elskar flest, þar unir </text:p>
          </table:table-cell>
          <table:table-cell office:value-type="string" calcext:value-type="string">
            <text:p>þar</text:p>
          </table:table-cell>
          <table:table-cell office:value-type="string" calcext:value-type="string">
            <text:p>unir</text:p>
          </table:table-cell>
          <table:table-cell office:value-type="string" calcext:value-type="string">
            <text:p>maður</text:p>
          </table:table-cell>
          <table:table-cell office:value-type="string" calcext:value-type="string">
            <text:p>best,</text:p>
          </table:table-cell>
          <table:table-cell office:value-type="string" calcext:value-type="string">
            <text:p><text:s/>best, og það knýr oss til þess að leggja krafta vora fram í þjónustu föðurlandsins og vinna að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70" calcext:value-type="float">
            <text:p>170</text:p>
          </table:table-cell>
          <table:table-cell office:value-type="float" office:value="4" calcext:value-type="float">
            <text:p>4</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3" calcext:value-type="float">
            <text:p>133</text:p>
          </table:table-cell>
          <table:table-cell office:value-type="string" calcext:value-type="string">
            <text:p>1897-VeturSumar-OlafMoll.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Ólaf­ur Möll­er</text:p>
          </table:table-cell>
          <table:table-cell office:value-type="string" calcext:value-type="string">
            <text:p>miðsvetrarpróf</text:p>
          </table:table-cell>
          <table:table-cell office:value-type="float" office:value="203" calcext:value-type="float">
            <text:p>203</text:p>
          </table:table-cell>
          <table:table-cell office:value-type="string" calcext:value-type="string">
            <text:p>1897-VeturSumar-OlafMoll.txt</text:p>
          </table:table-cell>
          <table:table-cell table:style-name="ce2" office:value-type="string" calcext:value-type="string">
            <text:p><text:s text:c="2"/>sofna í „Fjalakettinum“ en það getur mjer aldrei tekist í „Kastalanum“. – Þá er nú blessuð tjörnin. Hún veitir </text:p>
          </table:table-cell>
          <table:table-cell office:value-type="string" calcext:value-type="string">
            <text:p>Hún</text:p>
          </table:table-cell>
          <table:table-cell office:value-type="string" calcext:value-type="string">
            <text:p>veitir</text:p>
          </table:table-cell>
          <table:table-cell office:value-type="string" calcext:value-type="string">
            <text:p>manni</text:p>
          </table:table-cell>
          <table:table-cell office:value-type="string" calcext:value-type="string">
            <text:p>marga</text:p>
          </table:table-cell>
          <table:table-cell office:value-type="string" calcext:value-type="string">
            <text:p><text:s/>marga unaðslega stund, en þá kemur skautafjelagið er mann varir minst og spillir öllu. Refsinornirnar hafa nefnil.</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VeturSumar-OlafMoll.txt</text:p>
          </table:table-cell>
          <table:table-cell office:value-type="float" office:value="132" calcext:value-type="float">
            <text:p>132</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204" calcext:value-type="float">
            <text:p>204</text:p>
          </table:table-cell>
          <table:table-cell office:value-type="string" calcext:value-type="string">
            <text:p>1903-ListinLifa-PallSig.txt</text:p>
          </table:table-cell>
          <table:table-cell table:style-name="ce2" office:value-type="string" calcext:value-type="string">
            <text:p><text:s/>, eins og sjá má dagsdaglega hjer í bænum. En hvað lítið sem maður neytir þess, og hversu vel </text:p>
          </table:table-cell>
          <table:table-cell office:value-type="string" calcext:value-type="string">
            <text:p>hversu</text:p>
          </table:table-cell>
          <table:table-cell office:value-type="string" calcext:value-type="string">
            <text:p>vel</text:p>
          </table:table-cell>
          <table:table-cell office:value-type="string" calcext:value-type="string">
            <text:p>maður</text:p>
          </table:table-cell>
          <table:table-cell office:value-type="string" calcext:value-type="string">
            <text:p>getur</text:p>
          </table:table-cell>
          <table:table-cell office:value-type="string" calcext:value-type="string">
            <text:p><text:s/>getur haldið bátnum í horfinu, án þess hann hrekist með straumi eiturlindarinnar, þá hefur það þó eigi að </text:p>
          </table:table-cell>
          <table:table-cell office:value-type="string" calcext:value-type="string">
            <text:p>F</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28" calcext:value-type="float">
            <text:p>128</text:p>
          </table:table-cell>
          <table:table-cell office:value-type="string" calcext:value-type="string">
            <text:p>1897-Fermingardagurinn-LarThorarens.txt</text:p>
          </table:table-cell>
          <table:table-cell table:style-name="Default" office:value-type="string" calcext:value-type="string">
            <text:p>II</text:p>
          </table:table-cell>
          <table:table-cell office:value-type="float" office:value="2" calcext:value-type="float">
            <text:p>2</text:p>
          </table:table-cell>
          <table:table-cell office:value-type="string" calcext:value-type="string">
            <text:p>Lár­us Thoraren­sen</text:p>
          </table:table-cell>
          <table:table-cell office:value-type="string" calcext:value-type="string">
            <text:p>miðsvetrarpróf</text:p>
          </table:table-cell>
          <table:table-cell office:value-type="float" office:value="205" calcext:value-type="float">
            <text:p>205</text:p>
          </table:table-cell>
          <table:table-cell office:value-type="string" calcext:value-type="string">
            <text:p>1897-Fermingardagurinn-LarThorarens.txt</text:p>
          </table:table-cell>
          <table:table-cell table:style-name="ce2" office:value-type="string" calcext:value-type="string">
            <text:p><text:s text:c="2"/>frá foreldrum mínum, gleymdist mjer smátt og smátt það góða er jeg hafði lært, því enginn getur verið </text:p>
          </table:table-cell>
          <table:table-cell office:value-type="string" calcext:value-type="string">
            <text:p>getur</text:p>
          </table:table-cell>
          <table:table-cell office:value-type="string" calcext:value-type="string">
            <text:p>verið</text:p>
          </table:table-cell>
          <table:table-cell office:value-type="string" calcext:value-type="string">
            <text:p>manni</text:p>
          </table:table-cell>
          <table:table-cell office:value-type="string" calcext:value-type="string">
            <text:p>í</text:p>
          </table:table-cell>
          <table:table-cell office:value-type="string" calcext:value-type="string">
            <text:p><text:s/>í góðrar móður stað að öllu leyti, því hver mundi fremur rjetta manni hjálparhönd, þegar í nauðirnar rekur, </text:p>
          </table:table-cell>
          <table:table-cell office:value-type="string" calcext:value-type="string">
            <text:p>F</text:p>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27" calcext:value-type="float">
            <text:p>127</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91" calcext:value-type="float">
            <text:p>91</text:p>
          </table:table-cell>
          <table:table-cell office:value-type="string" calcext:value-type="string">
            <text:p>1890-HugsanirHimingeiminn-JonBlond.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Blön­dal</text:p>
          </table:table-cell>
          <table:table-cell office:value-type="string" calcext:value-type="string">
            <text:p>vorpróf</text:p>
          </table:table-cell>
          <table:table-cell office:value-type="float" office:value="206" calcext:value-type="float">
            <text:p>206</text:p>
          </table:table-cell>
          <table:table-cell office:value-type="string" calcext:value-type="string">
            <text:p>1890-HugsanirHimingeiminn-JonBlond.txt</text:p>
          </table:table-cell>
          <table:table-cell table:style-name="ce2" office:value-type="string" calcext:value-type="string">
            <text:p><text:s text:c="2"/>allan þennan fjölda af sólum, reikistjörnum og tunglum, er vjer sjáum og undrast fegurð þeirra; því næst verður </text:p>
          </table:table-cell>
          <table:table-cell office:value-type="string" calcext:value-type="string">
            <text:p>næst</text:p>
          </table:table-cell>
          <table:table-cell office:value-type="string" calcext:value-type="string">
            <text:p>verður</text:p>
          </table:table-cell>
          <table:table-cell office:value-type="string" calcext:value-type="string">
            <text:p>manni</text:p>
          </table:table-cell>
          <table:table-cell office:value-type="string" calcext:value-type="string">
            <text:p>að</text:p>
          </table:table-cell>
          <table:table-cell office:value-type="string" calcext:value-type="string">
            <text:p><text:s/>að hugsa um verur þær, er á þeim hljóta að búa og um það hversu fullkomnar þær sjeu,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90" calcext:value-type="float">
            <text:p>90</text:p>
          </table:table-cell>
          <table:table-cell office:value-type="float" office:value="2" calcext:value-type="float">
            <text:p>2</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91" calcext:value-type="float">
            <text:p>91</text:p>
          </table:table-cell>
          <table:table-cell office:value-type="string" calcext:value-type="string">
            <text:p>1890-HugsanirHimingeiminn-JonBlond.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Blön­dal</text:p>
          </table:table-cell>
          <table:table-cell office:value-type="string" calcext:value-type="string">
            <text:p>vorpróf</text:p>
          </table:table-cell>
          <table:table-cell office:value-type="float" office:value="207" calcext:value-type="float">
            <text:p>207</text:p>
          </table:table-cell>
          <table:table-cell office:value-type="string" calcext:value-type="string">
            <text:p>1890-HugsanirHimingeiminn-JonBlond.txt</text:p>
          </table:table-cell>
          <table:table-cell table:style-name="ce2" office:value-type="string" calcext:value-type="string">
            <text:p><text:s text:c="2"/>hnöttunum sje ekkert líf, en þar sem að margar reikistjörnur sýnast vera ennþá fullkomnari en jörðin þá verður </text:p>
          </table:table-cell>
          <table:table-cell office:value-type="string" calcext:value-type="string">
            <text:p>þá</text:p>
          </table:table-cell>
          <table:table-cell office:value-type="string" calcext:value-type="string">
            <text:p>verður</text:p>
          </table:table-cell>
          <table:table-cell office:value-type="string" calcext:value-type="string">
            <text:p>maður</text:p>
          </table:table-cell>
          <table:table-cell office:value-type="string" calcext:value-type="string">
            <text:p>einnig</text:p>
          </table:table-cell>
          <table:table-cell office:value-type="string" calcext:value-type="string">
            <text:p><text:s/>einnig að álíta að á þeim búi ennþá fullkomnari verur. <text:s text:c="3"/>Stjörnunum öllum er skipt niður í hópa, sem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90" calcext:value-type="float">
            <text:p>90</text:p>
          </table:table-cell>
          <table:table-cell office:value-type="float" office:value="3" calcext:value-type="float">
            <text:p>3</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87" calcext:value-type="float">
            <text:p>187</text:p>
          </table:table-cell>
          <table:table-cell office:value-type="string" calcext:value-type="string">
            <text:p>1904-LysingHeima-OlPPe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Ólaf­ur P. Pét­urs­son</text:p>
          </table:table-cell>
          <table:table-cell office:value-type="string" calcext:value-type="string">
            <text:p>vorpróf</text:p>
          </table:table-cell>
          <table:table-cell office:value-type="float" office:value="208" calcext:value-type="float">
            <text:p>208</text:p>
          </table:table-cell>
          <table:table-cell office:value-type="string" calcext:value-type="string">
            <text:p>1904-LysingHeima-OlPPet.txt</text:p>
          </table:table-cell>
          <table:table-cell table:style-name="ce2" office:value-type="string" calcext:value-type="string">
            <text:p><text:s text:c="2"/>tveggja hæða, er eins og gefur að skilja lítið útsýni niður í sjálfum bænum. Af þessum ástæðum verður </text:p>
          </table:table-cell>
          <table:table-cell office:value-type="string" calcext:value-type="string">
            <text:p>ástæðum</text:p>
          </table:table-cell>
          <table:table-cell office:value-type="string" calcext:value-type="string">
            <text:p>verður</text:p>
          </table:table-cell>
          <table:table-cell office:value-type="string" calcext:value-type="string">
            <text:p>maður</text:p>
          </table:table-cell>
          <table:table-cell office:value-type="string" calcext:value-type="string">
            <text:p>,</text:p>
          </table:table-cell>
          <table:table-cell office:value-type="string" calcext:value-type="string">
            <text:p>, til þess að fá gott útsýni yfir landið umhverfis bæinn, að fara upp á hæðirnar sem eru í </text:p>
          </table:table-cell>
          <table:table-cell office:value-type="string" calcext:value-type="string">
            <text:p>F</text:p>
          </table:table-cell>
          <table:table-cell office:value-type="float" office:value="1904" calcext:value-type="float">
            <text:p>1904</text:p>
          </table:table-cell>
          <table:table-cell office:value-type="string" calcext:value-type="string">
            <text:p>1904-LysingHeima-OlPPet.txt</text:p>
          </table:table-cell>
          <table:table-cell office:value-type="float" office:value="186" calcext:value-type="float">
            <text:p>186</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7" calcext:value-type="float">
            <text:p>137</text:p>
          </table:table-cell>
          <table:table-cell office:value-type="string" calcext:value-type="string">
            <text:p>1898-LysingHeima-VilhFins.txt</text:p>
          </table:table-cell>
          <table:table-cell table:style-name="Default" office:value-type="string" calcext:value-type="string">
            <text:p>II</text:p>
          </table:table-cell>
          <table:table-cell office:value-type="float" office:value="1" calcext:value-type="float">
            <text:p>1</text:p>
          </table:table-cell>
          <table:table-cell office:value-type="string" calcext:value-type="string">
            <text:p>Vil­hjálm­ur Fin­sen</text:p>
          </table:table-cell>
          <table:table-cell office:value-type="string" calcext:value-type="string">
            <text:p>vorpróf</text:p>
          </table:table-cell>
          <table:table-cell office:value-type="float" office:value="209" calcext:value-type="float">
            <text:p>209</text:p>
          </table:table-cell>
          <table:table-cell office:value-type="string" calcext:value-type="string">
            <text:p>1898-LysingHeima-VilhFins.txt</text:p>
          </table:table-cell>
          <table:table-cell table:style-name="ce2" office:value-type="string" calcext:value-type="string">
            <text:p><text:s text:c="2"/>fjöllin af þeim úr Reykjavík. Ef maður gengur niður að ströndinni, þá blasir stórt og mikið fjall við </text:p>
          </table:table-cell>
          <table:table-cell office:value-type="string" calcext:value-type="string">
            <text:p>fjall</text:p>
          </table:table-cell>
          <table:table-cell office:value-type="string" calcext:value-type="string">
            <text:p>við</text:p>
          </table:table-cell>
          <table:table-cell office:value-type="string" calcext:value-type="string">
            <text:p>manni</text:p>
          </table:table-cell>
          <table:table-cell office:value-type="string" calcext:value-type="string">
            <text:p>,</text:p>
          </table:table-cell>
          <table:table-cell office:value-type="string" calcext:value-type="string">
            <text:p>, er heitir Esja og dálítið þar fyrir vestan og norðan er Akrafjall. Fyrir neðan Esjuna er Kjalarnesið, sem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36" calcext:value-type="float">
            <text:p>136</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10" calcext:value-type="float">
            <text:p>210</text:p>
          </table:table-cell>
          <table:table-cell office:value-type="string" calcext:value-type="string">
            <text:p>1890-Konur-OlafJoh.txt</text:p>
          </table:table-cell>
          <table:table-cell table:style-name="ce2" office:value-type="string" calcext:value-type="string">
            <text:p><text:s text:c="2"/>tekur það, sem heimurinn kallar hamingju fyrir mælikvarða, virðist nokkuð satt í þessu. Sá vegur blasir oft við </text:p>
          </table:table-cell>
          <table:table-cell office:value-type="string" calcext:value-type="string">
            <text:p>oft</text:p>
          </table:table-cell>
          <table:table-cell office:value-type="string" calcext:value-type="string">
            <text:p>við</text:p>
          </table:table-cell>
          <table:table-cell office:value-type="string" calcext:value-type="string">
            <text:p>manni</text:p>
          </table:table-cell>
          <table:table-cell office:value-type="string" calcext:value-type="string">
            <text:p>,</text:p>
          </table:table-cell>
          <table:table-cell office:value-type="string" calcext:value-type="string">
            <text:p>, er liggur til auðs og metorða, hann virðist breiður og ruddur, og maður þarf einungis að afneita samvizku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2" calcext:value-type="float">
            <text:p>2</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11" calcext:value-type="float">
            <text:p>111</text:p>
          </table:table-cell>
          <table:table-cell office:value-type="string" calcext:value-type="string">
            <text:p>1894-SveitaBaejarlif-JonHjaltSig.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n Hjalta­lín Sig­urðs­son</text:p>
          </table:table-cell>
          <table:table-cell office:value-type="string" calcext:value-type="string">
            <text:p>vorpróf</text:p>
          </table:table-cell>
          <table:table-cell office:value-type="float" office:value="211" calcext:value-type="float">
            <text:p>211</text:p>
          </table:table-cell>
          <table:table-cell office:value-type="string" calcext:value-type="string">
            <text:p>1894-SveitaBaejarlif-JonHjaltSig.txt</text:p>
          </table:table-cell>
          <table:table-cell table:style-name="ce2" office:value-type="string" calcext:value-type="string">
            <text:p><text:s/>Berið líf bóndans hjér á landi saman við líf og starf sjáfarbóndans (1894) <text:s/>Þegar </text:p>
          </table:table-cell>
          <table:table-cell table:style-name="ce8" office:value-type="string" calcext:value-type="string">
            <text:p>(1894)</text:p>
          </table:table-cell>
          <table:table-cell office:value-type="string" calcext:value-type="string">
            <text:p>Þegar</text:p>
          </table:table-cell>
          <table:table-cell office:value-type="string" calcext:value-type="string">
            <text:p>maður</text:p>
          </table:table-cell>
          <table:table-cell office:value-type="string" calcext:value-type="string">
            <text:p>ber</text:p>
          </table:table-cell>
          <table:table-cell office:value-type="string" calcext:value-type="string">
            <text:p><text:s/>ber saman líf bóndans og sjáfarmannsins þá verður að skoða líf hvers fyrir sig og jafna saman á </text:p>
          </table:table-cell>
          <table:table-cell office:value-type="string" calcext:value-type="string">
            <text:p>F</text:p>
          </table:table-cell>
          <table:table-cell office:value-type="float" office:value="1894" calcext:value-type="float">
            <text:p>1894</text:p>
          </table:table-cell>
          <table:table-cell office:value-type="string" calcext:value-type="string">
            <text:p>1894-SveitaBaejarlif-JonHjaltSig.txt</text:p>
          </table:table-cell>
          <table:table-cell office:value-type="float" office:value="110" calcext:value-type="float">
            <text:p>110</text:p>
          </table:table-cell>
          <table:table-cell office:value-type="float" office:value="1" calcext:value-type="float">
            <text:p>1</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61" calcext:value-type="float">
            <text:p>161</text:p>
          </table:table-cell>
          <table:table-cell office:value-type="string" calcext:value-type="string">
            <text:p>1902-Kirkjulysingar-JulHavst.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Júl­í­us Hav­steen</text:p>
          </table:table-cell>
          <table:table-cell office:value-type="string" calcext:value-type="string">
            <text:p>miðsvetrarpróf</text:p>
          </table:table-cell>
          <table:table-cell office:value-type="float" office:value="212" calcext:value-type="float">
            <text:p>212</text:p>
          </table:table-cell>
          <table:table-cell office:value-type="string" calcext:value-type="string">
            <text:p>1902-Kirkjulysingar-JulHavst.txt</text:p>
          </table:table-cell>
          <table:table-cell table:style-name="ce2" office:value-type="string" calcext:value-type="string">
            <text:p><text:s text:c="2"/>til beggja handa, þeir eru gulbrúnir á lit (eikarmálaðir) og í hverjum stól geta komist frá 6-8 tilheyrendur. Þegar </text:p>
          </table:table-cell>
          <table:table-cell office:value-type="string" calcext:value-type="string">
            <text:p>tilheyrendur.</text:p>
          </table:table-cell>
          <table:table-cell office:value-type="string" calcext:value-type="string">
            <text:p>Þegar</text:p>
          </table:table-cell>
          <table:table-cell office:value-type="string" calcext:value-type="string">
            <text:p>maður</text:p>
          </table:table-cell>
          <table:table-cell office:value-type="string" calcext:value-type="string">
            <text:p>er</text:p>
          </table:table-cell>
          <table:table-cell office:value-type="string" calcext:value-type="string">
            <text:p><text:s/>er kominn inn fyrir kyrkjustólana, þá er einsog dálítil upphækkun á gólfinu, og rjett fyrir framan þessa upphækkun</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60" calcext:value-type="float">
            <text:p>160</text:p>
          </table:table-cell>
          <table:table-cell office:value-type="float" office:value="5" calcext:value-type="float">
            <text:p>5</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0" calcext:value-type="float">
            <text:p>90</text:p>
          </table:table-cell>
          <table:table-cell office:value-type="string" calcext:value-type="string">
            <text:p>1890-HugsanirHimingeiminn-JonBen.txt</text:p>
          </table:table-cell>
          <table:table-cell table:style-name="Default" office:value-type="string" calcext:value-type="string">
            <text:p>N/A</text:p>
          </table:table-cell>
          <table:table-cell office:value-type="float" office:value="2" calcext:value-type="float">
            <text:p>2</text:p>
          </table:table-cell>
          <table:table-cell office:value-type="string" calcext:value-type="string">
            <text:p>Jón Bene­dikts­son</text:p>
          </table:table-cell>
          <table:table-cell office:value-type="string" calcext:value-type="string">
            <text:p>vorpróf</text:p>
          </table:table-cell>
          <table:table-cell office:value-type="float" office:value="213" calcext:value-type="float">
            <text:p>213</text:p>
          </table:table-cell>
          <table:table-cell office:value-type="string" calcext:value-type="string">
            <text:p>1890-HugsanirHimingeiminn-JonBen.txt</text:p>
          </table:table-cell>
          <table:table-cell table:style-name="ce2" office:value-type="string" calcext:value-type="string">
            <text:p><text:s text:c="2"/>einnig bygðar, þó mönnum sje með öllu ókunnugt um hvernig þeim verum sje varið, sem þar búa. <text:s text:c="3"/>Þegar </text:p>
          </table:table-cell>
          <table:table-cell office:value-type="string" calcext:value-type="string">
            <text:p>búa.</text:p>
          </table:table-cell>
          <table:table-cell office:value-type="string" calcext:value-type="string">
            <text:p>Þegar</text:p>
          </table:table-cell>
          <table:table-cell office:value-type="string" calcext:value-type="string">
            <text:p>maður</text:p>
          </table:table-cell>
          <table:table-cell office:value-type="string" calcext:value-type="string">
            <text:p>er</text:p>
          </table:table-cell>
          <table:table-cell office:value-type="string" calcext:value-type="string">
            <text:p><text:s/>er staddur úti um haust eða vetrarkvöld í heiðskýru veðri og virðir fyrir sjer hinn óteljandi fjölda stjarna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HugsanirHimingeiminn-JonBen.txt</text:p>
          </table:table-cell>
          <table:table-cell office:value-type="float" office:value="89" calcext:value-type="float">
            <text:p>89</text:p>
          </table:table-cell>
          <table:table-cell office:value-type="float" office:value="1" calcext:value-type="float">
            <text:p>1</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214" calcext:value-type="float">
            <text:p>214</text:p>
          </table:table-cell>
          <table:table-cell office:value-type="string" calcext:value-type="string">
            <text:p>1902-Kirkjulysingar-MagnSteph.txt</text:p>
          </table:table-cell>
          <table:table-cell table:style-name="ce2" office:value-type="string" calcext:value-type="string">
            <text:p><text:s text:c="2"/>innan; aðrar dyr eru á skrúðhúsinu og veit þeim móti vestri, austri eru þær litlar og ljótar. <text:s text:c="3"/>Þegar </text:p>
          </table:table-cell>
          <table:table-cell office:value-type="string" calcext:value-type="string">
            <text:p>ljótar.</text:p>
          </table:table-cell>
          <table:table-cell office:value-type="string" calcext:value-type="string">
            <text:p>Þegar</text:p>
          </table:table-cell>
          <table:table-cell office:value-type="string" calcext:value-type="string">
            <text:p>maður</text:p>
          </table:table-cell>
          <table:table-cell office:value-type="string" calcext:value-type="string">
            <text:p>gengur</text:p>
          </table:table-cell>
          <table:table-cell office:value-type="string" calcext:value-type="string">
            <text:p><text:s/>gengur inn um aðal vængjadyr kirkjunnar, þá kemur maður inní andyrið og eru þar stigar á báðar hliðar,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88" calcext:value-type="float">
            <text:p>188</text:p>
          </table:table-cell>
          <table:table-cell office:value-type="string" calcext:value-type="string">
            <text:p>1904-LysingHeima-SteindBjorns.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Stein­dór Björns­son</text:p>
          </table:table-cell>
          <table:table-cell office:value-type="string" calcext:value-type="string">
            <text:p>vorpróf</text:p>
          </table:table-cell>
          <table:table-cell office:value-type="float" office:value="215" calcext:value-type="float">
            <text:p>215</text:p>
          </table:table-cell>
          <table:table-cell office:value-type="string" calcext:value-type="string">
            <text:p>1904-LysingHeima-SteindBjorns.txt</text:p>
          </table:table-cell>
          <table:table-cell table:style-name="ce2" office:value-type="string" calcext:value-type="string">
            <text:p><text:s text:c="2"/>stærri túnblettir, girtir á ýmsan hátt, sumir með grjótgörðum, aðrir með skurðum, en flestir með gadda-vír. Þegar </text:p>
          </table:table-cell>
          <table:table-cell office:value-type="string" calcext:value-type="string">
            <text:p>gadda-vír.</text:p>
          </table:table-cell>
          <table:table-cell office:value-type="string" calcext:value-type="string">
            <text:p>Þegar</text:p>
          </table:table-cell>
          <table:table-cell office:value-type="string" calcext:value-type="string">
            <text:p>maður</text:p>
          </table:table-cell>
          <table:table-cell office:value-type="string" calcext:value-type="string">
            <text:p>lítur</text:p>
          </table:table-cell>
          <table:table-cell office:value-type="string" calcext:value-type="string">
            <text:p><text:s/>lítur lengra burt, sést sjórinn; hann er ætíð tignarlegur, en núna var hann svo blíður að sjá, þar </text:p>
          </table:table-cell>
          <table:table-cell office:value-type="string" calcext:value-type="string">
            <text:p>F</text:p>
          </table:table-cell>
          <table:table-cell office:value-type="float" office:value="1904" calcext:value-type="float">
            <text:p>1904</text:p>
          </table:table-cell>
          <table:table-cell office:value-type="string" calcext:value-type="string">
            <text:p>1904-LysingHeima-SteindBjorns.txt</text:p>
          </table:table-cell>
          <table:table-cell office:value-type="float" office:value="187" calcext:value-type="float">
            <text:p>187</text:p>
          </table:table-cell>
          <table:table-cell office:value-type="float" office:value="2" calcext:value-type="float">
            <text:p>2</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16" calcext:value-type="float">
            <text:p>216</text:p>
          </table:table-cell>
          <table:table-cell office:value-type="string" calcext:value-type="string">
            <text:p>1890-Konur-OlafJoh.txt</text:p>
          </table:table-cell>
          <table:table-cell table:style-name="ce2" office:value-type="string" calcext:value-type="string">
            <text:p><text:s text:c="2"/>það borgi sig bezt í heiminum að vera eigingjarn og vondur, þeim, sem sjeu það, líði bezt. Þegar </text:p>
          </table:table-cell>
          <table:table-cell office:value-type="string" calcext:value-type="string">
            <text:p>bezt.</text:p>
          </table:table-cell>
          <table:table-cell office:value-type="string" calcext:value-type="string">
            <text:p>Þegar</text:p>
          </table:table-cell>
          <table:table-cell office:value-type="string" calcext:value-type="string">
            <text:p>maður</text:p>
          </table:table-cell>
          <table:table-cell office:value-type="string" calcext:value-type="string">
            <text:p>tekur</text:p>
          </table:table-cell>
          <table:table-cell office:value-type="string" calcext:value-type="string">
            <text:p><text:s/>tekur það, sem heimurinn kallar hamingju fyrir mælikvarða, virðist nokkuð satt í þessu. Sá vegur blasir oft við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1" calcext:value-type="float">
            <text:p>1</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43" calcext:value-type="float">
            <text:p>43</text:p>
          </table:table-cell>
          <table:table-cell office:value-type="string" calcext:value-type="string">
            <text:p>1877-ListinLifa-FinnJons.txt</text:p>
          </table:table-cell>
          <table:table-cell table:style-name="Default" office:value-type="string" calcext:value-type="string">
            <text:p>I</text:p>
          </table:table-cell>
          <table:table-cell office:value-type="float" office:value="5" calcext:value-type="float">
            <text:p>5</text:p>
          </table:table-cell>
          <table:table-cell office:value-type="string" calcext:value-type="string">
            <text:p>Finn­ur Jóns­son</text:p>
          </table:table-cell>
          <table:table-cell office:value-type="string" calcext:value-type="string">
            <text:p>[missing info; “var tek­inn í Lærða skól­ann 1872 og braut­skráð­ist 1878”]</text:p>
          </table:table-cell>
          <table:table-cell office:value-type="float" office:value="219" calcext:value-type="float">
            <text:p>219</text:p>
          </table:table-cell>
          <table:table-cell office:value-type="string" calcext:value-type="string">
            <text:p>1877-ListinLifa-FinnJons.txt</text:p>
          </table:table-cell>
          <table:table-cell table:style-name="ce2" office:value-type="string" calcext:value-type="string">
            <text:p><text:s text:c="2"/>það, sem maður getur ekki skilið í tilliti til guðs veru og hans eiginlegleika; aptur á mót á </text:p>
          </table:table-cell>
          <table:table-cell office:value-type="string" calcext:value-type="string">
            <text:p>mót</text:p>
          </table:table-cell>
          <table:table-cell office:value-type="string" calcext:value-type="string">
            <text:p>á</text:p>
          </table:table-cell>
          <table:table-cell office:value-type="string" calcext:value-type="string">
            <text:p>maður</text:p>
          </table:table-cell>
          <table:table-cell office:value-type="string" calcext:value-type="string">
            <text:p>ekki</text:p>
          </table:table-cell>
          <table:table-cell office:value-type="string" calcext:value-type="string">
            <text:p><text:s/>ekki að vera svo, að efa það, sem skynsamlegt þykir, svo sem efunarmanna flokkurinn (sceptici) því að það </text:p>
          </table:table-cell>
          <table:table-cell office:value-type="string" calcext:value-type="string">
            <text:p>F</text:p>
          </table:table-cell>
          <table:table-cell office:value-type="float" office:value="1877" calcext:value-type="float">
            <text:p>1877</text:p>
          </table:table-cell>
          <table:table-cell office:value-type="string" calcext:value-type="string">
            <text:p>1877-ListinLifa-FinnJons.txt</text:p>
          </table:table-cell>
          <table:table-cell office:value-type="float" office:value="42" calcext:value-type="float">
            <text:p>42</text:p>
          </table:table-cell>
          <table:table-cell office:value-type="float" office:value="10" calcext:value-type="float">
            <text:p>10</text:p>
          </table:table-cell>
          <table:table-cell/>
          <table:table-cell office:value-type="float" office:value="2" calcext:value-type="float">
            <text:p>2</text:p>
          </table:table-cell>
          <table:table-cell office:value-type="string" calcext:value-type="string">
            <text:p>F</text:p>
          </table:table-cell>
          <table:table-cell office:value-type="float" office:value="2" calcext:value-type="float">
            <text:p>2</text:p>
          </table:table-cell>
          <table:table-cell office:value-type="string" calcext:value-type="string">
            <text:p>OnlyHKF</text:p>
          </table:table-cell>
          <table:table-cell table:number-columns-repeated="1000"/>
        </table:table-row>
        <table:table-row table:style-name="ro1">
          <table:table-cell office:value-type="float" office:value="15" calcext:value-type="float">
            <text:p>15</text:p>
          </table:table-cell>
          <table:table-cell office:value-type="string" calcext:value-type="string">
            <text:p>1855-ListinLifa-ThorgrAJohns.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Þor­grím­ur A. John­sen</text:p>
          </table:table-cell>
          <table:table-cell office:value-type="string" calcext:value-type="string">
            <text:p>[missing info; “var tek­inn í Lærða skól­ann 1852, lauk burt­ far­ar­prófi 1860”]</text:p>
          </table:table-cell>
          <table:table-cell office:value-type="float" office:value="220" calcext:value-type="float">
            <text:p>220</text:p>
          </table:table-cell>
          <table:table-cell office:value-type="string" calcext:value-type="string">
            <text:p>1855-ListinLifa-ThorgrAJohns.txt</text:p>
          </table:table-cell>
          <table:table-cell table:style-name="ce2" office:value-type="string" calcext:value-type="string">
            <text:p><text:s text:c="2"/>móti heldur þeim við líði, og geta þeir þá varað langan tíma. 3. Vekur þrifnaður þokka annarra manna á </text:p>
          </table:table-cell>
          <table:table-cell office:value-type="string" calcext:value-type="string">
            <text:p>manna</text:p>
          </table:table-cell>
          <table:table-cell office:value-type="string" calcext:value-type="string">
            <text:p>á</text:p>
          </table:table-cell>
          <table:table-cell office:value-type="string" calcext:value-type="string">
            <text:p>manni</text:p>
          </table:table-cell>
          <table:table-cell office:value-type="string" calcext:value-type="string">
            <text:p>,</text:p>
          </table:table-cell>
          <table:table-cell office:value-type="string" calcext:value-type="string">
            <text:p>, en allir verða frábitnir hinum óþrifna. 4. Vekur þrifnaður hjá manninum ánægju með sjálfan sig, því að það er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istinLifa-ThorgrAJohns.txt</text:p>
          </table:table-cell>
          <table:table-cell office:value-type="float" office:value="14" calcext:value-type="float">
            <text:p>14</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43" calcext:value-type="float">
            <text:p>143</text:p>
          </table:table-cell>
          <table:table-cell office:value-type="string" calcext:value-type="string">
            <text:p>1900-Ferdalysingar-JohGSig.txt</text:p>
          </table:table-cell>
          <table:table-cell table:style-name="Default" office:value-type="string" calcext:value-type="string">
            <text:p>I</text:p>
          </table:table-cell>
          <table:table-cell office:value-type="float" office:value="2" calcext:value-type="float">
            <text:p>2</text:p>
          </table:table-cell>
          <table:table-cell office:value-type="string" calcext:value-type="string">
            <text:p>Jóhann G. Sigurðsson</text:p>
          </table:table-cell>
          <table:table-cell office:value-type="string" calcext:value-type="string">
            <text:p>vorpróf</text:p>
          </table:table-cell>
          <table:table-cell office:value-type="float" office:value="221" calcext:value-type="float">
            <text:p>221</text:p>
          </table:table-cell>
          <table:table-cell office:value-type="string" calcext:value-type="string">
            <text:p>1900-Ferdalysingar-JohGSig.txt</text:p>
          </table:table-cell>
          <table:table-cell table:style-name="ce2" office:value-type="string" calcext:value-type="string">
            <text:p><text:s text:c="2"/>meðferðis, en roðþunna sauðskinnsskó, og auk þess er leiðin alsett holtum og hraunum, sem skera og merja á </text:p>
          </table:table-cell>
          <table:table-cell office:value-type="string" calcext:value-type="string">
            <text:p>merja</text:p>
          </table:table-cell>
          <table:table-cell office:value-type="string" calcext:value-type="string">
            <text:p>á</text:p>
          </table:table-cell>
          <table:table-cell office:value-type="string" calcext:value-type="string">
            <text:p>manni</text:p>
          </table:table-cell>
          <table:table-cell office:value-type="string" calcext:value-type="string">
            <text:p>fæturna.</text:p>
          </table:table-cell>
          <table:table-cell office:value-type="string" calcext:value-type="string">
            <text:p><text:s/>fæturna. Við fengum okkur lítið eitt sælgæti í nestið í Borgarnesi og lögðum þegar af stað kvíðafullir og </text:p>
          </table:table-cell>
          <table:table-cell office:value-type="string" calcext:value-type="string">
            <text:p>F</text:p>
          </table:table-cell>
          <table:table-cell office:value-type="float" office:value="1900" calcext:value-type="float">
            <text:p>1900</text:p>
          </table:table-cell>
          <table:table-cell office:value-type="string" calcext:value-type="string">
            <text:p>1900-Ferdalysingar-JohGSig.txt</text:p>
          </table:table-cell>
          <table:table-cell office:value-type="float" office:value="142" calcext:value-type="float">
            <text:p>142</text:p>
          </table:table-cell>
          <table:table-cell office:value-type="float" office:value="3" calcext:value-type="float">
            <text:p>3</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22" calcext:value-type="float">
            <text:p>222</text:p>
          </table:table-cell>
          <table:table-cell office:value-type="string" calcext:value-type="string">
            <text:p>1890-Konur-OlafJoh.txt</text:p>
          </table:table-cell>
          <table:table-cell table:style-name="ce2" office:value-type="string" calcext:value-type="string">
            <text:p><text:s text:c="2"/>voldugra manna, máske líka dagleg þörf, laða og seyða, smá kæfa niður rödd samvizkunnar og veikja trúna á </text:p>
          </table:table-cell>
          <table:table-cell office:value-type="string" calcext:value-type="string">
            <text:p>trúna</text:p>
          </table:table-cell>
          <table:table-cell office:value-type="string" calcext:value-type="string">
            <text:p>á</text:p>
          </table:table-cell>
          <table:table-cell office:value-type="string" calcext:value-type="string">
            <text:p>manns</text:p>
          </table:table-cell>
          <table:table-cell office:value-type="string" calcext:value-type="string">
            <text:p>köllun,</text:p>
          </table:table-cell>
          <table:table-cell office:value-type="string" calcext:value-type="string">
            <text:p><text:s/>köllun, að breyta eftir sannfæringunni. Kjör þeirra, sem höfnuðu þessum gæðum þegar þau buðust, og gengu sinn veg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4" calcext:value-type="float">
            <text:p>4</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240" calcext:value-type="float">
            <text:p>240</text:p>
          </table:table-cell>
          <table:table-cell office:value-type="string" calcext:value-type="string">
            <text:p>1855-LesturRomana-StefSSteph.txt</text:p>
          </table:table-cell>
          <table:table-cell table:style-name="ce2" office:value-type="string" calcext:value-type="string">
            <text:p><text:s text:c="2"/>verða að hafa vita á, að vinsa úr það nýtilega; því ef menn ekki geta það, verður það </text:p>
          </table:table-cell>
          <table:table-cell office:value-type="string" calcext:value-type="string">
            <text:p>verður</text:p>
          </table:table-cell>
          <table:table-cell office:value-type="string" calcext:value-type="string">
            <text:p>það</text:p>
          </table:table-cell>
          <table:table-cell office:value-type="string" calcext:value-type="string">
            <text:p>manni</text:p>
          </table:table-cell>
          <table:table-cell office:value-type="string" calcext:value-type="string">
            <text:p>til</text:p>
          </table:table-cell>
          <table:table-cell office:value-type="string" calcext:value-type="string">
            <text:p><text:s/>til ills að lesa þær; því þá gefa þær manni of fagrar og góðar hugmyndir um lífið, og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2" calcext:value-type="float">
            <text:p>2</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office:value-type="float" office:value="178" calcext:value-type="float">
            <text:p>178</text:p>
          </table:table-cell>
          <table:table-cell office:value-type="string" calcext:value-type="string">
            <text:p>1903-ListinLifa-PallSig.txt</text:p>
          </table:table-cell>
          <table:table-cell table:style-name="Default" office:value-type="string" calcext:value-type="string">
            <text:p>I</text:p>
          </table:table-cell>
          <table:table-cell office:value-type="float" office:value="3" calcext:value-type="float">
            <text:p>3</text:p>
          </table:table-cell>
          <table:table-cell office:value-type="string" calcext:value-type="string">
            <text:p>Páll Sig­urð­s­son</text:p>
          </table:table-cell>
          <table:table-cell office:value-type="string" calcext:value-type="string">
            <text:p>vorpróf</text:p>
          </table:table-cell>
          <table:table-cell office:value-type="float" office:value="241" calcext:value-type="float">
            <text:p>241</text:p>
          </table:table-cell>
          <table:table-cell office:value-type="string" calcext:value-type="string">
            <text:p>1903-ListinLifa-PallSig.txt</text:p>
          </table:table-cell>
          <table:table-cell table:style-name="ce2" office:value-type="string" calcext:value-type="string">
            <text:p><text:s text:c="2"/>er þetta harla lítil afsökun, og mjög svo lítilvæg. En það einkennilega við áfengið er það, að þegar </text:p>
          </table:table-cell>
          <table:table-cell office:value-type="string" calcext:value-type="string">
            <text:p>að</text:p>
          </table:table-cell>
          <table:table-cell office:value-type="string" calcext:value-type="string">
            <text:p>þegar</text:p>
          </table:table-cell>
          <table:table-cell office:value-type="string" calcext:value-type="string">
            <text:p>maður</text:p>
          </table:table-cell>
          <table:table-cell office:value-type="string" calcext:value-type="string">
            <text:p>er</text:p>
          </table:table-cell>
          <table:table-cell office:value-type="string" calcext:value-type="string">
            <text:p><text:s/>er birjaður, þá er svo erfitt að vera hófdrykkjumaður til lengdar og vanalega er það, að fyr eða </text:p>
          </table:table-cell>
          <table:table-cell office:value-type="string" calcext:value-type="string">
            <text:p>F</text:p>
          </table:table-cell>
          <table:table-cell office:value-type="float" office:value="1903" calcext:value-type="float">
            <text:p>1903</text:p>
          </table:table-cell>
          <table:table-cell office:value-type="string" calcext:value-type="string">
            <text:p>1903-ListinLifa-PallSig.txt</text:p>
          </table:table-cell>
          <table:table-cell office:value-type="float" office:value="177" calcext:value-type="float">
            <text:p>177</text:p>
          </table:table-cell>
          <table:table-cell office:value-type="float" office:value="5" calcext:value-type="float">
            <text:p>5</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136" calcext:value-type="float">
            <text:p>136</text:p>
          </table:table-cell>
          <table:table-cell office:value-type="string" calcext:value-type="string">
            <text:p>1898-LysingHeima-ValdErl.txt</text:p>
          </table:table-cell>
          <table:table-cell table:style-name="Default" office:value-type="string" calcext:value-type="string">
            <text:p>I</text:p>
          </table:table-cell>
          <table:table-cell office:value-type="float" office:value="1" calcext:value-type="float">
            <text:p>1</text:p>
          </table:table-cell>
          <table:table-cell office:value-type="string" calcext:value-type="string">
            <text:p>Valdi­mar Er­lends­son</text:p>
          </table:table-cell>
          <table:table-cell office:value-type="string" calcext:value-type="string">
            <text:p>vorpróf</text:p>
          </table:table-cell>
          <table:table-cell office:value-type="float" office:value="242" calcext:value-type="float">
            <text:p>242</text:p>
          </table:table-cell>
          <table:table-cell office:value-type="string" calcext:value-type="string">
            <text:p>1898-LysingHeima-ValdErl.txt</text:p>
          </table:table-cell>
          <table:table-cell table:style-name="ce2" office:value-type="string" calcext:value-type="string">
            <text:p><text:s text:c="2"/>10 ár, heitir Ás. Hann stendur á háum hól. Austan við bæinn er mýri með smá þúfunöbbum, en þegar </text:p>
          </table:table-cell>
          <table:table-cell office:value-type="string" calcext:value-type="string">
            <text:p>en</text:p>
          </table:table-cell>
          <table:table-cell office:value-type="string" calcext:value-type="string">
            <text:p>þegar</text:p>
          </table:table-cell>
          <table:table-cell office:value-type="string" calcext:value-type="string">
            <text:p>maður</text:p>
          </table:table-cell>
          <table:table-cell office:value-type="string" calcext:value-type="string">
            <text:p>horfir</text:p>
          </table:table-cell>
          <table:table-cell office:value-type="string" calcext:value-type="string">
            <text:p><text:s/>horfir yfir hana sýnist hún vera alveg slétt. Það er einkennilegt við mýri þessa að uppúr henni gnæfa </text:p>
          </table:table-cell>
          <table:table-cell office:value-type="string" calcext:value-type="string">
            <text:p>F</text:p>
          </table:table-cell>
          <table:table-cell office:value-type="float" office:value="1898" calcext:value-type="float">
            <text:p>1898</text:p>
          </table:table-cell>
          <table:table-cell office:value-type="string" calcext:value-type="string">
            <text:p>1898-LysingHeima-ValdErl.txt</text:p>
          </table:table-cell>
          <table:table-cell office:value-type="float" office:value="135" calcext:value-type="float">
            <text:p>135</text:p>
          </table:table-cell>
          <table:table-cell office:value-type="float" office:value="1" calcext:value-type="float">
            <text:p>1</text:p>
          </table:table-cell>
          <table:table-cell/>
          <table:table-cell office:value-type="float" office:value="4" calcext:value-type="float">
            <text:p>4</text:p>
          </table:table-cell>
          <table:table-cell office:value-type="string" calcext:value-type="string">
            <text:p>F</text:p>
          </table:table-cell>
          <table:table-cell office:value-type="float" office:value="4" calcext:value-type="float">
            <text:p>4</text:p>
          </table:table-cell>
          <table:table-cell office:value-type="string" calcext:value-type="string">
            <text:p>AfterHKF</text:p>
          </table:table-cell>
          <table:table-cell table:number-columns-repeated="1000"/>
        </table:table-row>
        <table:table-row table:style-name="ro1">
          <table:table-cell office:value-type="float" office:value="162" calcext:value-type="float">
            <text:p>162</text:p>
          </table:table-cell>
          <table:table-cell office:value-type="string" calcext:value-type="string">
            <text:p>1902-Kirkjulysingar-MagnSteph.txt</text:p>
          </table:table-cell>
          <table:table-cell table:style-name="Default" office:value-type="string" calcext:value-type="string">
            <text:p>N/A</text:p>
          </table:table-cell>
          <table:table-cell office:value-type="float" office:value="3" calcext:value-type="float">
            <text:p>3</text:p>
          </table:table-cell>
          <table:table-cell office:value-type="string" calcext:value-type="string">
            <text:p>Magn­ús Steph­en­sen</text:p>
          </table:table-cell>
          <table:table-cell office:value-type="string" calcext:value-type="string">
            <text:p>miðsvetrarpróf</text:p>
          </table:table-cell>
          <table:table-cell office:value-type="float" office:value="243" calcext:value-type="float">
            <text:p>243</text:p>
          </table:table-cell>
          <table:table-cell office:value-type="string" calcext:value-type="string">
            <text:p>1902-Kirkjulysingar-MagnSteph.txt</text:p>
          </table:table-cell>
          <table:table-cell table:style-name="ce2" office:value-type="string" calcext:value-type="string">
            <text:p><text:s text:c="2"/>ganga upp á lopt. Eru það breiðir og góðir stigar, svo verða fyrir manni aðrar vængjadyr og þegar </text:p>
          </table:table-cell>
          <table:table-cell office:value-type="string" calcext:value-type="string">
            <text:p>og</text:p>
          </table:table-cell>
          <table:table-cell office:value-type="string" calcext:value-type="string">
            <text:p>þegar</text:p>
          </table:table-cell>
          <table:table-cell office:value-type="string" calcext:value-type="string">
            <text:p>maður</text:p>
          </table:table-cell>
          <table:table-cell office:value-type="string" calcext:value-type="string">
            <text:p>kemur</text:p>
          </table:table-cell>
          <table:table-cell office:value-type="string" calcext:value-type="string">
            <text:p><text:s/>kemur inn fyrir þær er maður kominn inn í kirkjuna, það fyrst 20 bekkjir hvor megin, upp yfir dyrunum </text:p>
          </table:table-cell>
          <table:table-cell office:value-type="string" calcext:value-type="string">
            <text:p>F</text:p>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61" calcext:value-type="float">
            <text:p>161</text:p>
          </table:table-cell>
          <table:table-cell office:value-type="float" office:value="4" calcext:value-type="float">
            <text:p>4</text:p>
          </table:table-cell>
          <table:table-cell/>
          <table:table-cell office:value-type="float" office:value="4" calcext:value-type="float">
            <text:p>4</text:p>
          </table:table-cell>
          <table:table-cell office:value-type="string" calcext:value-type="string">
            <text:p>F</text:p>
          </table:table-cell>
          <table:table-cell office:value-type="float" office:value="5" calcext:value-type="float">
            <text:p>5</text:p>
          </table:table-cell>
          <table:table-cell office:value-type="string" calcext:value-type="string">
            <text:p>AfterHKF</text:p>
          </table:table-cell>
          <table:table-cell table:number-columns-repeated="1000"/>
        </table:table-row>
        <table:table-row table:style-name="ro1">
          <table:table-cell office:value-type="float" office:value="93" calcext:value-type="float">
            <text:p>93</text:p>
          </table:table-cell>
          <table:table-cell office:value-type="string" calcext:value-type="string">
            <text:p>1890-Konur-OlafJoh.txt</text:p>
          </table:table-cell>
          <table:table-cell table:style-name="Default" office:value-type="string" calcext:value-type="string">
            <text:p>N/A</text:p>
          </table:table-cell>
          <table:table-cell office:value-type="float" office:value="4" calcext:value-type="float">
            <text:p>4</text:p>
          </table:table-cell>
          <table:table-cell office:value-type="string" calcext:value-type="string">
            <text:p>Ólaf­ía Jó­hanns­dótt­ir</text:p>
          </table:table-cell>
          <table:table-cell office:value-type="string" calcext:value-type="string">
            <text:p>vorpróf</text:p>
          </table:table-cell>
          <table:table-cell office:value-type="float" office:value="261" calcext:value-type="float">
            <text:p>261</text:p>
          </table:table-cell>
          <table:table-cell office:value-type="string" calcext:value-type="string">
            <text:p>1890-Konur-OlafJoh.txt</text:p>
          </table:table-cell>
          <table:table-cell table:style-name="ce2" office:value-type="string" calcext:value-type="string">
            <text:p><text:s text:c="2"/>vill fyrirlitning heimskingjanna, sem miklast yfir að hafa selt samvizku sína og sannfæringu við hæzta boð, af því </text:p>
          </table:table-cell>
          <table:table-cell office:value-type="string" calcext:value-type="string">
            <text:p>af</text:p>
          </table:table-cell>
          <table:table-cell office:value-type="string" calcext:value-type="string">
            <text:p>því</text:p>
          </table:table-cell>
          <table:table-cell office:value-type="string" calcext:value-type="string">
            <text:p>maður</text:p>
          </table:table-cell>
          <table:table-cell office:value-type="string" calcext:value-type="string">
            <text:p>veit,</text:p>
          </table:table-cell>
          <table:table-cell office:value-type="string" calcext:value-type="string">
            <text:p><text:s/>veit, að maður hefur hlýtt sinni köllun og sannfæringu, þá sjer maður að ráðvendni og drengskapur eru sín </text:p>
          </table:table-cell>
          <table:table-cell office:value-type="string" calcext:value-type="string">
            <text:p>F</text:p>
          </table:table-cell>
          <table:table-cell office:value-type="float" office:value="1890" calcext:value-type="float">
            <text:p>1890</text:p>
          </table:table-cell>
          <table:table-cell office:value-type="string" calcext:value-type="string">
            <text:p>1890-Konur-OlafJoh.txt</text:p>
          </table:table-cell>
          <table:table-cell office:value-type="float" office:value="92" calcext:value-type="float">
            <text:p>92</text:p>
          </table:table-cell>
          <table:table-cell office:value-type="float" office:value="6" calcext:value-type="float">
            <text:p>6</text:p>
          </table:table-cell>
          <table:table-cell/>
          <table:table-cell office:value-type="float" office:value="3" calcext:value-type="float">
            <text:p>3</text:p>
          </table:table-cell>
          <table:table-cell office:value-type="string" calcext:value-type="string">
            <text:p>F</text:p>
          </table:table-cell>
          <table:table-cell office:value-type="float" office:value="3" calcext:value-type="float">
            <text:p>3</text:p>
          </table:table-cell>
          <table:table-cell office:value-type="string" calcext:value-type="string">
            <text:p>HKFothers</text:p>
          </table:table-cell>
          <table:table-cell table:number-columns-repeated="1000"/>
        </table:table-row>
        <table:table-row table:style-name="ro1">
          <table:table-cell office:value-type="float" office:value="14" calcext:value-type="float">
            <text:p>14</text:p>
          </table:table-cell>
          <table:table-cell office:value-type="string" calcext:value-type="string">
            <text:p>1855-LesturRomana-StefSSteph.txt</text:p>
          </table:table-cell>
          <table:table-cell table:style-name="Default" office:value-type="string" calcext:value-type="string">
            <text:p>II</text:p>
          </table:table-cell>
          <table:table-cell office:value-type="float" office:value="6" calcext:value-type="float">
            <text:p>6</text:p>
          </table:table-cell>
          <table:table-cell office:value-type="string" calcext:value-type="string">
            <text:p>Stef­án S. Steph­en­sen</text:p>
          </table:table-cell>
          <table:table-cell office:value-type="string" calcext:value-type="string">
            <text:p>[missing info; “var tek­inn í Lærða skól­ann árið 1847, lauk burt­ far­ar­prófi 1856]</text:p>
          </table:table-cell>
          <table:table-cell office:value-type="float" office:value="263" calcext:value-type="float">
            <text:p>263</text:p>
          </table:table-cell>
          <table:table-cell office:value-type="string" calcext:value-type="string">
            <text:p>1855-LesturRomana-StefSSteph.txt</text:p>
          </table:table-cell>
          <table:table-cell table:style-name="ce2" office:value-type="string" calcext:value-type="string">
            <text:p><text:s/>; því ef menn ekki geta það, verður það manni til ills að lesa þær; því þá gefa þær </text:p>
          </table:table-cell>
          <table:table-cell office:value-type="string" calcext:value-type="string">
            <text:p>gefa</text:p>
          </table:table-cell>
          <table:table-cell office:value-type="string" calcext:value-type="string">
            <text:p>þær</text:p>
          </table:table-cell>
          <table:table-cell office:value-type="string" calcext:value-type="string">
            <text:p>manni</text:p>
          </table:table-cell>
          <table:table-cell office:value-type="string" calcext:value-type="string">
            <text:p>of</text:p>
          </table:table-cell>
          <table:table-cell office:value-type="string" calcext:value-type="string">
            <text:p><text:s/>of fagrar og góðar hugmyndir um lífið, og geta þannig leitt mann á ýmsa afvegu; þær geta truflað </text:p>
          </table:table-cell>
          <table:table-cell office:value-type="string" calcext:value-type="string">
            <text:p>F</text:p>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3" calcext:value-type="float">
            <text:p>13</text:p>
          </table:table-cell>
          <table:table-cell office:value-type="float" office:value="3" calcext:value-type="float">
            <text:p>3</text:p>
          </table:table-cell>
          <table:table-cell/>
          <table:table-cell office:value-type="float" office:value="1" calcext:value-type="float">
            <text:p>1</text:p>
          </table:table-cell>
          <table:table-cell office:value-type="string" calcext:value-type="string">
            <text:p>F</text:p>
          </table:table-cell>
          <table:table-cell office:value-type="float" office:value="1" calcext:value-type="float">
            <text:p>1</text:p>
          </table:table-cell>
          <table:table-cell office:value-type="string" calcext:value-type="string">
            <text:p>OnlyHKF</text:p>
          </table:table-cell>
          <table:table-cell table:number-columns-repeated="1000"/>
        </table:table-row>
        <table:table-row table:style-name="ro1">
          <table:table-cell table:style-name="Default" office:value-type="float" office:value="1" calcext:value-type="float">
            <text:p>1</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ögulegt að fá þekkingu á landsmálefnum, og rithöfundum varnað þess, að breiða út sannsýnar og heillavænlegar skoðanir, þótt þeir vildu og hefðu hæfileika til. <text:s text:c="3"/>Með prentfrelsislögum hafa þessi fjötrar nú víðast hvar verið leystir af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til mikils gagns fyrir lönd og lýði. Með lögum þessum hefur þeim mönnum, er góða þekkingu höfðu á stjórn og lögum, verið gefinn kostur á að láta skoðanir sínar afdráttarlaust í ljósi. Hafa rit þeirr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 calcext:value-type="float">
            <text:p>3</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 miklu leyti er það satt, að skaðinn gjöri mann hygginn? (1869) <text:s/>Reynslan er eitthvert bezta ráð til þess, að afl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ygginda, en skaðinn aflar mönnum reynslu, og að því leyti hygginda. Að vísu gjörir hann það eigi beinlínis, heldur óbeinlínis, því að óttinn um það, að hann muni dynja yfir á hverri stundunni, og vitneskjan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 calcext:value-type="float">
            <text:p>4</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mingju til að bera heyrir ennfremur fyrir utan ættgöfgi, auð og upphefð, og hið annað, er jeg hef talið, að hafa einhverja þá kosti til að bera, er veki aðdáun manna, því að þeir afl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álits, ef þeir eru látnir koma í ljós og mikið á þeim ber. Til þessa helst einhver framúrskarandi kunnátta eða snilld í einhverri grein, hverri sem vera skal, aðeins ef hún þykir eptirsóknarverð eða öfundsverð.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 calcext:value-type="float">
            <text:p>5</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 miklu leyti er það satt, að skaðinn gjöri mann hygginn? (1869) <text:s/>Reynslan er eitthvert bezta ráð til þess, að afla mönnum hygginda, en skaðinn afla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reynslu, og að því leyti hygginda. Að vísu gjörir hann það eigi beinlínis, heldur óbeinlínis, því að óttinn um það, að hann muni dynja yfir á hverri stundunni, og vitneskjan um það, að skaðinn hegni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 calcext:value-type="float">
            <text:p>21</text:p>
          </table:table-cell>
          <table:table-cell table:style-name="ce15" office:value-type="string" calcext:value-type="string">
            <text:p>1881-MedferdDyra-SigHjorlK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isbjóða dýrunum. Lög hafa einnig verið samin til þess að hafa nokkra tryggingu fyrir því, að eigi sje farið ósæmilega með dýrin, en þau lög geta ekki ætíð náð tilgangi sínum, nema innra lögmál anda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banni þeim að níðast á dýrunum. <text:s/>Sigurður Hjörleifsson Kvaran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MedferdDyra-SigHjorlK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 calcext:value-type="float">
            <text:p>22</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raunir“? (1893) <text:s/>Skoðanir manna á því, hvort menntunin sje í rauninni farsællegri og hamingjuvænlegri fyrir mennina og tilveru þeirra, hafa verið næsta misjafnar. Sumir hafa haldið því fram, að með vaxandi menntun og þekkingu, hlyti and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að taka framförum til hins betra, hlyti að göfgast og fullkomnast og menn fengju jafnframt betri hæfilegleika til að gegna störfum sínum og berjast gegn örðugleikum lífsins, og gætu því gjört sjer lífið þægilegra og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 calcext:value-type="float">
            <text:p>27</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tíma. En síðan einokuninni ljetti af, hefur landið tekið framförum í mörgum greinum. <text:s text:c="3"/>Fiskveiðar voru hjer framan af einungis stundaðar á opnum skipum. Þess konar fiskveiðum fylgir mikil hætta, en óveður og stormar geta aptr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rá, að leggja eins mikla rækt við þær sem skyldi og þyrfti, þar eð það er einn af aðal atvinnuvegum Íslendinga. Menn sáu, að þetta gat komið sjer illa og þá er farið að nota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 calcext:value-type="float">
            <text:p>28</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trauðla verið, nema hún sje frjáls, eða þegar hún stendur einstaklingunum í vegi á brautinni til þroska og farsældar. Munum vjer nú sýna, hverja þýðingu frjáls stjórnarskipun hefur fyrir þjóðirnar. <text:s text:c="3"/>Ófrjáls stjórnarskipun heptir einatt atvinnuveg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svo að arðurinn af þeim verður miklum mun minni, og svo mikið getur ófrelsið orðið, að mjög örðugt sje fyrir almenning að verða efnaðan. Dæmi þess má sjá á Tyrkjum nú á dögum. Almenningur e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 calcext:value-type="float">
            <text:p>29</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sem hann lifir í, en til þess að geti það, þá þarf hann að hafa fullt frelsi, til að beita þeim eftir sinni vild, mannkyninu til gangs. Þess vegna má engin bönd leggja á atvinnuveg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í neinu tilliti, ef þeir að eins gjöra sig eigi seka í brotum gegn borgaralegum lögum, því að það hamlar mönnum frá því, að beita kröptum sínum eins og þeir vilja, og heptir framfarir þjóðanna. <text:s text:c="3"/></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 calcext:value-type="float">
            <text:p>30</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yrir lönd og lýði. Með lögum þessum hefur þeim mönnum, er góða þekkingu höfðu á stjórn og lögum, verið gefinn kostur á að láta skoðanir sínar afdráttarlaust í ljósi. Hafa rit þeirra opt opnað aug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fyrir þarflegum og nauðsynlegum lagabótum, og komið inn hjá alþýðu rjettri skoðun á ýmsum málefnum, er varða almenning, og um leið aukið henni þor til að krefjast umbóta; því með sannfæringunni um það, að haf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 calcext:value-type="float">
            <text:p>31</text:p>
          </table:table-cell>
          <table:table-cell table:style-name="ce15" office:value-type="string" calcext:value-type="string">
            <text:p>1869-ThekkjaSig-Jo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á hefur maðurinn fyrst fengið fullkomna þekkingu á sjálfum sjer, þegar hann þekkir hvorutveggja bæði kosti sína og ókosti. En sjálfselskan gjörir mönnunum líka örðugt, að þekkja kosti þeirra, því að hún blindar aug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svo að þeim þykja kostir sínir miklir og margir, en brestirnir litlir og fáir. Mennirnir eiga miklu hægra með að líta hlutdrægnislaust á kosti og ókosti annara, að svo miklu leyti sem þeir sjást. Þannig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ThekkjaSig-Jo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 calcext:value-type="float">
            <text:p>32</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úr öðrum, aðeins af metorðagirnd, frægðarlöngun eða hjegómagirni, að þeir með öllu móti reyni að virðast meiri en þeir eru, því þeir líta eigi á hina innri verðugleika, heldur á það, að ljóma fyrir augum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Hjegómagirndin kemur mönnum opt til að grobba af mannkostum sínum, fegurð, auðæfum o.fl. þess konar, en opt er það, að þeir, sem mest láta af sjer, hafa minnsta hæfilegleika til að bera, en þeir,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 calcext:value-type="float">
            <text:p>34</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reglusemi hefur hleypt upp jafnvel lítilmótlegustu þjóðum. Rómverjar voru í fornöld hin voldugasta þjóð í heimi, og mikillátasta, en stjórnleysi, svall og sællífi gjörðu útaf við hana. Enn fremur sjáum vjer af sögunni,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f lægstu stigum hafa komizt til hinna æðstu valda og metorða fyrir dugnað sinn og atorkusemi, svo sem Maríus hjá Rómverjum og fl. Það hefur því í öllu tilliti ávallt þótt mikilsvert að þekkja sögu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 calcext:value-type="float">
            <text:p>35</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eigi jafnmikil, ef þess er neytt í hófi. Menn verða hvorki ósjálfbjarga nje viti sínu fjær, en vínið hefur engu að síður skaðleg áhrif. Vínið er tælandi og meðalhófið vandratað. Getur því svo fari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drekki meir en þeir hafa í upphafi ætlað sjer. <text:s text:c="3"/>Vínið hefur skaðleg áhrif á líkama og sál, hvort sem drukkið er mikið eða lítið, en áhrif þessi eru að því skapi minni, sem minna e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 calcext:value-type="float">
            <text:p>36</text:p>
          </table:table-cell>
          <table:table-cell table:style-name="ce15" office:value-type="string" calcext:value-type="string">
            <text:p>1880-ListinLifa-OlDa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ptir ólifað, en þeir hafa þó mikið misst. Þenna missi leiðir af því, að þeir hugsuðu ekki eptir rás tímans, og vissu ekki hvað þeir áttu er þeir áttu tíman. <text:s text:c="3"/>Af þessu má sjá,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að vísu marga góða gripi, en vita ekki ef þeim, og færa sjer þá ekki í nyt, en þegar þeir verða þess vísir, að þeir eiga þá, geta þeir ekki ávallt notað þá. <text:s text:c="3"/>Men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OlDa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 calcext:value-type="float">
            <text:p>37</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nn að reyna að útbreiða hana sem mest. Það er mjög líkt með trúna, þannig hefur hún breiðst út til allra þjóða og haft betrandi áhrif á hugi þjóðanna. Það er því mitt áli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i ekki að aðhyllast hana, nema menn sjái að hún miði til góðs og reyna af öllum mætti að sporna við henni. <text:s/>Haraldur Sigurðsso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 calcext:value-type="float">
            <text:p>38</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aðra, því annars gæti svo farið að hann yrði vistarlaus um veturinn. Þrátt fyrir ýmsa ókosti sem haustið hefur í för með sjer, þá getur þó haustið verið mjög fallegt og skemmtilegt;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hlakki til haustsins stafar af því að mönnum þykir leitt að sjá á bak hita og hlýju sumarsins. <text:s/>Haraldur Sigurðsso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 calcext:value-type="float">
            <text:p>39</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í gönur. Í menntunarleysinu eru menn lausir við margt, er til óánægju getur leitt. Tilhneigingar þeirra geta ekki orðið eins sterkar og fjölbreytilegar, vegna þess að þeir ekki þekkja ýmislegt, er þær helzt stefn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þá þurftaminni og lítilþægari. Þakklátssemi við forsjónina býr í brjóstum þeirra, og þeir þykjast hafa himin höndum tekið ef eitthvað óvanalegt happ hefur borizt þeim að höndum. <text:s text:c="3"/>Því verður ekki neitað, að hin góðu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0" calcext:value-type="float">
            <text:p>40</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eins sjer, og til þess, að fullnægja girndum sínum og fýstum; getur þetta allt verið mönnum til nota, ef þeir kunna með að fara. <text:s text:c="3"/>Það illa, er getur leitt af lestri skemmtisagna, er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yða of miklum tíma til þess, að lesa þær, því að fyrir fæstum er svo ástatt, að þeir hafi eigi eitthvað annað, er þeim er nær að gjöra, en lesa skemmtisögur. Þær geta og haft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1" calcext:value-type="float">
            <text:p>41</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yrir þeim. Allt stefnir að því að leggja undir sig sem flesta krapta til þess að láta þá svo vinna, en maðurinn uppsker auðvitað launin fyrir vinnu þeirra. Það var undireins í byrjun 19. alda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a fyrst að nota gufukraptinn á ýmislegan hátt, til þess að knýja áfram vjelar á landi eða á sjó. Í fyrstu var kraptur þessi lítið notaður, en nú hefur notkun hans breiðst út um allan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2" calcext:value-type="float">
            <text:p>42</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ið föðurlandið, og sá þáttur, er oss verður örðugast að slíta, en aftur á hinn bóginn of lítil ættjarðarást og of lítil trú á framtíð landsins, sem stuðlar að útflutningum. <text:s text:c="3"/>Venjulegasta orsökin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lytja af landi burt, er sú, að mönnum finnst þeim ekki líða nógu vel á ættjörðinni – einkum í efnanlegu tilliti – og ætla að sjer muni líða betur annarsstaðar. Það er oft svo, að mönnum virðist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 calcext:value-type="float">
            <text:p>43</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ugurinn vill oft leita þangað og þá fara björtu hliðarnar að koma í ljós. Það binda þá sterkari bönd við ættjörðina en svo, að þeir geti slitið þau. †msar aðrar orsakir liggja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lytja af landi burt, t.d. óánægja með stjórnarfar eins og átti sjer stað hjá Norðmönnum á 9. öld og núna t.d. hjá Finnum. <text:s text:c="3"/>Útflutningarnir til Vesturheims er eitt hið versta átumein þjóðar vorrar, me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 calcext:value-type="float">
            <text:p>44</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og hvað illt getur af honum leitt? (1855) <text:s/>Margskonar gagn geta menn haft af að lesa rit þessi. Bæði er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ræðast um marga hluti og marga viðburði, er skeð hafa fyrir mörgum öldum einhverstaðar út í heimi; læra að þekkja hugsunarhátt þjóðarinnar, er skemmtiritið ræðir um; sjá aldarháttinn; stjórnarfyrirkomulagið og kjör og daglegt líf hins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 calcext:value-type="float">
            <text:p>4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og sitja ef til vill alla nóttina í gríðarkulda. Ef alltaf vel gengi þá gæti það ef til vill borgað sig, en það er nú ekki alltaf að það gengur vel, opt fer svo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rétt í soðið. Ef fiskast hefur vel um veturinn þá verða menn á vorin að þvo fiskinn og þurka hann og leggja flestir hann inn til kaupmannsins sem þeir hafa fengið lán hjá um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 calcext:value-type="float">
            <text:p>46</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í heiminum átölulaust, og enginn sá, er eigi kann að hlýða, getur boðið öðrum. Þegar menn njóta góðs uppeldis styrkist líkaminn og verður færari til vinnu, menn eru vandir við alls konar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i kennt það öðrum, enda þótt menn aldrei gjöri það sjálfir. Af öllu þessu, er nú er talið, verða menn mikils metnir af öðrum úti í frá og þykja æfinlega mestu menn. Með því nú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 calcext:value-type="float">
            <text:p>47</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daglegu tali. Í daglegu tali kalla menn alla „viðhlæjendur“ og „vilmælendur“ vini sína, en menn finna það, þegar í raunirnar rekur, hverjir eru vinir og hverjir ekki vinir. Eins virðist málsháttur þessi benda á,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i einmitt þekkt vini sína frá hræsnurunum á því, að vinirnir segja þeim til vamms þeirra, en hræsnararnir og smjaðrararnir tala jafnan eins og þeim bezt líkar og forðast að segja nokkuð það, sem á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 calcext:value-type="float">
            <text:p>48</text:p>
          </table:table-cell>
          <table:table-cell table:style-name="ce15" office:value-type="string" calcext:value-type="string">
            <text:p>1889-Vinir-FridrFridr.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annanna er margbreytilegt. Sumir hneigjast að þessu, aðrir að öðru o.s.frv. Af þessu kemur, að hugir manna dragast í ýmsar áttir og keppa að mismunandi takmarki; er því ekki að búast vi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i dregizt jafnt að öllum eða haft jafnmikla skemmtun að sambúð hvers og eins, sem vera skal. En sálin gleymir aldrei þrá sinni eptir innilegu samtengingar bandi. Hún leitar og hefur enga ró, fyr e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Vinir-FridrFrid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 calcext:value-type="float">
            <text:p>49</text:p>
          </table:table-cell>
          <table:table-cell table:style-name="ce15" office:value-type="string" calcext:value-type="string">
            <text:p>1880-ListinLifa-JakSig.txt</text:p>
          </table:table-cell>
          <table:table-cell table:style-name="ce15" office:value-type="string" calcext:value-type="string">
            <text:p>N/A</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í orðtaki þessu. Vjer sjáum það bæði, ef vjer rennum huga vorum aptur yfir umliðna tíman, af mannkynssögunni og sömuleiðis, ef vjer gefum gaum að högum manna þeirra, er vjer þekkjum af eigin reynslu,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jafnan verið og eru jafnan að meiru eða minnu leyti óánægðir með efni sín og hagi. Þessi óánægja fer eigi minnkandi, þótt auður og metorð vaxi, heldur sjáum vjer þess mörg dæmi, að hú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Jak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 calcext:value-type="float">
            <text:p>50</text:p>
          </table:table-cell>
          <table:table-cell table:style-name="ce15" office:value-type="string" calcext:value-type="string">
            <text:p>1882-ListinLifa-OlDav.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gjörum það eitt, sem gott er og höfum vit á að sníða oss stakk eptir vexti, þá getur ekki hjá því farið, að vjer verðum gæfusamir. <text:s text:c="3"/>Vjer höfum mörg dæmi til þess í veraldarsögunni,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byrjað á engu, en endað þannig, að þeir hafa verið mikils metnir. Jeg þarf ekki annað en að minnast á Benjamín Franklín. Aptur heldur sagan sjaldan nafni þeirra manna á lopti, sem hafa lifað </text:p>
          </table:table-cell>
          <table:table-cell table:style-name="Default" office:value-type="string" calcext:value-type="string">
            <text:p>GENERIC</text:p>
          </table:table-cell>
          <table:table-cell table:style-name="Default" office:value-type="float" office:value="1882" calcext:value-type="float">
            <text:p>1882</text:p>
          </table:table-cell>
          <table:table-cell table:style-name="Default" office:value-type="string" calcext:value-type="string">
            <text:p>1882-ListinLifa-OlDa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1" calcext:value-type="float">
            <text:p>51</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fá að njóta farsællrar elli, verða menn að varast allt, sem getur haft spillandi áhrif á heilbrigði líkamans og ekki síst að reyna til að halda sálarkröptunum óskemmdum. Það eru mörg dæmi til,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orðið fjörgamlir og haldið sálarkröptum sínum ungum og óskemmdum, en það eru þeir menn, sem á yngri árum hafa lifað góðu og óspilltu lífi bæði til sálar og líkama, og geta horft tilbaka yfir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 calcext:value-type="float">
            <text:p>52</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st áhrif á þá, er gengur í augum við fyrsta álit; þeir skoða það, sem nálægt þeim er, en líta ekki til þess, sem lengra er í burtu. Það munu vera fá dæmi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i öfundað að mann, þótt hann væri góður, guði þekkur, og ánægður með kjör sín, hafi lítið borið á honum í heiminum, hafi hann verið fátækur og lítilsvirtur. Nei, þessa heims börn öfunda hvert annað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 calcext:value-type="float">
            <text:p>53</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anga um fjörmiklir og heilbrigðir, vitaskuld er það, að margt getur verið, sem maðurinn ekki sjálfur ræður við, sem verður til að gjöra honum ellina erfiða, en ótal dæmi eru þó til, sem sýn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efðu getað skapað sjer betri lífdaga á elliárunum með því að fara skynsamari að ráði sínu í æskunni, en mönnum vill opt verða það á að ana áfram í hugsunarleysi og þrjósku og baka sjálfum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 calcext:value-type="float">
            <text:p>54</text:p>
          </table:table-cell>
          <table:table-cell table:style-name="ce15" office:value-type="string" calcext:value-type="string">
            <text:p>1862-ListinLifa-TomBjorns.txt</text:p>
          </table:table-cell>
          <table:table-cell table:style-name="ce15" office:value-type="string" calcext:value-type="string">
            <text:p>I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annorð sitt, að gegna að öllum skyldum sínum? Hann hefur brotið svo af sjer við mannfjelagið, að það getur ekki trúað honum fyrir því, sem það annars hefði getað. <text:s text:c="3"/>Hins vegar er það auðsæt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ljóta að hneigjast að þeim manni, sem kunnur er að því, að ganga veg dygða og mannkosta, menn hljóta að dást að honum og unna honum. Hann hlýtur þó sjálfur, að verða var við ávexti </text:p>
          </table:table-cell>
          <table:table-cell table:style-name="Default" office:value-type="string" calcext:value-type="string">
            <text:p>GENERIC</text:p>
          </table:table-cell>
          <table:table-cell table:style-name="Default" office:value-type="float" office:value="1862" calcext:value-type="float">
            <text:p>1862</text:p>
          </table:table-cell>
          <table:table-cell table:style-name="Default" office:value-type="string" calcext:value-type="string">
            <text:p>1862-ListinLifa-TomBjor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5" calcext:value-type="float">
            <text:p>55</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kki átt við þennann heim nje mannlegt eðli, en vakir einungis fyrir ímynduninni (Ideal). Enn verra er þó að lesa þessháttar skemmtirit, er lýsa bófum og öðrum þessháttar mönnum, þar mjög er hætt vi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ljóti illt af því það leiði menn út í einhverja óhæfu, en þó er verst að lesa þessháttar rit til að hafa mennina sjer til fyrirmyndar. <text:s/>Eiríkur Magnússo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 calcext:value-type="float">
            <text:p>56</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orrar eflist ekki að sama skapi, og einmitt nú kemur það mjög vel í ljós, að menntun og andlegur þroski er ekki ávallt samfara miklum lærdómi. Þeir gallar virðast vera á menntalífi þjóðar vorra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ugsa meir um að læra svo og svo mikið af tungumálum og öðru heldur en að auðga anda sinn og reyna að hugsa og álykta sjálfir. Þess vegna hljóta þær spurningar að koma fram, hv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 calcext:value-type="float">
            <text:p>57</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niður af fjallabrúninni, til að ná honum, sökum þess að hann er allur utan í berginu, og vill það eigi allsjaldan til að hrapa menn og er þá optast vís dauði. Þó vill til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 lifandi niður. Hve margir menn þannig hafa dáið, er ekki auðvelt að segja, en hitt vita menn, að í einu fjalli hafa hrapað um 20 manns, og er það eigi lítið. Kálgarðaræktin er sömuleið arðsöm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 calcext:value-type="float">
            <text:p>58</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vinna að heyskap og öðrum nauðsynlegum störfum. Hve hressandi og upplífgandi hlýtur það ekki að vera að ganga að vinnu í sumarsólskininu? Auðvitað er erfitt víða, á meðan á heyönnum stendur, en með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 óþreyttir eptir líkamleg störf, er þeir skilja við skólann á vorin, þá er hæfileg líkamleg áreynsla að eins til upplífgunar, til þess að hressa manninn og styrkja krapta hans. <text:s text:c="3"/>Eins og jeg hefi áður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 calcext:value-type="float">
            <text:p>59</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ær sýna oss eða geta sýnt oss; þær geta einnig sýnt oss háttu fornaldarinnar, og frætt oss um margt, sem þar að lýtur. En til þess að geta haft þessi not af skemmtisögum, útheimtis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unni að færa sjer sannleika þann, sem í þeim liggur, í nyt. Fæstar skemmtisögur eru svo, að ekki sjeu þær meira eða minna skreyttar og frá brugðnar því eðlilega; menn mega því ekki taka þæ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0" calcext:value-type="float">
            <text:p>60</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er ráð eru bezt fallin til að efla andlegan þroska þjóðar vorrar? (1902) <text:s/>Sjaldan eða aldrei hefur verið talað jafnmikið um menntun eins og einmitt nú á síðari árum. Það er orðin tízk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ta sjer kennslu í ýmsum námsgreinum, sem álitið er að muni síðar meir koma mönnum að gagni í lífinu. Bæði opinberir skólar, fjelög og einstakir menn gefa mönnum kost á að efla kunnáttu sína og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 calcext:value-type="float">
            <text:p>61</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gi því í fari þeirra, er sæmd er að. Margir eru aðrir hættir þeir, sem menn hafa til þess af hjegómagirnd að sýnast vera það, sem þeir eigi eru. <text:s text:c="3"/>Þannig er það ætlan vo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tist við að sýnast vera það, sem þeir eigi eru, annaðhvort af ótta fyrir mönnum, sjálfsáliti eða hjegómagirnd. Stundum getur allt þetta þrennt fallið saman og stundum tvennt af því. En varla munu dæmi til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 calcext:value-type="float">
            <text:p>62</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hann hefur eigi verðskuldað annað af guði en refsingu, og þykjast vera verðugur alls góðs af honum, að minnsta kosti fremur en margir aðrir menn; ennfremur freistar fátæktin manna til syndar á þann hát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ðast til að leitast við að auka fjármuni sína með ýmsu óguðlegu athæfi, svo sem þjófnaði og öðru þvílíku, og að endingu geta menn orðið svo örvinglaðir af fátækt sinni, að þeir ráðast í að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 calcext:value-type="float">
            <text:p>63</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tað þess að treysta kennslubókunum, því að sjálfstæð menntun er aðalþáttur menntalífsins og skilyrði fyrir andlegum þroska; það er ekki svo að skilja, að kennsla standi andlegum þroska fyrir þrifum, heldur er það skaðleg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áta staðar numið við það eitt, sem þeim er skipað að læra. Íslendingar verða að leggja af letina, því að hún er andlegum þroska til hindrunar, Íslendingar geta vel þroskast, ef þeir vilja, og þega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 calcext:value-type="float">
            <text:p>64</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hinn ríka af efnum hans; af því leiðir, að þó að kjör hins fátæka sjeu vel viðunandi, þá getur hann aldrei verið ánægður, og spillir með því öllum sínum stundlegu sálarfriði. Það er eðlileg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reyni til að bæta kjör sín á hvern þann hátt sem hægt er og leyfilegt, en engu að síður gætu menn verið ánægðir með það, sem fyrir hendi er. Ættu menn allt í sameign og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 calcext:value-type="float">
            <text:p>65</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ritað það, sem honum býr í brjósti; þar verða því miklu fleiri málefni rædd opinberlega, heldur en þar, sem strangt eptirlit er haft á hverju, sem talað eða ritað er. En við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ræða ýmis mikilsverð málefni á mannfundum, í dagblöðum og í tímaritum, við það eykst þekking manna í öllum greinum og þar af leiðir, að menn verða færari um að bjarga sjer í lífinu. <text:s text:c="3"/>Vjer Íslendinga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6" calcext:value-type="float">
            <text:p>66</text:p>
          </table:table-cell>
          <table:table-cell table:style-name="ce15" office:value-type="string" calcext:value-type="string">
            <text:p>1879-Vinir-EmilSchou.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á, er segir honum það, sem ljótt er í fari hans, þá sekkur hann æ dýpra og dýpra, þangað til honum er engin uppreisnar von. Sönn vinátta getur eigi verið án hreinskilni, án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gi vini sínum allt, er mönnum býr í brjósti, hvort heldur honum er það geðfellt, eða eigi. <text:s/>Emil Schou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EmilSchou.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7" calcext:value-type="float">
            <text:p>67</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Nú nota menn fossana til að reka vjelar og til að lýsa upp borgir og bæi. Gufukrapturinn og rafmagnið hafa gjört aldamótin 1800 og 1900 mjög ólík og fáa menn á 18. öldinni munu hafa grunað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sem eru sinn á hvorum stað, gætu á 19. öldinni talað saman án þess að þurfa að hittast. Og svo er um flest annað. <text:s/>Skúli Bogason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 calcext:value-type="float">
            <text:p>68</text:p>
          </table:table-cell>
          <table:table-cell table:style-name="ce15" office:value-type="string" calcext:value-type="string">
            <text:p>1895-IthrottirLeikir-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bæði fimir og snarráðir. Glímurnar eru einkum gagnlegar af því, að þegar menn eru að glíma, reynir á flesta vöðva líkamans. <text:s text:c="3"/>Knattleikur er tíðkaður hjer á landi; við knattleika er einkum komið undir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u fráir á fæti. Knattleikurinn hefur breyzt mikið frá því sem hann var til forna. <text:s text:c="3"/>Sund er tíðkað hjer á landi, enda er það einhver hin hollazta og bezta íþrótt. Alþingi hefur veitt fjárstyrk til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IthrottirLeikir-EggBrEi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9" calcext:value-type="float">
            <text:p>69</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má nefna skautaferðir, sem tíðkast mjög um allt Ísland og handahlaup, stökk og ýmsar aflraunir. Glímur mætti líka telja undir fimleikaæfingar, því að eins og menn glíma á Íslandi er mest komið undir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u fimir, á Íslandi eru brúkuð brögð; en þegar menn glíma í útlöndum, þá brúka þeir hryggjaspennur og þá er mest komið undir afli. <text:s/>Sigfús Maríus Jóhannsson Johnse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0" calcext:value-type="float">
            <text:p>70</text:p>
          </table:table-cell>
          <table:table-cell table:style-name="ce15" office:value-type="string" calcext:value-type="string">
            <text:p>1895-ThjodFramtid-JonThorl.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g nýjir siðir, sem mundu hafa betri áhrif, ryðji sjer til rúms. En vjer sjáum þess mjög mörg dæmi, og ekki sízt hjer á landi, að eldgamlar og illar venjur gjöra það að verkum,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á ekki hvað illa fer, og hverju er ábótavant. Þessi áhrif vanans koma helzt fram, þegar hann er orðinn svo rótgróinn hjá einhverri þjóð, að hún vill ekki sjá hvað betur má fara. <text:s text:c="3"/>Áhrif vanans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Jon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 calcext:value-type="float">
            <text:p>71</text:p>
          </table:table-cell>
          <table:table-cell table:style-name="ce15" office:value-type="string" calcext:value-type="string">
            <text:p>1902-IthrottirLeikir-ThordGudm.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um bjargið, og hver hópur hefur sinn hluta bjargsins að sækja. Einn maður úr hverjum hóp tekst á hendur það hlutverk að síga ofan bjargið; hann er bundinn í sterka kaðalfesti, og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éu öruggir um, að hnútarnir á hinni digru festi rakni ekki utan af manninum, er bundið yfir hnútana og jafnframt um lendar og bak mannsins, með mjórri, fíngerðari festi. Hann fer því næst með hæg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Thord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2" calcext:value-type="float">
            <text:p>72</text:p>
          </table:table-cell>
          <table:table-cell table:style-name="ce15" office:value-type="string" calcext:value-type="string">
            <text:p>1880-VantruHjatru-PalmPal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ða rengja frásögu áreiðanlegra manna, svo framarlega sem þeir ekki geta sjálfir gengið úr skugga um það með rannsóknum eða sjeð það með sínum eigin augum. <text:s text:c="3"/>Hjátrúin er aptur á móti í því fólgin,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kapa sjer með ímyndunarafli sínu ýmisleg atriði samhliða trúargreinunum og leggja þau til jafns við hina verulegu, sönnu trúarlærdóma, eða með öðrum orðum, þeir gjöra engan mun á guðs opinberaða orði og því, sem hugþótti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Palm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3" calcext:value-type="float">
            <text:p>73</text:p>
          </table:table-cell>
          <table:table-cell table:style-name="ce15" office:value-type="string" calcext:value-type="string">
            <text:p>1902-ThjodFramtid-HalldJona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að mjög auðvelt fyrir þá er vilja hafa sig til þess, að vekja hjá almenningi trú á sæluna og vellíðanina í Vesturheimi, en vantrú á framtíð Íslands. En þetta er nóg til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treyma í hópum burt af landinu, eins og þeim finnist ekkert það vera til, er bindi sig við það. Þeir hugsa eingöngu um sinn eigin hag en ekkert um það, að landið má ekki miss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HalldJona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 calcext:value-type="float">
            <text:p>74</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ví, að þeir vilja hvorugur annars vamm vita og vilja hjálpa hver öðrum til alls góðs. Hin miklu sannindi, sem liggja í þessum gamla málshætti, eru því auðsæ. Þó kann opt svo að far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tyggist, ef þeim er sagt undandráttarlaust til syndanna og þyki sjer misboðið, og getur jafnvel svo farið, að þeir leggi fæð á þá, er það gjöra, því að „sannleikanum verður hver sárreiðastur“, eins og annað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5" calcext:value-type="float">
            <text:p>75</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egar vjer sáum það, þegar vjer venjumst því, og það jafnvel þótt vjer eigi sjáum nein veruleg lýti á því. <text:s text:c="3"/>Það að flestir una sjer bezt þar sem þeir uxu upp í æsku, og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nna meira æskustöðvum sínum, en öðrum stöðum, – hvað er það annað en áhrif vanans? Hvað er ættjarðarástin annað en áhrif og afl vanans? <text:s text:c="3"/>Hver skyldi nú vera orsök þess, að vaninn hefur svo mikið vald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6" calcext:value-type="float">
            <text:p>76</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 og hvað illt getur af honum leitt? (1855) <text:s/>Notin af því, að lesa skemmtisögur, eru þau helzt,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fróðari við það, því að opt er það, að einhverjum merkum mönnum er lýst, og aðgjörðum þeirra, öldinni er þeir lifðu á, og þeim, er uppi voru um sama leyti; í skemmtisögunum sjá men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7" calcext:value-type="float">
            <text:p>77</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verju, sem talað eða ritað er. En við það, að menn ræða ýmis mikilsverð málefni á mannfundum, í dagblöðum og í tímaritum, við það eykst þekking manna í öllum greinum og þar af leiði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færari um að bjarga sjer í lífinu. <text:s text:c="3"/>Vjer Íslendingar höfum bæði átt við frelsi og ánauð að búa. Allt fram undir miðja þrettándu öld voru Íslendingar sjálfum sjer ráðandi; þá var líka gullöld þjóðarinna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8" calcext:value-type="float">
            <text:p>78</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er aptur á móti mjög mikil og arðsöm eyjabúum, einkum er hún arðsöm að því, að hún mishepnast aldrei algjörlega. Fuglategundir eru þar einkum lundi, svartfugl og fílungi. Hættumest er að ná fílunganum,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að síga niður af fjallabrúninni, til að ná honum, sökum þess að hann er allur utan í berginu, og vill það eigi allsjaldan til að hrapa menn og er þá optast vís dauði. Þó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9" calcext:value-type="float">
            <text:p>79</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gagni í lífinu. Bæði opinberir skólar, fjelög og einstakir menn gefa mönnum kost á að efla kunnáttu sína og menntun og margir færa sjer slíkt í nyt, og er enginn efi á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fróðari og lærðari en áður. En mjög margir fara á mis við slíkt, því að þá brestur efni og margt annað hindrar þá frá því. En á þessum menntunartíma er það samt auðsætt,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0" calcext:value-type="float">
            <text:p>80</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sem þeim er skipað að læra. Íslendingar verða að leggja af letina, því að hún er andlegum þroska til hindrunar, Íslendingar geta vel þroskast, ef þeir vilja, og þegar svo er langt komið áleiði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lja eitthvað sjálfir, þá vantar aðeins nógu mikinn framkvæmdarkrapt. Það á því að vera hlutverk hvers ættjarðarvinar sem hefur sjálfur náð andlegum þroska, að lífga viljakraptinn, sem liggur falinn hjá þjóðinni, knýja hana til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1" calcext:value-type="float">
            <text:p>81</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em ekki eru af þessum heimi, þeir öfunda ekki hverjir aðra; þeir gleðjast yfir þeim náðargáfum er faðirinn gefur þeim sameiginlega, og heimurinn getur ekki metið rjettilega. Það mun því tíðast sú raunin verða,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öfunda aðra af þeim hlutum, er lítilsverðir eru í sjálfu sjer, en geta einungis haft nokkuð gildi, ef þeim er varið til að efla hin sönnu gæði. En þessir hlutir eru einkum, eins og jeg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2" calcext:value-type="float">
            <text:p>82</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llt að hinu bezta miði, bæði hið einstaka og hið gjörvalla. Það er þessi sannfæring, sem veitir mönnum ósigranlegt hugrekki, gjörir menn alla jafna ánægða með kjör sín og gefur mönnum von um það,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öðlist umbun fyrir staðfestu sína í hinu góða. <text:s text:c="3"/>Sá, sem treystir guði, hefur þá sannfæring, að hann styrki sig í öllum góðum áformum og verkum; hann lætur því ekki mótspyrnur eða tálmanir aptra sjer frá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3" calcext:value-type="float">
            <text:p>83</text:p>
          </table:table-cell>
          <table:table-cell table:style-name="ce15" office:value-type="string" calcext:value-type="string">
            <text:p>1861-ThekkjaSig-TomBjor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og hugarfar. Ef vjer nú prófum oss rjettilega, þá munum vjer sjá syndir vorar og fá viðbjóð á þeim. <text:s text:c="3"/>Ef menn ekki prófa sig, getur það leitt til sjálfstrausts sem aptur kemur af því,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sig ekki rjettilega, og af sjálfstraustinu geta aptur sprottið aðrar syndir. Það veitir mörgum mjög örðugt, að prófa sjálfa sig rjettilega, það er að segja, þó þeir prófi sig, sjá þeir ekkert í fari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ThekkjaSig-TomBjor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4" calcext:value-type="float">
            <text:p>84</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já sjer; færi þessi löngun í rjetta stefnu, gæti hún ef til vill leitt menn þessa á veg til framfara og fullkomnunar; en hjer skal einungis ræða um hina röngu stefnu; í stað þess,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ssir ætla að láta löngun þessa vekja hjá sjer einlægan vilja og óbifanlega alúð, láta þeir hana leiða sig hraparlega afvega; þeir örvænta um það, að þeir nokkurntíma öðlist þetta, sem þeir sækjast svo mjög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5" calcext:value-type="float">
            <text:p>85</text:p>
          </table:table-cell>
          <table:table-cell table:style-name="ce15" office:value-type="string" calcext:value-type="string">
            <text:p>1889-ThjodFramtid-MagnJons.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tjórnarfyrirkomulaginu hjá þjóð sinni og færir órækar sannanir fyrir því, að breyting sú sem hann vill gjöra, hljóti að verða þjóðfjelaginu til heilla og blessunar, og láti þessa skoðun sína koma fyrir almennings sjónir, 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gefi gaum riti hans og fylgi fram málefninu með alúð og áhuga, ef það er almenn skoðun að það leiði til gagns og framfara. Þessi maður hefði átt mjög óhægt með að brýna þett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Mag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6" calcext:value-type="float">
            <text:p>86</text:p>
          </table:table-cell>
          <table:table-cell table:style-name="ce15" office:value-type="string" calcext:value-type="string">
            <text:p>1902-ThjodFramtid-HalldJona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kki gagntekið almenning hér á Íslandi svo sem skyldi. Þar sem það er þó eðli hennar, að vekja yndi og vellíðan í hugum þeirra, er hana bera, þá sjáum vér þess þó ljósan vott,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innst almennt hér á landi að sér líði ekki vel, en mundi geta liðið betur annarsstaðar. Það liggur innrætt í huga mannsins, að honum finnst minna til þess koma, sem næst honum er, en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HalldJona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7" calcext:value-type="float">
            <text:p>87</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örðugast að slíta, en aftur á hinn bóginn of lítil ættjarðarást og of lítil trú á framtíð landsins, sem stuðlar að útflutningum. <text:s text:c="3"/>Venjulegasta orsökin til þess, að menn flytja af landi burt, er sú,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innst þeim ekki líða nógu vel á ættjörðinni – einkum í efnanlegu tilliti – og ætla að sjer muni líða betur annarsstaðar. Það er oft svo, að mönnum virðist allt fegurst, sem fjærst er og svo 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8" calcext:value-type="float">
            <text:p>88</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ð sýnast vera það, sem þeir eigi eru, annaðhvort af ótta fyrir mönnum, sjálfsáliti eða hjegómagirnd. Stundum getur allt þetta þrennt fallið saman og stundum tvennt af því. En varla munu dæmi til þess,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afi tekizt að sýnast vera það, er þeir eigi voru, þannig að engir aðrir menn hafi sjeð það.1 <text:s/>Gestur Pálsson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89" calcext:value-type="float">
            <text:p>89</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að menn flytja af landi burt, er sú, að mönnum finnst þeim ekki líða nógu vel á ættjörðinni – einkum í efnanlegu tilliti – og ætla að sjer muni líða betur annarsstaðar. Það er oft svo,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irðist allt fegurst, sem fjærst er og svo er því varið hjer. Menn líta oft að eins á svörtu hliðarnar hjer en annarsstaðar sjá menn ekki annað en gull og græna skóga. En það f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90" calcext:value-type="float">
            <text:p>90</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yrði vistarlaus um veturinn. Þrátt fyrir ýmsa ókosti sem haustið hefur í för með sjer, þá getur þó haustið verið mjög fallegt og skemmtilegt; það að menn ekki hlakki til haustsins stafar af því 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þykir leitt að sjá á bak hita og hlýju sumarsins. <text:s/>Haraldur Sigurðsso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91" calcext:value-type="float">
            <text:p>91</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il að hafa hina ytri hamingju til að bera heyrir ennfremur fyrir utan ættgöfgi, auð og upphefð, og hið annað, er jeg hef talið, að hafa einhverja þá kosti til að bera, er veki aðdáu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ví að þeir afla mönnum álits, ef þeir eru látnir koma í ljós og mikið á þeim ber. Til þessa helst einhver framúrskarandi kunnátta eða snilld í einhverri grein, hverri sem vera skal, aðeins ef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04" calcext:value-type="float">
            <text:p>104</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r lítið gera úr þjóðrækninni. <text:s text:c="3"/>Ættjarðarástin hvetur menn til að vinna fyrir þjóð sína og land, án sérhlífni og hagsmunavonar fyrir sjálfan sig, en bendir ekkert á, hvernig haga skuli starfinu. Þjóðernisástin hins vegar bein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il að hlynna að öllu því, er einkennilegast er þjóðinni, og glæða það, sem bezt er í þjóðarandanum. En svo er um þetta sem annað að sitt sýnist hverjum. Þarf því góða menn og vitr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08" calcext:value-type="float">
            <text:p>108</text:p>
          </table:table-cell>
          <table:table-cell table:style-name="ce15" office:value-type="string" calcext:value-type="string">
            <text:p>1881-HjatruVantru-GislGudm.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r vonda og góða. <text:s text:c="3"/>Það má því ekki virða hið andlega ástand mannsins eptir því, þótt að honum vegni ekki vel hjer á jörðunni, því að guð frestar einatt bæði umbuninni og hegningunni fyrir breytn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til þess síðar og einmitt það, að vjer vitum að guð er rjettlátur og að hann að lokunum launar oss, ef vjer breytum vel, og að hann ekki ávallt lætur hinum óguðlega óhegnt, einmitt það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Gisl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0" calcext:value-type="float">
            <text:p>110</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Lýsing á íslenzku sveitalífi um heyannatímann (1895) <text:s/>Þegar heyannirnar byrja lifnar allt við í sveitinni. Þá taka efnaðir bændur kaupafólk og hafa mjög margir þeirra manna, er búa við sjávarsíðuna, atvinnu af því. <text:s text:c="3"/>Fyrst byr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analega á túnaslætti og er það optast í byrjun júnímánaðar. Nálega hvarvetna slá karlmennirnir en konur raka. Á túnaslætti slá menn opt á nóttunni en sofa á daginn, þegar miklir þurkar eru, því þá bítur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1" calcext:value-type="float">
            <text:p>111</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og tjalda þeim þá nálægt kaupstaðnum, því optast hljóta þeir, að dvelja nokkra daga, þareð þeim verður ekki framgegnt þegar í stað, þegar aðrir eru komnir þangað áður. Líður nú þannig undir slátt og byr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að slá bæði tún og engi; fara menn þá mjög snemma á fætur til þess að geta komið sem meztu af; þegar búið er að slá grasið láta menn það liggja úti, svo að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2" calcext:value-type="float">
            <text:p>112</text:p>
          </table:table-cell>
          <table:table-cell table:style-name="ce15" office:value-type="string" calcext:value-type="string">
            <text:p>1886-Freistingar-JonHel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jeu aðalskilyrðið fyrir andlegri og líkamlegir heill einstakra manna og heilla þjóða; en þar á móti iðjuleysið átumein og drep bæði einstaklingsins og þjóðfjelagsins yfir höfuð að tala, og undanfari alls konar eymda og bági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á öllum tímum, í ræðum og ritum varað við iðjuleysinu og reynt að sýna mönnum fram á það, hve skaðlegt það sje, en þó má fullyrða að enginn löstur sje almennari í öllum löndum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JonHel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3" calcext:value-type="float">
            <text:p>113</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ást til alls og allra. Takmarkið ætti að vera það, að allir yrðu góðir menn og sælir, en ekki hitt, að gjörvallur heimurinn gæti lifað í hóglífi. En þjóðernistilfinningin glæðir göfugan hugsunarhátt og bæt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nnars er hún ekki sönn og rétt. <text:s text:c="3"/>En þá kemur það, sem vandasamast er; það er að greina sanna þjóðernisást frá þjóðardrambi, naglaskap og afturhaldi. Fyrst atriði þjóðernisástarinnar kemur þannig í ljós að lýðurinn allu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5" calcext:value-type="float">
            <text:p>11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ðan kathólska kirkjan og kennilýðir hennar sátu yfir rjetti manna, og hálfvitlausir munkar, prestar, biskupar og páfar voru hinir einu andlegu leiðtogar þjóðanna, þá hjeldu þeir þeim hnepptum í fjötra villu og vanþekkingar; þeir bönnuðu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láta í ljósi skoðanir sínar, í ræðu og riti, ef þær að nokkur leyti komu í bága við kenningar þeirra og skoðanir um sama efni; þeir reyndu að bæla niður allt menntalíf og all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6" calcext:value-type="float">
            <text:p>116</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Annars þegar lítið er að gjöra, fara menn á þeim dögum, einkum þó börn, í berjamó eða skemmta sjer á annan hátt. Svo er heyskapnum vanalega hætt fyrir fjallgöngurnar í 21 eða 22 viku sumars. Þá bú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m heyin undir veturinn og taka að búa sig í göngurnar. <text:s/>Hendrik Erlendsson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7" calcext:value-type="float">
            <text:p>117</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éu hæfir til þess að kenna börnunum, er kunni að kenna, eins og á að gera það. Fyrir því þarf að setja á löggvar skóla hér á landi, er hafi það hlutverk eingöngu að bú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ndir að kenna börnum. Vér þurfum kennaraskóla. Þegar stundir líða, verða þeir menn þá aðeins látnir fást við kennslu barna, er numið hafa í skóla þessum. Þeir einir verða látnir kenna þeim unga að fet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8" calcext:value-type="float">
            <text:p>118</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angt umliðið. Það má segja um hann með miklum rjetti að hann breytist árlega. Ef við aðeins bindum okkur við Íslendinga og virðum fyrir okkur klæðabúnað þeirra, þá verðum við þess fljótt varir að búnaðu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breytist meira í kauptúnum en til sveita. Orsökin er sú, að breytingarnar koma að utan. Þær hafa ekki komið upp hjá þjóðinni sjálfri, heldur eru þær aðfluttar. Hvernig ætli mönnum yrði við, ef einhver tæk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19" calcext:value-type="float">
            <text:p>119</text:p>
          </table:table-cell>
          <table:table-cell table:style-name="ce15" office:value-type="string" calcext:value-type="string">
            <text:p>1890-ThjodFramtid-MarNiels.txt</text:p>
          </table:table-cell>
          <table:table-cell table:style-name="ce15" office:value-type="string" calcext:value-type="string">
            <text:p>N/A</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betra skipulagi á allt mannfjelagið. Það má í stuttu máli segja, að menntunin hefur þau áhrif á mannfjelagið í heild sinni, að hún verður til þess að auka vellíðan hvers eins, bætir kjör og bústað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eflir framfarir hjá þjóðunum, dregur þær fram úr myrkri vanþekkingar og villu, og flytur þær fram í ljós sannleikans. Fyrir sanna menntun nær maðurinn bezt og fyrst því takmarki, sem hann er skapaður til að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ThjodFramtid-MarNie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5" calcext:value-type="float">
            <text:p>12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ögum, því að það hamlar mönnum frá því, að beita kröptum sínum eins og þeir vilja, og heptir framfarir þjóðanna. <text:s text:c="3"/>Prentfrelsið veitir mönnum fulla heimild til að láta í ljósi hugsanir sínar á prenti,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eins bera ábyrgð orða sinna. Það vinnur að því, að útbreiða menntun og þekkingu meðal þjóðanna í andlegu og líkamlegu tilliti. Vísindamenn geta nú ótrauðir komið fram með skoðanir sínar á ýmsum málefnum, frætt men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6" calcext:value-type="float">
            <text:p>126</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kki sjeu þær meira eða minna skreyttar og frá brugðnar því eðlilega; menn mega því ekki taka þær eins og heilagan sannleika, menn verða að hafa vita á, að vinsa úr það nýtilega; því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geta það, verður það manni til ills að lesa þær; því þá gefa þær manni of fagrar og góðar hugmyndir um lífið, og geta þannig leitt mann á ýmsa afvegu; þær geta truflað sjóni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7" calcext:value-type="float">
            <text:p>127</text:p>
          </table:table-cell>
          <table:table-cell table:style-name="ce15" office:value-type="string" calcext:value-type="string">
            <text:p>1861-ThekkjaSig-TomBjor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verður hann, að prófa sig, eða með öðrum orðum skoða nákvæmlega og íhuga hegðun sína og hugarfar. Ef vjer nú prófum oss rjettilega, þá munum vjer sjá syndir vorar og fá viðbjóð á þeim. <text:s text:c="3"/>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prófa sig, getur það leitt til sjálfstrausts sem aptur kemur af því, að menn þekkja sig ekki rjettilega, og af sjálfstraustinu geta aptur sprottið aðrar syndir. Það veitir mörgum mjög örðugt, að prófa sjálfa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ThekkjaSig-TomBjor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8" calcext:value-type="float">
            <text:p>128</text:p>
          </table:table-cell>
          <table:table-cell table:style-name="ce15" office:value-type="string" calcext:value-type="string">
            <text:p>1881-HjatruVantru-BrynKuld.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n þá verður þeim varpað í hin yztu myrkur, þar sem er óp og gnístran tanna. Og trúin á rjettlæti guðs hlýtur líka að fullvissa mennina um kvalarfullt líf eptir þetta líf; því að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fengju hegningu fyrir illverk sín í öðru lífi, þá gæti sjerhver lifað eptir sinni vild. Og trúin á rjettlæti guðs yfir höfuð hlýtur líka að styðja þessa von. Því að fyrst guð geldur ekki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BrynKul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29" calcext:value-type="float">
            <text:p>129</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itthvað óvanalegt happ hefur borizt þeim að höndum. <text:s text:c="3"/>Því verður ekki neitað, að hin góðu áhrif þekkingarinnar eru mörg og mikilsverð, þótt hún hafi reyndar opt í för með sjer undirrót spillingar og rauna,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kunna að færa sjer hana í nyt. Þessi orð: „sá sem eykur þekkingu sína, eykur og sínar raunir“, eiga alls eigi ætíð heima. <text:s/>Björn Bjarnason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0" calcext:value-type="float">
            <text:p>130</text:p>
          </table:table-cell>
          <table:table-cell table:style-name="ce15" office:value-type="string" calcext:value-type="string">
            <text:p>1893-VeturSumar-GudmGud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kaðlega og svívirðulega þjóðlöst, sem að vísu er óðum að hverfa, nefnil. „að setja ofmikið á heyin“; að ætla of mörgum skepnum heybyrgðir sínar og treysta því, „að það slarki“, eins og sumir segja.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ættu þess jafnan, að setja skynsamlega á, mundi síður þurfa að óttast sverð hungurdauða og hörmunga. Og þegar vjer hugsum alvarlega um veturinn, ættum vjer að skoða hann, eigi sem óvin, þó vjer að nokkru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VeturSumar-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1" calcext:value-type="float">
            <text:p>131</text:p>
          </table:table-cell>
          <table:table-cell table:style-name="ce15" office:value-type="string" calcext:value-type="string">
            <text:p>1869-ThekkjaSig-Jo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ssu leiðir, að fáir vilja grennslazt nákvæmlega eptir hugarfari sínu, og að fáir dæma hlutdrægnislaust orð sín og verk. Sökum þessa er mjög torvelt, að þekkja sjálfan sig. En þó verður það enn torveldara,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eigi nógu ljósa hugmynd um það, hvað rjett er og hvað rangt er. Til að komast að raun um þetta, er guðsorð hverjum manni hinn áreiðanlegasti leiðarvísir, og það hvetur mennina líka til að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ThekkjaSig-Jo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2" calcext:value-type="float">
            <text:p>132</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oss geta að miklu gagni orðið, ef vjer færum oss þau rjettilega í nyt, bæði oss til viðvörunar og til eptirbreytnis. Menn segja að eptirleikurinn sje hægri, og svo er um þetta, að 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söguna og aðfarir hinna eldri manna, þá geta menn víða sjeð, hvar þeim hefur skjátlazt, og geta því komizt hjá þeim misfellum, er orðið hafa á hjá þeim. <text:s text:c="3"/>Eins og það er nytsamt, að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3" calcext:value-type="float">
            <text:p>133</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jóðin hefur í þann og þann svipinn, heldur verða þeir að þekkja, hvernig þjóðin hefur myndast og hvernig hún hefur vaxið eða hvernig hún hefur verið á sig komin á þeim og þeim tíma. <text:s text:c="3"/>Ef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sögu þjóðar sinnar, þá þekkja þeir einnig þá menn, er mestu hafa til leiðar komið hjá þjóðinni, hvort heldur það hefur verið til góðs, eða ills, og geta þeir lagað sig eptir dæmum þeirr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4" calcext:value-type="float">
            <text:p>134</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on um umbun; þá von fær hann af traustinu til guðs á þann hátt, að hann sjer, að það er samkvæmt speki og gæðsku guðs, að þeir verði sælastir, sem bestir eru. Þessi von efl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til þessu, að gjöra ekki annað, en það, sem eptir sannfæringu þeirra, er gott, því umbunar geta menn ekki vænt sjer, nema menn sjeu staðfastir í hinu góða. <text:s/>Davíð Guðmundsson <text:s/></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5" calcext:value-type="float">
            <text:p>135</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rju leyti standa menn nú betur að vígi til þess að hagnýta sjer gæði náttúrunnar en fyrir 100 árum? (1901) <text:s/>Ef vjer berum saman efnaha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yfirleitt fyrir 100 árum og nú, þá sjáum vjer að munurinn er mjög mikill. Fyrir 100 árum var alþýða manna einkum bændur, miklum mun fátækari en nú, og var þó fólksfjöldinn miklu minni. Ástæðan til þess v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7" calcext:value-type="float">
            <text:p>137</text:p>
          </table:table-cell>
          <table:table-cell table:style-name="ce15" office:value-type="string" calcext:value-type="string">
            <text:p>1903-Tiska-PetAJons.txt</text:p>
          </table:table-cell>
          <table:table-cell table:style-name="ce15" office:value-type="string" calcext:value-type="string">
            <text:p>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skautamenn, knattleikamenn o.s.frv. Karlmannlegir eru þeir menn, sem ganga upprjettir, eru fótvissir og þola augnatillit sjerhvers manns. Háttprúður er sá maður, sem gætir sóma síns hvar sem hann er, reynir ekki að eg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reiði með háðsvörum og snýr ekki út úr þegar við hann er talað, heldur svarar kurteislega þegar hann er spurður. Hjartagóður er sá maður, sem ekki eingöngu er hjálpsamur við vini sína, heldur við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iska-PetA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8" calcext:value-type="float">
            <text:p>138</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erja til þess að nema það, sem seinna meir gagnar manni í öllu lífinu. Það er því mjög áríðandi að verja æskuárunum vel; það er rótin til allrar gæfu og sælu í lífinu; þá 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úa sig undir fullorðinnsárin og ellina, og gjöri menn ekki það, þá verða þau sjálfum manni þungbær og leiðinleg, en öðrum ónýt. Menn eiga því að verja æskuárunum til þessa nema fræði þau og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39" calcext:value-type="float">
            <text:p>139</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reglumenn. Sje manni eigi kennt það, er menn eiga að læra í uppvextinum verða menn að læra það síðar, verður það mönnum miklu örðugra og stundum ef til vill eigi unnt. Í uppeldinu 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læra að hlýða þeim, sem yfir mönnum eru, því annars læra menn það aldrei, en án þess getur þó enginn komizt af í heiminum átölulaust, og enginn sá, er eigi kann að hlýða, getu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40" calcext:value-type="float">
            <text:p>140</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tolla í tískunni eða þverskallast við henni? (1902) <text:s/>Þetta verkefni, sem við eigum nú að sýna ritsnilld okkar á, getur gefið tilefni til margvíslegra athugana. Við, sem erum að stálpast og ekki enn höfum lagt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41" calcext:value-type="float">
            <text:p>141</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tolla í tískunni eða þverskallast við henni? (1902) <text:s/>Tískan er ekki annað en siður eða venja, sem alltaf ríkir í öllum löndum á öllum tímum, en sem stöðugt er að breytast, þó ekki sje þ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42" calcext:value-type="float">
            <text:p>142</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pt konungar með sjer frá öðrum löndum og í lönd sín; hún breiðizt svo smámsaman út til hirðarinnar og þaðan út til allrar þjóðarinnar. Hafi þessi tízka í för með sjer slæma siðu, þá ei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reyna að sporna við henni, en miði hún til almenningsheilla, þá ættu menn að reyna að útbreiða hana sem mest. Það er mjög líkt með trúna, þannig hefur hún breiðst út til allra þjóð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57" calcext:value-type="float">
            <text:p>157</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mannkostum en gleyma að leita hinnar sönnu vizku og hinnar sönnu dyggðar. Sumir halda, að þeir sjeu öllum fremri í öllu og reyna að sýnast það, ef þeir aðeins skara fram úr í einu. <text:s text:c="3"/></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itast og við að sýnast annað en þeir eru á annan hátt, það er að segja, þeir leitast eigi við að sýnast meiri menn en aðrir, heldur reyna að dyljast fyrir mönnum og látast hafa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1" calcext:value-type="float">
            <text:p>161</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nlægu vináttu, sem er allt annað, eða getur að minnsta kosti verið allt annað en það sem kallað er vinátta í daglegu tali. Í daglegu tali kalla menn alla „viðhlæjendur“ og „vilmælendur“ vini sína, e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inna það, þegar í raunirnar rekur, hverjir eru vinir og hverjir ekki vinir. Eins virðist málsháttur þessi benda á, að menn geti einmitt þekkt vini sína frá hræsnurunum á því, að vinirnir segja þeim til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2" calcext:value-type="float">
            <text:p>162</text:p>
          </table:table-cell>
          <table:table-cell table:style-name="ce15" office:value-type="string" calcext:value-type="string">
            <text:p>1881-HjatruVantru-GislGudm.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f eiginlegleikum guðs er, að hann er rjettlátur, það er, að hann geldur einum og sjerhverjum eptir hans verkum eða eptir því, hvernig hver og einn hefur í þessu lífi breytt, vel eða illa. E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ekki ávallt umbun gjörða sinna í þessu lífi, heldur dregur guð einatt að launa hinum góðu og guðhræddu mönnum þangað til eptir dauðann; hinum óguðlegu hegnir hann ekki heldur ávallt í þessu lífi, heldur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Gisl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4" calcext:value-type="float">
            <text:p>164</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að gjöra honum ellina erfiða, en ótal dæmi eru þó til, sem sýna, að menn hefðu getað skapað sjer betri lífdaga á elliárunum með því að fara skynsamari að ráði sínu í æskunni, en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ill opt verða það á að ana áfram í hugsunarleysi og þrjósku og baka sjálfum sjer í æskunni þeirra erfiðleika og mæðu, sem þeir eiga við að búa á efri árum. Það hefur ekki litla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6" calcext:value-type="float">
            <text:p>166</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örg heillaog framfarastig hjá þjóðunum; og yfirhöfuð er sagan full af þeim dæmum, er oss geta að miklu gagni orðið, ef vjer færum oss þau rjettilega í nyt, bæði oss til viðvörunar og til eptirbreytnis.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gja að eptirleikurinn sje hægri, og svo er um þetta, að ef menn þekkja söguna og aðfarir hinna eldri manna, þá geta menn víða sjeð, hvar þeim hefur skjátlazt, og geta því komizt hjá þeim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7" calcext:value-type="float">
            <text:p>167</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quisque fortunae faber“? (1886) <text:s/>Þegar vjer almennt lítum á mannlífið, þá sjáum vjer að það er ærið margt, er mennirnir geta kennt sjálfum sjer um af hinu mótdrægu, og eins aptur að hinu leytinu margt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einleiðis geta þakkað sjer í meðlætinu; að þessu lýtur líka það, er vjer heyrum svo opt sagt í daglegu tali, að þessi maður eða hinn komist áfram að svo miklu leyti, sem í hans valdi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8" calcext:value-type="float">
            <text:p>168</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óttinn um það, að hann muni dynja yfir á hverri stundunni, og vitneskjan um það, að skaðinn hegnir mönnum fyrir sjálfskapaða heimsku, þetta gjörir mennina hyggna, og er orsök til þeirra tilrauna og ráða,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eita, til að bægja skaðanum brott frá sjer. <text:s text:c="3"/>Vjer sjáum það opt í mannlegu lífi, að margir þeir, er verða fyrir miklu tjóni, hefðu getað komizt hjá því með einhverju ráði, sem stundum er hægt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69" calcext:value-type="float">
            <text:p>169</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fjelaginu heldur koma þeir til leiðar ósamlyndi, óánægju og hatri manna á millum, enda er það tilgangur þeirra, því þá geta þeir optast haft mestan hagnað sjálfir. <text:s text:c="3"/>En fjarri fer því, að hulinshjálmurinn s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draga yfir hugsanir sínar og athafnir, ávallt hafi íllar afleiðingar fyrir mannfjelagið. Það getur stundum orðið til mikils gagns og blessunar bæði fyrir einstaka menn og heilar þjóðir. †msir stjórnvitringar hafa verið mjög leiknir í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0" calcext:value-type="float">
            <text:p>170</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færra veit, <text:s/>er fleira drekkur, síns til geðs gumi (1903) <text:s/>Efni vísunnar er þetta: Öl er mönnum ekki svo gott, sem sagt er, því að vitið þver að því skapi, sem meira er drukkið. Þ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drekka, finnst þeim vínið örva og eyða áhyggjum. Þeir verða glaðir og þykir þá allt leika í lyndi. Vínið er ljúffengt og því meir, sem drukkið er, því meir vex löngunin í það. Menn verð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1" calcext:value-type="float">
            <text:p>171</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loða við menn alla æfina t.a.m. venji menn sig á reglusemi og sje mönnum innrætt að temja sjer hófsemi í uppvextinum verða menn allajafna hófsamir og reglumenn. Sje manni eigi kennt það,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að læra í uppvextinum verða menn að læra það síðar, verður það mönnum miklu örðugra og stundum ef til vill eigi unnt. Í uppeldinu eiga menn að læra að hlýða þeim, sem yfir mönnum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2" calcext:value-type="float">
            <text:p>172</text:p>
          </table:table-cell>
          <table:table-cell table:style-name="ce15" office:value-type="string" calcext:value-type="string">
            <text:p>1880-VantruHjatru-PalmPal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inna trúargreina og hafa haft óbifanlegt traust á guðunum. <text:s text:c="3"/>Þegar því vantrúin er borin saman við hjátrúna, þá kemur það í ljós, að vantrúin er efasemi bæði á sannindum trúarbragðanna og annara sögulegra viðburða,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vilja taka til greina leyndardóma trúarinnar og segja, að þeir sjeu einber, ástæðulaus heilaspuni, sprottinn af fávizku og hindurvitnum óviturra manna, eða þeir rengja áreiðanlegleik og sannleiksást sögumanna sinna; hún lýtur þess vegna að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Palm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3" calcext:value-type="float">
            <text:p>173</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Yrði of langt mál að ræða hér nokkuð tillögur þessar. <text:s text:c="3"/>Þroski hvers manns er oftast undir því kominn, að hann fái gott uppeldi. Er mest vert um það, að hlúð sé að gáfum andans,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á unga aldri. Börn þjóðarinnar þurfa að fá betra uppeldi. Það þarf að venja börnin á að hugsa sjálf og kenna þeim að vera gerhugul um hvaðvetna, er fyrir augu ber. Það þarf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4" calcext:value-type="float">
            <text:p>174</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meztu af; þegar búið er að slá grasið láta menn það liggja úti, svo að það þorni; þegar það er orðið þurt fara menn að binda og flytja síðan heim í hlöðu. Það hey,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af túnunum, er kallað taða, en það, sem menn fá af engjum, stör. Þegar sláttur er búinn fara menn á fjall, til þess að leita að þeim fjenaði, er þangað hefur verið rekinn á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5" calcext:value-type="float">
            <text:p>175</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náttúran umhverfis hann getur látið honum í tje. Þegar kvöldsólin skín enn þá á fjallatindana, svo að sjest í fjarska úr dölunum og af láglendinu, þá er það einhver hin skemmtilegasta og fegursta sjón,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fengið að sjá. Þessa sjón, þessa fegurð getur að líta á hverju einasta sumar eða haustkvöldi upp í sveitum, þegar heiðríkt er. Jeg hugsa mjer því að fara ekki alveg á mis við þessar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6" calcext:value-type="float">
            <text:p>176</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hann hefur því fátt við að styðjast á lífsleið sinni; en sagan er nokkurs konar leiðtogi á lífsleið vorri. Hún sýnir oss lífsferil mannkynsins í heild sinni; hún bendir oss á ýmsa þá afvegi,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villst inn á, og hún sýnir oss einnig mörg heillaog framfarastig hjá þjóðunum; og yfirhöfuð er sagan full af þeim dæmum, er oss geta að miklu gagni orðið, ef vjer færum oss þau rjettileg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7" calcext:value-type="float">
            <text:p>177</text:p>
          </table:table-cell>
          <table:table-cell table:style-name="ce15" office:value-type="string" calcext:value-type="string">
            <text:p>1880-VantruHjatru-HannHafs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n þá var gatan rudd fyrir ljós kristninnar. Líkum gangi getum vjer og fylgt í hinni kristnu trú, þegar hjátrú og hjegiljur kaþólskunnar koma upp og blandast saman við hið hreina einfalda, þar til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ætta að trúa þeim, verða vantrúaðir á þær, og hinir miklu endurbætendur rísa upp. En nú á dögum er vantrúin meira eða minna drotnandi, að minnsta kosti í hinum menntaða heimi. <text:s/>Hannes Hafstei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HannHaf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8" calcext:value-type="float">
            <text:p>17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um að haga sjer vel og geti stjórnað líkamanum. Fyrir hvern einstakan er gott uppeldi áríðandi og nauðsynlegt, því með því er grundvöllur lagður fyrir öllu lífinu; æskan er byrjun lífsins, og allt það,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æra í æskunni er mönnum hugfast alla æfina, eins og málshátturinn segir : „Hvað ungur nemur gamall hefur.“ Allir þeir kostir eða ókostir, er menn temja sjer í uppvextinum, loða við menn alla æfina t.a.</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79" calcext:value-type="float">
            <text:p>179</text:p>
          </table:table-cell>
          <table:table-cell table:style-name="ce15" office:value-type="string" calcext:value-type="string">
            <text:p>1893-ListinLifa-ThorvThorv.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átið alla vini sína. Hjer er og athugandi, að hirðuleysi og kæruleysi í orðum eru opt ávextir af annarskonar óráðvendni manna og eins og skuggsjá hins innra mannsins. <text:s text:c="3"/>Mestu böli veldur tunga mannsins, þ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núast gegn öðrum beinlínis af mannvonzku; þá getur tunga mannsins orðið „beittari hverju tvíeggjuðu sverði“. Rógur hefur á öllum öldum komið svo miklu illu til leiðar og gjörir enn í dag, að óþarft virðist að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ThorvThor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0" calcext:value-type="float">
            <text:p>180</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fyrir öllu lífinu; æskan er byrjun lífsins, og allt það, er menn læra í æskunni er mönnum hugfast alla æfina, eins og málshátturinn segir : „Hvað ungur nemur gamall hefur.“ Allir þeir kostir eða ókostir,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emja sjer í uppvextinum, loða við menn alla æfina t.a.m. venji menn sig á reglusemi og sje mönnum innrætt að temja sjer hófsemi í uppvextinum verða menn allajafna hófsamir og reglumenn. Sje manni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1" calcext:value-type="float">
            <text:p>181</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iljum þá í fáum orðum álykta af þessu, að öfund sje það, að geta eigi unnt öðrum góðs. Með þessu viljum vjer þá svarað hafa hinum fyrri hluta spurningarinnar. <text:s text:c="3"/>En hvað er það þá,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íðast öfunda aðra af? Er það af því, að þeir lifi réttvíslega, ræki skyldur sínar, hafi sálarfrið og rósemi, þótt hretviðri mótlætinganna dynji á þeim? Það lýtur svo út í fyrstu, sem menn helzt mundu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2" calcext:value-type="float">
            <text:p>182</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fnum og upphefð, væri þeirri ástæðu, sem hin mismunandi kjör manna gefa til óánægju, burtu felld. Þetta er það, sem hinir svokölluðu „commúnistar“ vilja, en með því væri loku skotið fyrir öll tímanleg laun,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skulduðu með dugnaði sínum og öðrum kostum. En þau (launin) eru samt einhver hin helzta hvöt fyrir menn til þess, að sýna dugnað og atorku. Opt getur verið mikil ástæða til óánægju, en optar mun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3" calcext:value-type="float">
            <text:p>183</text:p>
          </table:table-cell>
          <table:table-cell table:style-name="ce15" office:value-type="string" calcext:value-type="string">
            <text:p>1890-HugsanirHimingeiminn-JohBrie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á hinn hraða snúning jarðar vorrar. Og sjónaukar og útreikningar vísindamanna styðja eigi hvað minnst að því að færa oss heim sanninn um það, að til er ótölulegur hnattagrúi, og hafa flestir þeir hnettir, 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kkja nokkuð til, líkt jarðfræðiseðli og jörð vor. Ef vjer því þannig gætum ímyndað oss, að þar byggju menn, liti og himinhvelfingin eins út fyrir þeirra augum og vorum, og jörð vor sýndist þar eins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JohBrie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4" calcext:value-type="float">
            <text:p>184</text:p>
          </table:table-cell>
          <table:table-cell table:style-name="ce15" office:value-type="string" calcext:value-type="string">
            <text:p>1879-Vinir-EmilSchou.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jótt er í fari hans, þá sekkur hann æ dýpra og dýpra, þangað til honum er engin uppreisnar von. Sönn vinátta getur eigi verið án hreinskilni, án þess að menn segi vini sínum allt,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býr í brjósti, hvort heldur honum er það geðfellt, eða eigi. <text:s/>Emil Schou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EmilSchou.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5" calcext:value-type="float">
            <text:p>185</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3"/>Era svo gott sem gott kveða, öl aldasonum, því færra veit, <text:s/>er fleira drekkur, síns til geðs gumi (1903) <text:s/>Efni vísunnar er þetta: Öl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kki svo gott, sem sagt er, því að vitið þver að því skapi, sem meira er drukkið. Þá er menn drekka, finnst þeim vínið örva og eyða áhyggjum. Þeir verða glaðir og þykir þá allt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6" calcext:value-type="float">
            <text:p>186</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bóginn getur maðurinn orðið hamingjumaður, ef hann er ráðdeildarsamur, starfsamur og hófsamur í lifnaðarháttum; ef maðurinn hefur þessa kosti, sem almennt eru taldir mönnum sjálfráðir, þá getur hann þrátt fyrir vöntun á því láni,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 ósjálfrátt, og ytri óhöpp orðið hamingjusamur; með ráðum og dáð geta duglegir menn optast bætt hag sinn, enda þótt þeim hafi stórtjón að höndum borið. Um ástvinamissi og annað þesskonar geta að vísu verið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7" calcext:value-type="float">
            <text:p>187</text:p>
          </table:table-cell>
          <table:table-cell table:style-name="ce15" office:value-type="string" calcext:value-type="string">
            <text:p>1890-HugsanirHimingeiminn-SigGudl.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ptir því sem fjær þeim dregur og hverfa í tempruðu beltunum. Mynd þeirra er mjög margbreytt, stundum blika þau í kyrrum ljósbogum, en stundum leiptra þau og berast um loptið með afarmiklum hraða. Eigi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ulljóst um eðli þeirra, en það telja menn víst, að þau sjeu rafurmagnsgeizlar frá heimskautum jarðarinnar. <text:s text:c="3"/>Lengst frá jörðinni eru stjörnurnar. Þessir glampandi smádeplar, sem oss sýnast vera, eru mjög stórir hnettir, afar langt úti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SigGud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8" calcext:value-type="float">
            <text:p>18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geti stjórnað líkamanum. Fyrir hvern einstakan er gott uppeldi áríðandi og nauðsynlegt, því með því er grundvöllur lagður fyrir öllu lífinu; æskan er byrjun lífsins, og allt það, er menn læra í æskunni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ugfast alla æfina, eins og málshátturinn segir : „Hvað ungur nemur gamall hefur.“ Allir þeir kostir eða ókostir, er menn temja sjer í uppvextinum, loða við menn alla æfina t.a.m. venji menn sig á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89" calcext:value-type="float">
            <text:p>189</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í daglegu tali, að þessi maður eða hinn komist áfram að svo miklu leyti, sem í hans valdi stendur, en með því er aptur svo gott sem sagt að það sje til sumt annað, e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sje ekki í sjálfsvald sett. Þegar það er nú auðsætt að hver sje sinnar hamingju smiður að svo miklu leyti, sem í hans valdi stendur, þá liggur næst að rannsaka það nánar, hvað það sje,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3" calcext:value-type="float">
            <text:p>193</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hefur farið ótrúlega mikið fram á síðari árum og jeg efa eigi að svo mun halda áfram. <text:s text:c="3"/>Það er eigi lítið sem þjóðinni yfirleitt hefur farið fram síðan einokunarverzlunin var numin af, og nú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nir að rísa upp og æskja eptir að hefja landið úr vesaldómi þess, en það verður á engan hátt betur gert en með því að bæta samgöngur innanlands og koma mönnum í meiri kynni við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4" calcext:value-type="float">
            <text:p>194</text:p>
          </table:table-cell>
          <table:table-cell table:style-name="ce15" office:value-type="string" calcext:value-type="string">
            <text:p>1890-HugsanirHimingeiminn-JohBrie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að hún ekki detti, og í trúarbrögðum vorum er himinhvelfingin nefnd festing, er virðist benda á svipaðar hugmyndir, nl. að hún sje sem líkamlegur himinn eða tjald, fest og þanin yfir jörðina. En nú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nir að raun um, að himinhvelfingin er ekki líkamlegur himinn. Hún er það, sem vjer sjáum lengst frá oss út í geiminum; og stjörnurnar, sem samkvæmt hugmyndum fornþjóðanna voru ljós til þess, að skreyta hvelfinguna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JohBrie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5" calcext:value-type="float">
            <text:p>195</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nska stórskáldið Byron (dáinn 1824), kemur þessi skoðun fram. <text:s text:c="3"/>Jafnframt ætti þó menntunin að gjöra manninn hæfari og styrkari til að stjórna tilhneigingum sínum og láta þær ekki hlaupa með sig í gönur. Í menntunarleysinu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ausir við margt, er til óánægju getur leitt. Tilhneigingar þeirra geta ekki orðið eins sterkar og fjölbreytilegar, vegna þess að þeir ekki þekkja ýmislegt, er þær helzt stefna að. Menn eru þá þurftaminni og lítilþægari.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6" calcext:value-type="float">
            <text:p>196</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ví, aptur að höndum, þá munu þeir komast hjá því, með því að skaði sá, er þeir áður hafa beðið, hefur gjört þá hyggnari. Með því, að tjón getur sífellt að höndum borið,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ífellt hræddir um að það kunni að dynja yfir þá á hverri stundunni, og gjöra því þær tilraunir, er þeir hafa vit á, og þeim framast er unnt, til þess, að bægja því burtu, og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7" calcext:value-type="float">
            <text:p>197</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ber saman líf bóndans og sjáfarmannsins þá verður að skoða líf hvers fyrir sig og jafna saman á eptir. Líf hvortveggja er tóm barátta. Vjer skulum fyrst stuttlega minnast á líf sveitabóndans. <text:s text:c="3"/>Á veturna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ppi í sveit, að vinna ullarvinnu; kvennfólkið spinnur, karlmenn kemba ullina. Á kvöldin les sá, sem best er lesandi einhverja sögu, eða ef hún er ekki, til kveða menn rímur. Á morgnana og kvöldin gefa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8" calcext:value-type="float">
            <text:p>198</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basli og bágindum; honum hættir við að hugsa: hvað hef jeg þá til unnið, að kjör mín skuli vera svona vond, og leiðist hann þannig til að mögla móti guði, því að sjálfum sjer e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ófúsir á að kenna ógæfu sína; vera kann og, að hann bæti við: jeg er þó ekki verri en helvítið hann „Pjetur eða Páll“, og þannig sýnir hann, að hann hefur horn í síðu annara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199" calcext:value-type="float">
            <text:p>199</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í óhófi, verða þeir skaðlegir líkamanum og geta valdið sjúkdómum og dauða. Það er því mjög nauðsynlegt, að gæta hófs í öllum mat og drykk, þar eð óhófið er skaðlegt heilsunni, en auk þess ey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æði fje og tíma með óhófsseminni. <text:s text:c="3"/>Einnig í skemmtununum verða menn að gæta hófs, því að þótt skemmtanir geti haft góð áhrif á manninn að mörgu leyti, þá geta þær líka haft spillandi áhrif, ef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0" calcext:value-type="float">
            <text:p>200</text:p>
          </table:table-cell>
          <table:table-cell table:style-name="ce15" office:value-type="string" calcext:value-type="string">
            <text:p>1881-ListinLifa-GudmMag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að elska náungann eins og sig sjálfan. Það er því skylda manna ef þeir eru þess um komnir, að rjetta nauðstöddum bróður hjálparhönd og bæta úr böli hans eptir megni. Vjer sjáum og, að eðl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r svo varið, að minnsta kosti meðan það er óspillt, að þeir hafa ánægju af því að gjöra gott. Þótt mennirnir eigi sýni með breytni sinni, að þeir hlýði mannkærleikans boðorði eða gjöri öðrum gott,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Gudm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2" calcext:value-type="float">
            <text:p>202</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not af skemmtisögum, útheimtist að menn kunni að færa sjer sannleika þann, sem í þeim liggur, í nyt. Fæstar skemmtisögur eru svo, að ekki sjeu þær meira eða minna skreyttar og frá brugðnar því eðlile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ga því ekki taka þær eins og heilagan sannleika, menn verða að hafa vita á, að vinsa úr það nýtilega; því ef menn ekki geta það, verður það manni til ills að lesa þær; því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3" calcext:value-type="float">
            <text:p>203</text:p>
          </table:table-cell>
          <table:table-cell table:style-name="ce15" office:value-type="string" calcext:value-type="string">
            <text:p>1854-SveitaBaejarlif-AntHMoll.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engin skepna haldizt við úti, nema klakahross, og það naumlega. Þá er eptir haustvinnan. Þá fara menn á grasafjall og týna fjallagrösin, sem eru höfð bæði í mat og lif; þá koma fjallaleitirnar,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leita aptur fjárs síns, sem rekið er í rjettirnar, og í þær fara flestir þeir, er vetlingi geta valdið, ungir og gamlir, er það bæði mikil gleði, þegar vel er heimt og gott e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AntHMol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4" calcext:value-type="float">
            <text:p>204</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menn þá mjög snemma á fætur til þess að geta komið sem meztu af; þegar búið er að slá grasið láta menn það liggja úti, svo að það þorni; þegar það er orðið þurt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inda og flytja síðan heim í hlöðu. Það hey, er menn fá af túnunum, er kallað taða, en það, sem menn fá af engjum, stör. Þegar sláttur er búinn fara menn á fjall,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5" calcext:value-type="float">
            <text:p>20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ær eru, og vita um ýmis málefni, þá vakna menn til umhugsunar um ýms efni, sem þeir annars ef til vill hefðu látið óhugsað um. Þegar menn lesa ýms rit um samskonar efni,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era þau saman og gjöra sjer hugmynd um hvernig fara ætti með það efni, og hvað rjett væri hjá hverjum fyrir sig. Með öðrum orðum, slíkur samanburður kemur mönnum til að hugsa nákvæmar um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6" calcext:value-type="float">
            <text:p>206</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og er það mjög erfið og köld vinna. Að fara út í hvaða veður sem er og þurfa að gefa mörgum kindum, geta menn sjeð, að er mjög köld vinna. Þegar líður á veturinn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búa sig í verið. Seinni parts veturs og fyrri partinn af vorinu fara flestir vinnumenn og bændur til sjáfar og róa þar því að bújörðin nægir þeim ekki ein. Á sumrin er slátturinn, þá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7" calcext:value-type="float">
            <text:p>207</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þess að ná málmum úr jörðu o.s.frv. Nú fara eimknerrir landa á milli og eru miklu fljótari í förum en seglskip. Járnbrautir flytja menn og farangur á landi. <text:s text:c="3"/>Um miðja 19. öld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yrst fyrir alvöru að nota annan merkilegan krapt, er nefnist rafurmagn. Rafurmagnið er ódýrara en gufukrapturinn, og eru því öll líkindi til þess, að það muni með tímanum útrýma honum. Rafurmagnið er allstaðar á jörðunni,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8" calcext:value-type="float">
            <text:p>208</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um störf manna á Íslandi, verða menn að lýsa bæði störfum í sveitinni og í kaupstaðnum. <text:s text:c="3"/>Þegar sumar er komið fara þeir, sem búa í sveitinni á fjall með hin ungu lömb. Um leið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að hirða um túnin, og er þá vakað á næturnar, svo að hestar og annar fjenaður ekki komizt inn á túnin og skemmi þau. Síðan þegar þessu er aflokið er farið í kaupstað,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09" calcext:value-type="float">
            <text:p>209</text:p>
          </table:table-cell>
          <table:table-cell table:style-name="ce15" office:value-type="string" calcext:value-type="string">
            <text:p>1854-SveitaBaejarlif-AntHMoll.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jörðina; en grasið er geymt í heygörðunum og gefið skepnunum á veturna, því hjer í þessu kalda landi getur engin skepna haldizt við úti, nema klakahross, og það naumlega. Þá er eptir haustvinnan.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grasafjall og týna fjallagrösin, sem eru höfð bæði í mat og lif; þá koma fjallaleitirnar, þá fara menn, að leita aptur fjárs síns, sem rekið er í rjettirnar, og í þær fara flestir þei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AntHMol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0" calcext:value-type="float">
            <text:p>210</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orðið þurt fara menn að binda og flytja síðan heim í hlöðu. Það hey, er menn fá af túnunum, er kallað taða, en það, sem menn fá af engjum, stör. Þegar sláttur er búinn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fjall, til þess að leita að þeim fjenaði, er þangað hefur verið rekinn á vorin. <text:s text:c="6"/>Eru þá margir menn saman í hóp þangað til komið er á fjöll, fer þá hver í sína át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1" calcext:value-type="float">
            <text:p>211</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umrin er slátturinn, þá keppast allir við eins mikið og þeir geta. Það er erfiðasti hluti ársins hjá sveitabóndanum, en hinn skemmtilegasti. Þegar búið er að slá og búið að koma heyjinu fyrir þá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fjall. Menn smala saman öllu því fje sem menn koma auga á og reka það ofan í rjett og dregur þar hver bóndi sínar kindur og hefur heim með sjer. Svo byrjar vetrarvinnan og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2" calcext:value-type="float">
            <text:p>212</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tarfa ýmislegt. Á sunnudögum eru sjaldan unnin útiverk, en getur þó komið fyrir, ef svo vill til að þá sje þerrir en óþurkar hafa verið meiri hluta vikunnar. Annars þegar lítið er að gjöra,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þeim dögum, einkum þó börn, í berjamó eða skemmta sjer á annan hátt. Svo er heyskapnum vanalega hætt fyrir fjallgöngurnar í 21 eða 22 viku sumars. Þá búa menn um heyin undir veturinn og taka að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3" calcext:value-type="float">
            <text:p>213</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eir, að dvelja nokkra daga, þareð þeim verður ekki framgegnt þegar í stað, þegar aðrir eru komnir þangað áður. Líður nú þannig undir slátt og byrja menn þá að slá bæði tún og engi; fa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mjög snemma á fætur til þess að geta komið sem meztu af; þegar búið er að slá grasið láta menn það liggja úti, svo að það þorni; þegar það er orðið þurt fara men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4" calcext:value-type="float">
            <text:p>214</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menn aptur, en sje opt drukkið og mikið, dofnar fjörið smám saman, líkaminn verður þróttminni og vitið þver. Þegar svo er komið, verður líkaminn þróttlaus og skilningurinn sljór, enda þótt ölvíman sje af runnin. Finnst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þá, sem þeir meigi ekki án víns vera og verði jafnan að vera drukknir. Þá er líkami og sál spillt af áhrifum vínsins. Það eru því ókostir vínsins; að það deyfir vit og skilning, og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5" calcext:value-type="float">
            <text:p>21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þá keppast allir við eins mikið og þeir geta. Það er erfiðasti hluti ársins hjá sveitabóndanum, en hinn skemmtilegasti. Þegar búið er að slá og búið að koma heyjinu fyrir þá fara menn á fjall.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mala saman öllu því fje sem menn koma auga á og reka það ofan í rjett og dregur þar hver bóndi sínar kindur og hefur heim með sjer. Svo byrjar vetrarvinnan og svona gengur það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16" calcext:value-type="float">
            <text:p>216</text:p>
          </table:table-cell>
          <table:table-cell table:style-name="ce15" office:value-type="string" calcext:value-type="string">
            <text:p>1879-Freistingar-JonasJonas.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etinnar. Óhófsemin hefur í för með sjer alla þá eymd og bágindi, sem leitt getur af svalli og munaðarlífi, og er það ófagur bálkur í sögu mannanna, ef hann er vandlega rakinn. <text:s text:c="3"/>Óhófið eyðir fje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Svallarinn eða munaðarseggurinn lætur sjer lítið eða alls ekkert umhugað um hag sinn eða sinna, heldur ber að eins umhyggju fyrir því, að kýla vömb sína eða drekka frá sjer vitið, eða þá og hlaða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JonasJona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2" calcext:value-type="float">
            <text:p>222</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vjelar í hinum stóru verksmiðjum erlendis, hann er hafður til þess að ná málmum úr jörðu o.s.frv. Nú fara eimknerrir landa á milli og eru miklu fljótari í förum en seglskip. Járnbrautir flyt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farangur á landi. <text:s text:c="3"/>Um miðja 19. öld fara menn fyrst fyrir alvöru að nota annan merkilegan krapt, er nefnist rafurmagn. Rafurmagnið er ódýrara en gufukrapturinn, og eru því öll líkindi til þess, að það muni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3" calcext:value-type="float">
            <text:p>223</text:p>
          </table:table-cell>
          <table:table-cell table:style-name="ce15" office:value-type="string" calcext:value-type="string">
            <text:p>1886-Freistingar-StefStef.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uðugar þjóðir í ágætu landi. Ástæðan til þessa mun opt vera sú, að hið harða landið hvetur menn og neiðir til þess að nota sína líkamskrapta og sálarhæfilegleika, en örlát náttúra aptur á móti freista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til iðjuleysis, því að þar verður eigi eins greinilegur munur á ytri kjörum starfsmannsins og iðjuleysingjans. <text:s/>Stefán Stefánsson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4" calcext:value-type="float">
            <text:p>224</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nn aðeins bera ábyrgð orða sinna. Það vinnur að því, að útbreiða menntun og þekkingu meðal þjóðanna í andlegu og líkamlegu tilliti. Vísindamenn geta nú ótrauðir komið fram með skoðanir sínar á ýmsum málefnum, fræt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leitast við að leiðbeina mönnum og lagfæra það, sem aflaga fer. En menntunin er undirrótin undir velmegun og hagsæld þjóðanna; því betur sem þær læra að þekkja þá vegi, sem þær eiga að gang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27" calcext:value-type="float">
            <text:p>227</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að, að þeir, sem mest láta af sjer, hafa minnsta hæfilegleika til að bera, en þeir, sem sanna mannkosti hafa, draga sig heldur í hlje. Hjegómagjarnir menn leitast við með alskonar brögðum, að fullviss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m að þeir sjeu öllum fremri, bæði að lærdómi og mannkostum en gleyma að leita hinnar sönnu vizku og hinnar sönnu dyggðar. Sumir halda, að þeir sjeu öllum fremri í öllu og reyna að sýnast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0" calcext:value-type="float">
            <text:p>230</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að, sem hinir svokölluðu „commúnistar“ vilja, en með því væri loku skotið fyrir öll tímanleg laun, er menn verðskulduðu með dugnaði sínum og öðrum kostum. En þau (launin) eru samt einhver hin helzta hvöt fy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þess, að sýna dugnað og atorku. Opt getur verið mikil ástæða til óánægju, en optar mun hún þó vera sprottin af hugarfari mannsins. Nægjusemi er svo fágæt, að óhætt mun að fullyrða, að eigi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1" calcext:value-type="float">
            <text:p>231</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árum að hugsa sjer, að hann eigi eptir að lifa það að ganga um boginn, með skjálfandi limi og grár fyrir hærum, sjálfum sjer og öðrum að byrði; það virðist því liggja mjög nærri fy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þar sem þeir daglega sjá fyrir sjer dæmi þess, hversu ellin getur farið með menn, að reyna til, ef það annars er á þeirra valdi, að gjöra sjer ellina sem ljettbærasta. Menn verða þá fyrst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3" calcext:value-type="float">
            <text:p>233</text:p>
          </table:table-cell>
          <table:table-cell table:style-name="ce15" office:value-type="string" calcext:value-type="string">
            <text:p>1896-SaganSjalfstaedi-HalldHer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klaka og hefur þegar opt gjört það. Það ber að kynnast því, sem næst er fyrst, og svo að færa sig smátt og smátt meira upp á skaptið. Það verður aldrei um of brýnt fyr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læra að þekkja sjálfa sig og þá að læra sögu sinnar eigin þjóðar. Vjer Íslendingar getum stungið hendinni í vorn eigin barm. Hversu gagnlegra er það ekki fyrir oss að þekkja sögu ættjarðar vorrar </text:p>
          </table:table-cell>
          <table:table-cell table:style-name="Default" office:value-type="string" calcext:value-type="string">
            <text:p>GENERIC</text:p>
          </table:table-cell>
          <table:table-cell table:style-name="Default" office:value-type="float" office:value="1896" calcext:value-type="float">
            <text:p>1896</text:p>
          </table:table-cell>
          <table:table-cell table:style-name="Default" office:value-type="string" calcext:value-type="string">
            <text:p>1896-SaganSjalfstaedi-HalldHer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39" calcext:value-type="float">
            <text:p>239</text:p>
          </table:table-cell>
          <table:table-cell table:style-name="ce15" office:value-type="string" calcext:value-type="string">
            <text:p>1886-Freistingar-JonHel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það tekið fram, hvers slíkir menn megi vænta, þar sem stendur: „Iðjulausir húsgangsmenn og betlarar munu ekki guðsríki erfa“. Því verður þess vegna alls ekki um kennt, að þetta hafi eigi verið brýnt fyr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á öllum tímum og á öllum stöðum. <text:s text:c="3"/>Vjer þekkjum allir málshátt einn íslenskan, sem hljóðar svo: „Iðjuleysi er allra lasta móðir“. Það getur engum manni blandazt hugur um það, hvílík sannindi felast í honum, nje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JonHel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0" calcext:value-type="float">
            <text:p>240</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Samgöngufærin og þýðing þeirra (1900) <text:s/>Tilhögun náttúrunnar er, svo sem að líkum ræður, mjög svo margvísleg um heim allan. Landslag og loptslag veldur því, að fyrirkomula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g lifnaðarhættir eru næsta ólíkir á ýmsum stöðum jarðarinnar. Það er því auðsætt, að samgöngufæri manna verða að mestu leyti að vera sniðin eptir tilhögum náttúrunnar. Þess vegna eru þau líka að ýmsu leyti ólík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1" calcext:value-type="float">
            <text:p>241</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ala börnin upp á þann veg, er nú var á bent að slíkt er ekki öllum hent. Og þeir eru fáir meðal þjóðar vorrar, er því eru vaxnir. Fyrir því þurfum vér að f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er séu hæfir til þess að kenna börnunum, er kunni að kenna, eins og á að gera það. Fyrir því þarf að setja á löggvar skóla hér á landi, er hafi það hlutverk eingöngu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5" calcext:value-type="float">
            <text:p>245</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honum hættir við að gleyma því, að hann hefur eigi verðskuldað annað af guði en refsingu, og þykjast vera verðugur alls góðs af honum, að minnsta kosti fremur en margir aðrir menn; ennfremur freistar fátækti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til syndar á þann hátt, að menn leiðast til að leitast við að auka fjármuni sína með ýmsu óguðlegu athæfi, svo sem þjófnaði og öðru þvílíku, og að endingu geta menn orðið svo örvinglaðir af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7" calcext:value-type="float">
            <text:p>247</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æskunni hafa sóað þannig út fjármunum sínum, að þeir ekki í ellinni lengur geta útvegað sjer þær. <text:s text:c="3"/>Þannig er það áríðandi, að verja vel æskuárunum, og dæmi þeirra, sem verja þeim illa, á að fæl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rá, að ganga sömu leiðina. <text:s/>Lárus E. Sveinbjörnsso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49" calcext:value-type="float">
            <text:p>249</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koll af kolli, þangað til að búið er að ná öllum. Það eru einkum börn fyrir innan fermingu, sem taka þátt í þessum leikjum. Um jólin er opt mikið um glaðværð og skemmtanir hjá fólk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jóða þá vinum sínum og kunningjum heim til sín og fara þá í ýmsa leika, sem bæði eldri og yngri taka þátt í, þessir leikar eru nefndir jólaleikar. Af fimleika æfingum má nefna skautaferðir, sem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0" calcext:value-type="float">
            <text:p>250</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að efla velgengni á milli kennara og lærisveina lærða skólans. Við gengum í skrautfylkingu, undir fána skólans, í gegn um bæinn og alllangt upp fyrir Skólavörðu, en jafnskjótt, sem komið var spölkorn frá bænum, fó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yfirleitt að ganga til hliðar eða dragast aptur úr. Nokkru á eptir okkur komu kennarar þeir, sem á hesti voru, Steingr. Thorsteinson yfirkennari, B.M. Olsen skólastjóri og Pálmi Pálsson og Þorleifur Bjarnason undirkennarar. Þeg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2" calcext:value-type="float">
            <text:p>252</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uppi í sveit, að vinna ullarvinnu; kvennfólkið spinnur, karlmenn kemba ullina. Á kvöldin les sá, sem best er lesandi einhverja sögu, eða ef hún er ekki, til kveða menn rímur. Á morgnana og kvöldin ge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jénu og er það mjög erfið og köld vinna. Að fara út í hvaða veður sem er og þurfa að gefa mörgum kindum, geta menn sjeð, að er mjög köld vinna. Þegar líður á veturinn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3" calcext:value-type="float">
            <text:p>253</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íðari árum. Það er orðin tízka, að menn leita sjer kennslu í ýmsum námsgreinum, sem álitið er að muni síðar meir koma mönnum að gagni í lífinu. Bæði opinberir skólar, fjelög og einstakir menn gef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kost á að efla kunnáttu sína og menntun og margir færa sjer slíkt í nyt, og er enginn efi á því, að menn verða fróðari og lærðari en áður. En mjög margir fara á mis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4" calcext:value-type="float">
            <text:p>254</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gjöfum, er því eru veittar, eptir því hafa freistingarnar orðið fleiri og sterkari, þarfirnar fjölbreyttari og því hættara við falli. Löngunin hefur vaxið til að njóta lífsins, til að reyna það er þekkingin hefur gef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ugmynd um. Hugsunin fær meiri áhyggjur og sálin minni ró. Margir vitrir menn hafa komist svo að orði, að sælir sjeu fávísir menn, er sjeu lausir við margt það, er spekingarnir hafa við að stríð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5" calcext:value-type="float">
            <text:p>255</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peki og gæðsku, og leiði allt að hinu bezta miði, bæði hið einstaka og hið gjörvalla. Það er þessi sannfæring, sem veitir mönnum ósigranlegt hugrekki, gjörir menn alla jafna ánægða með kjör sín og gef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on um það, að menn öðlist umbun fyrir staðfestu sína í hinu góða. <text:s text:c="3"/>Sá, sem treystir guði, hefur þá sannfæring, að hann styrki sig í öllum góðum áformum og verkum; hann lætur því ekki mótspyrnu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6" calcext:value-type="float">
            <text:p>256</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kaupmannsins sem þeir hafa fengið lán hjá um veturinn. Á sumrin fara margir upp í sveit og eru þar kaupamenn því bæði fá þeir þar betra fæði og meira kaup um sláttinn. Á haustin ge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ð net sín og búa sig á annan hátt undir veturinn. Líka er róið á haustin. Nú erum við búnir lítið eitt að líta á líf og starfa sveitabóndans og sjáfarbóndans. Fyrri part veturs e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7" calcext:value-type="float">
            <text:p>257</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verja æskuárunum til þessa nema fræði þau og reglur, sem kenna oss og sýna, hvernig vjer í öllu lífinu eigum að hegða oss. Láti menn því æskuárin líða í dáðleysi og leti, þá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þegar fullorðinsárin fara í hönd, bætt upp það, sem menn ljetu hjá sér líða í æskunni; þá verða menn fávísir alla æfi sína, lítilsvirtir af öðrum, og lífið manni þungbært. Reynslan sýnir ljósan vot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8" calcext:value-type="float">
            <text:p>258</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ð er samkvæmt speki og gæðsku guðs, að þeir verði sælastir, sem bestir eru. Þessi von eflir menn, til þessu, að gjöra ekki annað, en það, sem eptir sannfæringu þeirra, er gott, því umbunar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vænt sjer, nema menn sjeu staðfastir í hinu góða. <text:s/>Davíð Guðmundsson <text:s/></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59" calcext:value-type="float">
            <text:p>259</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ekki enn höfum lagt út í baráttu lífsins, ættum að yfirvega þetta nákvæmlega. Opt getur það verið efasamt, hvort menn eiga að tolla í tízkunni eða ekki. Að þverskallast við henni dálítinn tíma,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jört sjer að skaðlausu eða meinlitlu. En þegar fram í sækir, fer að verða lakara. Nú getur vaknað hjá manni sú spurning: Ætli þetta verði lengi tízka? En það er ekki gott að svara sj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0" calcext:value-type="float">
            <text:p>260</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lestri skemmtisagna (Romaner),og hvað illt getur af honum leitt? (1855) <text:s/>Margskonar gagn geta menn haft af að lesa rit þessi. Bæði er það, að menn fræðast um marga hluti og marga viðburði, e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1" calcext:value-type="float">
            <text:p>261</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og hvað illt getur af honum leitt? (1855) <text:s/>Margskonar gagn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að lesa rit þessi. Bæði er það, að menn fræðast um marga hluti og marga viðburði, er skeð hafa fyrir mörgum öldum einhverstaðar út í heimi; læra að þekkja hugsunarhátt þjóðarinnar, er skemmtiritið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2" calcext:value-type="float">
            <text:p>262</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lestri skemmtisagna (Romaner), og hvað illt getur af honum leitt? (1855) <text:s/>Notin af því, að lesa skemmtisögur, eru þau helzt, að menn verða fróðari við það, því að opt er það, að einhverjum merk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3" calcext:value-type="float">
            <text:p>263</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t af lestri skemmtisagna (Romaner), og hvað illt getur af honum leitt? (1855) <text:s/>Skemmtisögur (Romaner) eru tilbúnar sögur, er eiga að sýna hvernig lífið er; þær eiga að sýna háttu manna og breytni í ýmsum mynd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4" calcext:value-type="float">
            <text:p>264</text:p>
          </table:table-cell>
          <table:table-cell table:style-name="ce15" office:value-type="string" calcext:value-type="string">
            <text:p>1893-ListinLifa-ThorvThorv.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nkum málið, sem aðgreinir manninn frá dýrunum; vitaskuld er það, að dýrin hafa og einskonar mál, en það er svo ófullkomið, að það líkist í engu hinu fullkomna og aðdáunarverða máli mannsins. Með málinu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átið í ljósi hinar margbreyttustu hugsanir sínar og tilfinningar. Með því að málið er nú svo fullkominn hæfilegleikur hjá manninum, og, ef svo mætti að orði kveða, fullkomið verkfæri fyrir manninn til að vinna með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ThorvThor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5" calcext:value-type="float">
            <text:p>265</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nema þær sjeu brúaðar. <text:s text:c="3"/>Hjólhestar koma og að talsverðum notum, einkum í borgum og bæjum eða þar sem vegir eru góðir. Skipin eru og ómissandi þar sem yfir stórvötn eða sjó er að fara.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ð þeim farið landa á milli á tiltölulega skömmum tíma. Einnig eru þau notuð til þess að flytja vörur eða annað þess konar, er ómögulegt væri án þeirra. Gufuvagnar eru einkar hentugir til ferða á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6" calcext:value-type="float">
            <text:p>266</text:p>
          </table:table-cell>
          <table:table-cell table:style-name="ce15" office:value-type="string" calcext:value-type="string">
            <text:p>1869-Freistingar-LarHall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enn; ennfremur freistar fátæktin manna til syndar á þann hátt, að menn leiðast til að leitast við að auka fjármuni sína með ýmsu óguðlegu athæfi, svo sem þjófnaði og öðru þvílíku, og að endingu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rðið svo örvinglaðir af fátækt sinni, að þeir ráðast í að gjöra enda á eymd sinni með því að taka lífið af sjálfum sjer, og taka þannig fram fyrir hendurnar á guði. <text:s text:c="3"/>Þegar auðmaður be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Freistingar-LarHall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7" calcext:value-type="float">
            <text:p>267</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jeg að slá og vinna að heyverkum, og er það einhver skemmtilegasta vinna, enda á hún all vel við mig. Það er mjög unaðslegt að slá gras á góðu engi í fögru sumarveðri. Auðvitað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rðið votir og hraktir við þá vinnu, ef veðrátta er slæm eða votsöm engi, sem unnið er á. Það hefir verið talið mjög gaman að slá gras á sljettu engi, og flestum mun geðjast vel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8" calcext:value-type="float">
            <text:p>268</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útlista, hversu nytsamt það sje að þekkja sögu þjóðar sinnar (1871) <text:s/>Það er í öllu tillit mjög nytsamt og öldungis áríðandi að þekkja sögu þjóðar sinnar, því að af henni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ð, hvaðan þjóðin er í öndverðu, hvort hún hefur ávallt verið í sama landi frá því fyrst, að sagan þekkir hana, eða hún hefur fluttst frá sínum upprunalega aðseturstað og tekið sjer bólfestu í fjarlægð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69" calcext:value-type="float">
            <text:p>269</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kki, til kveða menn rímur. Á morgnana og kvöldin gefa menn fjénu og er það mjög erfið og köld vinna. Að fara út í hvaða veður sem er og þurfa að gefa mörgum kindum,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ð, að er mjög köld vinna. Þegar líður á veturinn fara menn að búa sig í verið. Seinni parts veturs og fyrri partinn af vorinu fara flestir vinnumenn og bændur til sjáfar og róa þa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0" calcext:value-type="float">
            <text:p>270</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lifðu á þeirri öld, að ýmsum mannkostum, t.a.m. elsku, tryggð og hugprýði; þannig eru og heilar þjóðir, er bera af hinum þjóðunum, og heilar aldir, er virðast að minnsta kosti óspilltastar;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ekið miklum framförum við það, með því, að haga sjer eptir þeim. Þá er og í skemmtisögunum lýst mönnum og heilum þjóðum og öldum, er taka öllum fram að illsku og öllum löstum t.a.</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1" calcext:value-type="float">
            <text:p>271</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á notuðu menn mest mannskraptinn til allrar vinnu, en nú hefur þetta breyst mjög, því að nú nota menn vjelarnar og láta þær vinna fyrir sig og mennirnir stjórna þeim einungis. Af þessari ástæðu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unnið miklu stærri og meiri verk en áður, án þess að hafa jafn mikið fyrir þeim. Allt stefnir að því að leggja undir sig sem flesta krapta til þess að láta þá svo vinna, en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2" calcext:value-type="float">
            <text:p>272</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ss þau rjettilega í nyt, bæði oss til viðvörunar og til eptirbreytnis. Menn segja að eptirleikurinn sje hægri, og svo er um þetta, að ef menn þekkja söguna og aðfarir hinna eldri manna, þá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íða sjeð, hvar þeim hefur skjátlazt, og geta því komizt hjá þeim misfellum, er orðið hafa á hjá þeim. <text:s text:c="3"/>Eins og það er nytsamt, að hafa almenna þekkingu á sögunni yfir höfuð, svo er það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3" calcext:value-type="float">
            <text:p>273</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kömmum tíma. Einnig eru þau notuð til þess að flytja vörur eða annað þess konar, er ómögulegt væri án þeirra. Gufuvagnar eru einkar hentugir til ferða á landi; fara þeir með ótrúlegum hraða og ge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ví á örstuttum tíma farið afarlangar leiðir. <text:s text:c="3"/>Raddsíma nota menn til þess að tala hver við annan, þótt þeir sjeu sinn á hvorum landsenda,; er auðsætt, hversu mjög það greiðir viðskipti manna og samgöngur. Ritsíminn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5" calcext:value-type="float">
            <text:p>275</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Þeir, sem glíma, eiga að standa sem beinastir og hafa föst tök með annari hendi, en leggja hina á mjaðmir þess, er þeir glíma við. <text:s text:c="3"/>Glímur eru mjög fögur, skemtileg og holl íþrótt; þær gjö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ima, þolna og hrausta og eru því mjög nytsamar. Einnig eru mörg dæmi þess, að þær hafi komið mönnum að góðu haldi. <text:s text:c="3"/>Sund er fögur, karlmannleg og nytsöm íþrótt. Það stælir vöðvana og gjörir men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6" calcext:value-type="float">
            <text:p>276</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ins og kunnugt er, þá sætir það furðu, hve fáir þeirra kunna sund. <text:s text:c="3"/>Eg hef því mestar mætur á þessum tveim íþróttum sökum þess, að þær eru fagrar, skemmtilegar, hollar, karlmannlegar, nytsamar og þær gjö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ima, sterka, þolna og heilsugóða. <text:s/>Árni Árnaso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7" calcext:value-type="float">
            <text:p>277</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ins og jeg áður hef sagt, auður, metorð og álit hjá mönnum; eptir þessu sækjast menn, og vilja einir hafa, því að það eru þeir hlutir, er koma mönnum bezt áfram í heiminum, og gjö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æla í augum hans. Það eru reyndar til svo spilltir menn, að þeir hafa ýmigust á þeim, er sækjast eftir hinum andlegu gæðum, en það er ekki af því, að þeir sjálfir vilji ná þeim;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8" calcext:value-type="float">
            <text:p>278</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i í öllu lífinu. Það er því mjög áríðandi að verja æskuárunum vel; það er rótin til allrar gæfu og sælu í lífinu; þá eiga menn að búa sig undir fullorðinnsárin og ellina, og gjör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það, þá verða þau sjálfum manni þungbær og leiðinleg, en öðrum ónýt. Menn eiga því að verja æskuárunum til þessa nema fræði þau og reglur, sem kenna oss og sýna, hvernig vjer í öllu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79" calcext:value-type="float">
            <text:p>279</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asta og örugga sannfæring, að guð stjórni heiminum með speki og gæðsku, og leiði allt að hinu bezta miði, bæði hið einstaka og hið gjörvalla. Það er þessi sannfæring, sem veitir mönnum ósigranlegt hugrekki, gjö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 jafna ánægða með kjör sín og gefur mönnum von um það, að menn öðlist umbun fyrir staðfestu sína í hinu góða. <text:s text:c="3"/>Sá, sem treystir guði, hefur þá sannfæring, að hann styrki sig í öll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0" calcext:value-type="float">
            <text:p>280</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rjálsrar stjórnarskipunar fyrir þjóðirnar (1893) <text:s/>Það er öllum mönnum meðskapað að hafa mætur á frelsinu, ef þeir eru frjálsir, og girnast það, ef þeir eru á einhvern hátt kúgaðir. Ófrelsið drepur niður kjarkinn, veikir áræðið, gjö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ósjálfstæða og stendur öllum veraldlegum og andlegum framförum fyrir þrifum. Það er þessi óvinur mannkynsins, sem þjóðirnar hafa frá alda öðli barist við og verið að leitast við að sigra; enn í dag eru þjóðirna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1" calcext:value-type="float">
            <text:p>281</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menn fima, þolna og hrausta og eru því mjög nytsamar. Einnig eru mörg dæmi þess, að þær hafi komið mönnum að góðu haldi. <text:s text:c="3"/>Sund er fögur, karlmannleg og nytsöm íþrótt. Það stælir vöðvana og gjör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olna og hrausta engu síður en glímurnar. Jafnframt því, að það stælir vöðvana, eykur það einnig sálarþrekið og er því ásamt glímum og öðrum líkamsæfingum mjög nauðsynlegt fyrir námsmenn. <text:s text:c="3"/>Sund er miklu nytsamast af þeim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2" calcext:value-type="float">
            <text:p>282</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ð starf þurfti mikinn tíma, og varð því ærið kostnaðarsamt, svo efnalitlir menn áttu eigi kost á að eignast bækur, enda voru menn almennt mjög fáfróðir. Þessu varð öðruvísi varið við uppgötvun prentlistarinnar, er gjörð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miklu hægra fyrir að eignast bækur. Fyrst framan af og langt fram eptir öldum var þó prentlistin takmörkuð. Stjórnendur og stjórnarráð landanna lögðu bönd á prentfrelsið af ótta fyrir, að flugrit og æsingablöð breiddust út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83" calcext:value-type="float">
            <text:p>283</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eyti sú, að ófrelsisog kúgunaraldir höfðu gengið yfir og drepið þrótt og dug úr þeim. En að þeir fóru þá að rjetta við var mikið því að þakka, að eptir aldamótin 1800 og alla 19. öldina, gjör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ýmsar mikilsverðar uppgötvanir og fundu ýmis ráð, til að hagnýta sjer betur krapta náttúrunnar en áður. <text:s text:c="3"/>19. öldin er sú mesta uppgötvunaröld sem nokkurntíma hefur verið. Nú eru mjög margar vjelar til, sem áður þekktust ekki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4" calcext:value-type="float">
            <text:p>294</text:p>
          </table:table-cell>
          <table:table-cell table:style-name="ce15" office:value-type="string" calcext:value-type="string">
            <text:p>1889-ThjodFramtid-MagnJons.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á skoðanir sínar í ýmsum málefnum sem geta orðið þjóðfjelaginu til heilla, framfara og blessunar. Áður meðan sterkar gætur voru hafðar á öllu, sem út kom fyrir almennings sjónir, var þetta allt öðruvísi; þá gá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pt ekki látið í ljósi skoðanir sínar á ýmsum velferðarmálum og sem því ekki gat orðið framgegnt. Nú á tímum getur hver maður óhindraður látið skoðanir sínar í ljósi, og þó margt sje fært í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Mag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5" calcext:value-type="float">
            <text:p>295</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verið ánægður, og spillir með því öllum sínum stundlegu sálarfriði. Það er eðlilegt, að menn reyni til að bæta kjör sín á hvern þann hátt sem hægt er og leyfilegt, en engu að síður gæ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ið ánægðir með það, sem fyrir hendi er. Ættu menn allt í sameign og væru menn hver öðrum jafnir bæði að efnum og upphefð, væri þeirri ástæðu, sem hin mismunandi kjör manna gefa til óánægju,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296" calcext:value-type="float">
            <text:p>296</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egar beinir mönnum til að hlynna að öllu því, er einkennilegast er þjóðinni, og glæða það, sem bezt er í þjóðarandanum. En svo er um þetta sem annað að sitt sýnist hverjum. Þarf því gó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vitra til þess að grein rétt frá röngu í þessu efni, því það er jafnmikill skaði að loka sig inni fyrir góðum og hollum menntastraumum, eins og að hleypa útlendum hugsunum og þjóðareinkennum i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3" calcext:value-type="float">
            <text:p>303</text:p>
          </table:table-cell>
          <table:table-cell table:style-name="ce15" office:value-type="string" calcext:value-type="string">
            <text:p>1903-LysingHeima-JulHavst.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byggð eru í stað húsana sem brunnu árið 1900, og má þá sjerstaklega nefna veitingahúsið. Fyrir sunnan miðbæinn sameinast þessar tvær götur, sem þegar hafa verið nefndar, og hefur sú gata verið kölluð „Fjara“ og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orið þar mikið af mold úr brekkunum í sjóin, og hefur þar myndazt mikil húsalóð. Á þeirri lóð standa nú 4 hús. Upp frá miðbænum liggur stígur upp í gil, sem kallað er bæargil, og stand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ysingHeima-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4" calcext:value-type="float">
            <text:p>304</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ritsímans. <text:s text:c="3"/>Einnig hefur mönnum tekizt að svífa í loptinu yfir láð og lög; til þess nota menn loptbáta, en nytjar þeirra eru eigi miklar enn þá sem komið er, því að alt til þessa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i fundið fullgylda aðferð til þess að stjórna þeim. <text:s text:c="3"/>Nytjar samgöngufæranna eru að vísu mismunandi, en eru þó í annan stað yfir höfuð að tala svo miklar, að með sanni virðist mega segja, að þau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5" calcext:value-type="float">
            <text:p>305</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nefnist rafurmagn. Rafurmagnið er ódýrara en gufukrapturinn, og eru því öll líkindi til þess, að það muni með tímanum útrýma honum. Rafurmagnið er allstaðar á jörðunni, en mest er það í fossum. Þá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nnig fundið upp ritsímann, og hefur það aukið mjög viðskiptalífið og verzlun landa á milli. <text:s text:c="3"/>Fæst af því, er hjer hefur verið drepið á, höfum vjer Íslendingar ennþá lært að færa okkur í nyt, því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6" calcext:value-type="float">
            <text:p>306</text:p>
          </table:table-cell>
          <table:table-cell table:style-name="ce15" office:value-type="string" calcext:value-type="string">
            <text:p>1895-SveitBaejarlif-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ngjar eru votar. Meðan á slætti stendur er nátturlega hugsað um peninginn, eins og á öðrum tímum árs; það eru þó að eins ærnar og kýrnar, sem litið er eptir, því að á sumrum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not af öðrum skepnum, en þeim, er mjólka má. Úr mjólkinni er gjört smjör og skir. <text:s text:c="3"/>Heyannatíminn er venjulega úti fyrir göngur, sem eru venjulega í 21.-22. viku sumars. Er þá lokið við umbúnað 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EggBrEi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7" calcext:value-type="float">
            <text:p>307</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ð að þakka hinum mörgu og merkilegu uppgötvunum, sem gjörðar hafa verið á 19. öldinni. Það má með sanni segja, að 19. öldin er einhver mesta framfara og breytinga öld, sem ennþá hefur komið. Á henni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ært að nota þá krapta, er áður voru lítt kunnir eða með öllu óþekktir. Á 18. öldinni voru fáar vjelar kunnar og öll vinna var miklu erfiðari, því að þá notuðu menn mest mannskraptinn til allr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8" calcext:value-type="float">
            <text:p>308</text:p>
          </table:table-cell>
          <table:table-cell table:style-name="ce15" office:value-type="string" calcext:value-type="string">
            <text:p>1880-Vinir-OlEinars.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Hver er sannur vinur minn? (1880) <text:s/>Það hafa margir kvartað mikið undan því, að það sje torvelt að þekkja mennina, hvernig þeir sjeu skapi farnir; en það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ssulega eigi gjört um of, því að „svo er margt sinnið sem skinnið“. Að þekkja, hver sje sannur vinur vor, kennir reynslan oss bezt; vjer komumst smámsaman að því, hver vill oss vel og hver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inir-OlEinar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09" calcext:value-type="float">
            <text:p>309</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r sækjast eftir hinni ytri hamingju, sækjast því mjög eptir þessu. Menn eru því vanir að líta öfundaraugum til þeirra, sem eru af háum stigum, enda eru þeir fyrir margra hluta sakir öfundsverðir. Einkum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öllum tímum sókst eptir konungstign og stjórnandatign, og er mannkynssagan öll full af deilum, er sprottið hafa af valdafíkn eða drottnunarlöngun, og hefur fyrir það mörgu mannsblóðinu verið úthellt. Til að hafa hina ytri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0" calcext:value-type="float">
            <text:p>310</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rit þessi meir eða minna skáldleg, og næsta vel löguð til að vekja og glæða skáldlegt hugsunarlíf hjá þeim, er lesa þau; hugmyndirnar eru opt fagrar og háfleygar, og opt hreinar og saklausar. Loks ha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ann haga af því að lesa rit þessi, að þau eins og kenna mönnum að rita skemmtirit ef þeir á annað borð eru lagnir á það. <text:s text:c="3"/>Margt getur leitt illt af því að lesa rit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1" calcext:value-type="float">
            <text:p>311</text:p>
          </table:table-cell>
          <table:table-cell table:style-name="ce15" office:value-type="string" calcext:value-type="string">
            <text:p>1870-ListinLifa-OlBriem.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sem honum leikur hugur á. Þetta er eitt af hinum afar mörgu og miklu áhrifum, sem hugprýðin verður fyrir af því, hvernig skapferli vort er að öðru leyti. En þó hefur, ef til vill, hagu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g lífsstaða enn meiri og margbreyttari áhrif á hugprýði þeirra, og það, hvernig hún kemur fram. Sá maður, sem hefur hættuleg þrekvirki að vinna, svo sem hermaður, sýnir hugprýði sína í því að ganga vel </text:p>
          </table:table-cell>
          <table:table-cell table:style-name="Default" office:value-type="string" calcext:value-type="string">
            <text:p>GENERIC</text:p>
          </table:table-cell>
          <table:table-cell table:style-name="Default" office:value-type="float" office:value="1870" calcext:value-type="float">
            <text:p>1870</text:p>
          </table:table-cell>
          <table:table-cell table:style-name="Default" office:value-type="string" calcext:value-type="string">
            <text:p>1870-ListinLifa-OlBrie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2" calcext:value-type="float">
            <text:p>312</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in mesta hamingju uppspretta. <text:s text:c="3"/>Víst eru hinar ytri og innri ástæður fyrir hamingjuseminni opt í sambandi hverjar við aðrar, en af því, er að framan hefur verið sagt er það augljóst, að meira af hamingj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r undir þeim sjálfum komið. <text:s/>Jóhannes Lárus Lynge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3" calcext:value-type="float">
            <text:p>313</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ftir sinni vild, mannkyninu til gangs. Þess vegna má engin bönd leggja á atvinnuvegi manna í neinu tilliti, ef þeir að eins gjöra sig eigi seka í brotum gegn borgaralegum lögum, því að það hamla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rá því, að beita kröptum sínum eins og þeir vilja, og heptir framfarir þjóðanna. <text:s text:c="3"/>Prentfrelsið veitir mönnum fulla heimild til að láta í ljósi hugsanir sínar á prenti, ef menn aðeins bera ábyrgð orða sinn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5" calcext:value-type="float">
            <text:p>315</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greiða samgöngur milli ýmsra landshluta og heilla landa. Sama er að segja um rafmagnið. Eigi er langt síðan menn fóru að færa sjer það í nyt, t.d. til raddsímans og ritsímans. <text:s text:c="3"/>Einnig hef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ekizt að svífa í loptinu yfir láð og lög; til þess nota menn loptbáta, en nytjar þeirra eru eigi miklar enn þá sem komið er, því að alt til þessa hafa menn eigi fundið fullgylda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6" calcext:value-type="float">
            <text:p>316</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iðburði er koma fyrir í skemmtisögunum, þýtt sumt upp á sig, og af öllu þessu geta þeir ef til vill sturlazt. Þær geta og vakið illar fýstir hjá mönnum, er annars hefðu eigi vaknað, hef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i heyrt þeim lýst og heyrt talað um þær hjá öðrum. <text:s/>Magnús Stephense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7" calcext:value-type="float">
            <text:p>317</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reynslu, og að því leyti hygginda. Að vísu gjörir hann það eigi beinlínis, heldur óbeinlínis, því að óttinn um það, að hann muni dynja yfir á hverri stundunni, og vitneskjan um það, að skaðinn hegn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yrir sjálfskapaða heimsku, þetta gjörir mennina hyggna, og er orsök til þeirra tilrauna og ráða, er menn beita, til að bægja skaðanum brott frá sjer. <text:s text:c="3"/>Vjer sjáum það opt í mannlegu lífi, að margir þei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18" calcext:value-type="float">
            <text:p>318</text:p>
          </table:table-cell>
          <table:table-cell table:style-name="ce15" office:value-type="string" calcext:value-type="string">
            <text:p>1879-Freistingar-JonasJonas.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yski sitt, og fer venjulegast sjálfur með því á vonarvöl, ef hann annars hefur eigi stytt sjer svo stundir með óhófi sínu, að hann hafi eigi dáið áður en svo var komið. <text:s text:c="3"/>Óhófið spillir heils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Flestir munu kannast við það, að ef þeir einhverntíma hafa borðað yfir sig eða orðið ofurölva, verða þeir sjúkir á eptir og geta ekki á heilum sjer tekið meðan líkaminn er að komst í samt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JonasJona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5" calcext:value-type="float">
            <text:p>325</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íða nógu vel á ættjörðinni – einkum í efnanlegu tilliti – og ætla að sjer muni líða betur annarsstaðar. Það er oft svo, að mönnum virðist allt fegurst, sem fjærst er og svo er því varið hje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íta oft að eins á svörtu hliðarnar hjer en annarsstaðar sjá menn ekki annað en gull og græna skóga. En það fer oft svo, að þótt mönnum ef til vill líði betur í efnalegu tillit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6" calcext:value-type="float">
            <text:p>326</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í sjálfu sjer, en geta einungis haft nokkuð gildi, ef þeim er varið til að efla hin sönnu gæði. En þessir hlutir eru einkum, eins og jeg áður hef sagt, auður, metorð og álit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eptir þessu sækjast menn, og vilja einir hafa, því að það eru þeir hlutir, er koma mönnum bezt áfram í heiminum, og gjöra menn sæla í augum hans. Það eru reyndar til svo spilltir menn,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7" calcext:value-type="float">
            <text:p>327</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eir geta sett fyrir sig ýmsa viðburði er koma fyrir í skemmtisögunum, þýtt sumt upp á sig, og af öllu þessu geta þeir ef til vill sturlazt. Þær geta og vakið illar fýstir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er annars hefðu eigi vaknað, hefðu menn eigi heyrt þeim lýst og heyrt talað um þær hjá öðrum. <text:s/>Magnús Stephense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8" calcext:value-type="float">
            <text:p>328</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n nú er þessu ekki þannig varið með flesta menn, að þeir öfundi aðra af þessu. Hvað er það þá, segi jeg enn, sem menn öfunda aðra tíðast af? Það eru metorð, auður, álit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annað þess konar. Flestum mönnum er svo varið, að það hefur mest áhrif á þá, er gengur í augum við fyrsta álit; þeir skoða það, sem nálægt þeim er, en líta ekki til þess,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29" calcext:value-type="float">
            <text:p>329</text:p>
          </table:table-cell>
          <table:table-cell table:style-name="ce15" office:value-type="string" calcext:value-type="string">
            <text:p>1877-Manngerdir-JohDOlaf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jer í raun og veru eigum skilið, og þetta knýr oss til að leitast við að sýnast öðruvísi í annara augum en vorum eigin; þetta á sjer stað hjá öllum, sem leita sjer upphefðar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hugsa, að allt sje undir því komið að hafa mikil völd og metorð í annara augum. Það kemur daglega í ljós, að vjer reynum að sýnast öðruvísi en vjer erum, og hver og einn </text:p>
          </table:table-cell>
          <table:table-cell table:style-name="Default" office:value-type="string" calcext:value-type="string">
            <text:p>GENERIC</text:p>
          </table:table-cell>
          <table:table-cell table:style-name="Default" office:value-type="float" office:value="1877" calcext:value-type="float">
            <text:p>1877</text:p>
          </table:table-cell>
          <table:table-cell table:style-name="Default" office:value-type="string" calcext:value-type="string">
            <text:p>1877-Manngerdir-JohDOlaf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0" calcext:value-type="float">
            <text:p>330</text:p>
          </table:table-cell>
          <table:table-cell table:style-name="ce15" office:value-type="string" calcext:value-type="string">
            <text:p>1902-ThjodFramtid-HalldJona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óviðjafnanlega náttúrufegurð, fornar bókmenntir, einkennilegt og fagurt þjóðerni og mál, ásamt mörgu fleira. Þetta á að vera nægilegt til þess að vekja sanna föðurlandsást hjá hverjum Íslending og höfum vér þá innrætt um leið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rú á landinu, sem er hið eina og vissa skilyrði til þess, að það nái vexti og viðgangi, bæði að því er snertir stjórnarfar, menntun og viðleitni í verklegum framkvæmdum. Þegar þetta allt er komi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HalldJona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1" calcext:value-type="float">
            <text:p>331</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ð kalla hvern þann mann hamingjusaman, sem er vel efnaður, heilsugóður, hraustur, vel að sjer, gjör til líkama og sálar, vel menntaður, fríður sínum, ættstór og ættmargur, þann mann sem er í miklu áliti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Um þetta getum vjer dæmt, því að hina innri hamingju er opt ekki unnt um að segja, þar eð hún þarf alls eigi að fara eptir hinum ytri hag mannsins. Á hinni ytri og innri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2" calcext:value-type="float">
            <text:p>332</text:p>
          </table:table-cell>
          <table:table-cell table:style-name="ce15" office:value-type="string" calcext:value-type="string">
            <text:p>1877-Manngerdir-JohDOlaf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r hjartnanna og nýrnanna rannsakari, og fyrir honum dugar ekkert yfirskyn guðhræðslunnar. Þessa verðum vjer varir, þegar á fyrstu tímum, t.d. hjá Faríseunum, sem reyndu til með öllu móti að afla sjer virðingar hjá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þá er þeir báðu, stóðu þeir á gatnamótum, þá er þeir föstuðu ljetu þeir sjá það á andliti sínu o.s.frv. <text:s text:c="3"/>Mörgum tekst að hafa þetta yfirskyn um tíma, sumum lengur, sumum skemur. En </text:p>
          </table:table-cell>
          <table:table-cell table:style-name="Default" office:value-type="string" calcext:value-type="string">
            <text:p>GENERIC</text:p>
          </table:table-cell>
          <table:table-cell table:style-name="Default" office:value-type="float" office:value="1877" calcext:value-type="float">
            <text:p>1877</text:p>
          </table:table-cell>
          <table:table-cell table:style-name="Default" office:value-type="string" calcext:value-type="string">
            <text:p>1877-Manngerdir-JohDOlaf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3" calcext:value-type="float">
            <text:p>333</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án hennar getur svo að segja engin menning þrifist eða framfara verið að vænta. Þá mundu menn spilla hver fyrir öðrum; það, sem einn bygði, mundi annar rífa, í staðin fyrir, að í þjóðfjelögunum hjálp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ver öðrum að meiru eða minna leyti. <text:s text:c="3"/>Það er eigi nóg að einhver stjórnarskipun sje hjá þjóðunum; hún verður að vera góð og haganleg, en það getur hún trauðla verið, nema hún sje frjáls, eð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4" calcext:value-type="float">
            <text:p>334</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einhvern „framfara“-vindbelg leiða oss í gönur, – en hve mörgum sinnum hefur það ekki lokað augum vorum fyrir sönnum framförum; hversu opt vjer höfum ekki látið það tjóðra oss við þrældómsklafa gamals hugsunarleysis og hleypidóm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rósa opt þeim mönnum, sem þeir kalla „vanafasta“, og getur verið að þeir verðskuldi það, en segja mun mega um marga þessa vanaföstu menn, að þeir láti fornar venjur blinda sig, svo augu þeirra sj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5" calcext:value-type="float">
            <text:p>33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bera þau saman og gjöra sjer hugmynd um hvernig fara ætti með það efni, og hvað rjett væri hjá hverjum fyrir sig. Með öðrum orðum, slíkur samanburður kemur mönnum til að hugsa nákvæmar um hluti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meira sjálfstæðir í skoðunum sínum og láta eigi leiðast af öðrum án þess fyrst að hugsa sjálfir og leita sannleikans sjálfir. <text:s text:c="3"/>En eins og alla aðra hluti, má og vanbrúka prentfrelsið; það er ekki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7" calcext:value-type="float">
            <text:p>337</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Hættumest er að ná fílunganum, því að menn verða að síga niður af fjallabrúninni, til að ná honum, sökum þess að hann er allur utan í berginu, og vill það eigi allsjaldan til að hrap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er þá optast vís dauði. Þó vill til að menn koma lifandi niður. Hve margir menn þannig hafa dáið, er ekki auðvelt að segja, en hitt vita menn, að í einu fjalli hafa hrapað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39" calcext:value-type="float">
            <text:p>339</text:p>
          </table:table-cell>
          <table:table-cell table:style-name="ce15" office:value-type="string" calcext:value-type="string">
            <text:p>1889-Vinir-FridrFridr.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látið skýrt í ljósi hinar innstu hjartans hreifingar sínar, og skilur líkar hræringar hjá öðrum. En lyndisfar mannanna er margbreytilegt. Sumir hneigjast að þessu, aðrir að öðru o.s.frv. Af þessu kemur, að hugi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dragast í ýmsar áttir og keppa að mismunandi takmarki; er því ekki að búast við, að menn geti dregizt jafnt að öllum eða haft jafnmikla skemmtun að sambúð hvers og eins, sem vera skal. E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Vinir-FridrFrid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0" calcext:value-type="float">
            <text:p>340</text:p>
          </table:table-cell>
          <table:table-cell table:style-name="ce15" office:value-type="string" calcext:value-type="string">
            <text:p>1895-SveitBaejarlif-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r grasið ýmist slegið og þurkað, eða bundið heim í garða og hlöður, en þegar túnslætti er lokið og taðan er komin í garðinn eða hlöðuna, eru haldin töðugjöld. Töðugjöldin eru sem veizla, enda hugs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mest um munninn og magann, því að bæði er maturinn góður og ríflega skamtað; allvíða er einnig vakað fram á nótt við drykkju og er þá glaumur og gleði. <text:s text:c="3"/>Nú byrjar engjasláttur; er þ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EggBrEi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1" calcext:value-type="float">
            <text:p>341</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ótt þeim hafi stórtjón að höndum borið. Um ástvinamissi og annað þesskonar geta að vísu verið skiptar skoðanir, en víst er um það, að skynsamleg umhugsun og sálarrósemi geta mjög bætt úr þessu böli. Hugsunarháttu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r líka mjög þýðingarmikið atriði, þegar hann er spilltur eða öfugur hjá einstaklingnum eða heilli þjóð, leiðir af því mikla óhamingju, en gangi hann í rjetta stefnu, er hann hin mesta hamingju uppspretta. <text:s text:c="3"/>Víst eru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2" calcext:value-type="float">
            <text:p>342</text:p>
          </table:table-cell>
          <table:table-cell table:style-name="ce15" office:value-type="string" calcext:value-type="string">
            <text:p>1900-Ferdalysingar-FridrSig.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Námafjalls. <text:s text:c="3"/>Vér lögðum nú af stað frá Reykjahlíð um kvöldið og ætluðum að sjá leirhverana hjá fjallinu. Er það einhver hin ægilegasta sjón, sem eg hefi sjeð að sjá niður í gíga þessa, enda hug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mennt fyr á tímum, að þessir leirhverar væri gangar niður til helvítis og færu sálir vondra manna þá leið þangað niður. Í Námafjalli var tekinn brennisteinn mikill á þessari öld (eptir 1850) og fluttur á hestum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Ferdalysingar-Frid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3" calcext:value-type="float">
            <text:p>343</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á meðan á því stóð. Um ræður þessar ætla jeg eigi að dæma, enda álít jeg mig alls eigi þar til færan. Þegar menn höfðu skemt sjer þannig allt til klukkan sex e.h. hugðu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heimferðar; tóku menn saman matarílát sín, því hver einstakur hafði mat með sjer, komu þeim á vagn þann, er til þess var notaður að flytja hann, og fóru svo af stað. Heimferðin gekk með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4" calcext:value-type="float">
            <text:p>344</text:p>
          </table:table-cell>
          <table:table-cell table:style-name="ce15" office:value-type="string" calcext:value-type="string">
            <text:p>1903-VeturSumar-BogBrynj.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látturinn um garð genginn og er velmegan þeirra undir því komin að hann hafi gengið sem bezt. Margt höfum vjer Íslendingar að starfa á haustin eins og líka endra nær; er það mjög mismunandi hv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fyrir stafni og fer það eptir því, hvort menn byggja sveitina eða kauptúnin. Þeir menn, er kauptúnin byggja, stunda einkum sjóinn og hafa ýmis önnur störf að leysa af hendi, sem eru mjög frábrugði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BogBrynj.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5" calcext:value-type="float">
            <text:p>345</text:p>
          </table:table-cell>
          <table:table-cell table:style-name="ce15" office:value-type="string" calcext:value-type="string">
            <text:p>1870-Freistingar-PallThorl.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í syndinni og hann lifir í henni alla sína daga; þó hann hafi vilja til hins góða, getur hann það ekki, nema hann geti sigrast á öllum ástríðum syndarinnar. Misjafnt er það að vísu, hvernig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gengur að sigrast á ástríðunum og stjórna sjálfum sjer, og er það ljósur vottur þess, að sálarþrekið er eins misjafnt hjá mönnunum, eins og líkamsþrekið, og sumir fá því betur bælt niður ástríðurnar en sumir; </text:p>
          </table:table-cell>
          <table:table-cell table:style-name="Default" office:value-type="string" calcext:value-type="string">
            <text:p>GENERIC</text:p>
          </table:table-cell>
          <table:table-cell table:style-name="Default" office:value-type="float" office:value="1870" calcext:value-type="float">
            <text:p>1870</text:p>
          </table:table-cell>
          <table:table-cell table:style-name="Default" office:value-type="string" calcext:value-type="string">
            <text:p>1870-Freistingar-Pal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6" calcext:value-type="float">
            <text:p>346</text:p>
          </table:table-cell>
          <table:table-cell table:style-name="ce15" office:value-type="string" calcext:value-type="string">
            <text:p>1886-Freistingar-StefStef.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Fámennar og efnalitlar þjóðir geta í slæmu landi átt við margfalt betri kjör að búa, en öflugar og auðugar þjóðir í ágætu landi. Ástæðan til þessa mun opt vera sú, að hið harða landið hvetu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neiðir til þess að nota sína líkamskrapta og sálarhæfilegleika, en örlát náttúra aptur á móti freistar manna til iðjuleysis, því að þar verður eigi eins greinilegur munur á ytri kjörum starfsmannsins og iðjuleysingjans. <text:s/>Stefán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7" calcext:value-type="float">
            <text:p>347</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vera. Það er hætt við að ættjarðarástin fari að dofna, þegar þjóðernistilfinningin er lítilsvirt. Enginn hefir enn gjörst svo djarfur að rýra gildi ættjarðarástarinnar, þótt raddir hafi heyrzt, er lítið gera úr þjóðrækninni. <text:s text:c="3"/>Ættjarðarástin hvetu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að vinna fyrir þjóð sína og land, án sérhlífni og hagsmunavonar fyrir sjálfan sig, en bendir ekkert á, hvernig haga skuli starfinu. Þjóðernisástin hins vegar beinir mönnum til að hlynna að öllu því, e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8" calcext:value-type="float">
            <text:p>348</text:p>
          </table:table-cell>
          <table:table-cell table:style-name="ce15" office:value-type="string" calcext:value-type="string">
            <text:p>1903-VeturSumar-BogBrynj.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omin að hann hafi gengið sem bezt. Margt höfum vjer Íslendingar að starfa á haustin eins og líka endra nær; er það mjög mismunandi hvað menn hafa fyrir stafni og fer það eptir því, hvor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byggja sveitina eða kauptúnin. Þeir menn, er kauptúnin byggja, stunda einkum sjóinn og hafa ýmis önnur störf að leysa af hendi, sem eru mjög frábrugðin störfum sveitamanna. Það má með sanni segja að haustið sje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BogBrynj.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49" calcext:value-type="float">
            <text:p>349</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ýna ritsnilld okkar á, getur gefið tilefni til margvíslegra athugana. Við, sem erum að stálpast og ekki enn höfum lagt út í baráttu lífsins, ættum að yfirvega þetta nákvæmlega. Opt getur það verið efasamt, hvor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að tolla í tízkunni eða ekki. Að þverskallast við henni dálítinn tíma, geta menn gjört sjer að skaðlausu eða meinlitlu. En þegar fram í sækir, fer að verða lakara. Nú getur vaknað hjá mann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0" calcext:value-type="float">
            <text:p>350</text:p>
          </table:table-cell>
          <table:table-cell table:style-name="ce15" office:value-type="string" calcext:value-type="string">
            <text:p>1882-ListinLifa-OlDav.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ósælir, og lítur þá svo út í fljótu bragði, að ekki þurfi að fara lengra til að fá sannanir fyrir því, að málsháttur þessi sje ósannur. En þá getur það aptur komið til greina, hvor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ssir hafi farið rjett að, er þeir leituðust við, að „smíða gæfu sína“. <text:s text:c="3"/>Vjer getum alls eigi smíðað gæfu vora, ef vjer vitum eigi í hverju hún er fólgin. Þeir eru margir, er hyggja, að </text:p>
          </table:table-cell>
          <table:table-cell table:style-name="Default" office:value-type="string" calcext:value-type="string">
            <text:p>GENERIC</text:p>
          </table:table-cell>
          <table:table-cell table:style-name="Default" office:value-type="float" office:value="1882" calcext:value-type="float">
            <text:p>1882</text:p>
          </table:table-cell>
          <table:table-cell table:style-name="Default" office:value-type="string" calcext:value-type="string">
            <text:p>1882-ListinLifa-OlDa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1" calcext:value-type="float">
            <text:p>351</text:p>
          </table:table-cell>
          <table:table-cell table:style-name="ce15" office:value-type="string" calcext:value-type="string">
            <text:p>1880-ListinLifa-OlDa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ess og fjörs, er í honum býr, hann hyggur að sjer sjeu allir vegir færir, og ætlar sjer ekki af, en þá fer opt svo, að hann ofreynir annaðhvort líkama, eða sálu, eða þá hvorttvegg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ekki varir við ofraun sálarinnar, en ofraun líkamans kemur optar í ljós en vera skyldi, því opt verða heilsusterkir unglingar heilsulausir, þegar fram líða stundir. Þeir finna þetta sjálfir, en nú eru þeir orðnir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OlDa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3" calcext:value-type="float">
            <text:p>353</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a not geta menn haft af lestri skemmtisagna (Romaner), og hvað illt getur af honum leitt? (1855) <text:s/>Skemmtisögur (Romaner) eru tilbúnar sögur, er eiga að sýna hvernig lífið er; þær eiga að sýna háttu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g breytni í ýmsum myndum, og geta því einkum aflað manni þekkingar á þessu; því fæstir eru þess um komnir, að afla sjer eins góðrar þekkingar á þessu með eigin reynzlu. Skemmtisögurnar sýna það góða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4" calcext:value-type="float">
            <text:p>354</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er líkami og sál spillt af áhrifum vínsins. Það eru því ókostir vínsins; að það deyfir vit og skilning, og spillir líkamanum. <text:s text:c="3"/>Að vísu eru áhrif vínsins eigi jafnmikil, ef þess er neytt í hóf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hvorki ósjálfbjarga nje viti sínu fjær, en vínið hefur engu að síður skaðleg áhrif. Vínið er tælandi og meðalhófið vandratað. Getur því svo farið, að menn drekki meir en þeir hafa í upphafi ætlað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5" calcext:value-type="float">
            <text:p>355</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því meir, sem drukkið er, því meir vex löngunin í það. Menn verða ávallt glaðari og örari og að lokum er því líkast, sem menn falli í dá. Þetta þykir hin mesta sæla, enda höf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yr á tímum vínguðinn í hinum mestu hávegum. Þetta telja menn kosti vínsins, er sagt hefir verið. En á hinn bóginn eru margir gallar þess. Einn af hinum helztu göllum þess er sá, er vísa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6" calcext:value-type="float">
            <text:p>356</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numið staðar, til þess að skipa fylkingu og var síðan gengið ofan í bæinn, í gegnum hann og til ákvörðunarstaðarins, sem liggur lítið eitt fyrir austan sjálfan bæinn og heitir Hörðuvellir. Á þessum stöðvum höfðu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ð mestan hluta dagsins og skemtu sjer við allt, sem mögulegt var, svo sem söng, fótboltaleik, drykkju, ræðuhöld og ýmsu, sem of langt yrði hjer upp að telja. Tvisvar sinnum um daginn var borðað. Voru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58" calcext:value-type="float">
            <text:p>358</text:p>
          </table:table-cell>
          <table:table-cell table:style-name="ce15" office:value-type="string" calcext:value-type="string">
            <text:p>1879-Freistingar-SigfBjarn.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um tóbaksbrúkunina, t.a.m. að tyggja tóbak og reykja of mikið; allt þetta er skaðlegt bæði fyrir líkamann og heilsuna. Versta óhófsemin er þó víndrykkjan, því hún afskræmir eigi aðeins líkamann, heldur firrir hú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viti. Auk þessa hefur óhófsemin margar aðrar skaðlegar afleiðingar í för með sjer, því það er ekki nóg með það, að sá óhófsami spilli sjálfum sjer, heldur spillir hann og öðrum; sá óhófssami svallar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Sigf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0" calcext:value-type="float">
            <text:p>360</text:p>
          </table:table-cell>
          <table:table-cell table:style-name="ce15" office:value-type="string" calcext:value-type="string">
            <text:p>1882-Vinir-LarArn.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fæstir eru svo sterkir, að þeir geti staðizt á móti árásum freistinganna, og eðli mannsins í sjálfu sjer er brotlegt og undir syndina gefið, og að vjer eigum að forðast að hafa samgöngur við ill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óráðvanda, en taka oss til fyrirmyndar þá menn, er í öllu sínu dagfari sýni ráðvendni og óspillt hugarfar. <text:s/>Lárus Árnason </text:p>
          </table:table-cell>
          <table:table-cell table:style-name="Default" office:value-type="string" calcext:value-type="string">
            <text:p>GENERIC</text:p>
          </table:table-cell>
          <table:table-cell table:style-name="Default" office:value-type="float" office:value="1882" calcext:value-type="float">
            <text:p>1882</text:p>
          </table:table-cell>
          <table:table-cell table:style-name="Default" office:value-type="string" calcext:value-type="string">
            <text:p>1882-Vinir-Lar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1" calcext:value-type="float">
            <text:p>361</text:p>
          </table:table-cell>
          <table:table-cell table:style-name="ce15" office:value-type="string" calcext:value-type="string">
            <text:p>1879-Vinir-HannHafst.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erið talað um vináttuna sem hina sönnu og einlægu vináttu, sem er allt annað, eða getur að minnsta kosti verið allt annað en það sem kallað er vinátta í daglegu tali. Í daglegu tali kall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 „viðhlæjendur“ og „vilmælendur“ vini sína, en menn finna það, þegar í raunirnar rekur, hverjir eru vinir og hverjir ekki vinir. Eins virðist málsháttur þessi benda á, að menn geti einmitt þekkt vini sína frá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HannHaf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2" calcext:value-type="float">
            <text:p>362</text:p>
          </table:table-cell>
          <table:table-cell table:style-name="ce15" office:value-type="string" calcext:value-type="string">
            <text:p>1862-AeskaElli-HallgrSveins.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og líkamans; virðist því ástæða til, að skipta uppeldinu í tvær greinir, hið andlega uppeldi, og hið líkamlega. Skoðum þá, hvernig uppeldið á að vera. <text:s text:c="3"/>a) „Ótti drottins er upphaf vizkunnar“ segir Salómon, og kanna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mennt við, að það sje sannmæli. Fyrir því skal innræta barninu þegar á æskualdri sannan guðsótta, á meðan sál barnsins er viðkvæmust og næmust að taka á móti öllum áhrifum, góðum og illum; hins vegar </text:p>
          </table:table-cell>
          <table:table-cell table:style-name="Default" office:value-type="string" calcext:value-type="string">
            <text:p>GENERIC</text:p>
          </table:table-cell>
          <table:table-cell table:style-name="Default" office:value-type="float" office:value="1862" calcext:value-type="float">
            <text:p>1862</text:p>
          </table:table-cell>
          <table:table-cell table:style-name="Default" office:value-type="string" calcext:value-type="string">
            <text:p>1862-AeskaElli-Hallgr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4" calcext:value-type="float">
            <text:p>364</text:p>
          </table:table-cell>
          <table:table-cell table:style-name="ce15" office:value-type="string" calcext:value-type="string">
            <text:p>1874-Manngerdir-ThorvThorod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f metorðagirnd, frægðarlöngun eða hjegómagirni, að þeir með öllu móti reyni að virðast meiri en þeir eru, því þeir líta eigi á hina innri verðugleika, heldur á það, að ljóma fyrir augum manna. Hjegómagirndin kem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pt til að grobba af mannkostum sínum, fegurð, auðæfum o.fl. þess konar, en opt er það, að þeir, sem mest láta af sjer, hafa minnsta hæfilegleika til að bera, en þeir, sem sanna mannkosti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ThorvThorod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5" calcext:value-type="float">
            <text:p>365</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um samskonar efni, þá fara menn að bera þau saman og gjöra sjer hugmynd um hvernig fara ætti með það efni, og hvað rjett væri hjá hverjum fyrir sig. Með öðrum orðum, slíkur samanburður kem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il að hugsa nákvæmar um hlutina. Menn verða meira sjálfstæðir í skoðunum sínum og láta eigi leiðast af öðrum án þess fyrst að hugsa sjálfir og leita sannleikans sjálfir. <text:s text:c="3"/>En eins og alla aðra hluti,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6" calcext:value-type="float">
            <text:p>366</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læða skáldlegt hugsunarlíf hjá þeim, er lesa þau; hugmyndirnar eru opt fagrar og háfleygar, og opt hreinar og saklausar. Loks hafa menn þann haga af því að lesa rit þessi, að þau eins og kenn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rita skemmtirit ef þeir á annað borð eru lagnir á það. <text:s text:c="3"/>Margt getur leitt illt af því að lesa rit þessi. Fyrst er það, að margir verða svo sólgnir í að lesa þau, að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67" calcext:value-type="float">
            <text:p>367</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útlista, hversu nytsamt það sje að þekkja sögu þjóðar sinnar (1871) <text:s/>Það er almennt álitið, að þekking á sögunni sje mjög nytsöm og áríðandi og það svo, að hún kenn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lifa, eins og hið latínska máltæki segir: „Historia vitae magistra“. Það má því segja, að sá kunni eigi að lifa, er eigi þekkir neitt til sögunnar; honum er líkt farið, og þeim manni, er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4" calcext:value-type="float">
            <text:p>374</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ða aldrei hefur verið talað jafnmikið um menntun eins og einmitt nú á síðari árum. Það er orðin tízka, að menn leita sjer kennslu í ýmsum námsgreinum, sem álitið er að muni síðar meir kom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gagni í lífinu. Bæði opinberir skólar, fjelög og einstakir menn gefa mönnum kost á að efla kunnáttu sína og menntun og margir færa sjer slíkt í nyt, og er enginn efi á því, 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5" calcext:value-type="float">
            <text:p>375</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önnu gæði. En þessir hlutir eru einkum, eins og jeg áður hef sagt, auður, metorð og álit hjá mönnum; eptir þessu sækjast menn, og vilja einir hafa, því að það eru þeir hlutir, er kom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bezt áfram í heiminum, og gjöra menn sæla í augum hans. Það eru reyndar til svo spilltir menn, að þeir hafa ýmigust á þeim, er sækjast eftir hinum andlegu gæðum, en það er ekki af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6" calcext:value-type="float">
            <text:p>376</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af, og nú eru menn farnir að rísa upp og æskja eptir að hefja landið úr vesaldómi þess, en það verður á engan hátt betur gert en með því að bæta samgöngur innanlands og kom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í meiri kynni við útlendar þjóðir, en til þess miða einmitt siglingar og sjóferðir. Jeg efa ekki, þegar jeg hugsa um, hve mikið hefur verið starfað á síðustu árum, að hinar komandi kynslóðir muni láta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7" calcext:value-type="float">
            <text:p>377</text:p>
          </table:table-cell>
          <table:table-cell table:style-name="ce15" office:value-type="string" calcext:value-type="string">
            <text:p>1902-IthrottirLeikir-ArnAr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mjaðmir þess, er þeir glíma við. <text:s text:c="3"/>Glímur eru mjög fögur, skemtileg og holl íþrótt; þær gjöra menn fima, þolna og hrausta og eru því mjög nytsamar. Einnig eru mörg dæmi þess, að þær hafi kom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ð góðu haldi. <text:s text:c="3"/>Sund er fögur, karlmannleg og nytsöm íþrótt. Það stælir vöðvana og gjörir menn þolna og hrausta engu síður en glímurnar. Jafnframt því, að það stælir vöðvana, eykur það einnig sálarþrekið og e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78" calcext:value-type="float">
            <text:p>378</text:p>
          </table:table-cell>
          <table:table-cell table:style-name="ce15" office:value-type="string" calcext:value-type="string">
            <text:p>1896-SaganSjalfstaedi-HalldHer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gott yfirlit yfir veraldarsöguna í heild sinni og eigi um of að rígbinda sig við neitt einstakt. Affarasælast er að hafa víðsýni ekki þröngssæi. Að dæma og álykta eptir fáum skilríkjum og frásögnum getur kom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á kaldan klaka og hefur þegar opt gjört það. Það ber að kynnast því, sem næst er fyrst, og svo að færa sig smátt og smátt meira upp á skaptið. Það verður aldrei um of </text:p>
          </table:table-cell>
          <table:table-cell table:style-name="Default" office:value-type="string" calcext:value-type="string">
            <text:p>GENERIC</text:p>
          </table:table-cell>
          <table:table-cell table:style-name="Default" office:value-type="float" office:value="1896" calcext:value-type="float">
            <text:p>1896</text:p>
          </table:table-cell>
          <table:table-cell table:style-name="Default" office:value-type="string" calcext:value-type="string">
            <text:p>1896-SaganSjalfstaedi-HalldHer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5" calcext:value-type="float">
            <text:p>38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á líf sveitabóndans. <text:s text:c="3"/>Á veturna eru menn uppi í sveit, að vinna ullarvinnu; kvennfólkið spinnur, karlmenn kemba ullina. Á kvöldin les sá, sem best er lesandi einhverja sögu, eða ef hún er ekki, til kve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rímur. Á morgnana og kvöldin gefa menn fjénu og er það mjög erfið og köld vinna. Að fara út í hvaða veður sem er og þurfa að gefa mörgum kindum, geta menn sjeð, að e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6" calcext:value-type="float">
            <text:p>386</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ir burt. Þannig var því eigi hægt að birta neitt á prenti, er stjórninni gazt eigi að. <text:s text:c="3"/>Slíkt ófrelsi viðvíkjandi prentlistinni gat eigi annað en lagt bönd á þjóðlífið, einkum að því, er snerti landsmálefn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átu eigi í ritum glætt almenningsþekkingu á málefnum, er vörðuðu alla þjóðina, gátu eigi vakið eptirtekt nje umhugsun á ýmsum þeim atriðum, er voru mikilsvarðandi fyrir land og lýð. Mönnum var synjað að láta í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7" calcext:value-type="float">
            <text:p>387</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hafa farið vel með bæði sálar og líkamskrapta sína, því að það kemur jafnsjaldan fyrir að líkaminn sje heilbrigður þegar sálarlífið er sjúkt, eins og hitt, að sálin sé heilbrigð þegar líkaminn er lasbu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því miður að játa, að margt af því böli, sem þeir eiga við að búa á hvaða tíma æfinnar sem er, baka þeir sér sjálfir með óskynsemi og hugsunarleysi sínu. Þeir yngri hlaupa í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89" calcext:value-type="float">
            <text:p>389</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Það vinnur að því, að útbreiða menntun og þekkingu meðal þjóðanna í andlegu og líkamlegu tilliti. Vísindamenn geta nú ótrauðir komið fram með skoðanir sínar á ýmsum málefnum, frætt menn og leitast við að leiðbein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lagfæra það, sem aflaga fer. En menntunin er undirrótin undir velmegun og hagsæld þjóðanna; því betur sem þær læra að þekkja þá vegi, sem þær eiga að ganga til framfara, því hægra eiga þær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0" calcext:value-type="float">
            <text:p>390</text:p>
          </table:table-cell>
          <table:table-cell table:style-name="ce15" office:value-type="string" calcext:value-type="string">
            <text:p>1855-LesturRomana-Eir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ðli, en vakir einungis fyrir ímynduninni (Ideal). Enn verra er þó að lesa þessháttar skemmtirit, er lýsa bófum og öðrum þessháttar mönnum, þar mjög er hætt við, að menn hljóti illt af því það leið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út í einhverja óhæfu, en þó er verst að lesa þessháttar rit til að hafa mennina sjer til fyrirmyndar. <text:s/>Eiríkur Magnússo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Eir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1" calcext:value-type="float">
            <text:p>391</text:p>
          </table:table-cell>
          <table:table-cell table:style-name="ce15" office:value-type="string" calcext:value-type="string">
            <text:p>1894-LysingHeima-JonBrands.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Öræfajökull, en í vestri Mýrdalsjökull, og þegar himininn er vel heiður, er það mjög fögur sjón að sjá, þegar sólin gengur undir jökul þennan á kvöldin. <text:s text:c="3"/>Þareð sveit þessi er mjög langt frá kaupstöðum, lif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st á því, sem landið gefur af sjer; og er það því mest kvikfjárrækt, sem menn leggja stund á; þar að auki er garðrækt mikið stunduð, einkanlega í suðurhluta Skaptártungu, og má heita að þriðjipartu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JonBrand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2" calcext:value-type="float">
            <text:p>392</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jög nærri fyrir menn, þar sem þeir daglega sjá fyrir sjer dæmi þess, hversu ellin getur farið með menn, að reyna til, ef það annars er á þeirra valdi, að gjöra sjer ellina sem ljettbæras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þá fyrst og fremst að gjöra sjer ljóst, hvað er undirrótin til, að sumir á elliárunum verða svo hrumir og lasburða, en aðrir aptur ganga um fjörmiklir og heilbrigðir, vitaskuld er það, að margt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3" calcext:value-type="float">
            <text:p>393</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æsku, – jeg get ekki verið að því, að breyta til!“ Ekki ber því að neita, að margar gamlar venjur eru góðar, nytsamar og fagrar, en til eru einnig þær, sem eru illar, ónýtar og ljót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ga því ekki vera of vanafastir, – þeir verða að greina hið betra frá hinu lakara við ljós skynseminnar, og bera saman rjetthverfu og ranghverfu. Enginn kastar gömlu fati án þess að athuga, hvort hið nýja,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5" calcext:value-type="float">
            <text:p>395</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En þau verk eru jafn skemmtileg, þó að þau sjeu stundum nokkuð erfið. Þessi verk hugsa jeg, að jeg vinni á virkum dögum, en svo er að tala um sunnudagaverkin. Á sunnudögum um sláttinn lyp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r opt töluvert upp og ríða þá til næstu bæja eða í næstu sveitir til þess að skemmta sjer og finna kunningja sína. Þykir það góð skemmtun að ríða góðum hestum á góðum vegi og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6" calcext:value-type="float">
            <text:p>396</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annig undir slátt og byrja menn þá að slá bæði tún og engi; fara menn þá mjög snemma á fætur til þess að geta komið sem meztu af; þegar búið er að slá grasið lá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að liggja úti, svo að það þorni; þegar það er orðið þurt fara menn að binda og flytja síðan heim í hlöðu. Það hey, er menn fá af túnunum, er kallað taða, en það, sem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7" calcext:value-type="float">
            <text:p>397</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i þungbær og leiðinleg, en öðrum ónýt. Menn eiga því að verja æskuárunum til þessa nema fræði þau og reglur, sem kenna oss og sýna, hvernig vjer í öllu lífinu eigum að hegða oss. Lát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ví æskuárin líða í dáðleysi og leti, þá geta menn ekki, þegar fullorðinsárin fara í hönd, bætt upp það, sem menn ljetu hjá sér líða í æskunni; þá verða menn fávísir alla æfi sína, lítilsvirti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398" calcext:value-type="float">
            <text:p>39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uppvextinum verða menn að læra það síðar, verður það mönnum miklu örðugra og stundum ef til vill eigi unnt. Í uppeldinu eiga menn að læra að hlýða þeim, sem yfir mönnum eru, því annars læ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að aldrei, en án þess getur þó enginn komizt af í heiminum átölulaust, og enginn sá, er eigi kann að hlýða, getur boðið öðrum. Þegar menn njóta góðs uppeldis styrkist líkaminn og verður færari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05" calcext:value-type="float">
            <text:p>405</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ví, er snerti landsmálefni. Menn gátu eigi í ritum glætt almenningsþekkingu á málefnum, er vörðuðu alla þjóðina, gátu eigi vakið eptirtekt nje umhugsun á ýmsum þeim atriðum, er voru mikilsvarðandi fyrir land og lý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var synjað að láta í ljósi skoðanir sínar, ef þær voru í frjálslyndara lagi, því ritdómendurnir álitu slíkt stjórnfræðislegar villukenningar og höfðu ýmigust á þeim. Yfir þjóðunum hvíldi deyfðarmók og þrællyndi, eins og enn á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06" calcext:value-type="float">
            <text:p>406</text:p>
          </table:table-cell>
          <table:table-cell table:style-name="ce15" office:value-type="string" calcext:value-type="string">
            <text:p>1862-ListinLifa-TomBjorns.txt</text:p>
          </table:table-cell>
          <table:table-cell table:style-name="ce15" office:value-type="string" calcext:value-type="string">
            <text:p>I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getur ekki trúað honum fyrir því, sem það annars hefði getað. <text:s text:c="3"/>Hins vegar er það auðsætt, að menn hljóta að hneigjast að þeim manni, sem kunnur er að því, að ganga veg dygða og mannkos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ljóta að dást að honum og unna honum. Hann hlýtur þó sjálfur, að verða var við ávexti þá, er spretta af góðu mannorði, ást og hylli góðra manna, og það hvetur hann enn meira til </text:p>
          </table:table-cell>
          <table:table-cell table:style-name="Default" office:value-type="string" calcext:value-type="string">
            <text:p>GENERIC</text:p>
          </table:table-cell>
          <table:table-cell table:style-name="Default" office:value-type="float" office:value="1862" calcext:value-type="float">
            <text:p>1862</text:p>
          </table:table-cell>
          <table:table-cell table:style-name="Default" office:value-type="string" calcext:value-type="string">
            <text:p>1862-ListinLifa-TomBjor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13" calcext:value-type="float">
            <text:p>413</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æta þess að leggja ekki ofmikið á sig, heldur verða menn að haga gjörðum eptir kröptum, svo að þeir geti unnið verk til enda, en gefist ekki upp á miðri leið. Í öðru lagi me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flýta sjer svo að koma verkinu af, að þeir hirði lítt um að leysa það vel og vandlega af hendi, því að þá er verkið ónýtt og betra ógjört en gjört. Í þriðja lagi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16" calcext:value-type="float">
            <text:p>416</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er taka öllum fram að illsku og öllum löstum t.a.m. hatri, dugleysi, svikum og öðru fleiru. Líka er í skemmtisögunum lýst mönnum, er eru með öllu ómenntaðir, og öðrum, er eru vel menntað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 þar og lýst, er lifa aðeins sjer, og til þess, að fullnægja girndum sínum og fýstum; getur þetta allt verið mönnum til nota, ef þeir kunna með að fara. <text:s text:c="3"/>Það illa, er getur leitt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25" calcext:value-type="float">
            <text:p>425</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með skjálfandi limi og grár fyrir hærum, sjálfum sjer og öðrum að byrði; það virðist því liggja mjög nærri fyrir menn, þar sem þeir daglega sjá fyrir sjer dæmi þess, hversu ellin getur farið me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reyna til, ef það annars er á þeirra valdi, að gjöra sjer ellina sem ljettbærasta. Menn verða þá fyrst og fremst að gjöra sjer ljóst, hvað er undirrótin til, að sumir á elliárunum verða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5" calcext:value-type="float">
            <text:p>435</text:p>
          </table:table-cell>
          <table:table-cell table:style-name="ce15" office:value-type="string" calcext:value-type="string">
            <text:p>1879-Vinir-EmilSchou.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annleikann, því að það er eina ráðið til þess að bjarga þeim; en hitt er engin vinátta, að smjaðra fyrir þeim, fallast á allar gjörðir þeirra og finna aldrei neitt að við þá. <text:s text:c="3"/>Opt miskil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rðið vináttu. Stundum köllum vjer þá vini vora, er aðeins eru oss meira eða minna málkunnugir, án þess að vjer þekkjum þá rjettilega, eða vitum, hver maður býr í þeim. <text:s text:c="3"/>Aumur er sá maður, er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Vinir-EmilSchou.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7" calcext:value-type="float">
            <text:p>437</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Stjórnarskipunin“, eptir almennum skilningi orðsins, er því tilhögun á stjórn þjóðfjelagsins eða ríkisins. <text:s text:c="3"/>Stjórnarskipunin er nauðsynleg fyrir þjóðirnar; án hennar getur svo að segja engin menning þrifist eða framfara verið að vænta. Þá mund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pilla hver fyrir öðrum; það, sem einn bygði, mundi annar rífa, í staðin fyrir, að í þjóðfjelögunum hjálpa menn hver öðrum að meiru eða minna leyti. <text:s text:c="3"/>Það er eigi nóg að einhver stjórnarskipun sje hjá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39" calcext:value-type="float">
            <text:p>439</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æðsku guðs, að þeir verði sælastir, sem bestir eru. Þessi von eflir menn, til þessu, að gjöra ekki annað, en það, sem eptir sannfæringu þeirra, er gott, því umbunar geta menn ekki vænt sjer, nem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eu staðfastir í hinu góða. <text:s/>Davíð Guðmundsson <text:s/></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0" calcext:value-type="float">
            <text:p>440</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st. Það er mjög líkt með trúna, þannig hefur hún breiðst út til allra þjóða og haft betrandi áhrif á hugi þjóðanna. Það er því mitt álit að menn eigi ekki að aðhyllast hana, nem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jái að hún miði til góðs og reyna af öllum mætti að sporna við henni. <text:s/>Haraldur Sigurðsso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3" calcext:value-type="float">
            <text:p>443</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áður, síðan gufuvagnar, gufuskip, málþræðir og margt annað varð algengt. Af því leiðir, að bændur eiga miklu auðveldara með, að selja vörur sínar og þá að vita hvar markaður er beztur fyrir þær. Nú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ossana til að reka vjelar og til að lýsa upp borgir og bæi. Gufukrapturinn og rafmagnið hafa gjört aldamótin 1800 og 1900 mjög ólík og fáa menn á 18. öldinni munu hafa grunað það, að menn, sem eru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4" calcext:value-type="float">
            <text:p>444</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um rafmagnið. Eigi er langt síðan menn fóru að færa sjer það í nyt, t.d. til raddsímans og ritsímans. <text:s text:c="3"/>Einnig hefur mönnum tekizt að svífa í loptinu yfir láð og lög; til þess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optbáta, en nytjar þeirra eru eigi miklar enn þá sem komið er, því að alt til þessa hafa menn eigi fundið fullgylda aðferð til þess að stjórna þeim. <text:s text:c="3"/>Nytjar samgöngufæranna eru að vísu mismunandi, en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5" calcext:value-type="float">
            <text:p>445</text:p>
          </table:table-cell>
          <table:table-cell table:style-name="ce15" office:value-type="string" calcext:value-type="string">
            <text:p>1894-LysingHeima-JonBrands.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sjer; og er það því mest kvikfjárrækt, sem menn leggja stund á; þar að auki er garðrækt mikið stunduð, einkanlega í suðurhluta Skaptártungu, og má heita að þriðjipartur fólksfjöldans lifi á henni. <text:s text:c="3"/>Til eldiviðar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st skóg, því að mór er lítill mjög og sendinn; eru sandlög mjög tíð, þegar niður í jörðina kemur, sakir hinna mörgu eldgosa, sem komið hafa úr Skaptárjökli og Kötlu. <text:s text:c="3"/>Í menntunarlegu tilliti eru Skaptártungu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JonBrand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6" calcext:value-type="float">
            <text:p>446</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amgangna ýmist hesta, gufuvagna, skauta, skíði, o. fl. Auk hesta eru og víða notuð önnur dýr, eptir tilhögum lands og náttúru t.d. úlfaldar, fílar og fjöldi annara dýra. Til ferða landa á milli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kip, seglskip eða gufuskip. Eru seglskipin eigi eins hentug sem gufuskipin, því að notkun þeirra (seglskipanna) er að mestu leyti bundin við veðráttuna, en gufuskipin fara þar á móti ferða sinna hvernig sem viðrar, jafnt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7" calcext:value-type="float">
            <text:p>447</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s text:c="3"/>Aðallega virðist mega skipta samgöngufærum í tvo flokka eptir notkun þeirra. Sum þeirra eru eingöngu notuð á landi, en önnur á sjó; þá má og nota nokkur bæði á sjó og landi. <text:s text:c="3"/>Á landi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samgangna ýmist hesta, gufuvagna, skauta, skíði, o. fl. Auk hesta eru og víða notuð önnur dýr, eptir tilhögum lands og náttúru t.d. úlfaldar, fílar og fjöldi annara dýra. Til ferða landa á milli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8" calcext:value-type="float">
            <text:p>448</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örur eða annað þess konar, er ómögulegt væri án þeirra. Gufuvagnar eru einkar hentugir til ferða á landi; fara þeir með ótrúlegum hraða og geta menn því á örstuttum tíma farið afarlangar leiðir. <text:s text:c="3"/>Raddsíma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þess að tala hver við annan, þótt þeir sjeu sinn á hvorum landsenda,; er auðsætt, hversu mjög það greiðir viðskipti manna og samgöngur. Ritsíminn er og að sama skapi nauðsynlegur, því að með honum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49" calcext:value-type="float">
            <text:p>449</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ð öllu óþekktir. Á 18. öldinni voru fáar vjelar kunnar og öll vinna var miklu erfiðari, því að þá notuðu menn mest mannskraptinn til allrar vinnu, en nú hefur þetta breyst mjög, því að nú no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jelarnar og láta þær vinna fyrir sig og mennirnir stjórna þeim einungis. Af þessari ástæðu geta menn unnið miklu stærri og meiri verk en áður, án þess að hafa jafn mikið fyrir þeim. Allt stefni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0" calcext:value-type="float">
            <text:p>450</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omið. Á henni hafa menn lært að nota þá krapta, er áður voru lítt kunnir eða með öllu óþekktir. Á 18. öldinni voru fáar vjelar kunnar og öll vinna var miklu erfiðari, því að þá notuð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st mannskraptinn til allrar vinnu, en nú hefur þetta breyst mjög, því að nú nota menn vjelarnar og láta þær vinna fyrir sig og mennirnir stjórna þeim einungis. Af þessari ástæðu geta menn unnið miklu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2" calcext:value-type="float">
            <text:p>452</text:p>
          </table:table-cell>
          <table:table-cell table:style-name="ce15" office:value-type="string" calcext:value-type="string">
            <text:p>1902-ThjodFramtid-Sig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arf að kenna börnunum að elska allt það, er gott er og göfugt og fagurt. Það þarf líka að hlúa að þroska líkamans, því að oftast mun sú raunin verða, að því að eins n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þroska anda sinn, að líkaminn sé hraustur. <text:s text:c="3"/>En það er sá vandi að ala börnin upp á þann veg, er nú var á bent að slíkt er ekki öllum hent. Og þeir eru fáir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6" calcext:value-type="float">
            <text:p>456</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í kaupstöðum fjölgar vanalega mjög á haustin, með því að þá koma allir sjómenn af skipum sínum og eins fólk, sem verið hefur við kaupavinnu um sumartímann, þar af leiðandi lifnar allt fjelagslíf við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a að leitast við að skemmta sjer á ýmsan hátt, allir skólar og kennzlustofnanir taka þá til starfa til þess að auðga þekking manna; þá fara bændur að hugsa meira um fjenað sinn, sem hefu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7" calcext:value-type="float">
            <text:p>457</text:p>
          </table:table-cell>
          <table:table-cell table:style-name="ce15" office:value-type="string" calcext:value-type="string">
            <text:p>1893-ListinLifa-BjornBjar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fyrir mennina og tilveru þeirra, hafa verið næsta misjafnar. Sumir hafa haldið því fram, að með vaxandi menntun og þekkingu, hlyti andi manna að taka framförum til hins betra, hlyti að göfgast og fullkomnast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engju jafnframt betri hæfilegleika til að gegna störfum sínum og berjast gegn örðugleikum lífsins, og gætu því gjört sjer lífið þægilegra og ánægjusamlegra. Aðrir hafa fylgt þeirri skoðun, að þekkingarframförin, er fjarlægði mannkynið meir og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Bjorn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8" calcext:value-type="float">
            <text:p>458</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á hinn bóginn eru margir gallar þess. Einn af hinum helztu göllum þess er sá, er vísan segir frá. Vitið þver að því skapi, sem meira er drukkið. Vínið deyfir allar tilfinningar, sljófgar skilninginn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ekki neytt skynsemi sinnar. En er vitið þver, minnkar einnig mátturinn og menn verða að lokum ósjálfbjarga. Þegar ölvíman rennur af, vitkast menn aptur, en sje opt drukkið og mikið, dofnar fjörið smám sama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59" calcext:value-type="float">
            <text:p>459</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átt í, þessir leikar eru nefndir jólaleikar. Af fimleika æfingum má nefna skautaferðir, sem tíðkast mjög um allt Ísland og handahlaup, stökk og ýmsar aflraunir. Glímur mætti líka telja undir fimleikaæfingar, því að eins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líma á Íslandi er mest komið undir því, að menn sjeu fimir, á Íslandi eru brúkuð brögð; en þegar menn glíma í útlöndum, þá brúka þeir hryggjaspennur og þá er mest komið undir afli. <text:s/>Sigfús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0" calcext:value-type="float">
            <text:p>460</text:p>
          </table:table-cell>
          <table:table-cell table:style-name="ce15" office:value-type="string" calcext:value-type="string">
            <text:p>1890-Konur-OlafJoh.txt</text:p>
          </table:table-cell>
          <table:table-cell table:style-name="ce15" office:value-type="string" calcext:value-type="string">
            <text:p>N/A</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að eru, sem hafa flutt þjóðirnar nær ljósi mannúðar og sannleika, þá eru það þeir, sem hlýddu samvizkunni, sem gengu þann veg, sem köllun og sannfæring sýndi þeim, þó hann væri mjór og hrjóstrugur,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ölluðu þá sjervitringa afþví þeir sáu þá ekki keppa eftir hagnaði. Gái maður að, hverjir það eru, sem ánægðastir geta kvatt lífið, þá eru það þeir, sem ekki bundu hug sinn við gæði lífsins, heldur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Konur-Olaf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1" calcext:value-type="float">
            <text:p>461</text:p>
          </table:table-cell>
          <table:table-cell table:style-name="ce15" office:value-type="string" calcext:value-type="string">
            <text:p>1895-IthrottirLeikir-GudmBen.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niður, en eru þó víða tíðkaðar enn. Glímurnar hafa hin beztu áhrif á líkamann, því að þeir, sem opt glíma, verða mjög fimir og fljótir til, ef á þarf að halda. Einnig vaxa kraptarnir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æra að nota þá krapta, sem þeir hafa. Hjer á landi eru einnig tíðkuð hlaup eða stökk, en þau eru þó nokkuð farin að leggjast niður. Getur opt komið í góðar þarfir, að geta stokkið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IthrottirLeikir-GudmBe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3" calcext:value-type="float">
            <text:p>463</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sá, er vísan segir frá. Vitið þver að því skapi, sem meira er drukkið. Vínið deyfir allar tilfinningar, sljófgar skilninginn og menn geta ekki neytt skynsemi sinnar. En er vitið þver, minnkar einnig mátturinn og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að lokum ósjálfbjarga. Þegar ölvíman rennur af, vitkast menn aptur, en sje opt drukkið og mikið, dofnar fjörið smám saman, líkaminn verður þróttminni og vitið þver. Þegar svo er komið, verður líkaminn þróttlaus og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4" calcext:value-type="float">
            <text:p>464</text:p>
          </table:table-cell>
          <table:table-cell table:style-name="ce15" office:value-type="string" calcext:value-type="string">
            <text:p>1896-ListinLifa-StefGudmStef.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árar í bát og kosið heldur að láta aðra hafa ofan af fyrir sjer og sínum. Það eru þessir þurfalingar, sem leiðastir verða allra, því að alloptast er illt að gjöra þeim til hæfis og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 það fullkomlega ljóst að þeir vinna ekkert kærleiksverk þó að þeir ali önn fyrir slíkum langþurfamönnum. <text:s text:c="3"/>Hjer má vel við eiga málshátturinn: „Betra er hjá sjálfum sjer að taka en sinn bróður að biðja“. </text:p>
          </table:table-cell>
          <table:table-cell table:style-name="Default" office:value-type="string" calcext:value-type="string">
            <text:p>GENERIC</text:p>
          </table:table-cell>
          <table:table-cell table:style-name="Default" office:value-type="float" office:value="1896" calcext:value-type="float">
            <text:p>1896</text:p>
          </table:table-cell>
          <table:table-cell table:style-name="Default" office:value-type="string" calcext:value-type="string">
            <text:p>1896-ListinLifa-StefGudm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6" calcext:value-type="float">
            <text:p>466</text:p>
          </table:table-cell>
          <table:table-cell table:style-name="ce15" office:value-type="string" calcext:value-type="string">
            <text:p>1881-ListinLifa-EinHKva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jer mundum óska, að væru miklum mun vandaðri í dagfari sínu, en þeir eru. Þó að þetta verði allvíða fyrir oss í lífinu í öllum myndum, þá á það ef til vill einkum við orð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Enginn galli er almennari en óvarkárni með orðræður sínar; mörgum verður slíkt á, er kallaðir eru vænir menn og góðir, og fyrir því er og erfiðara að varast það; mönnum hryllir við afbrotum og afbrotamennirnir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EinHKva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7" calcext:value-type="float">
            <text:p>467</text:p>
          </table:table-cell>
          <table:table-cell table:style-name="ce15" office:value-type="string" calcext:value-type="string">
            <text:p>1895-SveitBaejarlif-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af fólkinu látinn liggja í tjaldi út á engjum, og koma þeir, er það hreppa, ekki heim á bæjinn nema á sunnudögum. Víðast hvar á Suðurlandi er hey þurkað á engjum, en á Norðurlandi rei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otaband, sem svo er kallað; heyið er þá flutt heim á tún, jafnótt og það er slegið, og þurrkað þar. Þetta er þó ekki gjört nema þar sem engjar eru votar. Meðan á slætti stendur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EggBrEi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68" calcext:value-type="float">
            <text:p>468</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annað en áhrif og afl vanans? <text:s text:c="3"/>Hver skyldi nú vera orsök þess, að vaninn hefur svo mikið vald yfir mönnum og svo mikil áhrif á mannlífið? Jeg álít, að það sje trú manna á reynslu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ilja heldur fylgja því sem menn eru vanir, því sem þeir eða feður þeirra hafa reynt, en því , sem enn er lítt reynt, og er það að mörgu leyti eigi óskynsamlegt. En þess ber samt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3" calcext:value-type="float">
            <text:p>473</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svo sem að líkum ræður, mjög svo margvísleg um heim allan. Landslag og loptslag veldur því, að fyrirkomulag manna og lifnaðarhættir eru næsta ólíkir á ýmsum stöðum jarðarinnar. Það er því auðsætt, að samgöngufær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verða að mestu leyti að vera sniðin eptir tilhögum náttúrunnar. Þess vegna eru þau líka að ýmsu leyti ólík og mismunandi; væri því eigi auðgert, að telja þau öll upp í fljótu bragði, en yfir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4" calcext:value-type="float">
            <text:p>474</text:p>
          </table:table-cell>
          <table:table-cell table:style-name="ce15" office:value-type="string" calcext:value-type="string">
            <text:p>1855-LesturRomana-StefSStep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annleika þann, sem í þeim liggur, í nyt. Fæstar skemmtisögur eru svo, að ekki sjeu þær meira eða minna skreyttar og frá brugðnar því eðlilega; menn mega því ekki taka þær eins og heilagan sannleik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að hafa vita á, að vinsa úr það nýtilega; því ef menn ekki geta það, verður það manni til ills að lesa þær; því þá gefa þær manni of fagrar og góðar hugmyndir u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StefS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5" calcext:value-type="float">
            <text:p>475</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s text:c="3"/>Hver skyldi nú vera orsök þess, að vaninn hefur svo mikið vald yfir mönnum og svo mikil áhrif á mannlífið? Jeg álít, að það sje trú manna á reynsluna; menn vilja heldur fylgja því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vanir, því sem þeir eða feður þeirra hafa reynt, en því , sem enn er lítt reynt, og er það að mörgu leyti eigi óskynsamlegt. En þess ber samt að gæta, að trúa ekki of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6" calcext:value-type="float">
            <text:p>476</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og þykir þá allt leika í lyndi. Vínið er ljúffengt og því meir, sem drukkið er, því meir vex löngunin í það. Menn verða ávallt glaðari og örari og að lokum er því líkast,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lli í dá. Þetta þykir hin mesta sæla, enda höfðu menn fyr á tímum vínguðinn í hinum mestu hávegum. Þetta telja menn kosti vínsins, er sagt hefir verið. En á hinn bóginn eru margir gallar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7" calcext:value-type="float">
            <text:p>477</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að liggja úti, svo að það þorni; þegar það er orðið þurt fara menn að binda og flytja síðan heim í hlöðu. Það hey, er menn fá af túnunum, er kallað taða, en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 af engjum, stör. Þegar sláttur er búinn fara menn á fjall, til þess að leita að þeim fjenaði, er þangað hefur verið rekinn á vorin. <text:s text:c="6"/>Eru þá margir menn saman í hóp þangað til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8" calcext:value-type="float">
            <text:p>478</text:p>
          </table:table-cell>
          <table:table-cell table:style-name="ce15" office:value-type="string" calcext:value-type="string">
            <text:p>1852-HjatruVantru-GunnlBlon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Í hverju er hjátrú fólgin? Hverjar eru afleiðingar hennar? Og með hverju á að bægja henni burtu? (1852) <text:s/>Hjátrúin er fólgin í því að leggja trúnað á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hvorki haft nokkra fullvissu um, að nokkur hæfa sje fyrir eða gjört sjer það skiljanlegt með skynseminni, að svo hljóti að vera. Menn trúa öllu því í blindni, sem eitthvað þykir undarlegt og frábrugðið </text:p>
          </table:table-cell>
          <table:table-cell table:style-name="Default" office:value-type="string" calcext:value-type="string">
            <text:p>GENERIC</text:p>
          </table:table-cell>
          <table:table-cell table:style-name="Default" office:value-type="float" office:value="1852" calcext:value-type="float">
            <text:p>1852</text:p>
          </table:table-cell>
          <table:table-cell table:style-name="Default" office:value-type="string" calcext:value-type="string">
            <text:p>1852-HjatruVantru-GunnlBlon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79" calcext:value-type="float">
            <text:p>479</text:p>
          </table:table-cell>
          <table:table-cell table:style-name="ce15" office:value-type="string" calcext:value-type="string">
            <text:p>1903-IthrottirLeikir-AsgGunnlMar.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ekki jeg glímur, og eru þær mjög góð æfing, en helzt til lítið hafa þær verið æfðar nú á seinni árum. Sund hefur aukist mjög á seinni árum og til sveita eru víða laugar,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eta æft sig í. Knattspark hefur flust hingað frá Englandi og er það mest æft hjer í Reykjavík, enda eru hjer all margir ungir menn, sem kunna meira eða minna að sparka knetti. Í leiknum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AsgGunnlMa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0" calcext:value-type="float">
            <text:p>480</text:p>
          </table:table-cell>
          <table:table-cell table:style-name="ce15" office:value-type="string" calcext:value-type="string">
            <text:p>1874-Manngerdir-GestPals.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decent“ (Horat. Epist. 1,7), verða þeir til athlægis; stundum verður þeim og það á, að þeir líkja eptir löstum ágætismannanna, en eigi því í fari þeirra, er sæmd er að. Margir eru aðrir hættir þeir,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til þess af hjegómagirnd að sýnast vera það, sem þeir eigi eru. <text:s text:c="3"/>Þannig er það ætlan vor, að menn leitist við að sýnast vera það, sem þeir eigi eru, annaðhvort af ótta fyrir mönnum, </text:p>
          </table:table-cell>
          <table:table-cell table:style-name="Default" office:value-type="string" calcext:value-type="string">
            <text:p>GENERIC</text:p>
          </table:table-cell>
          <table:table-cell table:style-name="Default" office:value-type="float" office:value="1874" calcext:value-type="float">
            <text:p>1874</text:p>
          </table:table-cell>
          <table:table-cell table:style-name="Default" office:value-type="string" calcext:value-type="string">
            <text:p>1874-Manngerdir-Gest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1" calcext:value-type="float">
            <text:p>481</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á, er menn tíðast öfunda aðra af? Er það af því, að þeir lifi réttvíslega, ræki skyldur sínar, hafi sálarfrið og rósemi, þótt hretviðri mótlætinganna dynji á þeim? Það lýtur svo út í fyrstu,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elzt mundu sjá ofsjónum yfir því, ef einhverjum gæti tekizt, að ná þessum mannkostum og þeirri sælu, er þeir hafa í för með sjer, því að það er einmitt þetta, er gjörir manninn sælastan; en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2" calcext:value-type="float">
            <text:p>482</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eir geta. Það er erfiðasti hluti ársins hjá sveitabóndanum, en hinn skemmtilegasti. Þegar búið er að slá og búið að koma heyjinu fyrir þá fara menn á fjall. Menn smala saman öllu því fje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 auga á og reka það ofan í rjett og dregur þar hver bóndi sínar kindur og hefur heim með sjer. Svo byrjar vetrarvinnan og svona gengur það ár eptir ár. <text:s text:c="3"/>Líf sjávarbóndans er mjög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3" calcext:value-type="float">
            <text:p>483</text:p>
          </table:table-cell>
          <table:table-cell table:style-name="ce15" office:value-type="string" calcext:value-type="string">
            <text:p>1894-LysingHeima-JonBrands.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að sjá, þegar sólin gengur undir jökul þennan á kvöldin. <text:s text:c="3"/>Þareð sveit þessi er mjög langt frá kaupstöðum, lifa menn mest á því, sem landið gefur af sjer; og er það því mest kvikfjárrækt,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ggja stund á; þar að auki er garðrækt mikið stunduð, einkanlega í suðurhluta Skaptártungu, og má heita að þriðjipartur fólksfjöldans lifi á henni. <text:s text:c="3"/>Til eldiviðar nota menn mest skóg, því að mór er lítill mjög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JonBrand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4" calcext:value-type="float">
            <text:p>484</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enna oss og sýna, hvernig vjer í öllu lífinu eigum að hegða oss. Láti menn því æskuárin líða í dáðleysi og leti, þá geta menn ekki, þegar fullorðinsárin fara í hönd, bætt upp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jetu hjá sér líða í æskunni; þá verða menn fávísir alla æfi sína, lítilsvirtir af öðrum, og lífið manni þungbært. Reynslan sýnir ljósan vott þess, að þeir, sem varið hafa æskuárunum vel, verða duglegir men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5" calcext:value-type="float">
            <text:p>485</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ernig getum vjer búið oss farsæla elli? (1897) <text:s/>Það vill opt verða svo, að á yngri árum vilja menn sem minnst hugsa um ókomna tímann, og síst um þann hluta æfinnar,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efna elli. Það er heldur engin glæsileg tilhugsun fyrir mann á beztu árum að hugsa sjer, að hann eigi eptir að lifa það að ganga um boginn, með skjálfandi limi og grár fyrir hærum, sjálfum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6" calcext:value-type="float">
            <text:p>486</text:p>
          </table:table-cell>
          <table:table-cell table:style-name="ce15" office:value-type="string" calcext:value-type="string">
            <text:p>1884-ThjodFramtid-EinBen.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og dýr, sem eta það í dag, sem þeir öfluðu í gær og láta það mætast; en því meir sem slík heimskuleg eigingirni ríkir hjá mönnunum, því meir nálgast þeir skrælingjana sem þjóð og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Sambandið milli nútíðar og framtíðar er eins náið og sambandið milli orsakar og afleiðingar, en þeir, sem ekki vita það, eru „dáðlausir feður“, ónýtir fjelagsmenn og skaðlegir sjálfum sjer. En því fer betur, að hinir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ThjodFramtid-EinBe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7" calcext:value-type="float">
            <text:p>487</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að er öfund, og hvað er það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íðast öfunda aðra af? (1861) <text:s/>Öfund er sá löstur, að geta ekki vitað að öðrum líði vel, það er að segja að gremjast yfir því; öfundin er öldungis hið gagnstæða náunganskærleikanum, eða elskunni, sem vjer eigum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8" calcext:value-type="float">
            <text:p>488</text:p>
          </table:table-cell>
          <table:table-cell table:style-name="ce15" office:value-type="string" calcext:value-type="string">
            <text:p>1880-VantruHjatru-HannHafs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lýsa vantrú og hjátrú og bera þær saman (1880) <text:s/>„Trúin er örugg eptirvænting þeirra hluta,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ona og föst sannfæring um það, sem þeir ekki sjá“ segir ritningin. Hún er sannfæring um, að guð sje sannur guð, að hann hafi alla þá eiginlegleika, sem sönnum Guði eru eignaðir og stöðugt traust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HannHaf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89" calcext:value-type="float">
            <text:p>489</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im mönnum, er þannig breyta, og löngun til að líkjast þeim. En nú er þessu ekki þannig varið með flesta menn, að þeir öfundi aðra af þessu. Hvað er það þá, segi jeg enn,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öfunda aðra tíðast af? Það eru metorð, auður, álit hjá mönnum og annað þess konar. Flestum mönnum er svo varið, að það hefur mest áhrif á þá, er gengur í augum við fyrsta álit; þeir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0" calcext:value-type="float">
            <text:p>490</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nn telja það litlu skifta, hvaða tungu þjóðin mælir, hverja þjóðsiðu hún hefir, hvort bókmenntirnar eru af útlendum eða innlendum rótum runnar og fleira þesskonar láta þeir sér um munn fara. En svo virðist sem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essir miði flest við magann og meti allt til peninga, beri lítið skyn á það, sem gott er og fagurt og hafi ræktarþel til ættar sinnar. Getur verið að slíkar kenningar séu nú efst á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1" calcext:value-type="float">
            <text:p>491</text:p>
          </table:table-cell>
          <table:table-cell table:style-name="ce15" office:value-type="string" calcext:value-type="string">
            <text:p>1880-ListinLifa-JonMagn.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Hví eigum vjer að vera varkárir í loforðum vorum? (1880) <text:s/>Það hefur frá alda öðli þótt svívirðing að bregða heit sín, og sá verið kallaður ódrengur, er eigi efnir þau. Þar sem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almennt og á öllum tímum kemur saman um þetta, hlýtur einhver ástæða að vera til þess, og það er ástæða til þess, því að hvernig getur mannfjelagið staðizt, ef enginn hefur traust til annars, og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Jon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2" calcext:value-type="float">
            <text:p>492</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ss að tala hver við annan, þótt þeir sjeu sinn á hvorum landsenda,; er auðsætt, hversu mjög það greiðir viðskipti manna og samgöngur. Ritsíminn er og að sama skapi nauðsynlegur, því að með honum se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raðskeyti út um alla heima og geima. <text:s/>Páll Sveinsson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3" calcext:value-type="float">
            <text:p>493</text:p>
          </table:table-cell>
          <table:table-cell table:style-name="ce15" office:value-type="string" calcext:value-type="string">
            <text:p>1871-SaganSjalfstaedi-ArnJoh.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áttum annara þjóða, heldur verður hún að sníða sjer stakk eftir vexti, en til þess að hún geti sniðið stakkinn eptir vexti eða svo, að hann fari vel, þá þarf hún að þekkja vöxt sin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ega eigi fara einungis eptir þeim vexti og því útliti, sem þjóðin hefur í þann og þann svipinn, heldur verða þeir að þekkja, hvernig þjóðin hefur myndast og hvernig hún hefur vaxið eða hvernig hún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Arn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4" calcext:value-type="float">
            <text:p>494</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eins og málshátturinn segir : „Hvað ungur nemur gamall hefur.“ Allir þeir kostir eða ókostir, er menn temja sjer í uppvextinum, loða við menn alla æfina t.a.m. venji menn sig á reglusemi og sje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innrætt að temja sjer hófsemi í uppvextinum verða menn allajafna hófsamir og reglumenn. Sje manni eigi kennt það, er menn eiga að læra í uppvextinum verða menn að læra það síðar, verður það mönnum miklu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5" calcext:value-type="float">
            <text:p>495</text:p>
          </table:table-cell>
          <table:table-cell table:style-name="ce15" office:value-type="string" calcext:value-type="string">
            <text:p>1893-ListinLifa-ThorvThorv.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vörunum, heldur eins og höfundurinn að orði kemst, „seta hurð með loku fyrir munninn“. Fyrir höfundi ofanritaðra orða, virðist hafa vakað, hve miklu illu taumlaust tal geti komið af stað, og hve ósamboðið slíkt sje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 <text:s text:c="3"/>Það mun óhætt að fullyrða, að málið er einhver af hinum fegurstu og dýrmætustu gjöfum, er maðurinn hefur þegið; það er einkum málið, sem aðgreinir manninn frá dýrunum; vitaskuld er það, að dýrin hafa og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istinLifa-ThorvThor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6" calcext:value-type="float">
            <text:p>496</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annkynssögunni. <text:s text:c="3"/>Á sögu þjóðar sinnar sjá menn framfarir hennar og apturfarir á hverjum tíma; sagan sýnir manni, hvað það er, sem hefur steypt þjóðinni og hvað það er, sem hefur stutt hana; enn fremur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f sögu þjóðar sinnar, hverjir hafa verið mestir ágætismenn á hverjum tíma, og hverjum vjer eigum, sjer í lagi, að þakka menntun og vísindi og ýmislegt það, er miðað hefur til að efla þetta hvortveggj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7" calcext:value-type="float">
            <text:p>497</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jer muni líða betur annarsstaðar. Það er oft svo, að mönnum virðist allt fegurst, sem fjærst er og svo er því varið hjer. Menn líta oft að eins á svörtu hliðarnar hjer en annarsstaðar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kki annað en gull og græna skóga. En það fer oft svo, að þótt mönnum ef til vill líði betur í efnalegu tilliti annarsstaðar en á ættjörðunni, þá líður þeim ekki allskosta vel fyrir þa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8" calcext:value-type="float">
            <text:p>498</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afði í öndverðu; breyst að siðum og máli, og þannig að nokkru leyti misst þjóðerni það, er hún hafði í öndverðu, því að þess sjá menn víða dæmi í mannkynssögunni. <text:s text:c="3"/>Á sögu þjóðar sinnar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ramfarir hennar og apturfarir á hverjum tíma; sagan sýnir manni, hvað það er, sem hefur steypt þjóðinni og hvað það er, sem hefur stutt hana; enn fremur sjá menn af sögu þjóðar sinnar, hverjir haf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499" calcext:value-type="float">
            <text:p>499</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menn verða fróðari við það, því að opt er það, að einhverjum merkum mönnum er lýst, og aðgjörðum þeirra, öldinni er þeir lifðu á, og þeim, er uppi voru um sama leyti; í skemmtisögunum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g menn, er skara langt fram úr öllum, er lifðu á þeirri öld, að ýmsum mannkostum, t.a.m. elsku, tryggð og hugprýði; þannig eru og heilar þjóðir, er bera af hinum þjóðunum, og heila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0" calcext:value-type="float">
            <text:p>500</text:p>
          </table:table-cell>
          <table:table-cell table:style-name="ce15" office:value-type="string" calcext:value-type="string">
            <text:p>1871-SaganSjalfstaedi-BjornStef.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jarlægð og þannig fengið á sig annan blæ en hún hafði í öndverðu; breyst að siðum og máli, og þannig að nokkru leyti misst þjóðerni það, er hún hafði í öndverðu, því að þess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íða dæmi í mannkynssögunni. <text:s text:c="3"/>Á sögu þjóðar sinnar sjá menn framfarir hennar og apturfarir á hverjum tíma; sagan sýnir manni, hvað það er, sem hefur steypt þjóðinni og hvað það er, sem hefur stutt hana; </text:p>
          </table:table-cell>
          <table:table-cell table:style-name="Default" office:value-type="string" calcext:value-type="string">
            <text:p>GENERIC</text:p>
          </table:table-cell>
          <table:table-cell table:style-name="Default" office:value-type="float" office:value="1871" calcext:value-type="float">
            <text:p>1871</text:p>
          </table:table-cell>
          <table:table-cell table:style-name="Default" office:value-type="string" calcext:value-type="string">
            <text:p>1871-SaganSjalfstaedi-Bjorn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1" calcext:value-type="float">
            <text:p>501</text:p>
          </table:table-cell>
          <table:table-cell table:style-name="ce15" office:value-type="string" calcext:value-type="string">
            <text:p>1869-ListinLifa-JensPals.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bægja skaðanum brott frá sjer. <text:s text:c="3"/>Vjer sjáum það opt í mannlegu lífi, að margir þeir, er verða fyrir miklu tjóni, hefðu getað komizt hjá því með einhverju ráði, sem stundum er hægt að sjá. Sj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á, glögglega að þetta tjón, er refsing fyrir heimsku þeirra; og beri slíkt eða það, er líkt er því, aptur að höndum, þá munu þeir komast hjá því, með því að skaði sá, er þeir </text:p>
          </table:table-cell>
          <table:table-cell table:style-name="Default" office:value-type="string" calcext:value-type="string">
            <text:p>GENERIC</text:p>
          </table:table-cell>
          <table:table-cell table:style-name="Default" office:value-type="float" office:value="1869" calcext:value-type="float">
            <text:p>1869</text:p>
          </table:table-cell>
          <table:table-cell table:style-name="Default" office:value-type="string" calcext:value-type="string">
            <text:p>1869-ListinLifa-Jens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2" calcext:value-type="float">
            <text:p>502</text:p>
          </table:table-cell>
          <table:table-cell table:style-name="ce15" office:value-type="string" calcext:value-type="string">
            <text:p>1852-HjatruVantru-GunnlBlon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g frábrugðið hinu eðlilega og almenna, án þess að gefa gætur að hinni sönnu trú og skynseminni. Hjátrúin er ávallt byggð á röngum grundvelli, annaðhvort ósannri sögusögn, gömlum ímyndunum, ómarkverðum fyrirburðum eða röngum hugarburði sjálfra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osfrv., og er þannig gagnstæð hinni sönnu trú. <text:s text:c="3"/>Öll hjátrú hlýtur ávallt, að deyfa hina sönnu trú mannsins, og kæfa tilfinningu hins sanna og rjetta. Hjátrúin fær manninum optlega mikils tjóns og kemur honum einatt </text:p>
          </table:table-cell>
          <table:table-cell table:style-name="Default" office:value-type="string" calcext:value-type="string">
            <text:p>GENERIC</text:p>
          </table:table-cell>
          <table:table-cell table:style-name="Default" office:value-type="float" office:value="1852" calcext:value-type="float">
            <text:p>1852</text:p>
          </table:table-cell>
          <table:table-cell table:style-name="Default" office:value-type="string" calcext:value-type="string">
            <text:p>1852-HjatruVantru-GunnlBlond.txt</text:p>
          </table:table-cell>
          <table:table-cell table:number-columns-repeated="2"/>
          <table:table-cell table:style-name="Default" office:value-type="string" calcext:value-type="string">
            <text:p>NB SELF used with the NOUN</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5" calcext:value-type="float">
            <text:p>505</text:p>
          </table:table-cell>
          <table:table-cell table:style-name="ce15" office:value-type="string" calcext:value-type="string">
            <text:p>1881-ListinLifa-GudmMagn.txt</text:p>
          </table:table-cell>
          <table:table-cell table:style-name="ce15" office:value-type="string" calcext:value-type="string">
            <text:p>ág.</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g eiga ef til vill sína tímanlegu velferð undir góðvilja þeirra. <text:s text:c="3"/>Kristur segir, að æðsta boðorðið sje að elska guð; en hið næsta sje að elska náungann eins og sig sjálfan. Það er því skylda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ef þeir eru þess um komnir, að rjetta nauðstöddum bróður hjálparhönd og bæta úr böli hans eptir megni. Vjer sjáum og, að eðli manna er svo varið, að minnsta kosti meðan það er óspillt, að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Gudm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6" calcext:value-type="float">
            <text:p>506</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frá hinu lakara við ljós skynseminnar, og bera saman rjetthverfu og ranghverfu. Enginn kastar gömlu fati án þess að athuga, hvort hið nýja, sem hann ætlar að taka í stað þess, sje betra. Þannig skyld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nnig gjöra við ríkjandi vananum. Dæmi, sem sýna afl og áhrif vanans og afleiðingarnar af því, að láta hann drottna of mikið yfir sjer, sjáum vjer víða í sögum og lífi einstakra manna og heilla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07" calcext:value-type="float">
            <text:p>507</text:p>
          </table:table-cell>
          <table:table-cell table:style-name="ce15" office:value-type="string" calcext:value-type="string">
            <text:p>1895-SveitBaejarlif-HendrErl.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hafa mjög margir þeirra manna, er búa við sjávarsíðuna, atvinnu af því. <text:s text:c="3"/>Fyrst byrja menn vanalega á túnaslætti og er það optast í byrjun júnímánaðar. Nálega hvarvetna slá karlmennirnir en konur raka. Á túnaslætti sl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opt á nóttunni en sofa á daginn, þegar miklir þurkar eru, því þá bítur betur á grasið í næturdögginni; en á daginn raka konur heyinu í flekki. Þá er heyið er orðið þurrt er það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SveitBaejarlif-HendrE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2" calcext:value-type="float">
            <text:p>522</text:p>
          </table:table-cell>
          <table:table-cell table:style-name="ce15" office:value-type="string" calcext:value-type="string">
            <text:p>1901-ThjodFramfarir-MagnSi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rju leyti sta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ú betur að vígi til þess að hagnýta sjer gæði náttúrunnar en fyrir 100 árum? (1901) <text:s/>Þegar vjer lítum til baka og virðum fyrir oss, hvernig ástatt var í lok 18. aldar, þá sjáum vjer undir eins, að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MagnSig.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3" calcext:value-type="float">
            <text:p>523</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Að hverju leyti stand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ú betur að vígi til þess að hagnýta sjer gæði náttúrunnar en fyrir 100 árum? (1901) <text:s/>Ef vjer berum saman efnahag manna yfirleitt fyrir 100 árum og nú, þá sjáum vjer að munurinn er mjög mikill. Fyrir 100 árum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24" calcext:value-type="float">
            <text:p>524</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ær með að ganga þá. Vísindin og menntunin stuðla til þess að sameina kraptana; vísindamennirnir koma með hugmyndirnar og aðrir framkvæma þær optast nær. Útbreiðsla menntunarinnar kippir hyrningarsteininum undan margri hjátrú og vitleysu, sem stendu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yrir þrifum. Sömuleiðis er það, að þegar allir fá að láta í ljósi skoðanir sínar, hvernig sem þær eru, og vita um ýmis málefni, þá vakna menn til umhugsunar um ýms efni, sem þeir annars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6" calcext:value-type="float">
            <text:p>536</text:p>
          </table:table-cell>
          <table:table-cell table:style-name="ce15" office:value-type="string" calcext:value-type="string">
            <text:p>1861-Freistingar-JonAHjalt.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geta einungis haft nokkuð gildi, ef þeim er varið til að efla hin sönnu gæði. En þessir hlutir eru einkum, eins og jeg áður hef sagt, auður, metorð og álit hjá mönnum; eptir þessu sækja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og vilja einir hafa, því að það eru þeir hlutir, er koma mönnum bezt áfram í heiminum, og gjöra menn sæla í augum hans. Það eru reyndar til svo spilltir menn, að þeir hafa ýmigust </text:p>
          </table:table-cell>
          <table:table-cell table:style-name="Default" office:value-type="string" calcext:value-type="string">
            <text:p>GENERIC</text:p>
          </table:table-cell>
          <table:table-cell table:style-name="Default" office:value-type="float" office:value="1861" calcext:value-type="float">
            <text:p>1861</text:p>
          </table:table-cell>
          <table:table-cell table:style-name="Default" office:value-type="string" calcext:value-type="string">
            <text:p>1861-Freistingar-JonAHjal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7" calcext:value-type="float">
            <text:p>537</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optar mun hún þó vera sprottin af hugarfari mannsins. Nægjusemi er svo fágæt, að óhætt mun að fullyrða, að eigi sjeu nema einn af hundraði, sem í raun og veru er ánægður með kjör sí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ættu samt að hugleiða það, hversu óánægja er heimskuleg, og að hún er ekki til annars en að trufla sálarfriðinn. Breitingagirni er og opt ástæða til óánægju; sumir kunna bezt við að vera ávallt að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38" calcext:value-type="float">
            <text:p>538</text:p>
          </table:table-cell>
          <table:table-cell table:style-name="ce15" office:value-type="string" calcext:value-type="string">
            <text:p>1900-ThjodFramtid-PallSvei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má segja. Þannig er eigi nema rúm öld síðan mönnum hugkvæmdist að nota gufuna til þess að greiða samgöngur milli ýmsra landshluta og heilla landa. Sama er að segja um rafmagnið. Eigi er langt síðan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óru að færa sjer það í nyt, t.d. til raddsímans og ritsímans. <text:s text:c="3"/>Einnig hefur mönnum tekizt að svífa í loptinu yfir láð og lög; til þess nota menn loptbáta, en nytjar þeirra eru eigi </text:p>
          </table:table-cell>
          <table:table-cell table:style-name="Default" office:value-type="string" calcext:value-type="string">
            <text:p>GENERIC</text:p>
          </table:table-cell>
          <table:table-cell table:style-name="Default" office:value-type="float" office:value="1900" calcext:value-type="float">
            <text:p>1900</text:p>
          </table:table-cell>
          <table:table-cell table:style-name="Default" office:value-type="string" calcext:value-type="string">
            <text:p>1900-ThjodFramtid-Pall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0" calcext:value-type="float">
            <text:p>540</text:p>
          </table:table-cell>
          <table:table-cell table:style-name="ce15" office:value-type="string" calcext:value-type="string">
            <text:p>1886-Freistingar-JonHel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iðjuleysið átumein og drep bæði einstaklingsins og þjóðfjelagsins yfir höfuð að tala, og undanfari alls konar eymda og báginda. Menn hafa á öllum tímum, í ræðum og ritum varað við iðjuleysinu og reynt að sýna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ram á það, hve skaðlegt það sje, en þó má fullyrða að enginn löstur sje almennari í öllum löndum en iðjuleysið. Í stórborgum í sumum löndum, eru stofnanir, einskonar hegningahús fyrir iðjuleysingja, þar sem þeim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Freistingar-JonHel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1" calcext:value-type="float">
            <text:p>541</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mingja, þótt hann hafi hlotið hana fyrir einhverja heppni. Aptur á hinn bóginn getur maðurinn orðið hamingjumaður, ef hann er ráðdeildarsamur, starfsamur og hófsamur í lifnaðarháttum; ef maðurinn hefur þessa kosti, sem almennt eru tald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sjálfráðir, þá getur hann þrátt fyrir vöntun á því láni, er mönnum er ósjálfrátt, og ytri óhöpp orðið hamingjusamur; með ráðum og dáð geta duglegir menn optast bætt hag sinn, enda þótt þeim hafi stórtjón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45" calcext:value-type="float">
            <text:p>545</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Í hverju lýsir sér sönn og rétt þjóðernistilfinning? (1903) <text:s/>Fáum mun koma til hugar að neita því, að þjóðrækni og þjóðernisást sé einhver hin göfugasta tilfinnin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hún er svo náin ættjarðarástinni að önnur getur naumast án hinnar verið, þótt sumir vilji ef til vill halda því fram. Ættjarðarástin er raunar víðtækari, og þjóðernisástin gæti kallast ein grein hennar, en sterkasti þátturi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50" calcext:value-type="float">
            <text:p>550</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Hvað er ættjarðarástin annað en áhrif og afl vanans? <text:s text:c="3"/>Hver skyldi nú vera orsök þess, að vaninn hefur svo mikið vald yfir mönnum og svo mikil áhrif á mannlífið? Jeg álít, að það sje trú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á reynsluna; menn vilja heldur fylgja því sem menn eru vanir, því sem þeir eða feður þeirra hafa reynt, en því , sem enn er lítt reynt, og er það að mörgu leyti eigi óskynsamlegt. En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55" calcext:value-type="float">
            <text:p>555</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ætti það ekki hjákátlegt? Jú, það mætti reiða sig á það, að hann yrði öðrum til spotts og hláturs. <text:s text:c="3"/>Skoðun mín verður þá í fám orðum þessi: Það er ekki rjett að þverskallast við tískunn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afa svo mörg dæmi, sem sýna að slíkt hefur lítið gott í för með sjer. Einnig er tízkunni þannig varið, að hún er breyting frá því, sem áður hefur verið og er mjög opt breyting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2" calcext:value-type="float">
            <text:p>562</text:p>
          </table:table-cell>
          <table:table-cell table:style-name="ce15" office:value-type="string" calcext:value-type="string">
            <text:p>1879-Freistingar-SigfBjarn.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Hverjar eru hinar skaðlegu afleiðingar óhófseminnar? (1879) <text:s/>Eptir því sem vjer eldumst, sjáum vjer, hversu skaðleg óhófsemin er og hversu skaðlegar afleiðingar hennar eru. Óhófsemin finnst oss, sem allt annað, vera komna undir uppeldi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í æskunni. Ungir menn eru jafnan sólgnir í skemmtanir og eyða þannig því, er þeim áskotnast, til skemmtana eða einhvers annars óþarfa. En þessar skemmtanir geta verið margvíslegar, því sumum þykir gaman að þessu, en </text:p>
          </table:table-cell>
          <table:table-cell table:style-name="Default" office:value-type="string" calcext:value-type="string">
            <text:p>GENERIC</text:p>
          </table:table-cell>
          <table:table-cell table:style-name="Default" office:value-type="float" office:value="1879" calcext:value-type="float">
            <text:p>1879</text:p>
          </table:table-cell>
          <table:table-cell table:style-name="Default" office:value-type="string" calcext:value-type="string">
            <text:p>1879-Freistingar-Sigf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3" calcext:value-type="float">
            <text:p>563</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yrningarsteininum undan margri hjátrú og vitleysu, sem stendur mönnum fyrir þrifum. Sömuleiðis er það, að þegar allir fá að láta í ljósi skoðanir sínar, hvernig sem þær eru, og vita um ýmis málefni, þá vakn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il umhugsunar um ýms efni, sem þeir annars ef til vill hefðu látið óhugsað um. Þegar menn lesa ýms rit um samskonar efni, þá fara menn að bera þau saman og gjöra sjer hugmynd um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8" calcext:value-type="float">
            <text:p>568</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liti, ef þeir að eins gjöra sig eigi seka í brotum gegn borgaralegum lögum, því að það hamlar mönnum frá því, að beita kröptum sínum eins og þeir vilja, og heptir framfarir þjóðanna. <text:s text:c="3"/>Prentfrelsið veit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fulla heimild til að láta í ljósi hugsanir sínar á prenti, ef menn aðeins bera ábyrgð orða sinna. Það vinnur að því, að útbreiða menntun og þekkingu meðal þjóðanna í andlegu og líkamlegu tilliti. Vísindamenn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69" calcext:value-type="float">
            <text:p>569</text:p>
          </table:table-cell>
          <table:table-cell table:style-name="ce15" office:value-type="string" calcext:value-type="string">
            <text:p>1855-HjatruVantru-DavGud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guðs er sú fasta og örugga sannfæring, að guð stjórni heiminum með speki og gæðsku, og leiði allt að hinu bezta miði, bæði hið einstaka og hið gjörvalla. Það er þessi sannfæring, sem veit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ósigranlegt hugrekki, gjörir menn alla jafna ánægða með kjör sín og gefur mönnum von um það, að menn öðlist umbun fyrir staðfestu sína í hinu góða. <text:s text:c="3"/>Sá, sem treystir guði, hefur þá sannfæring, að han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HjatruVantru-Dav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0" calcext:value-type="float">
            <text:p>570</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nú efst á baugi í heiminum, en ætla má þó, að slíkur hugsunarháttur verði eigi jafnan í hávegum hafður. <text:s text:c="3"/>Aukin viðskifti manna, mikilvægar uppgötvanir og allar verklegar framfarir eru ekki allra nauðsynlegasta skilyrðið fyrir velferð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heldur er það góður og göfugur hugsanarháttur, drenglyndi og ást til alls og allra. Takmarkið ætti að vera það, að allir yrðu góðir menn og sælir, en ekki hitt, að gjörvallur heimurinn gæti lifað í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1" calcext:value-type="float">
            <text:p>571</text:p>
          </table:table-cell>
          <table:table-cell table:style-name="ce15" office:value-type="string" calcext:value-type="string">
            <text:p>1855-ListinLifa-ThorgrAJohn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Hvernig getur þrifnaður stutt að velmegan og vellíða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1855) <text:s/>Þrifnaðurinn stiður mjög að vellíðan og velmegan manna. 1. Eikur þrifnaður hreint lopt í húsum manna, og kemur þá í veg fyrir ýmsa sjúkdóma, sem mjög er hætt við að komi í þau hús þar sem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istinLifa-ThorgrAJohns.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2" calcext:value-type="float">
            <text:p>572</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illt er og skaðlegt þjóðarandanum frá því, sem hollt er og gagnlegt, því þetta er stundum svo náið samtvinnað að lítið ber á muninum. <text:s text:c="3"/>Sumir telja fjárhag þjóðarinnar einu sældina og eina hyrningarsteininn undir vellíða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essir menn telja það litlu skifta, hvaða tungu þjóðin mælir, hverja þjóðsiðu hún hefir, hvort bókmenntirnar eru af útlendum eða innlendum rótum runnar og fleira þesskonar láta þeir sér um munn fara. En svo virðist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3" calcext:value-type="float">
            <text:p>573</text:p>
          </table:table-cell>
          <table:table-cell table:style-name="ce15" office:value-type="string" calcext:value-type="string">
            <text:p>1855-ListinLifa-ThorgrAJohn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Hvernig getur þrifnaður stutt að velmegan og vellíðan manna? (1855) <text:s/>Þrifnaðurinn stiður mjög að vellíðan og velmega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1. Eikur þrifnaður hreint lopt í húsum manna, og kemur þá í veg fyrir ýmsa sjúkdóma, sem mjög er hætt við að komi í þau hús þar sem óhreint er lopt; og er þrifnaður eitthvert hið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istinLifa-ThorgrAJoh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4" calcext:value-type="float">
            <text:p>574</text:p>
          </table:table-cell>
          <table:table-cell table:style-name="ce15" office:value-type="string" calcext:value-type="string">
            <text:p>1855-ListinLifa-ThorgrAJohn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óhreint. 5. Gengur þeim manni, sem þrifar vel vörur sínar, þær miklu betur út, enn þeim sem ekki gjörir það. Af þessu sjest að með sanni má segja, að þrifnaður stuðlar mikið til vellíðunar og velmegunar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text:s/>Þorgrímur A. Johnsen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istinLifa-ThorgrAJoh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5" calcext:value-type="float">
            <text:p>575</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æskunni er mönnum hugfast alla æfina, eins og málshátturinn segir : „Hvað ungur nemur gamall hefur.“ Allir þeir kostir eða ókostir, er menn temja sjer í uppvextinum, loða við menn alla æfina t.a.m. venj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ig á reglusemi og sje mönnum innrætt að temja sjer hófsemi í uppvextinum verða menn allajafna hófsamir og reglumenn. Sje manni eigi kennt það, er menn eiga að læra í uppvextinum verða menn að læra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6" calcext:value-type="float">
            <text:p>576</text:p>
          </table:table-cell>
          <table:table-cell table:style-name="ce15" office:value-type="string" calcext:value-type="string">
            <text:p>1852-HjatruVantru-GunnlBlond.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1852) <text:s/>Hjátrúin er fólgin í því að leggja trúnað á það, sem menn geta hvorki haft nokkra fullvissu um, að nokkur hæfa sje fyrir eða gjört sjer það skiljanlegt með skynseminni, að svo hljóti að ve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rúa öllu því í blindni, sem eitthvað þykir undarlegt og frábrugðið hinu eðlilega og almenna, án þess að gefa gætur að hinni sönnu trú og skynseminni. Hjátrúin er ávallt byggð á röngum grundvelli, annaðhvort ósannri </text:p>
          </table:table-cell>
          <table:table-cell table:style-name="Default" office:value-type="string" calcext:value-type="string">
            <text:p>GENERIC</text:p>
          </table:table-cell>
          <table:table-cell table:style-name="Default" office:value-type="float" office:value="1852" calcext:value-type="float">
            <text:p>1852</text:p>
          </table:table-cell>
          <table:table-cell table:style-name="Default" office:value-type="string" calcext:value-type="string">
            <text:p>1852-HjatruVantru-GunnlBlon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7" calcext:value-type="float">
            <text:p>577</text:p>
          </table:table-cell>
          <table:table-cell table:style-name="ce15" office:value-type="string" calcext:value-type="string">
            <text:p>1881-MedferdDyra-SigHjorlK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hefur rjett gagnvart konunginum, þannig hafa og dýrin rjett gagnvart mönnunum, og sú rjettarhugmynd hlítur að vera hverjum manni því ljósari, sem hann sjálfur hefur göfugri anda og fullkomnari. Þetta virðist þó lengi hafa ver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næsta óljóst, því allt til þessa tíma hefur verið farið með menn, sem þó eru dýrunum æðri, eins og þeir væru með öllu rjettlausir; svo var með þrælasöluna og þrælaveiðarnar, enda verður það sem svartur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MedferdDyra-SigHjorlK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8" calcext:value-type="float">
            <text:p>578</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lýst mönnum, er eru með öllu ómenntaðir, og öðrum, er eru vel menntaðir. Mönnum er þar og lýst, er lifa aðeins sjer, og til þess, að fullnægja girndum sínum og fýstum; getur þetta allt veri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til nota, ef þeir kunna með að fara. <text:s text:c="3"/>Það illa, er getur leitt af lestri skemmtisagna, er það, að menn eyða of miklum tíma til þess, að lesa þær, því að fyrir fæstum er svo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79" calcext:value-type="float">
            <text:p>579</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Allir þeir kostir eða ókostir, er menn temja sjer í uppvextinum, loða við menn alla æfina t.a.m. venji menn sig á reglusemi og sje mönnum innrætt að temja sjer hófsemi í uppvextinum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jafna hófsamir og reglumenn. Sje manni eigi kennt það, er menn eiga að læra í uppvextinum verða menn að læra það síðar, verður það mönnum miklu örðugra og stundum ef til vill eigi unnt. Í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0" calcext:value-type="float">
            <text:p>580</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m. venji menn sig á reglusemi og sje mönnum innrætt að temja sjer hófsemi í uppvextinum verða menn allajafna hófsamir og reglumenn. Sje manni eigi kennt það, er menn eiga að læra í uppvextinum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læra það síðar, verður það mönnum miklu örðugra og stundum ef til vill eigi unnt. Í uppeldinu eiga menn að læra að hlýða þeim, sem yfir mönnum eru, því annars læra menn það aldrei,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1" calcext:value-type="float">
            <text:p>581</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Lýsing á störfum manna á Íslandi frá sumarmálum til veturnátta (1854) <text:s/>Þegar menn segja eitthvað um störf manna á Íslandi,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lýsa bæði störfum í sveitinni og í kaupstaðnum. <text:s text:c="3"/>Þegar sumar er komið fara þeir, sem búa í sveitinni á fjall með hin ungu lömb. Um leið fara menn og að hirða um túnin, og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2" calcext:value-type="float">
            <text:p>582</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jer eigum að vinna eitthvert verk, þá eigum vjer að leggja kapp á að leysa það fljótt og vel af hendi. Það verður þó að gæta þess að leggja ekki ofmikið á sig, heldur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haga gjörðum eptir kröptum, svo að þeir geti unnið verk til enda, en gefist ekki upp á miðri leið. Í öðru lagi mega menn ekki flýta sjer svo að koma verkinu af, að þeir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3" calcext:value-type="float">
            <text:p>583</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hirði lítt um að leysa það vel og vandlega af hendi, því að þá er verkið ónýtt og betra ógjört en gjört. Í þriðja lagi má ekki flana að því að vinna verkið, heldur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sæta lagi og vinna það á þeim tíma, sem hentugastur er. Það eru mörg verk svo löguð, að það er margfalt auðveldara að vinna þau á einum tíma, en öðrum, og það væri sannarleg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4" calcext:value-type="float">
            <text:p>584</text:p>
          </table:table-cell>
          <table:table-cell table:style-name="ce15" office:value-type="string" calcext:value-type="string">
            <text:p>1893-Freistingar-KnudZim.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dauða. Það er því mjög nauðsynlegt, að gæta hófs í öllum mat og drykk, þar eð óhófið er skaðlegt heilsunni, en auk þess eyða menn bæði fje og tíma með óhófsseminni. <text:s text:c="3"/>Einnig í skemmtununum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gæta hófs, því að þótt skemmtanir geti haft góð áhrif á manninn að mörgu leyti, þá geta þær líka haft spillandi áhrif, ef ekki er gætt hófs í þeim, og þeir, sem ekki gjöra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Freistingar-KnudZi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5" calcext:value-type="float">
            <text:p>585</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á veturnar. Opt er svo mikið óveður að ekki er hægt að komast út á sjóinn og ef svo gengur lengi þá má heita að sjávarbóndinn líði neyð. Nú lægjir stormurinn lítið eitt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fara um miðja nótt og sitja ef til vill alla nóttina í gríðarkulda. Ef alltaf vel gengi þá gæti það ef til vill borgað sig, en það er nú ekki alltaf að það gengur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6" calcext:value-type="float">
            <text:p>586</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reynt, en því , sem enn er lítt reynt, og er það að mörgu leyti eigi óskynsamlegt. En þess ber samt að gæta, að trúa ekki of mikið á reynsluna, – vilji menn komast feti framar,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reyna sjálfir. <text:s text:c="3"/>Ef vaninn segir við þig: „Varaðu þig! Farðu gætilega þar sem lítið er rannsakað, og leggðu ekki sterkan trúnað á það, sem þjer er sagt, án þess að sterkar sannanir fylgi!“ Þá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7" calcext:value-type="float">
            <text:p>587</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þetta eða hitt hafi orðið þeim að falli, þá dettur þeim varla í hug að vara þann yngri við að láta sjer yfirsjást í sama efni. <text:s text:c="3"/>Til þess að fá að njóta farsællrar elli,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varast allt, sem getur haft spillandi áhrif á heilbrigði líkamans og ekki síst að reyna til að halda sálarkröptunum óskemmdum. Það eru mörg dæmi til, að menn hafa orðið fjörgamlir og haldið sálarkröptum sínum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8" calcext:value-type="float">
            <text:p>588</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þegar jeg kem austur, þá rek jeg lömb á fjall og hjálpa til með fráfærur. Þau verk eru einnig mjög skemmtileg og vel löguð til þess að fjörga fólk og hressa, því að opt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hlaupa eins og þeir framast geta, þegar þeir eru að elta lömbin og ærnar. En þau verk eru jafn skemmtileg, þó að þau sjeu stundum nokkuð erfið. Þessi verk hugsa jeg, að jeg vinni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89" calcext:value-type="float">
            <text:p>589</text:p>
          </table:table-cell>
          <table:table-cell table:style-name="ce15" office:value-type="string" calcext:value-type="string">
            <text:p>1902-ThjodFramtid-BjarnJon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að þjóðin í heild sinni gæti haft gagn af þeim. <text:s text:c="3"/>Annað fyrirkomulag verður að vera á kennslu í skólum og hjá einstökum mönnum en nú er, kennslan verður að vera lifandi, og umfram allt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gæta þess að ofþyngja ekki börnum með því að láta þau læra of mikið þegar í byrjun, svo að þeim leiðist ekki námið. Heppilegast er að leggja grundvöllinn undir andlegan þroska hjá barninu, með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BjarnJo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0" calcext:value-type="float">
            <text:p>590</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igum að hegða oss. Láti menn því æskuárin líða í dáðleysi og leti, þá geta menn ekki, þegar fullorðinsárin fara í hönd, bætt upp það, sem menn ljetu hjá sér líða í æskunni;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ávísir alla æfi sína, lítilsvirtir af öðrum, og lífið manni þungbært. Reynslan sýnir ljósan vott þess, að þeir, sem varið hafa æskuárunum vel, verða duglegir menn og starfsamir í sinni stjett. Aptur á hinn bóginn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1" calcext:value-type="float">
            <text:p>591</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líkaminn og verður færari til vinnu, menn eru vandir við alls konar til þess, að menn geti kennt það öðrum, enda þótt menn aldrei gjöri það sjálfir. Af öllu þessu, er nú er talið,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ikils metnir af öðrum úti í frá og þykja æfinlega mestu menn. Með því nú þjóðirnar eru eigi annað en margir einstakir menn þá leiðir af því, að sama gott leiðir af því, að njóta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2" calcext:value-type="float">
            <text:p>592</text:p>
          </table:table-cell>
          <table:table-cell table:style-name="ce15" office:value-type="string" calcext:value-type="string">
            <text:p>1890-ListinLifa-PetGud.txt</text:p>
          </table:table-cell>
          <table:table-cell table:style-name="ce15" office:value-type="string" calcext:value-type="string">
            <text:p>I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á tilteknum tíma, þá verður þessi maður ávallt fús á að lána oss aptur ef vjer þurfum á því að halda. En ef vjer gjöldum ekki á þeim tíma, sem hefur verið tiltekinn,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tregir til að lána oss framvegis. Smásaga sú sem jeg ætla að segja hjer á eptir ætla jeg að beri ljósan vott um það, hversu ráðvendnin er affarasæl. Það kom einusinni lítill umkomulaus drengur til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ListinLifa-PetGu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3" calcext:value-type="float">
            <text:p>593</text:p>
          </table:table-cell>
          <table:table-cell table:style-name="ce15" office:value-type="string" calcext:value-type="string">
            <text:p>1894-SveitaBaejarlif-JonHjaltSig.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þá gæti það ef til vill borgað sig, en það er nú ekki alltaf að það gengur vel, opt fer svo að menn fá rétt í soðið. Ef fiskast hefur vel um veturinn þá verð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á vorin að þvo fiskinn og þurka hann og leggja flestir hann inn til kaupmannsins sem þeir hafa fengið lán hjá um veturinn. Á sumrin fara margir upp í sveit og eru þar kaupamenn því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SveitaBaejarlif-JonHjalt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4" calcext:value-type="float">
            <text:p>594</text:p>
          </table:table-cell>
          <table:table-cell table:style-name="ce15" office:value-type="string" calcext:value-type="string">
            <text:p>1881-HjatruVantru-SigThorodd.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og þá gæti guð eigi verið rjettlátur. <text:s text:c="3"/>Það leiðir því af trúnni á guðs rjettlæti, að vjer vonumst eptir öðru lífi en því líkamlega, en vjer megum ekki álíta, að jarðnesk gæði fari eptir verðleikum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ví stjórn guðs er margvísleg, og hann vill ekki uppræta illgresið undireins, heldur bíður hann af langlundageði sínu eptir bót og betrun vorri. <text:s/>Sigurður Thoroddsen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HjatruVantru-SigThorod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5" calcext:value-type="float">
            <text:p>595</text:p>
          </table:table-cell>
          <table:table-cell table:style-name="ce15" office:value-type="string" calcext:value-type="string">
            <text:p>1897-Konur-ElJak.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Hvernig getum vjer búið oss farsæla elli? (1897) <text:s/>Það vill opt verða svo, að á yngri árum vil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m minnst hugsa um ókomna tímann, og síst um þann hluta æfinnar, sem menn nefna elli. Það er heldur engin glæsileg tilhugsun fyrir mann á beztu árum að hugsa sjer, að hann eigi eptir að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Konur-ElJak.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6" calcext:value-type="float">
            <text:p>596</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þeir eða feður þeirra hafa reynt, en því , sem enn er lítt reynt, og er það að mörgu leyti eigi óskynsamlegt. En þess ber samt að gæta, að trúa ekki of mikið á reynsluna, – vilji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omast feti framar, verða menn að reyna sjálfir. <text:s text:c="3"/>Ef vaninn segir við þig: „Varaðu þig! Farðu gætilega þar sem lítið er rannsakað, og leggðu ekki sterkan trúnað á það, sem þjer er sagt, án þess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7" calcext:value-type="float">
            <text:p>597</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aldrei, en án þess getur þó enginn komizt af í heiminum átölulaust, og enginn sá, er eigi kann að hlýða, getur boðið öðrum. Þegar menn njóta góðs uppeldis styrkist líkaminn og verður færari til vinn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vandir við alls konar til þess, að menn geti kennt það öðrum, enda þótt menn aldrei gjöri það sjálfir. Af öllu þessu, er nú er talið, verða menn mikils metnir af öðrum úti í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8" calcext:value-type="float">
            <text:p>598</text:p>
          </table:table-cell>
          <table:table-cell table:style-name="ce15" office:value-type="string" calcext:value-type="string">
            <text:p>1894-LysingHeima-ArnSig.txt</text:p>
          </table:table-cell>
          <table:table-cell table:style-name="ce15" office:value-type="string" calcext:value-type="string">
            <text:p>N/A</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það eigi allsjaldan til að hrapa menn og er þá optast vís dauði. Þó vill til að menn koma lifandi niður. Hve margir menn þannig hafa dáið, er ekki auðvelt að segja, en hitt vit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í einu fjalli hafa hrapað um 20 manns, og er það eigi lítið. Kálgarðaræktin er sömuleið arðsöm eyjabúum. Bændur fá þar í góðum árum frá 20 til 50 tunnur af kartöflum. <text:s/>Árni Sigurðsson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ysingHeima-Arn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599" calcext:value-type="float">
            <text:p>599</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sem meira er drukkið. Vínið deyfir allar tilfinningar, sljófgar skilninginn og menn geta ekki neytt skynsemi sinnar. En er vitið þver, minnkar einnig mátturinn og menn verða að lokum ósjálfbjarga. Þegar ölvíman rennur af, vitkas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ptur, en sje opt drukkið og mikið, dofnar fjörið smám saman, líkaminn verður þróttminni og vitið þver. Þegar svo er komið, verður líkaminn þróttlaus og skilningurinn sljór, enda þótt ölvíman sje af runnin. Finnst mönnum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02" calcext:value-type="float">
            <text:p>602</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og allt það, er menn læra í æskunni er mönnum hugfast alla æfina, eins og málshátturinn segir : „Hvað ungur nemur gamall hefur.“ Allir þeir kostir eða ókostir, er menn temja sjer í uppvextinum, loða vi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a æfina t.a.m. venji menn sig á reglusemi og sje mönnum innrætt að temja sjer hófsemi í uppvextinum verða menn allajafna hófsamir og reglumenn. Sje manni eigi kennt það, er menn eiga að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4" calcext:value-type="float">
            <text:p>614</text:p>
          </table:table-cell>
          <table:table-cell table:style-name="ce15" office:value-type="string" calcext:value-type="string">
            <text:p>1889-ThjodFramtid-JonJonsAd.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veitt mjög örðugt að afla sjer bóklegrar þekkingar. Allar bækur voru ritaðar, en það starf þurfti mikinn tíma, og varð því ærið kostnaðarsamt, svo efnalitlir menn áttu eigi kost á að eignast bækur, enda vo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mennt mjög fáfróðir. Þessu varð öðruvísi varið við uppgötvun prentlistarinnar, er gjörði mönnum miklu hægra fyrir að eignast bækur. Fyrst framan af og langt fram eptir öldum var þó prentlistin takmörkuð. Stjórnendur og stjórnarráð landanna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JonJonsA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5" calcext:value-type="float">
            <text:p>615</text:p>
          </table:table-cell>
          <table:table-cell table:style-name="ce15" office:value-type="string" calcext:value-type="string">
            <text:p>1898-ThjodFramtid-BenSvei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ferðirnar til Vínlands hins góða og fleiri landa í Ameríku. Skipum fornmanna var að ýmsu ábótavant, enda hröktust þeir opt lengi í hafi og er það ekki undarlegt, þegar menn höfðu engan leiðarstein. Þó vo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mjög fljótir í ferðum, ef vel gaf byri: Þórarinn Nefjólfsson kom einu sinni á alþing fjórum nóttum síðar en hann hafði verið með Ólafi konungi Haraldssyni í Noregi. <text:s text:c="3"/>Fornmönnum lét einkar vel að yrkja um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Ben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7" calcext:value-type="float">
            <text:p>617</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til að bæta kjör sín á hvern þann hátt sem hægt er og leyfilegt, en engu að síður gætu menn verið ánægðir með það, sem fyrir hendi er. Ættu menn allt í sameign og vær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ver öðrum jafnir bæði að efnum og upphefð, væri þeirri ástæðu, sem hin mismunandi kjör manna gefa til óánægju, burtu felld. Þetta er það, sem hinir svokölluðu „commúnistar“ vilja, en með því væri loku skotið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8" calcext:value-type="float">
            <text:p>618</text:p>
          </table:table-cell>
          <table:table-cell table:style-name="ce15" office:value-type="string" calcext:value-type="string">
            <text:p>1886-ListinLifa-JohLaryn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næst að rannsaka það nánar, hvað það sje, sem maðurinn getur sjálfur ráðið, þegar talað er um það, að hve miklu leyti það sje sannmæli að hver sje smiður hamingju sinnar. <text:s text:c="3"/>Það ólán, er yfi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kemur af sjúkdómum, stórkostlegum missi fjármuna af höfuðskepnanna völdum, ástvinatapi og öðru fleira, sem eigi er hægt að sjá fyrir, er allt þeirrar tegundar, að mennirnir ráða ekkert við það. Og sömuleiðis er lán það </text:p>
          </table:table-cell>
          <table:table-cell table:style-name="Default" office:value-type="string" calcext:value-type="string">
            <text:p>GENERIC</text:p>
          </table:table-cell>
          <table:table-cell table:style-name="Default" office:value-type="float" office:value="1886" calcext:value-type="float">
            <text:p>1886</text:p>
          </table:table-cell>
          <table:table-cell table:style-name="Default" office:value-type="string" calcext:value-type="string">
            <text:p>1886-ListinLifa-JohLaryn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19" calcext:value-type="float">
            <text:p>619</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menn eiga að læra í uppvextinum verða menn að læra það síðar, verður það mönnum miklu örðugra og stundum ef til vill eigi unnt. Í uppeldinu eiga menn að læra að hlýða þeim, sem yf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ru, því annars læra menn það aldrei, en án þess getur þó enginn komizt af í heiminum átölulaust, og enginn sá, er eigi kann að hlýða, getur boðið öðrum. Þegar menn njóta góðs uppeldis styrkis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0" calcext:value-type="float">
            <text:p>620</text:p>
          </table:table-cell>
          <table:table-cell table:style-name="ce15" office:value-type="string" calcext:value-type="string">
            <text:p>1895-ThjodFramtid-GudmGudm.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eira æskustöðvum sínum, en öðrum stöðum, – hvað er það annað en áhrif vanans? Hvað er ættjarðarástin annað en áhrif og afl vanans? <text:s text:c="3"/>Hver skyldi nú vera orsök þess, að vaninn hefur svo mikið vald yfir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og svo mikil áhrif á mannlífið? Jeg álít, að það sje trú manna á reynsluna; menn vilja heldur fylgja því sem menn eru vanir, því sem þeir eða feður þeirra hafa reynt, en því , sem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ThjodFramtid-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2" calcext:value-type="float">
            <text:p>622</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fa ekki komið upp hjá þjóðinni sjálfri, heldur eru þær aðfluttar. Hvernig ætli mönnum yrði við, ef einhver tæki upp þá tízku t.d. í klæðaburði, sem hefði legið í þagnargildi um allmörg ár. Ætl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þætti það ekki hjákátlegt? Jú, það mætti reiða sig á það, að hann yrði öðrum til spotts og hláturs. <text:s text:c="3"/>Skoðun mín verður þá í fám orðum þessi: Það er ekki rjett að þverskallast við tískunni.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3" calcext:value-type="float">
            <text:p>623</text:p>
          </table:table-cell>
          <table:table-cell table:style-name="ce15" office:value-type="string" calcext:value-type="string">
            <text:p>1884-ListinLifa-StefStef.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Það er eðlilegt, að menn reyni til að bæta kjör sín á hvern þann hátt sem hægt er og leyfilegt, en engu að síður gætu menn verið ánægðir með það, sem fyrir hendi er. Æt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lt í sameign og væru menn hver öðrum jafnir bæði að efnum og upphefð, væri þeirri ástæðu, sem hin mismunandi kjör manna gefa til óánægju, burtu felld. Þetta er það, sem hinir svokölluðu „commúnistar“ vilja, </text:p>
          </table:table-cell>
          <table:table-cell table:style-name="Default" office:value-type="string" calcext:value-type="string">
            <text:p>GENERIC</text:p>
          </table:table-cell>
          <table:table-cell table:style-name="Default" office:value-type="float" office:value="1884" calcext:value-type="float">
            <text:p>1884</text:p>
          </table:table-cell>
          <table:table-cell table:style-name="Default" office:value-type="string" calcext:value-type="string">
            <text:p>1884-ListinLifa-StefStef.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4" calcext:value-type="float">
            <text:p>624</text:p>
          </table:table-cell>
          <table:table-cell table:style-name="ce15" office:value-type="string" calcext:value-type="string">
            <text:p>1898-ThjodFramtid-JonOfeigs.txt</text:p>
          </table:table-cell>
          <table:table-cell table:style-name="ce15" office:value-type="string" calcext:value-type="string">
            <text:p>ág.</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skipum. Þess konar fiskveiðum fylgir mikil hætta, en óveður og stormar geta aptrað mönnum frá, að leggja eins mikla rækt við þær sem skyldi og þyrfti, þar eð það er einn af aðal atvinnuvegum Íslending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áu, að þetta gat komið sjer illa og þá er farið að nota þilskipin, sem síðan hafa náð meiri og meiri útbreiðslu; þau voru stærri og þoldu betur sjóvolkið. En eigi er svo að skilja,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JonOfeig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8" calcext:value-type="float">
            <text:p>628</text:p>
          </table:table-cell>
          <table:table-cell table:style-name="ce15" office:value-type="string" calcext:value-type="string">
            <text:p>1897-Sumarleyfi-EinArn.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og ríða þá til næstu bæja eða í næstu sveitir til þess að skemmta sjer og finna kunningja sína. Þykir það góð skemmtun að ríða góðum hestum á góðum vegi og í fögru veðri.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á sunnudagskvöldin að hleypa gæðingum sínum á skeið í kvöldsólar skininu, þá er fátt yndislegra, því að þá leggur náttúran flest það fram er hún á, til þess að skemmta manninum, og hinar beztu </text:p>
          </table:table-cell>
          <table:table-cell table:style-name="Default" office:value-type="string" calcext:value-type="string">
            <text:p>GENERIC</text:p>
          </table:table-cell>
          <table:table-cell table:style-name="Default" office:value-type="float" office:value="1897" calcext:value-type="float">
            <text:p>1897</text:p>
          </table:table-cell>
          <table:table-cell table:style-name="Default" office:value-type="string" calcext:value-type="string">
            <text:p>1897-Sumarleyfi-Ei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29" calcext:value-type="float">
            <text:p>629</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upp að telja. Tvisvar sinnum um daginn var borðað. Voru ræður fluttar á meðan á því stóð. Um ræður þessar ætla jeg eigi að dæma, enda álít jeg mig alls eigi þar til færa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öfðu skemt sjer þannig allt til klukkan sex e.h. hugðust menn til heimferðar; tóku menn saman matarílát sín, því hver einstakur hafði mat með sjer, komu þeim á vagn þann, er til þess va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0" calcext:value-type="float">
            <text:p>630</text:p>
          </table:table-cell>
          <table:table-cell table:style-name="ce15" office:value-type="string" calcext:value-type="string">
            <text:p>1889-ThjodFramtid-OlThorl.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á að láta í ljósi skoðanir sínar, hvernig sem þær eru, og vita um ýmis málefni, þá vakna menn til umhugsunar um ýms efni, sem þeir annars ef til vill hefðu látið óhugsað um.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lesa ýms rit um samskonar efni, þá fara menn að bera þau saman og gjöra sjer hugmynd um hvernig fara ætti með það efni, og hvað rjett væri hjá hverjum fyrir sig. Með öðrum orðum, </text:p>
          </table:table-cell>
          <table:table-cell table:style-name="Default" office:value-type="string" calcext:value-type="string">
            <text:p>GENERIC</text:p>
          </table:table-cell>
          <table:table-cell table:style-name="Default" office:value-type="float" office:value="1889" calcext:value-type="float">
            <text:p>1889</text:p>
          </table:table-cell>
          <table:table-cell table:style-name="Default" office:value-type="string" calcext:value-type="string">
            <text:p>1889-ThjodFramtid-OlThor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1" calcext:value-type="float">
            <text:p>631</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lýða þeim, sem yfir mönnum eru, því annars læra menn það aldrei, en án þess getur þó enginn komizt af í heiminum átölulaust, og enginn sá, er eigi kann að hlýða, getur boðið öðrum.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njóta góðs uppeldis styrkist líkaminn og verður færari til vinnu, menn eru vandir við alls konar til þess, að menn geti kennt það öðrum, enda þótt menn aldrei gjöri það sjálfir. Af öllu þessu, e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2" calcext:value-type="float">
            <text:p>632</text:p>
          </table:table-cell>
          <table:table-cell table:style-name="ce15" office:value-type="string" calcext:value-type="string">
            <text:p>1854-SveitaBaejarlif-JulHavst.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Lýsing á störfum manna á Íslandi frá sumarmálum til veturnátta (1854) <text:s/>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egja eitthvað um störf manna á Íslandi, verða menn að lýsa bæði störfum í sveitinni og í kaupstaðnum. <text:s text:c="3"/>Þegar sumar er komið fara þeir, sem búa í sveitinni á fjall með hin ungu lömb. Um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JulHav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3" calcext:value-type="float">
            <text:p>633</text:p>
          </table:table-cell>
          <table:table-cell table:style-name="ce15" office:value-type="string" calcext:value-type="string">
            <text:p>1893-LydraediStjorn-SigMagn.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s text:c="3"/>Þýðing frjálsrar stjórnarskipunar kemur því þannig því til leiðar, að hinn andlegi þroski þegnanna vex, því þá fá þeir meira færi á að nota krapta sína, og við það verða fullkomnari hinir andlegu hæfileikar.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vo komast á hærra þroskastig, verður hinn ytri hagur þeirra betri, því þeir sýna meiri duggnað, framsýni og umhyggju. <text:s text:c="3"/>Eins og af flestu öðru, getur verið of mikið af frelsinu, og kallast það þá stjórnleysi,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Sig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34" calcext:value-type="float">
            <text:p>634</text:p>
          </table:table-cell>
          <table:table-cell table:style-name="ce15" office:value-type="string" calcext:value-type="string">
            <text:p>1902-IthrottirLeikir-ThordGudm.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Lýs þeim íþróttum, er þú hefur mestar mætur á (1902) <text:s/>Með því að jeg á heima í eyjum, sem eru auðugar af hinum svonefndu „fuglabjörgum“, ætla jeg að lýsa þeirri íþrótt, að veiða bjargfugl. <text:s text:c="3"/>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síga í bjarg, eru vanalega 5-6 menn saman í hóp, hóparnir skipta sjer um bjargið, og hver hópur hefur sinn hluta bjargsins að sækja. Einn maður úr hverjum hóp tekst á hendur það hlutverk að síga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IthrottirLeikir-Thord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4" calcext:value-type="float">
            <text:p>644</text:p>
          </table:table-cell>
          <table:table-cell table:style-name="ce15" office:value-type="string" calcext:value-type="string">
            <text:p>1903-ListinLifa-PallSig.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líkamlega og andlega tekið. Það gerir manninn máttvana og deyfir gáfur hans, og gerir hann þar af leiðandi óhæfari, bæði til andlegra og líkamlegra starfa, og það getur jafn vel haft svo ill áhrif 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að það géri þá vitstola; og svo er nú það sem verst er af því öllu, að það hefur svo skaðleg áhrif, bæði á líkama og sálarþrek aumingja barnanna þeirra. Þannig er slíkum mönnum ekki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5" calcext:value-type="float">
            <text:p>645</text:p>
          </table:table-cell>
          <table:table-cell table:style-name="ce15" office:value-type="string" calcext:value-type="string">
            <text:p>1903-Tiska-SigLyd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verða þeir að bera af öðrum að gáfum og vera sannmenntaðir, en sannmenntaðan, kalla jeg þann mann, sem mentunin hefur gjört betri og göfuglyndari. Þá hljóta þeir og að hafa næma rjettlætistilfinningu, ráðast eigi 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ósekju, en láta eigi hlut sinn, ef þeim er órjettur gjerr. Einnig er það skylda hvers þess, sem vill kallazt glæsimaður, að vera gjöfull við fátæka, ef að hann sjálfur er vel efnum búi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iska-SigLyd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47" calcext:value-type="float">
            <text:p>647</text:p>
          </table:table-cell>
          <table:table-cell table:style-name="ce15" office:value-type="string" calcext:value-type="string">
            <text:p>1855-LesturRomana-MagnSteph.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íma til þess, að lesa þær, því að fyrir fæstum er svo ástatt, að þeir hafi eigi eitthvað annað, er þeim er nær að gjöra, en lesa skemmtisögur. Þær geta og haft skaðvæn áhrif á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 því að þeir geta sett fyrir sig ýmsa viðburði er koma fyrir í skemmtisögunum, þýtt sumt upp á sig, og af öllu þessu geta þeir ef til vill sturlazt. Þær geta og vakið illar fýstir </text:p>
          </table:table-cell>
          <table:table-cell table:style-name="Default" office:value-type="string" calcext:value-type="string">
            <text:p>GENERIC</text:p>
          </table:table-cell>
          <table:table-cell table:style-name="Default" office:value-type="float" office:value="1855" calcext:value-type="float">
            <text:p>1855</text:p>
          </table:table-cell>
          <table:table-cell table:style-name="Default" office:value-type="string" calcext:value-type="string">
            <text:p>1855-LesturRomana-Magn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2" calcext:value-type="float">
            <text:p>652</text:p>
          </table:table-cell>
          <table:table-cell table:style-name="ce15" office:value-type="string" calcext:value-type="string">
            <text:p>1902-Tiska-GudmGJoh.txt</text:p>
          </table:table-cell>
          <table:table-cell table:style-name="ce15" office:value-type="string" calcext:value-type="string">
            <text:p>N/A</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þess fljótt varir að búnaður manna breytist meira í kauptúnum en til sveita. Orsökin er sú, að breytingarnar koma að utan. Þær hafa ekki komið upp hjá þjóðinni sjálfri, heldur eru þær aðfluttar. Hvernig ætl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yrði við, ef einhver tæki upp þá tízku t.d. í klæðaburði, sem hefði legið í þagnargildi um allmörg ár. Ætli mönnum þætti það ekki hjákátlegt? Jú, það mætti reiða sig á það, að han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GudmGJo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3" calcext:value-type="float">
            <text:p>653</text:p>
          </table:table-cell>
          <table:table-cell table:style-name="ce15" office:value-type="string" calcext:value-type="string">
            <text:p>1901-Ferdalysingar-VernhThorst..txt</text:p>
          </table:table-cell>
          <table:table-cell table:style-name="ce15" office:value-type="string" calcext:value-type="string">
            <text:p>I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text:c="2"/>bið lögðum við aptur á stað og hjeldum áfram til Hafnarfjarðar. Þegar við höfðum haldið áfram nokkra stund, komum við inn í Hafnarfjarðarhraun eða Garðahraun. Þetta hraun hefur allt runnið fyrir landnámstíð, og er ætlun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að það hafi komið úr gígum, sem eru alllangt í suðaustur frá Hafnarfirði. Hraun þetta er mjög einkennilegt á mörgum stöðum, og er mjög gaman að ganga um það og skoða það. Þegar við vorum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Ferdalysingar-VernhThorst..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4" calcext:value-type="float">
            <text:p>654</text:p>
          </table:table-cell>
          <table:table-cell table:style-name="ce15" office:value-type="string" calcext:value-type="string">
            <text:p>1902-Tiska-HarSig.txt</text:p>
          </table:table-cell>
          <table:table-cell table:style-name="ce15" office:value-type="string" calcext:value-type="string">
            <text:p>I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mámsaman út til hirðarinnar og þaðan út til allrar þjóðarinnar. Hafi þessi tízka í för með sjer slæma siðu, þá eiga menn að reyna að sporna við henni, en miði hún til almenningsheilla, þá ætt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ð reyna að útbreiða hana sem mest. Það er mjög líkt með trúna, þannig hefur hún breiðst út til allra þjóða og haft betrandi áhrif á hugi þjóðanna. Það er því mitt álit að menn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iska-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58" calcext:value-type="float">
            <text:p>658</text:p>
          </table:table-cell>
          <table:table-cell table:style-name="ce15" office:value-type="string" calcext:value-type="string">
            <text:p>1868-ListinLifa-BjornMOls.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Í hverju er ófarsæld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fólgin? (1868) <text:s/>Farsældin er tilfinning fullkomlegleikans. Ófarsældin er gagnstæð henni, og því er hún tilfinning um ófullkomlegleika; en ófullkominn er sá maður sem ekki gegnir ákvörðun sinni. Vjer getum því sagt, að sá maður, sem eigi </text:p>
          </table:table-cell>
          <table:table-cell table:style-name="Default" office:value-type="string" calcext:value-type="string">
            <text:p>GENERIC</text:p>
          </table:table-cell>
          <table:table-cell table:style-name="Default" office:value-type="float" office:value="1868" calcext:value-type="float">
            <text:p>1868</text:p>
          </table:table-cell>
          <table:table-cell table:style-name="Default" office:value-type="string" calcext:value-type="string">
            <text:p>1868-ListinLifa-BjornMOls.txt</text:p>
          </table:table-cell>
          <table:table-cell table:number-columns-repeated="2"/>
          <table:table-cell table:style-name="Default" office:value-type="string" calcext:value-type="string">
            <text:p>INSTRUCTIONS</text:p>
          </table:table-cell>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63" calcext:value-type="float">
            <text:p>663</text:p>
          </table:table-cell>
          <table:table-cell table:style-name="ce15" office:value-type="string" calcext:value-type="string">
            <text:p>1854-AeskaElli-LarESveinb.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er rótin til allrar gæfu og sælu í lífinu; þá eiga menn að búa sig undir fullorðinnsárin og ellina, og gjöri menn ekki það, þá verða þau sjálfum manni þungbær og leiðinleg, en öðrum óný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ga því að verja æskuárunum til þessa nema fræði þau og reglur, sem kenna oss og sýna, hvernig vjer í öllu lífinu eigum að hegða oss. Láti menn því æskuárin líða í dáðleysi og leti,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LarESveinb.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79" calcext:value-type="float">
            <text:p>679</text:p>
          </table:table-cell>
          <table:table-cell table:style-name="ce15" office:value-type="string" calcext:value-type="string">
            <text:p>1903-Tiska-SigLyds.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megni á móti því, sem er skaðlegt og óþarft. Þá verða og glæsimenn að vera vingjarnlegir í viðmóti og siðferðisgóðir, því að þeim ber í því sem öðru, að vera fyrirmynd annara. <text:s text:c="3"/>Einnig gjörir þ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læsilegri, ef að þeir berast mikið á í klæðaburði, en venjulega er það þó sprottið af hjegómagirni, en hún sæmir eigi glæsimönnum. Einnig hljóta glæsimenn, að elska þjóð sína og ættjörð og reyna að vinna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iska-SigLyd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0" calcext:value-type="float">
            <text:p>680</text:p>
          </table:table-cell>
          <table:table-cell table:style-name="ce15" office:value-type="string" calcext:value-type="string">
            <text:p>1903-ListinLifa-ArnArn.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er menn drekka, finnst þeim vínið örva og eyða áhyggjum. Þeir verða glaðir og þykir þá allt leika í lyndi. Vínið er ljúffengt og því meir, sem drukkið er, því meir vex löngunin í það.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verða ávallt glaðari og örari og að lokum er því líkast, sem menn falli í dá. Þetta þykir hin mesta sæla, enda höfðu menn fyr á tímum vínguðinn í hinum mestu hávegum. Þetta telja men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Arn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1" calcext:value-type="float">
            <text:p>681</text:p>
          </table:table-cell>
          <table:table-cell table:style-name="ce15" office:value-type="string" calcext:value-type="string">
            <text:p>1881-ListinLifa-EinHKva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til vill einkum við orð manna. Enginn galli er almennari en óvarkárni með orðræður sínar; mörgum verður slíkt á, er kallaðir eru vænir menn og góðir, og fyrir því er og erfiðara að varast þ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ryllir við afbrotum og afbrotamennirnir verða fyrir óbeit manna og hatri, en opt fá ósannindin ráðrúm til að grafa um sig í næði, án þess nokkuð sje við þeim amazt, og ósannindamennirnir komast klakalaust af. </text:p>
          </table:table-cell>
          <table:table-cell table:style-name="Default" office:value-type="string" calcext:value-type="string">
            <text:p>GENERIC</text:p>
          </table:table-cell>
          <table:table-cell table:style-name="Default" office:value-type="float" office:value="1881" calcext:value-type="float">
            <text:p>1881</text:p>
          </table:table-cell>
          <table:table-cell table:style-name="Default" office:value-type="string" calcext:value-type="string">
            <text:p>1881-ListinLifa-EinHKva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2" calcext:value-type="float">
            <text:p>682</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sje mönnum innrætt að temja sjer hófsemi í uppvextinum verða menn allajafna hófsamir og reglumenn. Sje manni eigi kennt það, er menn eiga að læra í uppvextinum verða menn að læra það síðar, verður það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miklu örðugra og stundum ef til vill eigi unnt. Í uppeldinu eiga menn að læra að hlýða þeim, sem yfir mönnum eru, því annars læra menn það aldrei, en án þess getur þó enginn komizt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3" calcext:value-type="float">
            <text:p>683</text:p>
          </table:table-cell>
          <table:table-cell table:style-name="ce15" office:value-type="string" calcext:value-type="string">
            <text:p>1880-VantruHjatru-PalmPals.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omizt þar að, og hennar þarf þar heldur ekki við. Um vantrú er einkum talað í sambandi við trúarbrögðin, en hún getur einnig komið fram og kemur fram í mörgum öðrum greinum mannlegs lífs,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fast um sannindi sögulegra viðburða eða rengja frásögu áreiðanlegra manna, svo framarlega sem þeir ekki geta sjálfir gengið úr skugga um það með rannsóknum eða sjeð það með sínum eigin augum. <text:s text:c="3"/>Hjátrúin er aptur á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VantruHjatru-PalmPal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4" calcext:value-type="float">
            <text:p>684</text:p>
          </table:table-cell>
          <table:table-cell table:style-name="ce15" office:value-type="string" calcext:value-type="string">
            <text:p>1895-IthrottirLeikir-EggBrEir.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er hjet Erlendur; hann var frá Mikla-holti í Biskupstungum. <text:s text:c="3"/>Glímurnar hafa hin beztu áhrif á líkamann, því að þeir sem glíma verða bæði fimir og snarráðir. Glímurnar eru einkum gagnlegar af því, að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að glíma, reynir á flesta vöðva líkamans. <text:s text:c="3"/>Knattleikur er tíðkaður hjer á landi; við knattleika er einkum komið undir því að menn sjeu fráir á fæti. Knattleikurinn hefur breyzt mikið frá því sem hann </text:p>
          </table:table-cell>
          <table:table-cell table:style-name="Default" office:value-type="string" calcext:value-type="string">
            <text:p>GENERIC</text:p>
          </table:table-cell>
          <table:table-cell table:style-name="Default" office:value-type="float" office:value="1895" calcext:value-type="float">
            <text:p>1895</text:p>
          </table:table-cell>
          <table:table-cell table:style-name="Default" office:value-type="string" calcext:value-type="string">
            <text:p>1895-IthrottirLeikir-EggBrEi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5" calcext:value-type="float">
            <text:p>685</text:p>
          </table:table-cell>
          <table:table-cell table:style-name="ce15" office:value-type="string" calcext:value-type="string">
            <text:p>1903-ListinLifa-PallSig.txt</text:p>
          </table:table-cell>
          <table:table-cell table:style-name="ce15" office:value-type="string" calcext:value-type="string">
            <text:p>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text:c="2"/>á svellinu eins og hann, og með því gæti hann leitt annan út í það að verða ofdrykkjumaður. Það er talað um, hvað sje mikil skemtun að vera góðglaður, eins og kallað er, e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farnir að reika, og eru máske orðnir svo að þeir detta um sjálfan sig, þá skil jeg ekki hve mikið gaman það er. Og svo koma „timburmennirnir“ sem kallaður eru, og þá er víst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ListinLifa-Pall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6" calcext:value-type="float">
            <text:p>686</text:p>
          </table:table-cell>
          <table:table-cell table:style-name="ce15" office:value-type="string" calcext:value-type="string">
            <text:p>1854-SveitaBaejarlif-AntHMoll.txt</text:p>
          </table:table-cell>
          <table:table-cell table:style-name="ce15" office:value-type="string" calcext:value-type="string">
            <text:p>I</text:p>
          </table:table-cell>
          <table:table-cell table:style-name="Default" office:value-type="float" office:value="1" calcext:value-type="float">
            <text:p>1</text:p>
          </table:table-cell>
          <table:table-cell table:style-name="Default" table:number-columns-repeated="4"/>
          <table:table-cell table:style-name="ce4" office:value-type="string" calcext:value-type="string">
            <text:p><text:s/>, þá koma bændurnir í kaupstaðinn, til þess, að sækja handa sjer mat og varning til sumarsins, og til þess, að fala kaupmennina. Þetta er nú helzta vorvinna Íslendinga. Þá kemur sumarvinnan; það er slátturin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fara til þess, að skjera upp og slá jörðina; en grasið er geymt í heygörðunum og gefið skepnunum á veturna, því hjer í þessu kalda landi getur engin skepna haldizt við úti, nema klakahross, og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SveitaBaejarlif-AntHMoll.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7" calcext:value-type="float">
            <text:p>687</text:p>
          </table:table-cell>
          <table:table-cell table:style-name="ce15" office:value-type="string" calcext:value-type="string">
            <text:p>1903-IthrottirLeikir-SigfMarJohJohns.txt</text:p>
          </table:table-cell>
          <table:table-cell table:style-name="ce15" office:value-type="string" calcext:value-type="string">
            <text:p>I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handahlaup, stökk og ýmsar aflraunir. Glímur mætti líka telja undir fimleikaæfingar, því að eins og menn glíma á Íslandi er mest komið undir því, að menn sjeu fimir, á Íslandi eru brúkuð brögð; en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líma í útlöndum, þá brúka þeir hryggjaspennur og þá er mest komið undir afli. <text:s/>Sigfús Maríus Jóhannsson Johnsen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IthrottirLeikir-SigfMarJohJoh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688" calcext:value-type="float">
            <text:p>688</text:p>
          </table:table-cell>
          <table:table-cell table:style-name="ce15" office:value-type="string" calcext:value-type="string">
            <text:p>1898-ThjodFramtid-BenSveins.txt</text:p>
          </table:table-cell>
          <table:table-cell table:style-name="ce15" office:value-type="string" calcext:value-type="string">
            <text:p>III</text:p>
          </table:table-cell>
          <table:table-cell table:style-name="Default" office:value-type="float" office:value="3" calcext:value-type="float">
            <text:p>3</text:p>
          </table:table-cell>
          <table:table-cell table:style-name="Default" table:number-columns-repeated="4"/>
          <table:table-cell table:style-name="ce4" office:value-type="string" calcext:value-type="string">
            <text:p><text:s/>: Fundur Grænlands og bygging þess og ferðirnar til Vínlands hins góða og fleiri landa í Ameríku. Skipum fornmanna var að ýmsu ábótavant, enda hröktust þeir opt lengi í hafi og er það ekki undarlegt, þegar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öfðu engan leiðarstein. Þó voru menn mjög fljótir í ferðum, ef vel gaf byri: Þórarinn Nefjólfsson kom einu sinni á alþing fjórum nóttum síðar en hann hafði verið með Ólafi konungi Haraldssyni í Noregi. <text:s text:c="3"/>Fornmönnum </text:p>
          </table:table-cell>
          <table:table-cell table:style-name="Default" office:value-type="string" calcext:value-type="string">
            <text:p>GENERIC</text:p>
          </table:table-cell>
          <table:table-cell table:style-name="Default" office:value-type="float" office:value="1898" calcext:value-type="float">
            <text:p>1898</text:p>
          </table:table-cell>
          <table:table-cell table:style-name="Default" office:value-type="string" calcext:value-type="string">
            <text:p>1898-ThjodFramtid-BenSveins.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3" calcext:value-type="float">
            <text:p>713</text:p>
          </table:table-cell>
          <table:table-cell table:style-name="ce15" office:value-type="string" calcext:value-type="string">
            <text:p>1901-Namsmadur-MagnMagn.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er eigi. Það er enda eðlilegt, því að það vitum vjer, að ekki eru allir sömu gáfum gæddir. En vjer getum líka verið þess fullvissir að munurinn á námsmönnum fer ekki ávallt eptir námsgáfum þeirr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þurfa á fleiru að halda, en námsgáfunum einum til þess að verða fróðir og menntaðir. Engu minna ríður á því, að færa sjer rjettilega í nyt tímann, sem ætlaður er til lesturs. <text:s text:c="3"/>Piltur, sem hefu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Namsmadur-MagnMag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5" calcext:value-type="float">
            <text:p>715</text:p>
          </table:table-cell>
          <table:table-cell table:style-name="ce15" office:value-type="string" calcext:value-type="string">
            <text:p>1893-LydraediStjorn-BenThGrond.txt</text:p>
          </table:table-cell>
          <table:table-cell table:style-name="ce15" office:value-type="string" calcext:value-type="string">
            <text:p>I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heldur en þar, sem strangt eptirlit er haft á hverju, sem talað eða ritað er. En við það, að menn ræða ýmis mikilsverð málefni á mannfundum, í dagblöðum og í tímaritum, við það eykst þekkin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text:s/>í öllum greinum og þar af leiðir, að menn verða færari um að bjarga sjer í lífinu. <text:s text:c="3"/>Vjer Íslendingar höfum bæði átt við frelsi og ánauð að búa. Allt fram undir miðja þrettándu öld voru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LydraediStjorn-BenThGrond.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6" calcext:value-type="float">
            <text:p>716</text:p>
          </table:table-cell>
          <table:table-cell table:style-name="ce15" office:value-type="string" calcext:value-type="string">
            <text:p>1903-VeturSumar-HarSig.txt</text:p>
          </table:table-cell>
          <table:table-cell table:style-name="ce15" office:value-type="string" calcext:value-type="string">
            <text:p>I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kaupavinnu um sumartímann, þar af leiðandi lifnar allt fjelagslíf við og menn fara að leitast við að skemmta sjer á ýmsan hátt, allir skólar og kennzlustofnanir taka þá til starfa til þess að auðga þekking </text:p>
          </table:table-cell>
          <table:table-cell table:style-name="ce4" table:number-columns-repeated="2"/>
          <table:table-cell table:style-name="ce21" office:value-type="string" calcext:value-type="string">
            <text:p>manna</text:p>
          </table:table-cell>
          <table:table-cell table:style-name="ce21"/>
          <table:table-cell table:style-name="Default" office:value-type="string" calcext:value-type="string">
            <text:p>; þá fara bændur að hugsa meira um fjenað sinn, sem hefur gengið alveg afskiptalaus allt sumarið, nú verður hann byrgður inni í húsum og þarf nákvæmrar hirðingar og umönnunar; á haustin fækkar öllum ferðum bæði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VeturSumar-Har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17" calcext:value-type="float">
            <text:p>717</text:p>
          </table:table-cell>
          <table:table-cell table:style-name="ce15" office:value-type="string" calcext:value-type="string">
            <text:p>1901-ThjodFramfarir-SkulBog.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sem þurt land er og hrjóstrugt nota þeir vjelar til að ausa upp vatni til að vökva jarðveginn og geta þannig með litlum kostnaði ræktað það svo upp, að það gefi margfaldan ágóða. Nú þekkja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innig miklu fleiri manneldisjurtir en áður, sem lítið kostar að rækta, en sem gefa þó góðar jurtir. Nú eru komnar á reglulegar póstferðir og samgöngufærin miklu betri og ódýrari en áður, síðan gufuvagnar, gufuskip, málþræðir </text:p>
          </table:table-cell>
          <table:table-cell table:style-name="Default" office:value-type="string" calcext:value-type="string">
            <text:p>GENERIC</text:p>
          </table:table-cell>
          <table:table-cell table:style-name="Default" office:value-type="float" office:value="1901" calcext:value-type="float">
            <text:p>1901</text:p>
          </table:table-cell>
          <table:table-cell table:style-name="Default" office:value-type="string" calcext:value-type="string">
            <text:p>1901-ThjodFramfarir-SkulBo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23" calcext:value-type="float">
            <text:p>723</text:p>
          </table:table-cell>
          <table:table-cell table:style-name="ce15" office:value-type="string" calcext:value-type="string">
            <text:p>1880-ListinLifa-JakSig.txt</text:p>
          </table:table-cell>
          <table:table-cell table:style-name="ce15" office:value-type="string" calcext:value-type="string">
            <text:p>N/A</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almenn og í hinni vanalegu merking sinni; það er því hugsanin í öllu orðtakinu í heild sinni er helzt kynni að þurfa skýringar við og er hún þó hvorki tvíræð nje þungskilin. Hún er þessi: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hættir til að meta það eigi að verðungu, er þeir eiga, en finna þá fyrst er þeir hafa verið sviptir því, hversu mikilvægt og ómissandi það hefur verið. Ver viljum þá leitast við, að leiða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Jak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29" calcext:value-type="float">
            <text:p>729</text:p>
          </table:table-cell>
          <table:table-cell table:style-name="ce15" office:value-type="string" calcext:value-type="string">
            <text:p>1894-ListinLifa-PallFridrVidBjarn.txt</text:p>
          </table:table-cell>
          <table:table-cell table:style-name="ce15" office:value-type="string" calcext:value-type="string">
            <text:p>ág.</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hafa hina ytri hamingju til að bera, heyrir það líka, að vera af góðum ættum og tiginn, ennfremur metorð, upphefð og vald. Allir þeir, er sækjast eftir hinni ytri hamingju, sækjast því mjög eptir þessu.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eru því vanir að líta öfundaraugum til þeirra, sem eru af háum stigum, enda eru þeir fyrir margra hluta sakir öfundsverðir. Einkum hafa menn á öllum tímum sókst eptir konungstign og stjórnandatign, og er mannkynssagan </text:p>
          </table:table-cell>
          <table:table-cell table:style-name="Default" office:value-type="string" calcext:value-type="string">
            <text:p>GENERIC</text:p>
          </table:table-cell>
          <table:table-cell table:style-name="Default" office:value-type="float" office:value="1894" calcext:value-type="float">
            <text:p>1894</text:p>
          </table:table-cell>
          <table:table-cell table:style-name="Default" office:value-type="string" calcext:value-type="string">
            <text:p>1894-ListinLifa-PallFridrVidBjar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5" calcext:value-type="float">
            <text:p>745</text:p>
          </table:table-cell>
          <table:table-cell table:style-name="ce15" office:value-type="string" calcext:value-type="string">
            <text:p>1880-ListinLifa-OlDav.txt</text:p>
          </table:table-cell>
          <table:table-cell table:style-name="ce15" office:value-type="string" calcext:value-type="string">
            <text:p>I</text:p>
          </table:table-cell>
          <table:table-cell table:style-name="Default" office:value-type="float" office:value="4" calcext:value-type="float">
            <text:p>4</text:p>
          </table:table-cell>
          <table:table-cell table:style-name="Default" table:number-columns-repeated="4"/>
          <table:table-cell table:style-name="ce4" office:value-type="string" calcext:value-type="string">
            <text:p><text:s text:c="2"/>menn eiga að vísu marga góða gripi, en vita ekki ef þeim, og færa sjer þá ekki í nyt, en þegar þeir verða þess vísir, að þeir eiga þá, geta þeir ekki ávallt notað þá. <text:s text:c="3"/></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ættu því að „halda fast því sem þeir hafa“, og nota það sem bezt, en keppa ekki eptir öðru. <text:s/>Ólafur Davíðsson </text:p>
          </table:table-cell>
          <table:table-cell table:style-name="Default" office:value-type="string" calcext:value-type="string">
            <text:p>GENERIC</text:p>
          </table:table-cell>
          <table:table-cell table:style-name="Default" office:value-type="float" office:value="1880" calcext:value-type="float">
            <text:p>1880</text:p>
          </table:table-cell>
          <table:table-cell table:style-name="Default" office:value-type="string" calcext:value-type="string">
            <text:p>1880-ListinLifa-OlDav.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6" calcext:value-type="float">
            <text:p>746</text:p>
          </table:table-cell>
          <table:table-cell table:style-name="ce15" office:value-type="string" calcext:value-type="string">
            <text:p>1893-VeturSumar-GudmGudm.txt</text:p>
          </table:table-cell>
          <table:table-cell table:style-name="ce15" office:value-type="string" calcext:value-type="string">
            <text:p>I</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til vetrarins, hvert sinn sem hann kemur yfir þá; þeir hugsa með ógn og skelfingu um frostin, stórhríðirnar og snjóinn, sem hylur svo opt og eyðileggur allan jarðargróða. Og það er alls eigi kynlegt, þó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hræðist veturinn, þennan jötun, ef svo mætti að orði komast, sem deyðir hið sæla sumarlíf náttúrunnar og gagntekur allt jarðlífið með nístandi nákulda, þennan jötun, sem svo opt hefur búið svo mörgum stórtjón á eignum </text:p>
          </table:table-cell>
          <table:table-cell table:style-name="Default" office:value-type="string" calcext:value-type="string">
            <text:p>GENERIC</text:p>
          </table:table-cell>
          <table:table-cell table:style-name="Default" office:value-type="float" office:value="1893" calcext:value-type="float">
            <text:p>1893</text:p>
          </table:table-cell>
          <table:table-cell table:style-name="Default" office:value-type="string" calcext:value-type="string">
            <text:p>1893-VeturSumar-GudmGudm.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7" calcext:value-type="float">
            <text:p>747</text:p>
          </table:table-cell>
          <table:table-cell table:style-name="ce15" office:value-type="string" calcext:value-type="string">
            <text:p>1890-HugsanirHimingeiminn-JonBen.txt</text:p>
          </table:table-cell>
          <table:table-cell table:style-name="ce15" office:value-type="string" calcext:value-type="string">
            <text:p>N/A</text:p>
          </table:table-cell>
          <table:table-cell table:style-name="Default" office:value-type="float" office:value="2" calcext:value-type="float">
            <text:p>2</text:p>
          </table:table-cell>
          <table:table-cell table:style-name="Default" table:number-columns-repeated="4"/>
          <table:table-cell table:style-name="ce4" office:value-type="string" calcext:value-type="string">
            <text:p><text:s text:c="2"/>snjó og fellur niður í smá kornum. Himinhvelfingin er óendanlega stór, og í henni eru óteljandi sólir tungl og stjörnur. Jörðin er ein af stjörnunum. Að öllum líkindum eru hinar aðrar stjörnur einnig bygðar, þó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sje með öllu ókunnugt um hvernig þeim verum sje varið, sem þar búa. <text:s text:c="3"/>Þegar maður er staddur úti um haust eða vetrarkvöld í heiðskýru veðri og virðir fyrir sjer hinn óteljandi fjölda stjarna og himintungla, </text:p>
          </table:table-cell>
          <table:table-cell table:style-name="Default" office:value-type="string" calcext:value-type="string">
            <text:p>GENERIC</text:p>
          </table:table-cell>
          <table:table-cell table:style-name="Default" office:value-type="float" office:value="1890" calcext:value-type="float">
            <text:p>1890</text:p>
          </table:table-cell>
          <table:table-cell table:style-name="Default" office:value-type="string" calcext:value-type="string">
            <text:p>1890-HugsanirHimingeiminn-JonBen.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8" calcext:value-type="float">
            <text:p>748</text:p>
          </table:table-cell>
          <table:table-cell table:style-name="ce15" office:value-type="string" calcext:value-type="string">
            <text:p>1854-AeskaElli-MagnPetSteph.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gi kann að hlýða, getur boðið öðrum. Þegar menn njóta góðs uppeldis styrkist líkaminn og verður færari til vinnu, menn eru vandir við alls konar til þess, að menn geti kennt það öðrum, enda þót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aldrei gjöri það sjálfir. Af öllu þessu, er nú er talið, verða menn mikils metnir af öðrum úti í frá og þykja æfinlega mestu menn. Með því nú þjóðirnar eru eigi annað en margir einstakir </text:p>
          </table:table-cell>
          <table:table-cell table:style-name="Default" office:value-type="string" calcext:value-type="string">
            <text:p>GENERIC</text:p>
          </table:table-cell>
          <table:table-cell table:style-name="Default" office:value-type="float" office:value="1854" calcext:value-type="float">
            <text:p>1854</text:p>
          </table:table-cell>
          <table:table-cell table:style-name="Default" office:value-type="string" calcext:value-type="string">
            <text:p>1854-AeskaElli-MagnPetSteph.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49" calcext:value-type="float">
            <text:p>749</text:p>
          </table:table-cell>
          <table:table-cell table:style-name="ce15" office:value-type="string" calcext:value-type="string">
            <text:p>1903-ThjodFramtid-JohGSig.txt</text:p>
          </table:table-cell>
          <table:table-cell table:style-name="ce15" office:value-type="string" calcext:value-type="string">
            <text:p>I</text:p>
          </table:table-cell>
          <table:table-cell table:style-name="Default" office:value-type="float" office:value="5" calcext:value-type="float">
            <text:p>5</text:p>
          </table:table-cell>
          <table:table-cell table:style-name="Default" table:number-columns-repeated="4"/>
          <table:table-cell table:style-name="ce4" office:value-type="string" calcext:value-type="string">
            <text:p><text:s text:c="2"/>eigi tími né rúm að taka málið svo nákvæmt fyrir. Málið er mest um vert; þar munu allir samdóma, en aftur greinir menn á um hvað sé spilling á málinu og hvað ekki. En þótt </text:p>
          </table:table-cell>
          <table:table-cell table:style-name="ce4" table:number-columns-repeated="2"/>
          <table:table-cell table:style-name="ce21" office:value-type="string" calcext:value-type="string">
            <text:p>menn</text:p>
          </table:table-cell>
          <table:table-cell table:style-name="ce21"/>
          <table:table-cell table:style-name="Default" office:value-type="string" calcext:value-type="string">
            <text:p><text:s/>greini á um smáatriði, þá sakar það eigi svo mjög. Ef allir vilja elska þjóðernið og þjóðina, þá er vel farið. <text:s text:c="3"/>Um þetta efni mætti skrifa heila bók, svo mikilsvert er það. Það er því </text:p>
          </table:table-cell>
          <table:table-cell table:style-name="Default" office:value-type="string" calcext:value-type="string">
            <text:p>GENERIC</text:p>
          </table:table-cell>
          <table:table-cell table:style-name="Default" office:value-type="float" office:value="1903" calcext:value-type="float">
            <text:p>1903</text:p>
          </table:table-cell>
          <table:table-cell table:style-name="Default" office:value-type="string" calcext:value-type="string">
            <text:p>1903-ThjodFramtid-JohGSig.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table-cell table:style-name="Default" office:value-type="float" office:value="750" calcext:value-type="float">
            <text:p>750</text:p>
          </table:table-cell>
          <table:table-cell table:style-name="ce15" office:value-type="string" calcext:value-type="string">
            <text:p>1902-ThjodFramtid-SigSigtr.txt</text:p>
          </table:table-cell>
          <table:table-cell table:style-name="ce15" office:value-type="string" calcext:value-type="string">
            <text:p>I</text:p>
          </table:table-cell>
          <table:table-cell table:style-name="Default" office:value-type="float" office:value="6" calcext:value-type="float">
            <text:p>6</text:p>
          </table:table-cell>
          <table:table-cell table:style-name="Default" table:number-columns-repeated="4"/>
          <table:table-cell table:style-name="ce4" office:value-type="string" calcext:value-type="string">
            <text:p><text:s text:c="2"/>fjærst er og svo er því varið hjer. Menn líta oft að eins á svörtu hliðarnar hjer en annarsstaðar sjá menn ekki annað en gull og græna skóga. En það fer oft svo, að þótt </text:p>
          </table:table-cell>
          <table:table-cell table:style-name="ce4" table:number-columns-repeated="2"/>
          <table:table-cell table:style-name="ce21" office:value-type="string" calcext:value-type="string">
            <text:p>mönnum</text:p>
          </table:table-cell>
          <table:table-cell table:style-name="ce21"/>
          <table:table-cell table:style-name="Default" office:value-type="string" calcext:value-type="string">
            <text:p><text:s/>ef til vill líði betur í efnalegu tilliti annarsstaðar en á ættjörðunni, þá líður þeim ekki allskosta vel fyrir það. Það ásækir þá ávallt einhver þrá til ættjarðarinnar og hugurinn vill oft leita þangað og </text:p>
          </table:table-cell>
          <table:table-cell table:style-name="Default" office:value-type="string" calcext:value-type="string">
            <text:p>GENERIC</text:p>
          </table:table-cell>
          <table:table-cell table:style-name="Default" office:value-type="float" office:value="1902" calcext:value-type="float">
            <text:p>1902</text:p>
          </table:table-cell>
          <table:table-cell table:style-name="Default" office:value-type="string" calcext:value-type="string">
            <text:p>1902-ThjodFramtid-SigSigtr.txt</text:p>
          </table:table-cell>
          <table:table-cell table:number-columns-repeated="2"/>
          <table:table-cell table:style-name="Default"/>
          <table:table-cell/>
          <table:table-cell table:style-name="Default" office:value-type="string" calcext:value-type="string">
            <text:p>N</text:p>
          </table:table-cell>
          <table:table-cell/>
          <table:table-cell table:style-name="Default"/>
          <table:table-cell table:number-columns-repeated="1000"/>
        </table:table-row>
        <table:table-row table:style-name="ro1" table:number-rows-repeated="1048054">
          <table:table-cell table:number-columns-repeated="1024"/>
        </table:table-row>
        <table:table-row table:style-name="ro1">
          <table:table-cell table:number-columns-repeated="1024"/>
        </table:table-row>
      </table:table>
      <table:table table:name="Info" table:style-name="ta1">
        <table:table-column table:style-name="co20" table:default-cell-style-name="Default"/>
        <table:table-column table:style-name="co19" table:number-columns-repeated="2" table:default-cell-style-name="Default"/>
        <table:table-column table:style-name="co21" table:default-cell-style-name="Default"/>
        <table:table-column table:style-name="co22" table:default-cell-style-name="Default"/>
        <table:table-column table:style-name="co19" table:number-columns-repeated="4" table:default-cell-style-name="Default"/>
        <table:table-column table:style-name="co23" table:default-cell-style-name="Default"/>
        <table:table-column table:style-name="co20" table:default-cell-style-name="Default"/>
        <table:table-column table:style-name="co19" table:number-columns-repeated="2" table:default-cell-style-name="Default"/>
        <table:table-row table:style-name="ro1">
          <table:table-cell table:style-name="ce10" office:value-type="string" calcext:value-type="string">
            <text:p>FILE</text:p>
          </table:table-cell>
          <table:table-cell table:style-name="ce10" office:value-type="string" calcext:value-type="string">
            <text:p>BEKKUR</text:p>
          </table:table-cell>
          <table:table-cell table:style-name="ce10" office:value-type="string" calcext:value-type="string">
            <text:p>GRADSCORE</text:p>
          </table:table-cell>
          <table:table-cell table:style-name="ce10" office:value-type="string" calcext:value-type="string">
            <text:p>BORN</text:p>
          </table:table-cell>
          <table:table-cell table:style-name="ce10" office:value-type="string" calcext:value-type="string">
            <text:p>DIED</text:p>
          </table:table-cell>
          <table:table-cell table:style-name="ce10" office:value-type="string" calcext:value-type="string">
            <text:p>GRADYEAR1</text:p>
          </table:table-cell>
          <table:table-cell table:style-name="ce10" office:value-type="string" calcext:value-type="string">
            <text:p>AGE</text:p>
          </table:table-cell>
          <table:table-cell table:style-name="ce10" office:value-type="string" calcext:value-type="string">
            <text:p>GENERATION</text:p>
          </table:table-cell>
          <table:table-cell table:style-name="ce10" office:value-type="string" calcext:value-type="string">
            <text:p>GRADSCORE</text:p>
          </table:table-cell>
          <table:table-cell table:style-name="ce10" office:value-type="string" calcext:value-type="string">
            <text:p>YEAR</text:p>
          </table:table-cell>
          <table:table-cell table:style-name="ce10" office:value-type="string" calcext:value-type="string">
            <text:p>SKRÁ</text:p>
          </table:table-cell>
          <table:table-cell table:style-name="ce10" office:value-type="string" calcext:value-type="string">
            <text:p>ÚTSKRIFTAREINKUNN</text:p>
          </table:table-cell>
          <table:table-cell table:style-name="ce10" office:value-type="string" calcext:value-type="string">
            <text:p>BEKKUR</text:p>
          </table:table-cell>
        </table:table-row>
        <table:table-row table:style-name="ro1">
          <table:table-cell office:value-type="string" calcext:value-type="string">
            <text:p>1852-HjatruVantru-GunnlBlond.txt</text:p>
          </table:table-cell>
          <table:table-cell office:value-type="float" office:value="4" calcext:value-type="float">
            <text:p>4</text:p>
          </table:table-cell>
          <table:table-cell office:value-type="string" calcext:value-type="string">
            <text:p>I</text:p>
          </table:table-cell>
          <table:table-cell table:style-name="ce11" office:value-type="float" office:value="1834" calcext:value-type="float">
            <text:p>1834</text:p>
          </table:table-cell>
          <table:table-cell office:value-type="float" office:value="1884" calcext:value-type="float">
            <text:p>1884</text:p>
          </table:table-cell>
          <table:table-cell office:value-type="float" office:value="1854" calcext:value-type="float">
            <text:p>1854</text:p>
          </table:table-cell>
          <table:table-cell table:formula="of:=[.J2]-[.D2]" office:value-type="float" office:value="18" calcext:value-type="float">
            <text:p>18</text:p>
          </table:table-cell>
          <table:table-cell office:value-type="string" calcext:value-type="string">
            <text:p>30s</text:p>
          </table:table-cell>
          <table:table-cell office:value-type="string" calcext:value-type="string">
            <text:p>I</text:p>
          </table:table-cell>
          <table:table-cell office:value-type="float" office:value="1852" calcext:value-type="float">
            <text:p>1852</text:p>
          </table:table-cell>
          <table:table-cell office:value-type="string" calcext:value-type="string">
            <text:p>1852-HjatruVantru-GunnlBlon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52-HjatruVantru-JonJons.txt</text:p>
          </table:table-cell>
          <table:table-cell office:value-type="float" office:value="6" calcext:value-type="float">
            <text:p>6</text:p>
          </table:table-cell>
          <table:table-cell office:value-type="string" calcext:value-type="string">
            <text:p>I</text:p>
          </table:table-cell>
          <table:table-cell office:value-type="float" office:value="1830" calcext:value-type="float">
            <text:p>1830</text:p>
          </table:table-cell>
          <table:table-cell office:value-type="float" office:value="1898" calcext:value-type="float">
            <text:p>1898</text:p>
          </table:table-cell>
          <table:table-cell office:value-type="float" office:value="1853" calcext:value-type="float">
            <text:p>1853</text:p>
          </table:table-cell>
          <table:table-cell table:formula="of:=[.J3]-[.D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1852" calcext:value-type="float">
            <text:p>1852</text:p>
          </table:table-cell>
          <table:table-cell office:value-type="string" calcext:value-type="string">
            <text:p>1852-HjatruVantru-Jo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2-HjatruVantru-MagnHannSteph.txt</text:p>
          </table:table-cell>
          <table:table-cell office:value-type="float" office:value="5" calcext:value-type="float">
            <text:p>5</text:p>
          </table:table-cell>
          <table:table-cell office:value-type="string" calcext:value-type="string">
            <text:p>II</text:p>
          </table:table-cell>
          <table:table-cell office:value-type="float" office:value="1832" calcext:value-type="float">
            <text:p>1832</text:p>
          </table:table-cell>
          <table:table-cell office:value-type="float" office:value="1856" calcext:value-type="float">
            <text:p>1856</text:p>
          </table:table-cell>
          <table:table-cell office:value-type="float" office:value="1853" calcext:value-type="float">
            <text:p>1853</text:p>
          </table:table-cell>
          <table:table-cell table:formula="of:=[.J4]-[.D4]" office:value-type="float" office:value="20" calcext:value-type="float">
            <text:p>20</text:p>
          </table:table-cell>
          <table:table-cell office:value-type="string" calcext:value-type="string">
            <text:p>30s</text:p>
          </table:table-cell>
          <table:table-cell office:value-type="string" calcext:value-type="string">
            <text:p>II</text:p>
          </table:table-cell>
          <table:table-cell office:value-type="float" office:value="1852" calcext:value-type="float">
            <text:p>1852</text:p>
          </table:table-cell>
          <table:table-cell office:value-type="string" calcext:value-type="string">
            <text:p>1852-HjatruVantru-MagnHannSteph.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53-ListinLifa-BjarnEMagn.txt</text:p>
          </table:table-cell>
          <table:table-cell office:value-type="float" office:value="6" calcext:value-type="float">
            <text:p>6</text:p>
          </table:table-cell>
          <table:table-cell office:value-type="string" calcext:value-type="string">
            <text:p>I</text:p>
          </table:table-cell>
          <table:table-cell office:value-type="float" office:value="1831" calcext:value-type="float">
            <text:p>1831</text:p>
          </table:table-cell>
          <table:table-cell office:value-type="float" office:value="1876" calcext:value-type="float">
            <text:p>1876</text:p>
          </table:table-cell>
          <table:table-cell office:value-type="float" office:value="1854" calcext:value-type="float">
            <text:p>1854</text:p>
          </table:table-cell>
          <table:table-cell table:formula="of:=[.J5]-[.D5]"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1853" calcext:value-type="float">
            <text:p>1853</text:p>
          </table:table-cell>
          <table:table-cell office:value-type="string" calcext:value-type="string">
            <text:p>1853-ListinLifa-BjarnEMagn.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4-AeskaElli-LarESveinb.txt</text:p>
          </table:table-cell>
          <table:table-cell office:value-type="float" office:value="6" calcext:value-type="float">
            <text:p>6</text:p>
          </table:table-cell>
          <table:table-cell office:value-type="string" calcext:value-type="string">
            <text:p>I</text:p>
          </table:table-cell>
          <table:table-cell office:value-type="float" office:value="1834" calcext:value-type="float">
            <text:p>1834</text:p>
          </table:table-cell>
          <table:table-cell office:value-type="float" office:value="1910" calcext:value-type="float">
            <text:p>1910</text:p>
          </table:table-cell>
          <table:table-cell office:value-type="float" office:value="1855" calcext:value-type="float">
            <text:p>1855</text:p>
          </table:table-cell>
          <table:table-cell table:formula="of:=[.J6]-[.D6]" office:value-type="float" office:value="20" calcext:value-type="float">
            <text:p>20</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AeskaElli-LarESveinb.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4-AeskaElli-MagnPetSteph.txt</text:p>
          </table:table-cell>
          <table:table-cell office:value-type="float" office:value="5" calcext:value-type="float">
            <text:p>5</text:p>
          </table:table-cell>
          <table:table-cell office:value-type="string" calcext:value-type="string">
            <text:p>I</text:p>
          </table:table-cell>
          <table:table-cell office:value-type="float" office:value="1835" calcext:value-type="float">
            <text:p>1835</text:p>
          </table:table-cell>
          <table:table-cell office:value-type="float" office:value="1865" calcext:value-type="float">
            <text:p>1865</text:p>
          </table:table-cell>
          <table:table-cell office:value-type="float" office:value="1856" calcext:value-type="float">
            <text:p>1856</text:p>
          </table:table-cell>
          <table:table-cell table:formula="of:=[.J7]-[.D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AeskaElli-MagnPetSteph.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54-AeskaElli-SaemJons.txt</text:p>
          </table:table-cell>
          <table:table-cell office:value-type="float" office:value="6" calcext:value-type="float">
            <text:p>6</text:p>
          </table:table-cell>
          <table:table-cell office:value-type="string" calcext:value-type="string">
            <text:p>II</text:p>
          </table:table-cell>
          <table:table-cell office:value-type="float" office:value="1832" calcext:value-type="float">
            <text:p>1832</text:p>
          </table:table-cell>
          <table:table-cell office:value-type="float" office:value="1896" calcext:value-type="float">
            <text:p>1896</text:p>
          </table:table-cell>
          <table:table-cell office:value-type="float" office:value="1855" calcext:value-type="float">
            <text:p>1855</text:p>
          </table:table-cell>
          <table:table-cell table:formula="of:=[.J8]-[.D8]"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1854" calcext:value-type="float">
            <text:p>1854</text:p>
          </table:table-cell>
          <table:table-cell office:value-type="string" calcext:value-type="string">
            <text:p>1854-AeskaElli-SaemJon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54-AeskaElli-StefSSteph.txt</text:p>
          </table:table-cell>
          <table:table-cell office:value-type="float" office:value="6" calcext:value-type="float">
            <text:p>6</text:p>
          </table:table-cell>
          <table:table-cell office:value-type="string" calcext:value-type="string">
            <text:p>II</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J9]-[.D9]"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1854" calcext:value-type="float">
            <text:p>1854</text:p>
          </table:table-cell>
          <table:table-cell office:value-type="string" calcext:value-type="string">
            <text:p>1854-AeskaElli-StefSSteph.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54-SveitaBaejarlif-AntHMoll.txt</text:p>
          </table:table-cell>
          <table:table-cell office:value-type="float" office:value="1" calcext:value-type="float">
            <text:p>1</text:p>
          </table:table-cell>
          <table:table-cell office:value-type="string" calcext:value-type="string">
            <text:p>I</text:p>
          </table:table-cell>
          <table:table-cell office:value-type="float" office:value="1839" calcext:value-type="float">
            <text:p>1839</text:p>
          </table:table-cell>
          <table:table-cell/>
          <table:table-cell office:value-type="float" office:value="1859" calcext:value-type="float">
            <text:p>1859</text:p>
          </table:table-cell>
          <table:table-cell table:formula="of:=[.J10]-[.D10]"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SveitaBaejarlif-AntHMoll.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54-SveitaBaejarlif-JulHavst.txt</text:p>
          </table:table-cell>
          <table:table-cell office:value-type="float" office:value="1" calcext:value-type="float">
            <text:p>1</text:p>
          </table:table-cell>
          <table:table-cell office:value-type="string" calcext:value-type="string">
            <text:p>I</text:p>
          </table:table-cell>
          <table:table-cell office:value-type="float" office:value="1839" calcext:value-type="float">
            <text:p>1839</text:p>
          </table:table-cell>
          <table:table-cell office:value-type="float" office:value="1915" calcext:value-type="float">
            <text:p>1915</text:p>
          </table:table-cell>
          <table:table-cell office:value-type="float" office:value="1859" calcext:value-type="float">
            <text:p>1859</text:p>
          </table:table-cell>
          <table:table-cell table:formula="of:=[.J11]-[.D11]"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854" calcext:value-type="float">
            <text:p>1854</text:p>
          </table:table-cell>
          <table:table-cell office:value-type="string" calcext:value-type="string">
            <text:p>1854-SveitaBaejarlif-JulHavst.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55-HjatruVantru-DavGudm.txt</text:p>
          </table:table-cell>
          <table:table-cell office:value-type="float" office:value="6" calcext:value-type="float">
            <text:p>6</text:p>
          </table:table-cell>
          <table:table-cell office:value-type="string" calcext:value-type="string">
            <text:p>I</text:p>
          </table:table-cell>
          <table:table-cell office:value-type="float" office:value="1834" calcext:value-type="float">
            <text:p>1834</text:p>
          </table:table-cell>
          <table:table-cell office:value-type="float" office:value="1905" calcext:value-type="float">
            <text:p>1905</text:p>
          </table:table-cell>
          <table:table-cell office:value-type="float" office:value="1855" calcext:value-type="float">
            <text:p>1855</text:p>
          </table:table-cell>
          <table:table-cell table:formula="of:=[.J12]-[.D12]" office:value-type="float" office:value="21" calcext:value-type="float">
            <text:p>21</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HjatruVantru-DavGud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5-LesturRomana-EirMagn.txt</text:p>
          </table:table-cell>
          <table:table-cell office:value-type="float" office:value="6" calcext:value-type="float">
            <text:p>6</text:p>
          </table:table-cell>
          <table:table-cell office:value-type="string" calcext:value-type="string">
            <text:p>I</text:p>
          </table:table-cell>
          <table:table-cell office:value-type="float" office:value="1833" calcext:value-type="float">
            <text:p>1833</text:p>
          </table:table-cell>
          <table:table-cell office:value-type="float" office:value="1913" calcext:value-type="float">
            <text:p>1913</text:p>
          </table:table-cell>
          <table:table-cell office:value-type="float" office:value="1856" calcext:value-type="float">
            <text:p>1856</text:p>
          </table:table-cell>
          <table:table-cell table:formula="of:=[.J13]-[.D1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LesturRomana-EirMagn.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5-LesturRomana-MagnSteph.txt</text:p>
          </table:table-cell>
          <table:table-cell office:value-type="float" office:value="6" calcext:value-type="float">
            <text:p>6</text:p>
          </table:table-cell>
          <table:table-cell office:value-type="string" calcext:value-type="string">
            <text:p>I</text:p>
          </table:table-cell>
          <table:table-cell office:value-type="float" office:value="1836" calcext:value-type="float">
            <text:p>1836</text:p>
          </table:table-cell>
          <table:table-cell office:value-type="float" office:value="1917" calcext:value-type="float">
            <text:p>1917</text:p>
          </table:table-cell>
          <table:table-cell office:value-type="float" office:value="1855" calcext:value-type="float">
            <text:p>1855</text:p>
          </table:table-cell>
          <table:table-cell table:formula="of:=[.J14]-[.D14]"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LesturRomana-MagnSteph.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55-LesturRomana-StefSSteph.txt</text:p>
          </table:table-cell>
          <table:table-cell office:value-type="float" office:value="6" calcext:value-type="float">
            <text:p>6</text:p>
          </table:table-cell>
          <table:table-cell office:value-type="string" calcext:value-type="string">
            <text:p>II</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J15]-[.D15]" office:value-type="float" office:value="23" calcext:value-type="float">
            <text:p>23</text:p>
          </table:table-cell>
          <table:table-cell office:value-type="string" calcext:value-type="string">
            <text:p>30s</text:p>
          </table:table-cell>
          <table:table-cell office:value-type="string" calcext:value-type="string">
            <text:p>II</text:p>
          </table:table-cell>
          <table:table-cell office:value-type="float" office:value="1855" calcext:value-type="float">
            <text:p>1855</text:p>
          </table:table-cell>
          <table:table-cell office:value-type="string" calcext:value-type="string">
            <text:p>1855-LesturRomana-StefSSteph.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55-ListinLifa-ThorgrAJohns.txt</text:p>
          </table:table-cell>
          <table:table-cell office:value-type="float" office:value="3" calcext:value-type="float">
            <text:p>3</text:p>
          </table:table-cell>
          <table:table-cell office:value-type="string" calcext:value-type="string">
            <text:p>I</text:p>
          </table:table-cell>
          <table:table-cell office:value-type="float" office:value="1838" calcext:value-type="float">
            <text:p>1838</text:p>
          </table:table-cell>
          <table:table-cell office:value-type="float" office:value="1917" calcext:value-type="float">
            <text:p>1917</text:p>
          </table:table-cell>
          <table:table-cell office:value-type="float" office:value="1860" calcext:value-type="float">
            <text:p>1860</text:p>
          </table:table-cell>
          <table:table-cell table:formula="of:=[.J16]-[.D16]" office:value-type="float" office:value="17" calcext:value-type="float">
            <text:p>17</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ListinLifa-ThorgrAJohn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55-ThekkjaSig-LarBlond.txt</text:p>
          </table:table-cell>
          <table:table-cell office:value-type="float" office:value="4" calcext:value-type="float">
            <text:p>4</text:p>
          </table:table-cell>
          <table:table-cell office:value-type="string" calcext:value-type="string">
            <text:p>I</text:p>
          </table:table-cell>
          <table:table-cell office:value-type="float" office:value="1836" calcext:value-type="float">
            <text:p>1836</text:p>
          </table:table-cell>
          <table:table-cell office:value-type="float" office:value="1894" calcext:value-type="float">
            <text:p>1894</text:p>
          </table:table-cell>
          <table:table-cell office:value-type="float" office:value="1857" calcext:value-type="float">
            <text:p>1857</text:p>
          </table:table-cell>
          <table:table-cell table:formula="of:=[.J17]-[.D1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1855" calcext:value-type="float">
            <text:p>1855</text:p>
          </table:table-cell>
          <table:table-cell office:value-type="string" calcext:value-type="string">
            <text:p>1855-ThekkjaSig-LarBlon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61-Freistingar-JonAHjalt.txt</text:p>
          </table:table-cell>
          <table:table-cell office:value-type="float" office:value="6" calcext:value-type="float">
            <text:p>6</text:p>
          </table:table-cell>
          <table:table-cell office:value-type="string" calcext:value-type="string">
            <text:p>I</text:p>
          </table:table-cell>
          <table:table-cell office:value-type="float" office:value="1840" calcext:value-type="float">
            <text:p>1840</text:p>
          </table:table-cell>
          <table:table-cell office:value-type="float" office:value="1908" calcext:value-type="float">
            <text:p>1908</text:p>
          </table:table-cell>
          <table:table-cell office:value-type="float" office:value="1861" calcext:value-type="float">
            <text:p>1861</text:p>
          </table:table-cell>
          <table:table-cell table:formula="of:=[.J18]-[.D18]"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1861" calcext:value-type="float">
            <text:p>1861</text:p>
          </table:table-cell>
          <table:table-cell office:value-type="string" calcext:value-type="string">
            <text:p>1861-Freistingar-JonAHjalt.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61-ThekkjaSig-LarBen.txt</text:p>
          </table:table-cell>
          <table:table-cell office:value-type="float" office:value="3" calcext:value-type="float">
            <text:p>3</text:p>
          </table:table-cell>
          <table:table-cell office:value-type="string" calcext:value-type="string">
            <text:p>II</text:p>
          </table:table-cell>
          <table:table-cell office:value-type="float" office:value="1841" calcext:value-type="float">
            <text:p>1841</text:p>
          </table:table-cell>
          <table:table-cell/>
          <table:table-cell office:value-type="float" office:value="1864" calcext:value-type="float">
            <text:p>1864</text:p>
          </table:table-cell>
          <table:table-cell table:formula="of:=[.J19]-[.D1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1861" calcext:value-type="float">
            <text:p>1861</text:p>
          </table:table-cell>
          <table:table-cell office:value-type="string" calcext:value-type="string">
            <text:p>1861-ThekkjaSig-LarBen.txt</text:p>
          </table:table-cell>
          <table:table-cell office:value-type="string" calcext:value-type="string">
            <text:p>II</text:p>
          </table:table-cell>
          <table:table-cell office:value-type="float" office:value="3" calcext:value-type="float">
            <text:p>3</text:p>
          </table:table-cell>
        </table:table-row>
        <table:table-row table:style-name="ro1">
          <table:table-cell office:value-type="string" calcext:value-type="string">
            <text:p>1861-ThekkjaSig-PallMelst.txt</text:p>
          </table:table-cell>
          <table:table-cell office:value-type="float" office:value="3" calcext:value-type="float">
            <text:p>3</text:p>
          </table:table-cell>
          <table:table-cell office:value-type="string" calcext:value-type="string">
            <text:p>I</text:p>
          </table:table-cell>
          <table:table-cell office:value-type="float" office:value="1844" calcext:value-type="float">
            <text:p>1844</text:p>
          </table:table-cell>
          <table:table-cell office:value-type="float" office:value="1865" calcext:value-type="float">
            <text:p>1865</text:p>
          </table:table-cell>
          <table:table-cell office:value-type="float" office:value="1863" calcext:value-type="float">
            <text:p>1863</text:p>
          </table:table-cell>
          <table:table-cell table:formula="of:=[.J20]-[.D20]" office:value-type="float" office:value="17" calcext:value-type="float">
            <text:p>17</text:p>
          </table:table-cell>
          <table:table-cell office:value-type="string" calcext:value-type="string">
            <text:p>40s</text:p>
          </table:table-cell>
          <table:table-cell office:value-type="string" calcext:value-type="string">
            <text:p>I</text:p>
          </table:table-cell>
          <table:table-cell office:value-type="float" office:value="1861" calcext:value-type="float">
            <text:p>1861</text:p>
          </table:table-cell>
          <table:table-cell office:value-type="string" calcext:value-type="string">
            <text:p>1861-ThekkjaSig-PallMels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61-ThekkjaSig-TomBjorns.txt</text:p>
          </table:table-cell>
          <table:table-cell office:value-type="float" office:value="3" calcext:value-type="float">
            <text:p>3</text:p>
          </table:table-cell>
          <table:table-cell office:value-type="string" calcext:value-type="string">
            <text:p>III</text:p>
          </table:table-cell>
          <table:table-cell office:value-type="float" office:value="1841" calcext:value-type="float">
            <text:p>1841</text:p>
          </table:table-cell>
          <table:table-cell/>
          <table:table-cell office:value-type="float" office:value="1865" calcext:value-type="float">
            <text:p>1865</text:p>
          </table:table-cell>
          <table:table-cell table:formula="of:=[.J21]-[.D21]" office:value-type="float" office:value="20" calcext:value-type="float">
            <text:p>20</text:p>
          </table:table-cell>
          <table:table-cell office:value-type="string" calcext:value-type="string">
            <text:p>40s</text:p>
          </table:table-cell>
          <table:table-cell office:value-type="string" calcext:value-type="string">
            <text:p>III</text:p>
          </table:table-cell>
          <table:table-cell office:value-type="float" office:value="1861" calcext:value-type="float">
            <text:p>1861</text:p>
          </table:table-cell>
          <table:table-cell office:value-type="string" calcext:value-type="string">
            <text:p>1861-ThekkjaSig-TomBjorns.txt</text:p>
          </table:table-cell>
          <table:table-cell office:value-type="string" calcext:value-type="string">
            <text:p>III</text:p>
          </table:table-cell>
          <table:table-cell office:value-type="float" office:value="3" calcext:value-type="float">
            <text:p>3</text:p>
          </table:table-cell>
        </table:table-row>
        <table:table-row table:style-name="ro1">
          <table:table-cell office:value-type="string" calcext:value-type="string">
            <text:p>1862-AeskaElli-HallgrSveins.txt</text:p>
          </table:table-cell>
          <table:table-cell office:value-type="float" office:value="5" calcext:value-type="float">
            <text:p>5</text:p>
          </table:table-cell>
          <table:table-cell office:value-type="string" calcext:value-type="string">
            <text:p>ág.</text:p>
          </table:table-cell>
          <table:table-cell office:value-type="float" office:value="1841" calcext:value-type="float">
            <text:p>1841</text:p>
          </table:table-cell>
          <table:table-cell/>
          <table:table-cell office:value-type="float" office:value="1863" calcext:value-type="float">
            <text:p>1863</text:p>
          </table:table-cell>
          <table:table-cell table:formula="of:=[.J22]-[.D22]" office:value-type="float" office:value="21" calcext:value-type="float">
            <text:p>21</text:p>
          </table:table-cell>
          <table:table-cell office:value-type="string" calcext:value-type="string">
            <text:p>40s</text:p>
          </table:table-cell>
          <table:table-cell office:value-type="string" calcext:value-type="string">
            <text:p>ág.</text:p>
          </table:table-cell>
          <table:table-cell office:value-type="float" office:value="1862" calcext:value-type="float">
            <text:p>1862</text:p>
          </table:table-cell>
          <table:table-cell office:value-type="string" calcext:value-type="string">
            <text:p>1862-AeskaElli-HallgrSveins.txt</text:p>
          </table:table-cell>
          <table:table-cell office:value-type="string" calcext:value-type="string">
            <text:p>ág.</text:p>
          </table:table-cell>
          <table:table-cell office:value-type="float" office:value="5" calcext:value-type="float">
            <text:p>5</text:p>
          </table:table-cell>
        </table:table-row>
        <table:table-row table:style-name="ro1">
          <table:table-cell office:value-type="string" calcext:value-type="string">
            <text:p>1862-AeskaElli-MatthJoch.txt</text:p>
          </table:table-cell>
          <table:table-cell office:value-type="float" office:value="5" calcext:value-type="float">
            <text:p>5</text:p>
          </table:table-cell>
          <table:table-cell office:value-type="string" calcext:value-type="string">
            <text:p>I</text:p>
          </table:table-cell>
          <table:table-cell office:value-type="float" office:value="1835" calcext:value-type="float">
            <text:p>1835</text:p>
          </table:table-cell>
          <table:table-cell/>
          <table:table-cell office:value-type="float" office:value="1863" calcext:value-type="float">
            <text:p>1863</text:p>
          </table:table-cell>
          <table:table-cell table:formula="of:=[.J23]-[.D23]" office:value-type="float" office:value="27" calcext:value-type="float">
            <text:p>27</text:p>
          </table:table-cell>
          <table:table-cell office:value-type="string" calcext:value-type="string">
            <text:p>30s</text:p>
          </table:table-cell>
          <table:table-cell office:value-type="string" calcext:value-type="string">
            <text:p>I</text:p>
          </table:table-cell>
          <table:table-cell office:value-type="float" office:value="1862" calcext:value-type="float">
            <text:p>1862</text:p>
          </table:table-cell>
          <table:table-cell office:value-type="string" calcext:value-type="string">
            <text:p>1862-AeskaElli-MatthJoch.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62-ListinLifa-ThorlThorarens.txt</text:p>
          </table:table-cell>
          <table:table-cell office:value-type="float" office:value="4" calcext:value-type="float">
            <text:p>4</text:p>
          </table:table-cell>
          <table:table-cell office:value-type="string" calcext:value-type="string">
            <text:p>II</text:p>
          </table:table-cell>
          <table:table-cell office:value-type="float" office:value="1842" calcext:value-type="float">
            <text:p>1842</text:p>
          </table:table-cell>
          <table:table-cell/>
          <table:table-cell office:value-type="float" office:value="1864" calcext:value-type="float">
            <text:p>1864</text:p>
          </table:table-cell>
          <table:table-cell table:formula="of:=[.J24]-[.D24]"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1862" calcext:value-type="float">
            <text:p>1862</text:p>
          </table:table-cell>
          <table:table-cell office:value-type="string" calcext:value-type="string">
            <text:p>1862-ListinLifa-ThorlThorarens.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62-ListinLifa-TomBjorns.txt</text:p>
          </table:table-cell>
          <table:table-cell office:value-type="float" office:value="4" calcext:value-type="float">
            <text:p>4</text:p>
          </table:table-cell>
          <table:table-cell office:value-type="string" calcext:value-type="string">
            <text:p>III</text:p>
          </table:table-cell>
          <table:table-cell office:value-type="float" office:value="1841" calcext:value-type="float">
            <text:p>1841</text:p>
          </table:table-cell>
          <table:table-cell/>
          <table:table-cell office:value-type="float" office:value="1865" calcext:value-type="float">
            <text:p>1865</text:p>
          </table:table-cell>
          <table:table-cell table:formula="of:=[.J25]-[.D25]" office:value-type="float" office:value="21" calcext:value-type="float">
            <text:p>21</text:p>
          </table:table-cell>
          <table:table-cell office:value-type="string" calcext:value-type="string">
            <text:p>40s</text:p>
          </table:table-cell>
          <table:table-cell office:value-type="string" calcext:value-type="string">
            <text:p>III</text:p>
          </table:table-cell>
          <table:table-cell office:value-type="float" office:value="1862" calcext:value-type="float">
            <text:p>1862</text:p>
          </table:table-cell>
          <table:table-cell office:value-type="string" calcext:value-type="string">
            <text:p>1862-ListinLifa-TomBjorns.txt</text:p>
          </table:table-cell>
          <table:table-cell office:value-type="string" calcext:value-type="string">
            <text:p>III</text:p>
          </table:table-cell>
          <table:table-cell office:value-type="float" office:value="4" calcext:value-type="float">
            <text:p>4</text:p>
          </table:table-cell>
        </table:table-row>
        <table:table-row table:style-name="ro1">
          <table:table-cell office:value-type="string" calcext:value-type="string">
            <text:p>1868-ListinLifa-BjornMOls.txt</text:p>
          </table:table-cell>
          <table:table-cell office:value-type="float" office:value="5" calcext:value-type="float">
            <text:p>5</text:p>
          </table:table-cell>
          <table:table-cell office:value-type="string" calcext:value-type="string">
            <text:p>I</text:p>
          </table:table-cell>
          <table:table-cell office:value-type="float" office:value="1850" calcext:value-type="float">
            <text:p>1850</text:p>
          </table:table-cell>
          <table:table-cell/>
          <table:table-cell office:value-type="float" office:value="1869" calcext:value-type="float">
            <text:p>1869</text:p>
          </table:table-cell>
          <table:table-cell table:formula="of:=[.J26]-[.D26]"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1868" calcext:value-type="float">
            <text:p>1868</text:p>
          </table:table-cell>
          <table:table-cell office:value-type="string" calcext:value-type="string">
            <text:p>1868-ListinLifa-BjornMOls.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69-Freistingar-LarHalld.txt</text:p>
          </table:table-cell>
          <table:table-cell office:value-type="float" office:value="4" calcext:value-type="float">
            <text:p>4</text:p>
          </table:table-cell>
          <table:table-cell office:value-type="string" calcext:value-type="string">
            <text:p>I</text:p>
          </table:table-cell>
          <table:table-cell office:value-type="float" office:value="1851" calcext:value-type="float">
            <text:p>1851</text:p>
          </table:table-cell>
          <table:table-cell/>
          <table:table-cell office:value-type="float" office:value="1870" calcext:value-type="float">
            <text:p>1870</text:p>
          </table:table-cell>
          <table:table-cell table:formula="of:=[.J27]-[.D27]"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1869" calcext:value-type="float">
            <text:p>1869</text:p>
          </table:table-cell>
          <table:table-cell office:value-type="string" calcext:value-type="string">
            <text:p>1869-Freistingar-LarHall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69-ListinLifa-JensPals.txt</text:p>
          </table:table-cell>
          <table:table-cell office:value-type="float" office:value="6" calcext:value-type="float">
            <text:p>6</text:p>
          </table:table-cell>
          <table:table-cell office:value-type="string" calcext:value-type="string">
            <text:p>II</text:p>
          </table:table-cell>
          <table:table-cell office:value-type="float" office:value="1851" calcext:value-type="float">
            <text:p>1851</text:p>
          </table:table-cell>
          <table:table-cell/>
          <table:table-cell office:value-type="float" office:value="1870" calcext:value-type="float">
            <text:p>1870</text:p>
          </table:table-cell>
          <table:table-cell table:formula="of:=[.J28]-[.D28]" office:value-type="float" office:value="18" calcext:value-type="float">
            <text:p>18</text:p>
          </table:table-cell>
          <table:table-cell office:value-type="string" calcext:value-type="string">
            <text:p>50s</text:p>
          </table:table-cell>
          <table:table-cell office:value-type="string" calcext:value-type="string">
            <text:p>II</text:p>
          </table:table-cell>
          <table:table-cell office:value-type="float" office:value="1869" calcext:value-type="float">
            <text:p>1869</text:p>
          </table:table-cell>
          <table:table-cell office:value-type="string" calcext:value-type="string">
            <text:p>1869-ListinLifa-JensPal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69-ThekkjaSig-HelgMelst.txt</text:p>
          </table:table-cell>
          <table:table-cell office:value-type="float" office:value="6" calcext:value-type="float">
            <text:p>6</text:p>
          </table:table-cell>
          <table:table-cell office:value-type="string" calcext:value-type="string">
            <text:p>II</text:p>
          </table:table-cell>
          <table:table-cell office:value-type="float" office:value="1849" calcext:value-type="float">
            <text:p>1849</text:p>
          </table:table-cell>
          <table:table-cell office:value-type="float" office:value="1872" calcext:value-type="float">
            <text:p>1872</text:p>
          </table:table-cell>
          <table:table-cell office:value-type="float" office:value="1869" calcext:value-type="float">
            <text:p>1869</text:p>
          </table:table-cell>
          <table:table-cell table:formula="of:=[.J29]-[.D2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1869" calcext:value-type="float">
            <text:p>1869</text:p>
          </table:table-cell>
          <table:table-cell office:value-type="string" calcext:value-type="string">
            <text:p>1869-ThekkjaSig-HelgMelst.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69-ThekkjaSig-JonJons.txt</text:p>
          </table:table-cell>
          <table:table-cell office:value-type="float" office:value="6" calcext:value-type="float">
            <text:p>6</text:p>
          </table:table-cell>
          <table:table-cell office:value-type="string" calcext:value-type="string">
            <text:p>I</text:p>
          </table:table-cell>
          <table:table-cell office:value-type="float" office:value="1849" calcext:value-type="float">
            <text:p>1849</text:p>
          </table:table-cell>
          <table:table-cell/>
          <table:table-cell office:value-type="float" office:value="1869" calcext:value-type="float">
            <text:p>1869</text:p>
          </table:table-cell>
          <table:table-cell table:formula="of:=[.J30]-[.D30]" office:value-type="float" office:value="20" calcext:value-type="float">
            <text:p>20</text:p>
          </table:table-cell>
          <table:table-cell office:value-type="string" calcext:value-type="string">
            <text:p>40s</text:p>
          </table:table-cell>
          <table:table-cell office:value-type="string" calcext:value-type="string">
            <text:p>I</text:p>
          </table:table-cell>
          <table:table-cell office:value-type="float" office:value="1869" calcext:value-type="float">
            <text:p>1869</text:p>
          </table:table-cell>
          <table:table-cell office:value-type="string" calcext:value-type="string">
            <text:p>1869-ThekkjaSig-Jo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70-Freistingar-PallThorl.txt</text:p>
          </table:table-cell>
          <table:table-cell office:value-type="float" office:value="4" calcext:value-type="float">
            <text:p>4</text:p>
          </table:table-cell>
          <table:table-cell office:value-type="string" calcext:value-type="string">
            <text:p>I</text:p>
          </table:table-cell>
          <table:table-cell office:value-type="float" office:value="1849" calcext:value-type="float">
            <text:p>1849</text:p>
          </table:table-cell>
          <table:table-cell/>
          <table:table-cell office:value-type="float" office:value="1871" calcext:value-type="float">
            <text:p>1871</text:p>
          </table:table-cell>
          <table:table-cell table:formula="of:=[.J31]-[.D31]"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1870" calcext:value-type="float">
            <text:p>1870</text:p>
          </table:table-cell>
          <table:table-cell office:value-type="string" calcext:value-type="string">
            <text:p>1870-Freistingar-PallThorl.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70-Freistingar-ThorvAndrKjer.txt</text:p>
          </table:table-cell>
          <table:table-cell office:value-type="float" office:value="4" calcext:value-type="float">
            <text:p>4</text:p>
          </table:table-cell>
          <table:table-cell office:value-type="string" calcext:value-type="string">
            <text:p>II</text:p>
          </table:table-cell>
          <table:table-cell office:value-type="float" office:value="1848" calcext:value-type="float">
            <text:p>1848</text:p>
          </table:table-cell>
          <table:table-cell/>
          <table:table-cell office:value-type="float" office:value="1871" calcext:value-type="float">
            <text:p>1871</text:p>
          </table:table-cell>
          <table:table-cell table:formula="of:=[.J32]-[.D32]" office:value-type="float" office:value="22" calcext:value-type="float">
            <text:p>22</text:p>
          </table:table-cell>
          <table:table-cell office:value-type="string" calcext:value-type="string">
            <text:p>40s</text:p>
          </table:table-cell>
          <table:table-cell office:value-type="string" calcext:value-type="string">
            <text:p>II</text:p>
          </table:table-cell>
          <table:table-cell office:value-type="float" office:value="1870" calcext:value-type="float">
            <text:p>1870</text:p>
          </table:table-cell>
          <table:table-cell office:value-type="string" calcext:value-type="string">
            <text:p>1870-Freistingar-ThorvAndrKjer.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70-ListinLifa-OlBriem.txt</text:p>
          </table:table-cell>
          <table:table-cell office:value-type="float" office:value="5" calcext:value-type="float">
            <text:p>5</text:p>
          </table:table-cell>
          <table:table-cell office:value-type="string" calcext:value-type="string">
            <text:p>I</text:p>
          </table:table-cell>
          <table:table-cell office:value-type="float" office:value="1851" calcext:value-type="float">
            <text:p>1851</text:p>
          </table:table-cell>
          <table:table-cell/>
          <table:table-cell office:value-type="float" office:value="1870" calcext:value-type="float">
            <text:p>1870</text:p>
          </table:table-cell>
          <table:table-cell table:formula="of:=[.J33]-[.D33]"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1870" calcext:value-type="float">
            <text:p>1870</text:p>
          </table:table-cell>
          <table:table-cell office:value-type="string" calcext:value-type="string">
            <text:p>1870-ListinLifa-OlBriem.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1-LydraediStjorn-IndrEin.txt</text:p>
          </table:table-cell>
          <table:table-cell office:value-type="float" office:value="4" calcext:value-type="float">
            <text:p>4</text:p>
          </table:table-cell>
          <table:table-cell office:value-type="string" calcext:value-type="string">
            <text:p>II</text:p>
          </table:table-cell>
          <table:table-cell office:value-type="float" office:value="1851" calcext:value-type="float">
            <text:p>1851</text:p>
          </table:table-cell>
          <table:table-cell/>
          <table:table-cell office:value-type="float" office:value="1872" calcext:value-type="float">
            <text:p>1872</text:p>
          </table:table-cell>
          <table:table-cell table:formula="of:=[.J34]-[.D34]" office:value-type="float" office:value="20" calcext:value-type="float">
            <text:p>20</text:p>
          </table:table-cell>
          <table:table-cell office:value-type="string" calcext:value-type="string">
            <text:p>50s</text:p>
          </table:table-cell>
          <table:table-cell office:value-type="string" calcext:value-type="string">
            <text:p>II</text:p>
          </table:table-cell>
          <table:table-cell office:value-type="float" office:value="1871" calcext:value-type="float">
            <text:p>1871</text:p>
          </table:table-cell>
          <table:table-cell office:value-type="string" calcext:value-type="string">
            <text:p>1871-LydraediStjorn-IndrEin.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71-SaganSjalfstaedi-ArnJoh.txt</text:p>
          </table:table-cell>
          <table:table-cell office:value-type="float" office:value="6" calcext:value-type="float">
            <text:p>6</text:p>
          </table:table-cell>
          <table:table-cell office:value-type="string" calcext:value-type="string">
            <text:p>II</text:p>
          </table:table-cell>
          <table:table-cell office:value-type="float" office:value="1844" calcext:value-type="float">
            <text:p>1844</text:p>
          </table:table-cell>
          <table:table-cell/>
          <table:table-cell office:value-type="float" office:value="1871" calcext:value-type="float">
            <text:p>1871</text:p>
          </table:table-cell>
          <table:table-cell table:formula="of:=[.J35]-[.D35]" office:value-type="float" office:value="27" calcext:value-type="float">
            <text:p>27</text:p>
          </table:table-cell>
          <table:table-cell office:value-type="string" calcext:value-type="string">
            <text:p>40s</text:p>
          </table:table-cell>
          <table:table-cell office:value-type="string" calcext:value-type="string">
            <text:p>II</text:p>
          </table:table-cell>
          <table:table-cell office:value-type="float" office:value="1871" calcext:value-type="float">
            <text:p>1871</text:p>
          </table:table-cell>
          <table:table-cell office:value-type="string" calcext:value-type="string">
            <text:p>1871-SaganSjalfstaedi-ArnJoh.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1-SaganSjalfstaedi-BjornStef.txt</text:p>
          </table:table-cell>
          <table:table-cell office:value-type="float" office:value="6" calcext:value-type="float">
            <text:p>6</text:p>
          </table:table-cell>
          <table:table-cell office:value-type="string" calcext:value-type="string">
            <text:p>III</text:p>
          </table:table-cell>
          <table:table-cell office:value-type="float" office:value="1844" calcext:value-type="float">
            <text:p>1844</text:p>
          </table:table-cell>
          <table:table-cell/>
          <table:table-cell office:value-type="float" office:value="1871" calcext:value-type="float">
            <text:p>1871</text:p>
          </table:table-cell>
          <table:table-cell table:formula="of:=[.J36]-[.D36]" office:value-type="float" office:value="27" calcext:value-type="float">
            <text:p>27</text:p>
          </table:table-cell>
          <table:table-cell office:value-type="string" calcext:value-type="string">
            <text:p>40s</text:p>
          </table:table-cell>
          <table:table-cell office:value-type="string" calcext:value-type="string">
            <text:p>III</text:p>
          </table:table-cell>
          <table:table-cell office:value-type="float" office:value="1871" calcext:value-type="float">
            <text:p>1871</text:p>
          </table:table-cell>
          <table:table-cell office:value-type="string" calcext:value-type="string">
            <text:p>1871-SaganSjalfstaedi-BjornStef.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71-SaganSjalfstaedi-ThorvAndrKjer.txt</text:p>
          </table:table-cell>
          <table:table-cell office:value-type="float" office:value="6" calcext:value-type="float">
            <text:p>6</text:p>
          </table:table-cell>
          <table:table-cell office:value-type="string" calcext:value-type="string">
            <text:p>II</text:p>
          </table:table-cell>
          <table:table-cell office:value-type="float" office:value="1848" calcext:value-type="float">
            <text:p>1848</text:p>
          </table:table-cell>
          <table:table-cell/>
          <table:table-cell office:value-type="float" office:value="1871" calcext:value-type="float">
            <text:p>1871</text:p>
          </table:table-cell>
          <table:table-cell table:formula="of:=[.J37]-[.D37]" office:value-type="float" office:value="23" calcext:value-type="float">
            <text:p>23</text:p>
          </table:table-cell>
          <table:table-cell office:value-type="string" calcext:value-type="string">
            <text:p>40s</text:p>
          </table:table-cell>
          <table:table-cell office:value-type="string" calcext:value-type="string">
            <text:p>II</text:p>
          </table:table-cell>
          <table:table-cell office:value-type="float" office:value="1871" calcext:value-type="float">
            <text:p>1871</text:p>
          </table:table-cell>
          <table:table-cell office:value-type="string" calcext:value-type="string">
            <text:p>1871-SaganSjalfstaedi-ThorvAndrKjer.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2-Freistingar-SigJens.txt</text:p>
          </table:table-cell>
          <table:table-cell office:value-type="float" office:value="4" calcext:value-type="float">
            <text:p>4</text:p>
          </table:table-cell>
          <table:table-cell office:value-type="string" calcext:value-type="string">
            <text:p>I</text:p>
          </table:table-cell>
          <table:table-cell office:value-type="float" office:value="1853" calcext:value-type="float">
            <text:p>1853</text:p>
          </table:table-cell>
          <table:table-cell/>
          <table:table-cell office:value-type="float" office:value="1873" calcext:value-type="float">
            <text:p>1873</text:p>
          </table:table-cell>
          <table:table-cell table:formula="of:=[.J38]-[.D38]"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1872" calcext:value-type="float">
            <text:p>1872</text:p>
          </table:table-cell>
          <table:table-cell office:value-type="string" calcext:value-type="string">
            <text:p>1872-Freistingar-SigJens.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72-Latinukennsla-GudnGudm.txt</text:p>
          </table:table-cell>
          <table:table-cell office:value-type="float" office:value="6" calcext:value-type="float">
            <text:p>6</text:p>
          </table:table-cell>
          <table:table-cell office:value-type="string" calcext:value-type="string">
            <text:p>II</text:p>
          </table:table-cell>
          <table:table-cell office:value-type="float" office:value="1850" calcext:value-type="float">
            <text:p>1850</text:p>
          </table:table-cell>
          <table:table-cell/>
          <table:table-cell office:value-type="float" office:value="1872" calcext:value-type="float">
            <text:p>1872</text:p>
          </table:table-cell>
          <table:table-cell table:formula="of:=[.J39]-[.D3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2" calcext:value-type="float">
            <text:p>1872</text:p>
          </table:table-cell>
          <table:table-cell office:value-type="string" calcext:value-type="string">
            <text:p>1872-Latinukennsla-GudnGudm.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2-Latinukennsla-IndrEinars.txt</text:p>
          </table:table-cell>
          <table:table-cell office:value-type="float" office:value="6" calcext:value-type="float">
            <text:p>6</text:p>
          </table:table-cell>
          <table:table-cell office:value-type="string" calcext:value-type="string">
            <text:p>II</text:p>
          </table:table-cell>
          <table:table-cell office:value-type="float" office:value="1851" calcext:value-type="float">
            <text:p>1851</text:p>
          </table:table-cell>
          <table:table-cell/>
          <table:table-cell office:value-type="float" office:value="1872" calcext:value-type="float">
            <text:p>1872</text:p>
          </table:table-cell>
          <table:table-cell table:formula="of:=[.J40]-[.D40]" office:value-type="float" office:value="21" calcext:value-type="float">
            <text:p>21</text:p>
          </table:table-cell>
          <table:table-cell office:value-type="string" calcext:value-type="string">
            <text:p>50s</text:p>
          </table:table-cell>
          <table:table-cell office:value-type="string" calcext:value-type="string">
            <text:p>II</text:p>
          </table:table-cell>
          <table:table-cell office:value-type="float" office:value="1872" calcext:value-type="float">
            <text:p>1872</text:p>
          </table:table-cell>
          <table:table-cell office:value-type="string" calcext:value-type="string">
            <text:p>1872-Latinukennsla-IndrEinar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2-LydraediStjorn-JohThork.txt</text:p>
          </table:table-cell>
          <table:table-cell office:value-type="float" office:value="5" calcext:value-type="float">
            <text:p>5</text:p>
          </table:table-cell>
          <table:table-cell office:value-type="string" calcext:value-type="string">
            <text:p>I</text:p>
          </table:table-cell>
          <table:table-cell office:value-type="float" office:value="1851" calcext:value-type="float">
            <text:p>1851</text:p>
          </table:table-cell>
          <table:table-cell/>
          <table:table-cell office:value-type="float" office:value="1873" calcext:value-type="float">
            <text:p>1873</text:p>
          </table:table-cell>
          <table:table-cell table:formula="of:=[.J41]-[.D41]"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72" calcext:value-type="float">
            <text:p>1872</text:p>
          </table:table-cell>
          <table:table-cell office:value-type="string" calcext:value-type="string">
            <text:p>1872-LydraediStjorn-JohThork.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4-Manngerdir-GestPals.txt</text:p>
          </table:table-cell>
          <table:table-cell office:value-type="float" office:value="5" calcext:value-type="float">
            <text:p>5</text:p>
          </table:table-cell>
          <table:table-cell office:value-type="string" calcext:value-type="string">
            <text:p>II</text:p>
          </table:table-cell>
          <table:table-cell office:value-type="float" office:value="1852" calcext:value-type="float">
            <text:p>1852</text:p>
          </table:table-cell>
          <table:table-cell/>
          <table:table-cell office:value-type="float" office:value="1875" calcext:value-type="float">
            <text:p>1875</text:p>
          </table:table-cell>
          <table:table-cell table:formula="of:=[.J42]-[.D42]"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4" calcext:value-type="float">
            <text:p>1874</text:p>
          </table:table-cell>
          <table:table-cell office:value-type="string" calcext:value-type="string">
            <text:p>1874-Manngerdir-GestPals.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4-Manngerdir-ThorvThorodd.txt</text:p>
          </table:table-cell>
          <table:table-cell office:value-type="float" office:value="6" calcext:value-type="float">
            <text:p>6</text:p>
          </table:table-cell>
          <table:table-cell office:value-type="string" calcext:value-type="string">
            <text:p>II</text:p>
          </table:table-cell>
          <table:table-cell office:value-type="float" office:value="1855" calcext:value-type="float">
            <text:p>1855</text:p>
          </table:table-cell>
          <table:table-cell/>
          <table:table-cell office:value-type="float" office:value="1875" calcext:value-type="float">
            <text:p>1875</text:p>
          </table:table-cell>
          <table:table-cell table:formula="of:=[.J43]-[.D43]" office:value-type="float" office:value="19" calcext:value-type="float">
            <text:p>19</text:p>
          </table:table-cell>
          <table:table-cell office:value-type="string" calcext:value-type="string">
            <text:p>50s</text:p>
          </table:table-cell>
          <table:table-cell office:value-type="string" calcext:value-type="string">
            <text:p>II</text:p>
          </table:table-cell>
          <table:table-cell office:value-type="float" office:value="1874" calcext:value-type="float">
            <text:p>1874</text:p>
          </table:table-cell>
          <table:table-cell office:value-type="string" calcext:value-type="string">
            <text:p>1874-Manngerdir-ThorvThorodd.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77-ListinLifa-FinnJons.txt</text:p>
          </table:table-cell>
          <table:table-cell office:value-type="float" office:value="5" calcext:value-type="float">
            <text:p>5</text:p>
          </table:table-cell>
          <table:table-cell office:value-type="string" calcext:value-type="string">
            <text:p>I</text:p>
          </table:table-cell>
          <table:table-cell office:value-type="float" office:value="1858" calcext:value-type="float">
            <text:p>1858</text:p>
          </table:table-cell>
          <table:table-cell/>
          <table:table-cell office:value-type="float" office:value="1878" calcext:value-type="float">
            <text:p>1878</text:p>
          </table:table-cell>
          <table:table-cell table:formula="of:=[.J44]-[.D44]"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1877" calcext:value-type="float">
            <text:p>1877</text:p>
          </table:table-cell>
          <table:table-cell office:value-type="string" calcext:value-type="string">
            <text:p>1877-ListinLifa-FinnJons.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7-ListinLifa-PallBriem.txt</text:p>
          </table:table-cell>
          <table:table-cell office:value-type="float" office:value="4" calcext:value-type="float">
            <text:p>4</text:p>
          </table:table-cell>
          <table:table-cell office:value-type="string" calcext:value-type="string">
            <text:p>I</text:p>
          </table:table-cell>
          <table:table-cell office:value-type="float" office:value="1856" calcext:value-type="float">
            <text:p>1856</text:p>
          </table:table-cell>
          <table:table-cell/>
          <table:table-cell office:value-type="float" office:value="1878" calcext:value-type="float">
            <text:p>1878</text:p>
          </table:table-cell>
          <table:table-cell table:formula="of:=[.J45]-[.D45]"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77" calcext:value-type="float">
            <text:p>1877</text:p>
          </table:table-cell>
          <table:table-cell office:value-type="string" calcext:value-type="string">
            <text:p>1877-ListinLifa-PallBrie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77-Manngerdir-ArnThorst.txt</text:p>
          </table:table-cell>
          <table:table-cell office:value-type="float" office:value="5" calcext:value-type="float">
            <text:p>5</text:p>
          </table:table-cell>
          <table:table-cell office:value-type="string" calcext:value-type="string">
            <text:p>II</text:p>
          </table:table-cell>
          <table:table-cell office:value-type="float" office:value="1851" calcext:value-type="float">
            <text:p>1851</text:p>
          </table:table-cell>
          <table:table-cell/>
          <table:table-cell office:value-type="float" office:value="1878" calcext:value-type="float">
            <text:p>1878</text:p>
          </table:table-cell>
          <table:table-cell table:formula="of:=[.J46]-[.D46]" office:value-type="float" office:value="26" calcext:value-type="float">
            <text:p>26</text:p>
          </table:table-cell>
          <table:table-cell office:value-type="string" calcext:value-type="string">
            <text:p>50s</text:p>
          </table:table-cell>
          <table:table-cell office:value-type="string" calcext:value-type="string">
            <text:p>II</text:p>
          </table:table-cell>
          <table:table-cell office:value-type="float" office:value="1877" calcext:value-type="float">
            <text:p>1877</text:p>
          </table:table-cell>
          <table:table-cell office:value-type="string" calcext:value-type="string">
            <text:p>1877-Manngerdir-ArnThorst.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7-Manngerdir-JohDOlafs.txt</text:p>
          </table:table-cell>
          <table:table-cell office:value-type="float" office:value="5" calcext:value-type="float">
            <text:p>5</text:p>
          </table:table-cell>
          <table:table-cell office:value-type="string" calcext:value-type="string">
            <text:p>II</text:p>
          </table:table-cell>
          <table:table-cell office:value-type="float" office:value="1855" calcext:value-type="float">
            <text:p>1855</text:p>
          </table:table-cell>
          <table:table-cell/>
          <table:table-cell office:value-type="float" office:value="1878" calcext:value-type="float">
            <text:p>1878</text:p>
          </table:table-cell>
          <table:table-cell table:formula="of:=[.J47]-[.D47]"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7" calcext:value-type="float">
            <text:p>1877</text:p>
          </table:table-cell>
          <table:table-cell office:value-type="string" calcext:value-type="string">
            <text:p>1877-Manngerdir-JohDOlafs.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9-Freistingar-JonasJonas.txt</text:p>
          </table:table-cell>
          <table:table-cell office:value-type="float" office:value="5" calcext:value-type="float">
            <text:p>5</text:p>
          </table:table-cell>
          <table:table-cell office:value-type="string" calcext:value-type="string">
            <text:p>I</text:p>
          </table:table-cell>
          <table:table-cell office:value-type="float" office:value="1856" calcext:value-type="float">
            <text:p>1856</text:p>
          </table:table-cell>
          <table:table-cell/>
          <table:table-cell office:value-type="float" office:value="1880" calcext:value-type="float">
            <text:p>1880</text:p>
          </table:table-cell>
          <table:table-cell table:formula="of:=[.J48]-[.D4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1879" calcext:value-type="float">
            <text:p>1879</text:p>
          </table:table-cell>
          <table:table-cell office:value-type="string" calcext:value-type="string">
            <text:p>1879-Freistingar-JonasJonas.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9-Freistingar-SigfBjarn.txt</text:p>
          </table:table-cell>
          <table:table-cell office:value-type="float" office:value="5" calcext:value-type="float">
            <text:p>5</text:p>
          </table:table-cell>
          <table:table-cell office:value-type="string" calcext:value-type="string">
            <text:p>II</text:p>
          </table:table-cell>
          <table:table-cell office:value-type="float" office:value="1857" calcext:value-type="float">
            <text:p>1857</text:p>
          </table:table-cell>
          <table:table-cell/>
          <table:table-cell office:value-type="float" office:value="1880" calcext:value-type="float">
            <text:p>1880</text:p>
          </table:table-cell>
          <table:table-cell table:formula="of:=[.J49]-[.D4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1879" calcext:value-type="float">
            <text:p>1879</text:p>
          </table:table-cell>
          <table:table-cell office:value-type="string" calcext:value-type="string">
            <text:p>1879-Freistingar-SigfBjarn.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9-Vinir-EmilSchou.txt</text:p>
          </table:table-cell>
          <table:table-cell office:value-type="float" office:value="5" calcext:value-type="float">
            <text:p>5</text:p>
          </table:table-cell>
          <table:table-cell office:value-type="string" calcext:value-type="string">
            <text:p>II</text:p>
          </table:table-cell>
          <table:table-cell office:value-type="float" office:value="1860" calcext:value-type="float">
            <text:p>1860</text:p>
          </table:table-cell>
          <table:table-cell office:value-type="float" office:value="1891" calcext:value-type="float">
            <text:p>1891</text:p>
          </table:table-cell>
          <table:table-cell office:value-type="float" office:value="1880" calcext:value-type="float">
            <text:p>1880</text:p>
          </table:table-cell>
          <table:table-cell table:formula="of:=[.J50]-[.D50]"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1879" calcext:value-type="float">
            <text:p>1879</text:p>
          </table:table-cell>
          <table:table-cell office:value-type="string" calcext:value-type="string">
            <text:p>1879-Vinir-EmilSchou.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79-Vinir-HannHafst.txt</text:p>
          </table:table-cell>
          <table:table-cell office:value-type="float" office:value="5" calcext:value-type="float">
            <text:p>5</text:p>
          </table:table-cell>
          <table:table-cell office:value-type="string" calcext:value-type="string">
            <text:p>I</text:p>
          </table:table-cell>
          <table:table-cell office:value-type="float" office:value="1861" calcext:value-type="float">
            <text:p>1861</text:p>
          </table:table-cell>
          <table:table-cell/>
          <table:table-cell office:value-type="float" office:value="1881" calcext:value-type="float">
            <text:p>1881</text:p>
          </table:table-cell>
          <table:table-cell table:formula="of:=[.J51]-[.D51]"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1879" calcext:value-type="float">
            <text:p>1879</text:p>
          </table:table-cell>
          <table:table-cell office:value-type="string" calcext:value-type="string">
            <text:p>1879-Vinir-HannHafst.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79-Vinir-JonJak.txt</text:p>
          </table:table-cell>
          <table:table-cell office:value-type="float" office:value="5" calcext:value-type="float">
            <text:p>5</text:p>
          </table:table-cell>
          <table:table-cell office:value-type="string" calcext:value-type="string">
            <text:p>II</text:p>
          </table:table-cell>
          <table:table-cell office:value-type="float" office:value="1860" calcext:value-type="float">
            <text:p>1860</text:p>
          </table:table-cell>
          <table:table-cell/>
          <table:table-cell office:value-type="float" office:value="1880" calcext:value-type="float">
            <text:p>1880</text:p>
          </table:table-cell>
          <table:table-cell table:formula="of:=[.J52]-[.D52]"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1879" calcext:value-type="float">
            <text:p>1879</text:p>
          </table:table-cell>
          <table:table-cell office:value-type="string" calcext:value-type="string">
            <text:p>1879-Vinir-JonJak.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80-ListinLifa-JakSig.txt</text:p>
          </table:table-cell>
          <table:table-cell office:value-type="float" office:value="4" calcext:value-type="float">
            <text:p>4</text:p>
          </table:table-cell>
          <table:table-cell office:value-type="string" calcext:value-type="string">
            <text:p>N/A</text:p>
          </table:table-cell>
          <table:table-cell office:value-type="float" office:value="1860" calcext:value-type="float">
            <text:p>1860</text:p>
          </table:table-cell>
          <table:table-cell office:value-type="float" office:value="1880" calcext:value-type="float">
            <text:p>1880</text:p>
          </table:table-cell>
          <table:table-cell/>
          <table:table-cell table:formula="of:=[.J53]-[.D53]" office:value-type="float" office:value="20" calcext:value-type="float">
            <text:p>20</text:p>
          </table:table-cell>
          <table:table-cell office:value-type="string" calcext:value-type="string">
            <text:p>60s</text:p>
          </table:table-cell>
          <table:table-cell office:value-type="string" calcext:value-type="string">
            <text:p>N/A</text:p>
          </table:table-cell>
          <table:table-cell office:value-type="float" office:value="1880" calcext:value-type="float">
            <text:p>1880</text:p>
          </table:table-cell>
          <table:table-cell office:value-type="string" calcext:value-type="string">
            <text:p>1880-ListinLifa-JakSig.txt</text:p>
          </table:table-cell>
          <table:table-cell office:value-type="string" calcext:value-type="string">
            <text:p>N/A</text:p>
          </table:table-cell>
          <table:table-cell office:value-type="float" office:value="4" calcext:value-type="float">
            <text:p>4</text:p>
          </table:table-cell>
        </table:table-row>
        <table:table-row table:style-name="ro1">
          <table:table-cell office:value-type="string" calcext:value-type="string">
            <text:p>1880-ListinLifa-JonMagn.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table:table-cell office:value-type="float" office:value="1881" calcext:value-type="float">
            <text:p>1881</text:p>
          </table:table-cell>
          <table:table-cell table:formula="of:=[.J54]-[.D54]"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ListinLifa-JonMagn.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0-ListinLifa-OlDav.txt</text:p>
          </table:table-cell>
          <table:table-cell office:value-type="float" office:value="4" calcext:value-type="float">
            <text:p>4</text:p>
          </table:table-cell>
          <table:table-cell office:value-type="string" calcext:value-type="string">
            <text:p>I</text:p>
          </table:table-cell>
          <table:table-cell office:value-type="float" office:value="1862" calcext:value-type="float">
            <text:p>1862</text:p>
          </table:table-cell>
          <table:table-cell/>
          <table:table-cell office:value-type="float" office:value="1882" calcext:value-type="float">
            <text:p>1882</text:p>
          </table:table-cell>
          <table:table-cell table:formula="of:=[.J55]-[.D55]"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ListinLifa-OlDav.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0-VantruHjatru-HannHafst.txt</text:p>
          </table:table-cell>
          <table:table-cell office:value-type="float" office:value="6" calcext:value-type="float">
            <text:p>6</text:p>
          </table:table-cell>
          <table:table-cell office:value-type="string" calcext:value-type="string">
            <text:p>I</text:p>
          </table:table-cell>
          <table:table-cell office:value-type="float" office:value="1861" calcext:value-type="float">
            <text:p>1861</text:p>
          </table:table-cell>
          <table:table-cell/>
          <table:table-cell office:value-type="float" office:value="1881" calcext:value-type="float">
            <text:p>1881</text:p>
          </table:table-cell>
          <table:table-cell table:formula="of:=[.J56]-[.D56]"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antruHjatru-HannHafst.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0-VantruHjatru-JonasJonas.txt</text:p>
          </table:table-cell>
          <table:table-cell office:value-type="float" office:value="6" calcext:value-type="float">
            <text:p>6</text:p>
          </table:table-cell>
          <table:table-cell office:value-type="string" calcext:value-type="string">
            <text:p>I</text:p>
          </table:table-cell>
          <table:table-cell office:value-type="float" office:value="1856" calcext:value-type="float">
            <text:p>1856</text:p>
          </table:table-cell>
          <table:table-cell/>
          <table:table-cell office:value-type="float" office:value="1880" calcext:value-type="float">
            <text:p>1880</text:p>
          </table:table-cell>
          <table:table-cell table:formula="of:=[.J57]-[.D57]" office:value-type="float" office:value="24" calcext:value-type="float">
            <text:p>24</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antruHjatru-JonasJona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0-VantruHjatru-PalmPals.txt</text:p>
          </table:table-cell>
          <table:table-cell office:value-type="float" office:value="6" calcext:value-type="float">
            <text:p>6</text:p>
          </table:table-cell>
          <table:table-cell office:value-type="string" calcext:value-type="string">
            <text:p>I</text:p>
          </table:table-cell>
          <table:table-cell office:value-type="float" office:value="1857" calcext:value-type="float">
            <text:p>1857</text:p>
          </table:table-cell>
          <table:table-cell/>
          <table:table-cell office:value-type="float" office:value="1880" calcext:value-type="float">
            <text:p>1880</text:p>
          </table:table-cell>
          <table:table-cell table:formula="of:=[.J58]-[.D5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antruHjatru-PalmPal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0-Vinir-JonMagn.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table:table-cell office:value-type="float" office:value="1881" calcext:value-type="float">
            <text:p>1881</text:p>
          </table:table-cell>
          <table:table-cell table:formula="of:=[.J59]-[.D59]"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1880" calcext:value-type="float">
            <text:p>1880</text:p>
          </table:table-cell>
          <table:table-cell office:value-type="string" calcext:value-type="string">
            <text:p>1880-Vinir-JonMagn.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0-Vinir-OlEinars.txt</text:p>
          </table:table-cell>
          <table:table-cell office:value-type="float" office:value="5" calcext:value-type="float">
            <text:p>5</text:p>
          </table:table-cell>
          <table:table-cell office:value-type="string" calcext:value-type="string">
            <text:p>N/A</text:p>
          </table:table-cell>
          <table:table-cell office:value-type="float" office:value="1859" calcext:value-type="float">
            <text:p>1859</text:p>
          </table:table-cell>
          <table:table-cell office:value-type="float" office:value="1880" calcext:value-type="float">
            <text:p>1880</text:p>
          </table:table-cell>
          <table:table-cell/>
          <table:table-cell table:formula="of:=[.J60]-[.D60]" office:value-type="float" office:value="21" calcext:value-type="float">
            <text:p>21</text:p>
          </table:table-cell>
          <table:table-cell office:value-type="string" calcext:value-type="string">
            <text:p>50s</text:p>
          </table:table-cell>
          <table:table-cell office:value-type="string" calcext:value-type="string">
            <text:p>N/A</text:p>
          </table:table-cell>
          <table:table-cell office:value-type="float" office:value="1880" calcext:value-type="float">
            <text:p>1880</text:p>
          </table:table-cell>
          <table:table-cell office:value-type="string" calcext:value-type="string">
            <text:p>1880-Vinir-OlEinars.txt</text:p>
          </table:table-cell>
          <table:table-cell office:value-type="string" calcext:value-type="string">
            <text:p>N/A</text:p>
          </table:table-cell>
          <table:table-cell office:value-type="float" office:value="5" calcext:value-type="float">
            <text:p>5</text:p>
          </table:table-cell>
        </table:table-row>
        <table:table-row table:style-name="ro1">
          <table:table-cell office:value-type="string" calcext:value-type="string">
            <text:p>1881-HjatruVantru-BrynKuld.txt</text:p>
          </table:table-cell>
          <table:table-cell office:value-type="float" office:value="5" calcext:value-type="float">
            <text:p>5</text:p>
          </table:table-cell>
          <table:table-cell office:value-type="string" calcext:value-type="string">
            <text:p>I</text:p>
          </table:table-cell>
          <table:table-cell office:value-type="float" office:value="1864" calcext:value-type="float">
            <text:p>1864</text:p>
          </table:table-cell>
          <table:table-cell/>
          <table:table-cell office:value-type="float" office:value="1883" calcext:value-type="float">
            <text:p>1883</text:p>
          </table:table-cell>
          <table:table-cell table:formula="of:=[.J61]-[.D61]"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HjatruVantru-BrynKuld.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1-HjatruVantru-GislGudm.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table:table-cell office:value-type="float" office:value="1882" calcext:value-type="float">
            <text:p>1882</text:p>
          </table:table-cell>
          <table:table-cell table:formula="of:=[.J62]-[.D62]"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HjatruVantru-GislGudm.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1-HjatruVantru-SigThorodd.txt</text:p>
          </table:table-cell>
          <table:table-cell office:value-type="float" office:value="5" calcext:value-type="float">
            <text:p>5</text:p>
          </table:table-cell>
          <table:table-cell office:value-type="string" calcext:value-type="string">
            <text:p>II</text:p>
          </table:table-cell>
          <table:table-cell office:value-type="float" office:value="1863" calcext:value-type="float">
            <text:p>1863</text:p>
          </table:table-cell>
          <table:table-cell office:value-type="float" office:value="1955" calcext:value-type="float">
            <text:p>1955</text:p>
          </table:table-cell>
          <table:table-cell office:value-type="float" office:value="1882" calcext:value-type="float">
            <text:p>1882</text:p>
          </table:table-cell>
          <table:table-cell table:formula="of:=[.J63]-[.D63]" office:value-type="float" office:value="18" calcext:value-type="float">
            <text:p>18</text:p>
          </table:table-cell>
          <table:table-cell office:value-type="string" calcext:value-type="string">
            <text:p>60s</text:p>
          </table:table-cell>
          <table:table-cell office:value-type="string" calcext:value-type="string">
            <text:p>II</text:p>
          </table:table-cell>
          <table:table-cell office:value-type="float" office:value="1881" calcext:value-type="float">
            <text:p>1881</text:p>
          </table:table-cell>
          <table:table-cell office:value-type="string" calcext:value-type="string">
            <text:p>1881-HjatruVantru-SigThorodd.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81-ListinLifa-BjarnThorst.txt</text:p>
          </table:table-cell>
          <table:table-cell office:value-type="float" office:value="4" calcext:value-type="float">
            <text:p>4</text:p>
          </table:table-cell>
          <table:table-cell office:value-type="string" calcext:value-type="string">
            <text:p>I</text:p>
          </table:table-cell>
          <table:table-cell office:value-type="float" office:value="1861" calcext:value-type="float">
            <text:p>1861</text:p>
          </table:table-cell>
          <table:table-cell office:value-type="float" office:value="1938" calcext:value-type="float">
            <text:p>1938</text:p>
          </table:table-cell>
          <table:table-cell office:value-type="float" office:value="1883" calcext:value-type="float">
            <text:p>1883</text:p>
          </table:table-cell>
          <table:table-cell table:formula="of:=[.J64]-[.D64]"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ListinLifa-BjarnThorst.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ListinLifa-EinHKvar.txt</text:p>
          </table:table-cell>
          <table:table-cell office:value-type="float" office:value="6" calcext:value-type="float">
            <text:p>6</text:p>
          </table:table-cell>
          <table:table-cell office:value-type="string" calcext:value-type="string">
            <text:p>I</text:p>
          </table:table-cell>
          <table:table-cell office:value-type="float" office:value="1859" calcext:value-type="float">
            <text:p>1859</text:p>
          </table:table-cell>
          <table:table-cell office:value-type="float" office:value="1938" calcext:value-type="float">
            <text:p>1938</text:p>
          </table:table-cell>
          <table:table-cell office:value-type="float" office:value="1881" calcext:value-type="float">
            <text:p>1881</text:p>
          </table:table-cell>
          <table:table-cell table:formula="of:=[.J65]-[.D65]"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ListinLifa-EinHKvar.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1-ListinLifa-GudmMagn.txt</text:p>
          </table:table-cell>
          <table:table-cell office:value-type="float" office:value="4" calcext:value-type="float">
            <text:p>4</text:p>
          </table:table-cell>
          <table:table-cell office:value-type="string" calcext:value-type="string">
            <text:p>ág.</text:p>
          </table:table-cell>
          <table:table-cell office:value-type="float" office:value="1863" calcext:value-type="float">
            <text:p>1863</text:p>
          </table:table-cell>
          <table:table-cell office:value-type="float" office:value="1924" calcext:value-type="float">
            <text:p>1924</text:p>
          </table:table-cell>
          <table:table-cell office:value-type="float" office:value="1883" calcext:value-type="float">
            <text:p>1883</text:p>
          </table:table-cell>
          <table:table-cell table:formula="of:=[.J66]-[.D66]" office:value-type="float" office:value="18" calcext:value-type="float">
            <text:p>18</text:p>
          </table:table-cell>
          <table:table-cell office:value-type="string" calcext:value-type="string">
            <text:p>60s</text:p>
          </table:table-cell>
          <table:table-cell office:value-type="string" calcext:value-type="string">
            <text:p>ág.</text:p>
          </table:table-cell>
          <table:table-cell office:value-type="float" office:value="1881" calcext:value-type="float">
            <text:p>1881</text:p>
          </table:table-cell>
          <table:table-cell office:value-type="string" calcext:value-type="string">
            <text:p>1881-ListinLifa-GudmMagn.txt</text:p>
          </table:table-cell>
          <table:table-cell office:value-type="string" calcext:value-type="string">
            <text:p>ág.</text:p>
          </table:table-cell>
          <table:table-cell office:value-type="float" office:value="4" calcext:value-type="float">
            <text:p>4</text:p>
          </table:table-cell>
        </table:table-row>
        <table:table-row table:style-name="ro1">
          <table:table-cell office:value-type="string" calcext:value-type="string">
            <text:p>1881-ListinLifa-KlemJons.txt</text:p>
          </table:table-cell>
          <table:table-cell office:value-type="float" office:value="4" calcext:value-type="float">
            <text:p>4</text:p>
          </table:table-cell>
          <table:table-cell office:value-type="string" calcext:value-type="string">
            <text:p>I</text:p>
          </table:table-cell>
          <table:table-cell office:value-type="float" office:value="1862" calcext:value-type="float">
            <text:p>1862</text:p>
          </table:table-cell>
          <table:table-cell/>
          <table:table-cell office:value-type="float" office:value="1883" calcext:value-type="float">
            <text:p>1883</text:p>
          </table:table-cell>
          <table:table-cell table:formula="of:=[.J67]-[.D67]"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ListinLifa-KlemJons.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MedferdDyra-BjarnThorst.txt</text:p>
          </table:table-cell>
          <table:table-cell office:value-type="float" office:value="4" calcext:value-type="float">
            <text:p>4</text:p>
          </table:table-cell>
          <table:table-cell office:value-type="string" calcext:value-type="string">
            <text:p>I</text:p>
          </table:table-cell>
          <table:table-cell office:value-type="float" office:value="1861" calcext:value-type="float">
            <text:p>1861</text:p>
          </table:table-cell>
          <table:table-cell/>
          <table:table-cell office:value-type="float" office:value="1883" calcext:value-type="float">
            <text:p>1883</text:p>
          </table:table-cell>
          <table:table-cell table:formula="of:=[.J68]-[.D6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MedferdDyra-BjarnThorst.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MedferdDyra-SigHjorlKv.txt</text:p>
          </table:table-cell>
          <table:table-cell office:value-type="float" office:value="4" calcext:value-type="float">
            <text:p>4</text:p>
          </table:table-cell>
          <table:table-cell office:value-type="string" calcext:value-type="string">
            <text:p>I</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J69]-[.D69]"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MedferdDyra-SigHjorlKv.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1-MedferdDyra-ValtGudm.txt</text:p>
          </table:table-cell>
          <table:table-cell office:value-type="float" office:value="4" calcext:value-type="float">
            <text:p>4</text:p>
          </table:table-cell>
          <table:table-cell office:value-type="string" calcext:value-type="string">
            <text:p>I</text:p>
          </table:table-cell>
          <table:table-cell office:value-type="float" office:value="1860" calcext:value-type="float">
            <text:p>1860</text:p>
          </table:table-cell>
          <table:table-cell/>
          <table:table-cell office:value-type="float" office:value="1883" calcext:value-type="float">
            <text:p>1883</text:p>
          </table:table-cell>
          <table:table-cell table:formula="of:=[.J70]-[.D70]"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1881" calcext:value-type="float">
            <text:p>1881</text:p>
          </table:table-cell>
          <table:table-cell office:value-type="string" calcext:value-type="string">
            <text:p>1881-MedferdDyra-ValtGud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2-ListinLifa-OlDav.txt</text:p>
          </table:table-cell>
          <table:table-cell office:value-type="float" office:value="5" calcext:value-type="float">
            <text:p>5</text:p>
          </table:table-cell>
          <table:table-cell office:value-type="string" calcext:value-type="string">
            <text:p>I</text:p>
          </table:table-cell>
          <table:table-cell office:value-type="float" office:value="1862" calcext:value-type="float">
            <text:p>1862</text:p>
          </table:table-cell>
          <table:table-cell office:value-type="float" office:value="1903" calcext:value-type="float">
            <text:p>1903</text:p>
          </table:table-cell>
          <table:table-cell office:value-type="float" office:value="1882" calcext:value-type="float">
            <text:p>1882</text:p>
          </table:table-cell>
          <table:table-cell table:formula="of:=[.J71]-[.D71]"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2" calcext:value-type="float">
            <text:p>1882</text:p>
          </table:table-cell>
          <table:table-cell office:value-type="string" calcext:value-type="string">
            <text:p>1882-ListinLifa-OlDav.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2-ListinLifa-SigHKvar.txt</text:p>
          </table:table-cell>
          <table:table-cell office:value-type="float" office:value="5" calcext:value-type="float">
            <text:p>5</text:p>
          </table:table-cell>
          <table:table-cell office:value-type="string" calcext:value-type="string">
            <text:p>I</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J72]-[.D72]"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2" calcext:value-type="float">
            <text:p>1882</text:p>
          </table:table-cell>
          <table:table-cell office:value-type="string" calcext:value-type="string">
            <text:p>1882-ListinLifa-SigHKvar.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2-TjodFramtid-FridrJons.txt</text:p>
          </table:table-cell>
          <table:table-cell office:value-type="float" office:value="6" calcext:value-type="float">
            <text:p>6</text:p>
          </table:table-cell>
          <table:table-cell office:value-type="string" calcext:value-type="string">
            <text:p>II</text:p>
          </table:table-cell>
          <table:table-cell office:value-type="float" office:value="1860" calcext:value-type="float">
            <text:p>1860</text:p>
          </table:table-cell>
          <table:table-cell office:value-type="float" office:value="1938" calcext:value-type="float">
            <text:p>1938</text:p>
          </table:table-cell>
          <table:table-cell office:value-type="float" office:value="1882" calcext:value-type="float">
            <text:p>1882</text:p>
          </table:table-cell>
          <table:table-cell table:formula="of:=[.J73]-[.D73]" office:value-type="float" office:value="22" calcext:value-type="float">
            <text:p>22</text:p>
          </table:table-cell>
          <table:table-cell office:value-type="string" calcext:value-type="string">
            <text:p>60s</text:p>
          </table:table-cell>
          <table:table-cell office:value-type="string" calcext:value-type="string">
            <text:p>II</text:p>
          </table:table-cell>
          <table:table-cell office:value-type="float" office:value="1882" calcext:value-type="float">
            <text:p>1882</text:p>
          </table:table-cell>
          <table:table-cell office:value-type="string" calcext:value-type="string">
            <text:p>1882-TjodFramtid-FridrJon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82-Vinir-LarArn.txt</text:p>
          </table:table-cell>
          <table:table-cell office:value-type="float" office:value="4" calcext:value-type="float">
            <text:p>4</text:p>
          </table:table-cell>
          <table:table-cell office:value-type="string" calcext:value-type="string">
            <text:p>II</text:p>
          </table:table-cell>
          <table:table-cell office:value-type="float" office:value="1862" calcext:value-type="float">
            <text:p>1862</text:p>
          </table:table-cell>
          <table:table-cell office:value-type="float" office:value="1909" calcext:value-type="float">
            <text:p>1909</text:p>
          </table:table-cell>
          <table:table-cell office:value-type="float" office:value="1884" calcext:value-type="float">
            <text:p>1884</text:p>
          </table:table-cell>
          <table:table-cell table:formula="of:=[.J74]-[.D74]"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1882" calcext:value-type="float">
            <text:p>1882</text:p>
          </table:table-cell>
          <table:table-cell office:value-type="string" calcext:value-type="string">
            <text:p>1882-Vinir-LarArn.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82-Vinir-SkulSkul.txt</text:p>
          </table:table-cell>
          <table:table-cell office:value-type="float" office:value="4" calcext:value-type="float">
            <text:p>4</text:p>
          </table:table-cell>
          <table:table-cell office:value-type="string" calcext:value-type="string">
            <text:p>I</text:p>
          </table:table-cell>
          <table:table-cell office:value-type="float" office:value="1861" calcext:value-type="float">
            <text:p>1861</text:p>
          </table:table-cell>
          <table:table-cell office:value-type="float" office:value="1933" calcext:value-type="float">
            <text:p>1933</text:p>
          </table:table-cell>
          <table:table-cell office:value-type="float" office:value="1884" calcext:value-type="float">
            <text:p>1884</text:p>
          </table:table-cell>
          <table:table-cell table:formula="of:=[.J75]-[.D75]"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1882" calcext:value-type="float">
            <text:p>1882</text:p>
          </table:table-cell>
          <table:table-cell office:value-type="string" calcext:value-type="string">
            <text:p>1882-Vinir-SkulSkul.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4-ListinLifa-StefStef.txt</text:p>
          </table:table-cell>
          <table:table-cell office:value-type="float" office:value="4" calcext:value-type="float">
            <text:p>4</text:p>
          </table:table-cell>
          <table:table-cell office:value-type="string" calcext:value-type="string">
            <text:p>I</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J76]-[.D76]"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4" calcext:value-type="float">
            <text:p>1884</text:p>
          </table:table-cell>
          <table:table-cell office:value-type="string" calcext:value-type="string">
            <text:p>1884-ListinLifa-StefStef.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84-ThjodFramtid-BjornJons.txt</text:p>
          </table:table-cell>
          <table:table-cell office:value-type="float" office:value="6" calcext:value-type="float">
            <text:p>6</text:p>
          </table:table-cell>
          <table:table-cell office:value-type="string" calcext:value-type="string">
            <text:p>I</text:p>
          </table:table-cell>
          <table:table-cell office:value-type="float" office:value="1858" calcext:value-type="float">
            <text:p>1858</text:p>
          </table:table-cell>
          <table:table-cell office:value-type="float" office:value="1924" calcext:value-type="float">
            <text:p>1924</text:p>
          </table:table-cell>
          <table:table-cell office:value-type="float" office:value="1884" calcext:value-type="float">
            <text:p>1884</text:p>
          </table:table-cell>
          <table:table-cell table:formula="of:=[.J77]-[.D77]" office:value-type="float" office:value="26" calcext:value-type="float">
            <text:p>26</text:p>
          </table:table-cell>
          <table:table-cell office:value-type="string" calcext:value-type="string">
            <text:p>50s</text:p>
          </table:table-cell>
          <table:table-cell office:value-type="string" calcext:value-type="string">
            <text:p>I</text:p>
          </table:table-cell>
          <table:table-cell office:value-type="float" office:value="1884" calcext:value-type="float">
            <text:p>1884</text:p>
          </table:table-cell>
          <table:table-cell office:value-type="string" calcext:value-type="string">
            <text:p>1884-ThjodFramtid-Bjor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4-ThjodFramtid-EinBen.txt</text:p>
          </table:table-cell>
          <table:table-cell office:value-type="float" office:value="6" calcext:value-type="float">
            <text:p>6</text:p>
          </table:table-cell>
          <table:table-cell office:value-type="string" calcext:value-type="string">
            <text:p>II</text:p>
          </table:table-cell>
          <table:table-cell office:value-type="float" office:value="1864" calcext:value-type="float">
            <text:p>1864</text:p>
          </table:table-cell>
          <table:table-cell office:value-type="float" office:value="1940" calcext:value-type="float">
            <text:p>1940</text:p>
          </table:table-cell>
          <table:table-cell office:value-type="float" office:value="1884" calcext:value-type="float">
            <text:p>1884</text:p>
          </table:table-cell>
          <table:table-cell table:formula="of:=[.J78]-[.D78]"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1884" calcext:value-type="float">
            <text:p>1884</text:p>
          </table:table-cell>
          <table:table-cell office:value-type="string" calcext:value-type="string">
            <text:p>1884-ThjodFramtid-EinBen.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86-Freistingar-HannThorsteins.txt</text:p>
          </table:table-cell>
          <table:table-cell office:value-type="float" office:value="6" calcext:value-type="float">
            <text:p>6</text:p>
          </table:table-cell>
          <table:table-cell office:value-type="string" calcext:value-type="string">
            <text:p>I</text:p>
          </table:table-cell>
          <table:table-cell office:value-type="float" office:value="1860" calcext:value-type="float">
            <text:p>1860</text:p>
          </table:table-cell>
          <table:table-cell office:value-type="float" office:value="1935" calcext:value-type="float">
            <text:p>1935</text:p>
          </table:table-cell>
          <table:table-cell office:value-type="float" office:value="1886" calcext:value-type="float">
            <text:p>1886</text:p>
          </table:table-cell>
          <table:table-cell table:formula="of:=[.J79]-[.D79]" office:value-type="float" office:value="26" calcext:value-type="float">
            <text:p>26</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Freistingar-HannThorstei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6-Freistingar-JonHelg.txt</text:p>
          </table:table-cell>
          <table:table-cell office:value-type="float" office:value="6" calcext:value-type="float">
            <text:p>6</text:p>
          </table:table-cell>
          <table:table-cell office:value-type="string" calcext:value-type="string">
            <text:p>I</text:p>
          </table:table-cell>
          <table:table-cell office:value-type="float" office:value="1866" calcext:value-type="float">
            <text:p>1866</text:p>
          </table:table-cell>
          <table:table-cell office:value-type="float" office:value="1942" calcext:value-type="float">
            <text:p>1942</text:p>
          </table:table-cell>
          <table:table-cell office:value-type="float" office:value="1886" calcext:value-type="float">
            <text:p>1886</text:p>
          </table:table-cell>
          <table:table-cell table:formula="of:=[.J80]-[.D80]"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Freistingar-JonHelg.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6-Freistingar-StefStef.txt</text:p>
          </table:table-cell>
          <table:table-cell office:value-type="float" office:value="6" calcext:value-type="float">
            <text:p>6</text:p>
          </table:table-cell>
          <table:table-cell office:value-type="string" calcext:value-type="string">
            <text:p>I</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J81]-[.D81]" office:value-type="float" office:value="22" calcext:value-type="float">
            <text:p>22</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Freistingar-StefStef.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6-ListinLifa-JohLaryng.txt</text:p>
          </table:table-cell>
          <table:table-cell office:value-type="float" office:value="5" calcext:value-type="float">
            <text:p>5</text:p>
          </table:table-cell>
          <table:table-cell office:value-type="string" calcext:value-type="string">
            <text:p>I</text:p>
          </table:table-cell>
          <table:table-cell office:value-type="float" office:value="1859" calcext:value-type="float">
            <text:p>1859</text:p>
          </table:table-cell>
          <table:table-cell office:value-type="float" office:value="1929" calcext:value-type="float">
            <text:p>1929</text:p>
          </table:table-cell>
          <table:table-cell office:value-type="float" office:value="1886" calcext:value-type="float">
            <text:p>1886</text:p>
          </table:table-cell>
          <table:table-cell table:formula="of:=[.J82]-[.D82]" office:value-type="float" office:value="27" calcext:value-type="float">
            <text:p>27</text:p>
          </table:table-cell>
          <table:table-cell office:value-type="string" calcext:value-type="string">
            <text:p>5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ListinLifa-JohLaryng.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6-ListinLifa-OlThorb.txt</text:p>
          </table:table-cell>
          <table:table-cell office:value-type="float" office:value="5" calcext:value-type="float">
            <text:p>5</text:p>
          </table:table-cell>
          <table:table-cell office:value-type="string" calcext:value-type="string">
            <text:p>I</text:p>
          </table:table-cell>
          <table:table-cell office:value-type="float" office:value="1869" calcext:value-type="float">
            <text:p>1869</text:p>
          </table:table-cell>
          <table:table-cell/>
          <table:table-cell office:value-type="float" office:value="1889" calcext:value-type="float">
            <text:p>1889</text:p>
          </table:table-cell>
          <table:table-cell table:formula="of:=[.J83]-[.D83]"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1886" calcext:value-type="float">
            <text:p>1886</text:p>
          </table:table-cell>
          <table:table-cell office:value-type="string" calcext:value-type="string">
            <text:p>1886-ListinLifa-OlThorb.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6-ListinLifa-ThorThor.txt</text:p>
          </table:table-cell>
          <table:table-cell office:value-type="float" office:value="6" calcext:value-type="float">
            <text:p>6</text:p>
          </table:table-cell>
          <table:table-cell office:value-type="string" calcext:value-type="string">
            <text:p>III</text:p>
          </table:table-cell>
          <table:table-cell office:value-type="float" office:value="1864" calcext:value-type="float">
            <text:p>1864</text:p>
          </table:table-cell>
          <table:table-cell office:value-type="float" office:value="1939" calcext:value-type="float">
            <text:p>1939</text:p>
          </table:table-cell>
          <table:table-cell office:value-type="float" office:value="1886" calcext:value-type="float">
            <text:p>1886</text:p>
          </table:table-cell>
          <table:table-cell table:formula="of:=[.J84]-[.D84]" office:value-type="float" office:value="22" calcext:value-type="float">
            <text:p>22</text:p>
          </table:table-cell>
          <table:table-cell office:value-type="string" calcext:value-type="string">
            <text:p>60s</text:p>
          </table:table-cell>
          <table:table-cell office:value-type="string" calcext:value-type="string">
            <text:p>III</text:p>
          </table:table-cell>
          <table:table-cell office:value-type="float" office:value="1886" calcext:value-type="float">
            <text:p>1886</text:p>
          </table:table-cell>
          <table:table-cell office:value-type="string" calcext:value-type="string">
            <text:p>1886-ListinLifa-ThorThor.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89-ListinLifa-KristKrist.txt</text:p>
          </table:table-cell>
          <table:table-cell office:value-type="float" office:value="5" calcext:value-type="float">
            <text:p>5</text:p>
          </table:table-cell>
          <table:table-cell office:value-type="string" calcext:value-type="string">
            <text:p>I</text:p>
          </table:table-cell>
          <table:table-cell office:value-type="float" office:value="1870" calcext:value-type="float">
            <text:p>1870</text:p>
          </table:table-cell>
          <table:table-cell office:value-type="float" office:value="1927" calcext:value-type="float">
            <text:p>1927</text:p>
          </table:table-cell>
          <table:table-cell office:value-type="float" office:value="1890" calcext:value-type="float">
            <text:p>1890</text:p>
          </table:table-cell>
          <table:table-cell table:formula="of:=[.J85]-[.D8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89" calcext:value-type="float">
            <text:p>1889</text:p>
          </table:table-cell>
          <table:table-cell office:value-type="string" calcext:value-type="string">
            <text:p>1889-ListinLifa-KristKrist.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889-ThjodFramtid-JonJonsAd.txt</text:p>
          </table:table-cell>
          <table:table-cell office:value-type="float" office:value="6" calcext:value-type="float">
            <text:p>6</text:p>
          </table:table-cell>
          <table:table-cell office:value-type="string" calcext:value-type="string">
            <text:p>II</text:p>
          </table:table-cell>
          <table:table-cell office:value-type="float" office:value="1869" calcext:value-type="float">
            <text:p>1869</text:p>
          </table:table-cell>
          <table:table-cell office:value-type="float" office:value="1920" calcext:value-type="float">
            <text:p>1920</text:p>
          </table:table-cell>
          <table:table-cell office:value-type="float" office:value="1889" calcext:value-type="float">
            <text:p>1889</text:p>
          </table:table-cell>
          <table:table-cell table:formula="of:=[.J86]-[.D86]"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1889" calcext:value-type="float">
            <text:p>1889</text:p>
          </table:table-cell>
          <table:table-cell office:value-type="string" calcext:value-type="string">
            <text:p>1889-ThjodFramtid-JonJonsAd.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89-ThjodFramtid-MagnJons.txt</text:p>
          </table:table-cell>
          <table:table-cell office:value-type="float" office:value="6" calcext:value-type="float">
            <text:p>6</text:p>
          </table:table-cell>
          <table:table-cell office:value-type="string" calcext:value-type="string">
            <text:p>III</text:p>
          </table:table-cell>
          <table:table-cell office:value-type="float" office:value="1864" calcext:value-type="float">
            <text:p>1864</text:p>
          </table:table-cell>
          <table:table-cell office:value-type="float" office:value="1951" calcext:value-type="float">
            <text:p>1951</text:p>
          </table:table-cell>
          <table:table-cell office:value-type="float" office:value="1889" calcext:value-type="float">
            <text:p>1889</text:p>
          </table:table-cell>
          <table:table-cell table:formula="of:=[.J87]-[.D87]" office:value-type="float" office:value="25" calcext:value-type="float">
            <text:p>25</text:p>
          </table:table-cell>
          <table:table-cell office:value-type="string" calcext:value-type="string">
            <text:p>60s</text:p>
          </table:table-cell>
          <table:table-cell office:value-type="string" calcext:value-type="string">
            <text:p>III</text:p>
          </table:table-cell>
          <table:table-cell office:value-type="float" office:value="1889" calcext:value-type="float">
            <text:p>1889</text:p>
          </table:table-cell>
          <table:table-cell office:value-type="string" calcext:value-type="string">
            <text:p>1889-ThjodFramtid-MagnJons.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89-ThjodFramtid-OlThorl.txt</text:p>
          </table:table-cell>
          <table:table-cell office:value-type="float" office:value="6" calcext:value-type="float">
            <text:p>6</text:p>
          </table:table-cell>
          <table:table-cell office:value-type="string" calcext:value-type="string">
            <text:p>I</text:p>
          </table:table-cell>
          <table:table-cell office:value-type="float" office:value="1869" calcext:value-type="float">
            <text:p>1869</text:p>
          </table:table-cell>
          <table:table-cell office:value-type="float" office:value="1953" calcext:value-type="float">
            <text:p>1953</text:p>
          </table:table-cell>
          <table:table-cell office:value-type="float" office:value="1889" calcext:value-type="float">
            <text:p>1889</text:p>
          </table:table-cell>
          <table:table-cell table:formula="of:=[.J88]-[.D8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1889" calcext:value-type="float">
            <text:p>1889</text:p>
          </table:table-cell>
          <table:table-cell office:value-type="string" calcext:value-type="string">
            <text:p>1889-ThjodFramtid-OlThorl.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89-Vinir-FridrFridr.txt</text:p>
          </table:table-cell>
          <table:table-cell office:value-type="float" office:value="4" calcext:value-type="float">
            <text:p>4</text:p>
          </table:table-cell>
          <table:table-cell office:value-type="string" calcext:value-type="string">
            <text:p>II</text:p>
          </table:table-cell>
          <table:table-cell office:value-type="float" office:value="1868" calcext:value-type="float">
            <text:p>1868</text:p>
          </table:table-cell>
          <table:table-cell office:value-type="float" office:value="1961" calcext:value-type="float">
            <text:p>1961</text:p>
          </table:table-cell>
          <table:table-cell office:value-type="float" office:value="1893" calcext:value-type="float">
            <text:p>1893</text:p>
          </table:table-cell>
          <table:table-cell table:formula="of:=[.J89]-[.D89]" office:value-type="float" office:value="21" calcext:value-type="float">
            <text:p>21</text:p>
          </table:table-cell>
          <table:table-cell office:value-type="string" calcext:value-type="string">
            <text:p>60s</text:p>
          </table:table-cell>
          <table:table-cell office:value-type="string" calcext:value-type="string">
            <text:p>II</text:p>
          </table:table-cell>
          <table:table-cell office:value-type="float" office:value="1889" calcext:value-type="float">
            <text:p>1889</text:p>
          </table:table-cell>
          <table:table-cell office:value-type="string" calcext:value-type="string">
            <text:p>1889-Vinir-FridrFridr.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90-HugsanirHimingeiminn-JohBriem.txt</text:p>
          </table:table-cell>
          <table:table-cell office:value-type="float" office:value="2" calcext:value-type="float">
            <text:p>2</text:p>
          </table:table-cell>
          <table:table-cell office:value-type="string" calcext:value-type="string">
            <text:p>I</text:p>
          </table:table-cell>
          <table:table-cell office:value-type="float" office:value="1874" calcext:value-type="float">
            <text:p>1874</text:p>
          </table:table-cell>
          <table:table-cell office:value-type="float" office:value="1892" calcext:value-type="float">
            <text:p>1892</text:p>
          </table:table-cell>
          <table:table-cell office:value-type="float" office:value="1903" calcext:value-type="float">
            <text:p>1903</text:p>
          </table:table-cell>
          <table:table-cell table:formula="of:=[.J90]-[.D90]"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0" calcext:value-type="float">
            <text:p>1890</text:p>
          </table:table-cell>
          <table:table-cell office:value-type="string" calcext:value-type="string">
            <text:p>1890-HugsanirHimingeiminn-JohBriem.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0-HugsanirHimingeiminn-JonBen.txt</text:p>
          </table:table-cell>
          <table:table-cell office:value-type="float" office:value="2" calcext:value-type="float">
            <text:p>2</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890" calcext:value-type="float">
            <text:p>1890</text:p>
          </table:table-cell>
          <table:table-cell office:value-type="string" calcext:value-type="string">
            <text:p>1890-HugsanirHimingeiminn-JonBen.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890-HugsanirHimingeiminn-JonBlond.txt</text:p>
          </table:table-cell>
          <table:table-cell office:value-type="float" office:value="2" calcext:value-type="float">
            <text:p>2</text:p>
          </table:table-cell>
          <table:table-cell office:value-type="string" calcext:value-type="string">
            <text:p>I</text:p>
          </table:table-cell>
          <table:table-cell office:value-type="float" office:value="1873" calcext:value-type="float">
            <text:p>1873</text:p>
          </table:table-cell>
          <table:table-cell office:value-type="float" office:value="1920" calcext:value-type="float">
            <text:p>1920</text:p>
          </table:table-cell>
          <table:table-cell office:value-type="float" office:value="1894" calcext:value-type="float">
            <text:p>1894</text:p>
          </table:table-cell>
          <table:table-cell table:formula="of:=[.J92]-[.D92]" office:value-type="float" office:value="17" calcext:value-type="float">
            <text:p>17</text:p>
          </table:table-cell>
          <table:table-cell office:value-type="string" calcext:value-type="string">
            <text:p>70s</text:p>
          </table:table-cell>
          <table:table-cell office:value-type="string" calcext:value-type="string">
            <text:p>I</text:p>
          </table:table-cell>
          <table:table-cell office:value-type="float" office:value="1890" calcext:value-type="float">
            <text:p>1890</text:p>
          </table:table-cell>
          <table:table-cell office:value-type="string" calcext:value-type="string">
            <text:p>1890-HugsanirHimingeiminn-JonBlond.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0-HugsanirHimingeiminn-SigGudl.txt</text:p>
          </table:table-cell>
          <table:table-cell office:value-type="float" office:value="2" calcext:value-type="float">
            <text:p>2</text:p>
          </table:table-cell>
          <table:table-cell office:value-type="string" calcext:value-type="string">
            <text:p>II</text:p>
          </table:table-cell>
          <table:table-cell office:value-type="float" office:value="1862" calcext:value-type="float">
            <text:p>1862</text:p>
          </table:table-cell>
          <table:table-cell office:value-type="float" office:value="1959" calcext:value-type="float">
            <text:p>1959</text:p>
          </table:table-cell>
          <table:table-cell office:value-type="float" office:value="1894" calcext:value-type="float">
            <text:p>1894</text:p>
          </table:table-cell>
          <table:table-cell table:formula="of:=[.J93]-[.D93]" office:value-type="float" office:value="28" calcext:value-type="float">
            <text:p>28</text:p>
          </table:table-cell>
          <table:table-cell office:value-type="string" calcext:value-type="string">
            <text:p>60s</text:p>
          </table:table-cell>
          <table:table-cell office:value-type="string" calcext:value-type="string">
            <text:p>II</text:p>
          </table:table-cell>
          <table:table-cell office:value-type="float" office:value="1890" calcext:value-type="float">
            <text:p>1890</text:p>
          </table:table-cell>
          <table:table-cell office:value-type="string" calcext:value-type="string">
            <text:p>1890-HugsanirHimingeiminn-SigGudl.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0-Konur-OlafJoh.txt</text:p>
          </table:table-cell>
          <table:table-cell office:value-type="float" office:value="4" calcext:value-type="float">
            <text:p>4</text:p>
          </table:table-cell>
          <table:table-cell office:value-type="string" calcext:value-type="string">
            <text:p>N/A</text:p>
          </table:table-cell>
          <table:table-cell office:value-type="float" office:value="1863" calcext:value-type="float">
            <text:p>1863</text:p>
          </table:table-cell>
          <table:table-cell office:value-type="float" office:value="1924" calcext:value-type="float">
            <text:p>1924</text:p>
          </table:table-cell>
          <table:table-cell/>
          <table:table-cell table:formula="of:=[.J94]-[.D94]" office:value-type="float" office:value="27" calcext:value-type="float">
            <text:p>27</text:p>
          </table:table-cell>
          <table:table-cell office:value-type="string" calcext:value-type="string">
            <text:p>60s</text:p>
          </table:table-cell>
          <table:table-cell office:value-type="string" calcext:value-type="string">
            <text:p>N/A</text:p>
          </table:table-cell>
          <table:table-cell office:value-type="float" office:value="1890" calcext:value-type="float">
            <text:p>1890</text:p>
          </table:table-cell>
          <table:table-cell office:value-type="string" calcext:value-type="string">
            <text:p>1890-Konur-OlafJoh.txt</text:p>
          </table:table-cell>
          <table:table-cell office:value-type="string" calcext:value-type="string">
            <text:p>N/A</text:p>
          </table:table-cell>
          <table:table-cell office:value-type="float" office:value="4" calcext:value-type="float">
            <text:p>4</text:p>
          </table:table-cell>
        </table:table-row>
        <table:table-row table:style-name="ro1">
          <table:table-cell office:value-type="string" calcext:value-type="string">
            <text:p>1890-ListinLifa-PetGud.txt</text:p>
          </table:table-cell>
          <table:table-cell office:value-type="float" office:value="4" calcext:value-type="float">
            <text:p>4</text:p>
          </table:table-cell>
          <table:table-cell office:value-type="string" calcext:value-type="string">
            <text:p>II</text:p>
          </table:table-cell>
          <table:table-cell office:value-type="float" office:value="1870" calcext:value-type="float">
            <text:p>1870</text:p>
          </table:table-cell>
          <table:table-cell office:value-type="float" office:value="1900" calcext:value-type="float">
            <text:p>1900</text:p>
          </table:table-cell>
          <table:table-cell office:value-type="float" office:value="1892" calcext:value-type="float">
            <text:p>1892</text:p>
          </table:table-cell>
          <table:table-cell table:formula="of:=[.J95]-[.D95]"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1890" calcext:value-type="float">
            <text:p>1890</text:p>
          </table:table-cell>
          <table:table-cell office:value-type="string" calcext:value-type="string">
            <text:p>1890-ListinLifa-PetGud.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890-ThjodFramtid-MarNiels.txt</text:p>
          </table:table-cell>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890" calcext:value-type="float">
            <text:p>1890</text:p>
          </table:table-cell>
          <table:table-cell office:value-type="string" calcext:value-type="string">
            <text:p>1890-ThjodFramtid-MarNiels.txt</text:p>
          </table:table-cell>
          <table:table-cell office:value-type="string" calcext:value-type="string">
            <text:p>N/A</text:p>
          </table:table-cell>
          <table:table-cell/>
        </table:table-row>
        <table:table-row table:style-name="ro1">
          <table:table-cell office:value-type="string" calcext:value-type="string">
            <text:p>1893-Freistingar-JonHerm.txt</text:p>
          </table:table-cell>
          <table:table-cell office:value-type="float" office:value="6" calcext:value-type="float">
            <text:p>6</text:p>
          </table:table-cell>
          <table:table-cell office:value-type="string" calcext:value-type="string">
            <text:p>I</text:p>
          </table:table-cell>
          <table:table-cell office:value-type="float" office:value="1873" calcext:value-type="float">
            <text:p>1873</text:p>
          </table:table-cell>
          <table:table-cell office:value-type="float" office:value="1960" calcext:value-type="float">
            <text:p>1960</text:p>
          </table:table-cell>
          <table:table-cell office:value-type="float" office:value="1893" calcext:value-type="float">
            <text:p>1893</text:p>
          </table:table-cell>
          <table:table-cell table:formula="of:=[.J97]-[.D97]"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Freistingar-JonHer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Freistingar-KnudZim.txt</text:p>
          </table:table-cell>
          <table:table-cell office:value-type="float" office:value="6" calcext:value-type="float">
            <text:p>6</text:p>
          </table:table-cell>
          <table:table-cell office:value-type="string" calcext:value-type="string">
            <text:p>I</text:p>
          </table:table-cell>
          <table:table-cell office:value-type="float" office:value="1875" calcext:value-type="float">
            <text:p>1875</text:p>
          </table:table-cell>
          <table:table-cell office:value-type="float" office:value="1953" calcext:value-type="float">
            <text:p>1953</text:p>
          </table:table-cell>
          <table:table-cell office:value-type="float" office:value="1893" calcext:value-type="float">
            <text:p>1893</text:p>
          </table:table-cell>
          <table:table-cell table:formula="of:=[.J98]-[.D98]"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Freistingar-KnudZi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ListinLifa-BjornBjarn.txt</text:p>
          </table:table-cell>
          <table:table-cell office:value-type="float" office:value="4" calcext:value-type="float">
            <text:p>4</text:p>
          </table:table-cell>
          <table:table-cell office:value-type="string" calcext:value-type="string">
            <text:p>ág.</text:p>
          </table:table-cell>
          <table:table-cell office:value-type="float" office:value="1873" calcext:value-type="float">
            <text:p>1873</text:p>
          </table:table-cell>
          <table:table-cell office:value-type="float" office:value="1918" calcext:value-type="float">
            <text:p>1918</text:p>
          </table:table-cell>
          <table:table-cell office:value-type="float" office:value="1895" calcext:value-type="float">
            <text:p>1895</text:p>
          </table:table-cell>
          <table:table-cell table:formula="of:=[.J99]-[.D99]" office:value-type="float" office:value="20" calcext:value-type="float">
            <text:p>20</text:p>
          </table:table-cell>
          <table:table-cell office:value-type="string" calcext:value-type="string">
            <text:p>70s</text:p>
          </table:table-cell>
          <table:table-cell office:value-type="string" calcext:value-type="string">
            <text:p>ág.</text:p>
          </table:table-cell>
          <table:table-cell office:value-type="float" office:value="1893" calcext:value-type="float">
            <text:p>1893</text:p>
          </table:table-cell>
          <table:table-cell office:value-type="string" calcext:value-type="string">
            <text:p>1893-ListinLifa-BjornBjarn.txt</text:p>
          </table:table-cell>
          <table:table-cell office:value-type="string" calcext:value-type="string">
            <text:p>ág.</text:p>
          </table:table-cell>
          <table:table-cell office:value-type="float" office:value="4" calcext:value-type="float">
            <text:p>4</text:p>
          </table:table-cell>
        </table:table-row>
        <table:table-row table:style-name="ro1">
          <table:table-cell office:value-type="string" calcext:value-type="string">
            <text:p>1893-ListinLifa-ThorvThorv.txt</text:p>
          </table:table-cell>
          <table:table-cell office:value-type="float" office:value="5" calcext:value-type="float">
            <text:p>5</text:p>
          </table:table-cell>
          <table:table-cell office:value-type="string" calcext:value-type="string">
            <text:p>II</text:p>
          </table:table-cell>
          <table:table-cell office:value-type="float" office:value="1863" calcext:value-type="float">
            <text:p>1863</text:p>
          </table:table-cell>
          <table:table-cell office:value-type="float" office:value="1948" calcext:value-type="float">
            <text:p>1948</text:p>
          </table:table-cell>
          <table:table-cell office:value-type="float" office:value="1894" calcext:value-type="float">
            <text:p>1894</text:p>
          </table:table-cell>
          <table:table-cell table:formula="of:=[.J100]-[.D100]" office:value-type="float" office:value="30" calcext:value-type="float">
            <text:p>30</text:p>
          </table:table-cell>
          <table:table-cell office:value-type="string" calcext:value-type="string">
            <text:p>60s</text:p>
          </table:table-cell>
          <table:table-cell office:value-type="string" calcext:value-type="string">
            <text:p>II</text:p>
          </table:table-cell>
          <table:table-cell office:value-type="float" office:value="1893" calcext:value-type="float">
            <text:p>1893</text:p>
          </table:table-cell>
          <table:table-cell office:value-type="string" calcext:value-type="string">
            <text:p>1893-ListinLifa-ThorvThorv.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893-LydraediStjorn-BenThGrond.txt</text:p>
          </table:table-cell>
          <table:table-cell office:value-type="float" office:value="6" calcext:value-type="float">
            <text:p>6</text:p>
          </table:table-cell>
          <table:table-cell office:value-type="string" calcext:value-type="string">
            <text:p>III</text:p>
          </table:table-cell>
          <table:table-cell office:value-type="float" office:value="1870" calcext:value-type="float">
            <text:p>1870</text:p>
          </table:table-cell>
          <table:table-cell office:value-type="float" office:value="1938" calcext:value-type="float">
            <text:p>1938</text:p>
          </table:table-cell>
          <table:table-cell office:value-type="float" office:value="1893" calcext:value-type="float">
            <text:p>1893</text:p>
          </table:table-cell>
          <table:table-cell table:formula="of:=[.J101]-[.D101]" office:value-type="float" office:value="23" calcext:value-type="float">
            <text:p>23</text:p>
          </table:table-cell>
          <table:table-cell office:value-type="string" calcext:value-type="string">
            <text:p>70s</text:p>
          </table:table-cell>
          <table:table-cell office:value-type="string" calcext:value-type="string">
            <text:p>III</text:p>
          </table:table-cell>
          <table:table-cell office:value-type="float" office:value="1893" calcext:value-type="float">
            <text:p>1893</text:p>
          </table:table-cell>
          <table:table-cell office:value-type="string" calcext:value-type="string">
            <text:p>1893-LydraediStjorn-BenThGrond.txt</text:p>
          </table:table-cell>
          <table:table-cell office:value-type="string" calcext:value-type="string">
            <text:p>III</text:p>
          </table:table-cell>
          <table:table-cell office:value-type="float" office:value="6" calcext:value-type="float">
            <text:p>6</text:p>
          </table:table-cell>
        </table:table-row>
        <table:table-row table:style-name="ro1">
          <table:table-cell office:value-type="string" calcext:value-type="string">
            <text:p>1893-LydraediStjorn-MagnArnb.txt</text:p>
          </table:table-cell>
          <table:table-cell office:value-type="float" office:value="6" calcext:value-type="float">
            <text:p>6</text:p>
          </table:table-cell>
          <table:table-cell office:value-type="string" calcext:value-type="string">
            <text:p>I</text:p>
          </table:table-cell>
          <table:table-cell office:value-type="float" office:value="1870" calcext:value-type="float">
            <text:p>1870</text:p>
          </table:table-cell>
          <table:table-cell office:value-type="float" office:value="1956" calcext:value-type="float">
            <text:p>1956</text:p>
          </table:table-cell>
          <table:table-cell office:value-type="float" office:value="1893" calcext:value-type="float">
            <text:p>1893</text:p>
          </table:table-cell>
          <table:table-cell table:formula="of:=[.J102]-[.D102]" office:value-type="float" office:value="23" calcext:value-type="float">
            <text:p>23</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LydraediStjorn-MagnArnb.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LydraediStjorn-SigMagn.txt</text:p>
          </table:table-cell>
          <table:table-cell office:value-type="float" office:value="6" calcext:value-type="float">
            <text:p>6</text:p>
          </table:table-cell>
          <table:table-cell office:value-type="string" calcext:value-type="string">
            <text:p>I</text:p>
          </table:table-cell>
          <table:table-cell office:value-type="float" office:value="1869" calcext:value-type="float">
            <text:p>1869</text:p>
          </table:table-cell>
          <table:table-cell office:value-type="float" office:value="1945" calcext:value-type="float">
            <text:p>1945</text:p>
          </table:table-cell>
          <table:table-cell office:value-type="float" office:value="1893" calcext:value-type="float">
            <text:p>1893</text:p>
          </table:table-cell>
          <table:table-cell table:formula="of:=[.J103]-[.D103]" office:value-type="float" office:value="24" calcext:value-type="float">
            <text:p>24</text:p>
          </table:table-cell>
          <table:table-cell office:value-type="string" calcext:value-type="string">
            <text:p>6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LydraediStjorn-SigMagn.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3-VeturSumar-AsgTorf.txt</text:p>
          </table:table-cell>
          <table:table-cell office:value-type="float" office:value="2" calcext:value-type="float">
            <text:p>2</text:p>
          </table:table-cell>
          <table:table-cell office:value-type="string" calcext:value-type="string">
            <text:p>I</text:p>
          </table:table-cell>
          <table:table-cell office:value-type="float" office:value="1871" calcext:value-type="float">
            <text:p>1871</text:p>
          </table:table-cell>
          <table:table-cell office:value-type="float" office:value="1916" calcext:value-type="float">
            <text:p>1916</text:p>
          </table:table-cell>
          <table:table-cell office:value-type="float" office:value="1897" calcext:value-type="float">
            <text:p>1897</text:p>
          </table:table-cell>
          <table:table-cell table:formula="of:=[.J104]-[.D104]"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VeturSumar-AsgTorf.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3-VeturSumar-GudmGudm.txt</text:p>
          </table:table-cell>
          <table:table-cell office:value-type="float" office:value="2" calcext:value-type="float">
            <text:p>2</text:p>
          </table:table-cell>
          <table:table-cell office:value-type="string" calcext:value-type="string">
            <text:p>I</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J105]-[.D10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93" calcext:value-type="float">
            <text:p>1893</text:p>
          </table:table-cell>
          <table:table-cell office:value-type="string" calcext:value-type="string">
            <text:p>1893-VeturSumar-GudmGudm.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4-ListinLifa-PallFridrVidBjarn.txt</text:p>
          </table:table-cell>
          <table:table-cell office:value-type="float" office:value="5" calcext:value-type="float">
            <text:p>5</text:p>
          </table:table-cell>
          <table:table-cell office:value-type="string" calcext:value-type="string">
            <text:p>ág.</text:p>
          </table:table-cell>
          <table:table-cell office:value-type="float" office:value="1873" calcext:value-type="float">
            <text:p>1873</text:p>
          </table:table-cell>
          <table:table-cell office:value-type="float" office:value="1930" calcext:value-type="float">
            <text:p>1930</text:p>
          </table:table-cell>
          <table:table-cell office:value-type="float" office:value="1895" calcext:value-type="float">
            <text:p>1895</text:p>
          </table:table-cell>
          <table:table-cell table:formula="of:=[.J106]-[.D106]" office:value-type="float" office:value="21" calcext:value-type="float">
            <text:p>21</text:p>
          </table:table-cell>
          <table:table-cell office:value-type="string" calcext:value-type="string">
            <text:p>70s</text:p>
          </table:table-cell>
          <table:table-cell office:value-type="string" calcext:value-type="string">
            <text:p>ág.</text:p>
          </table:table-cell>
          <table:table-cell office:value-type="float" office:value="1894" calcext:value-type="float">
            <text:p>1894</text:p>
          </table:table-cell>
          <table:table-cell office:value-type="string" calcext:value-type="string">
            <text:p>1894-ListinLifa-PallFridrVidBjarn.txt</text:p>
          </table:table-cell>
          <table:table-cell office:value-type="string" calcext:value-type="string">
            <text:p>ág.</text:p>
          </table:table-cell>
          <table:table-cell office:value-type="float" office:value="5" calcext:value-type="float">
            <text:p>5</text:p>
          </table:table-cell>
        </table:table-row>
        <table:table-row table:style-name="ro1">
          <table:table-cell office:value-type="string" calcext:value-type="string">
            <text:p>1894-LysingHeima-ArnSig.txt</text:p>
          </table:table-cell>
          <table:table-cell office:value-type="float" office:value="1" calcext:value-type="float">
            <text:p>1</text:p>
          </table:table-cell>
          <table:table-cell office:value-type="string" calcext:value-type="string">
            <text:p>N/A</text:p>
          </table:table-cell>
          <table:table-cell office:value-type="float" office:value="1875" calcext:value-type="float">
            <text:p>1875</text:p>
          </table:table-cell>
          <table:table-cell table:number-columns-repeated="2"/>
          <table:table-cell table:formula="of:=[.J107]-[.D107]" office:value-type="float" office:value="19" calcext:value-type="float">
            <text:p>19</text:p>
          </table:table-cell>
          <table:table-cell office:value-type="string" calcext:value-type="string">
            <text:p>70s</text:p>
          </table:table-cell>
          <table:table-cell office:value-type="string" calcext:value-type="string">
            <text:p>N/A</text:p>
          </table:table-cell>
          <table:table-cell office:value-type="float" office:value="1894" calcext:value-type="float">
            <text:p>1894</text:p>
          </table:table-cell>
          <table:table-cell office:value-type="string" calcext:value-type="string">
            <text:p>1894-LysingHeima-ArnSig.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894-LysingHeima-HansBjarn.txt</text:p>
          </table:table-cell>
          <table:table-cell office:value-type="float" office:value="1" calcext:value-type="float">
            <text:p>1</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894" calcext:value-type="float">
            <text:p>1894</text:p>
          </table:table-cell>
          <table:table-cell office:value-type="string" calcext:value-type="string">
            <text:p>1894-LysingHeima-HansBjarn.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894-LysingHeima-JonBrands.txt</text:p>
          </table:table-cell>
          <table:table-cell office:value-type="float" office:value="1" calcext:value-type="float">
            <text:p>1</text:p>
          </table:table-cell>
          <table:table-cell office:value-type="string" calcext:value-type="string">
            <text:p>II</text:p>
          </table:table-cell>
          <table:table-cell office:value-type="float" office:value="1875" calcext:value-type="float">
            <text:p>1875</text:p>
          </table:table-cell>
          <table:table-cell office:value-type="float" office:value="1959" calcext:value-type="float">
            <text:p>1959</text:p>
          </table:table-cell>
          <table:table-cell office:value-type="float" office:value="1899" calcext:value-type="float">
            <text:p>1899</text:p>
          </table:table-cell>
          <table:table-cell table:formula="of:=[.J109]-[.D109]" office:value-type="float" office:value="19" calcext:value-type="float">
            <text:p>19</text:p>
          </table:table-cell>
          <table:table-cell office:value-type="string" calcext:value-type="string">
            <text:p>70s</text:p>
          </table:table-cell>
          <table:table-cell office:value-type="string" calcext:value-type="string">
            <text:p>II</text:p>
          </table:table-cell>
          <table:table-cell office:value-type="float" office:value="1894" calcext:value-type="float">
            <text:p>1894</text:p>
          </table:table-cell>
          <table:table-cell office:value-type="string" calcext:value-type="string">
            <text:p>1894-LysingHeima-JonBrands.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894-LysingHeima-JonJoh.txt</text:p>
          </table:table-cell>
          <table:table-cell office:value-type="float" office:value="1" calcext:value-type="float">
            <text:p>1</text:p>
          </table:table-cell>
          <table:table-cell office:value-type="string" calcext:value-type="string">
            <text:p>II</text:p>
          </table:table-cell>
          <table:table-cell office:value-type="float" office:value="1878" calcext:value-type="float">
            <text:p>1878</text:p>
          </table:table-cell>
          <table:table-cell office:value-type="float" office:value="1958" calcext:value-type="float">
            <text:p>1958</text:p>
          </table:table-cell>
          <table:table-cell office:value-type="float" office:value="1899" calcext:value-type="float">
            <text:p>1899</text:p>
          </table:table-cell>
          <table:table-cell table:formula="of:=[.J110]-[.D110]"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894" calcext:value-type="float">
            <text:p>1894</text:p>
          </table:table-cell>
          <table:table-cell office:value-type="string" calcext:value-type="string">
            <text:p>1894-LysingHeima-JonJoh.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894-LysingHeima-SigMark.txt</text:p>
          </table:table-cell>
          <table:table-cell office:value-type="float" office:value="1" calcext:value-type="float">
            <text:p>1</text:p>
          </table:table-cell>
          <table:table-cell office:value-type="string" calcext:value-type="string">
            <text:p>I</text:p>
          </table:table-cell>
          <table:table-cell office:value-type="float" office:value="1879" calcext:value-type="float">
            <text:p>1879</text:p>
          </table:table-cell>
          <table:table-cell office:value-type="float" office:value="1959" calcext:value-type="float">
            <text:p>1959</text:p>
          </table:table-cell>
          <table:table-cell office:value-type="float" office:value="1900" calcext:value-type="float">
            <text:p>1900</text:p>
          </table:table-cell>
          <table:table-cell table:formula="of:=[.J111]-[.D111]" office:value-type="float" office:value="15" calcext:value-type="float">
            <text:p>15</text:p>
          </table:table-cell>
          <table:table-cell office:value-type="string" calcext:value-type="string">
            <text:p>70s</text:p>
          </table:table-cell>
          <table:table-cell office:value-type="string" calcext:value-type="string">
            <text:p>I</text:p>
          </table:table-cell>
          <table:table-cell office:value-type="float" office:value="1894" calcext:value-type="float">
            <text:p>1894</text:p>
          </table:table-cell>
          <table:table-cell office:value-type="string" calcext:value-type="string">
            <text:p>1894-LysingHeima-SigMark.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4-SveitaBaejarlif-JonHjaltSig.txt</text:p>
          </table:table-cell>
          <table:table-cell office:value-type="float" office:value="2" calcext:value-type="float">
            <text:p>2</text:p>
          </table:table-cell>
          <table:table-cell office:value-type="string" calcext:value-type="string">
            <text:p>I</text:p>
          </table:table-cell>
          <table:table-cell office:value-type="float" office:value="1878" calcext:value-type="float">
            <text:p>1878</text:p>
          </table:table-cell>
          <table:table-cell office:value-type="float" office:value="1955" calcext:value-type="float">
            <text:p>1955</text:p>
          </table:table-cell>
          <table:table-cell office:value-type="float" office:value="1898" calcext:value-type="float">
            <text:p>1898</text:p>
          </table:table-cell>
          <table:table-cell table:formula="of:=[.J112]-[.D112]"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4" calcext:value-type="float">
            <text:p>1894</text:p>
          </table:table-cell>
          <table:table-cell office:value-type="string" calcext:value-type="string">
            <text:p>1894-SveitaBaejarlif-JonHjaltSig.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IthrottirLeikir-EggBrEir.txt</text:p>
          </table:table-cell>
          <table:table-cell office:value-type="float" office:value="2" calcext:value-type="float">
            <text:p>2</text:p>
          </table:table-cell>
          <table:table-cell office:value-type="string" calcext:value-type="string">
            <text:p>II</text:p>
          </table:table-cell>
          <table:table-cell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J113]-[.D113]"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895" calcext:value-type="float">
            <text:p>1895</text:p>
          </table:table-cell>
          <table:table-cell office:value-type="string" calcext:value-type="string">
            <text:p>1895-IthrottirLeikir-EggBrEir.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5-IthrottirLeikir-GudmBen.txt</text:p>
          </table:table-cell>
          <table:table-cell office:value-type="float" office:value="2" calcext:value-type="float">
            <text:p>2</text:p>
          </table:table-cell>
          <table:table-cell office:value-type="string" calcext:value-type="string">
            <text:p>I</text:p>
          </table:table-cell>
          <table:table-cell office:value-type="float" office:value="1879" calcext:value-type="float">
            <text:p>1879</text:p>
          </table:table-cell>
          <table:table-cell office:value-type="float" office:value="1918" calcext:value-type="float">
            <text:p>1918</text:p>
          </table:table-cell>
          <table:table-cell office:value-type="float" office:value="1899" calcext:value-type="float">
            <text:p>1899</text:p>
          </table:table-cell>
          <table:table-cell table:formula="of:=[.J114]-[.D114]"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IthrottirLeikir-GudmBen.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SveitBaejarlif-EggBrEir.txt</text:p>
          </table:table-cell>
          <table:table-cell office:value-type="float" office:value="2" calcext:value-type="float">
            <text:p>2</text:p>
          </table:table-cell>
          <table:table-cell office:value-type="string" calcext:value-type="string">
            <text:p>II</text:p>
          </table:table-cell>
          <table:table-cell table:style-name="ce12"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J115]-[.D115]"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895" calcext:value-type="float">
            <text:p>1895</text:p>
          </table:table-cell>
          <table:table-cell office:value-type="string" calcext:value-type="string">
            <text:p>1895-SveitBaejarlif-EggBrEir.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5-SveitBaejarlif-HendrErl.txt</text:p>
          </table:table-cell>
          <table:table-cell office:value-type="float" office:value="2" calcext:value-type="float">
            <text:p>2</text:p>
          </table:table-cell>
          <table:table-cell office:value-type="string" calcext:value-type="string">
            <text:p>I</text:p>
          </table:table-cell>
          <table:table-cell office:value-type="float" office:value="1879" calcext:value-type="float">
            <text:p>1879</text:p>
          </table:table-cell>
          <table:table-cell office:value-type="float" office:value="1930" calcext:value-type="float">
            <text:p>1930</text:p>
          </table:table-cell>
          <table:table-cell office:value-type="float" office:value="1899" calcext:value-type="float">
            <text:p>1899</text:p>
          </table:table-cell>
          <table:table-cell table:formula="of:=[.J116]-[.D116]"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SveitBaejarlif-HendrErl.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SveitBaejarlif-KristBjorns.txt</text:p>
          </table:table-cell>
          <table:table-cell office:value-type="float" office:value="2" calcext:value-type="float">
            <text:p>2</text:p>
          </table:table-cell>
          <table:table-cell office:value-type="string" calcext:value-type="string">
            <text:p>I</text:p>
          </table:table-cell>
          <table:table-cell office:value-type="float" office:value="1879" calcext:value-type="float">
            <text:p>1879</text:p>
          </table:table-cell>
          <table:table-cell office:value-type="float" office:value="1939" calcext:value-type="float">
            <text:p>1939</text:p>
          </table:table-cell>
          <table:table-cell office:value-type="float" office:value="1899" calcext:value-type="float">
            <text:p>1899</text:p>
          </table:table-cell>
          <table:table-cell table:formula="of:=[.J117]-[.D117]"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SveitBaejarlif-KristBjorns.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895-ThjodFramtid-GudmGudm.txt</text:p>
          </table:table-cell>
          <table:table-cell office:value-type="float" office:value="4" calcext:value-type="float">
            <text:p>4</text:p>
          </table:table-cell>
          <table:table-cell office:value-type="string" calcext:value-type="string">
            <text:p>I</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J118]-[.D118]"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ThjodFramtid-GudmGud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95-ThjodFramtid-JonThorl.txt</text:p>
          </table:table-cell>
          <table:table-cell office:value-type="float" office:value="4" calcext:value-type="float">
            <text:p>4</text:p>
          </table:table-cell>
          <table:table-cell office:value-type="string" calcext:value-type="string">
            <text:p>ág.</text:p>
          </table:table-cell>
          <table:table-cell office:value-type="float" office:value="1877" calcext:value-type="float">
            <text:p>1877</text:p>
          </table:table-cell>
          <table:table-cell office:value-type="float" office:value="1935" calcext:value-type="float">
            <text:p>1935</text:p>
          </table:table-cell>
          <table:table-cell office:value-type="float" office:value="1897" calcext:value-type="float">
            <text:p>1897</text:p>
          </table:table-cell>
          <table:table-cell table:formula="of:=[.J119]-[.D119]" office:value-type="float" office:value="18" calcext:value-type="float">
            <text:p>18</text:p>
          </table:table-cell>
          <table:table-cell office:value-type="string" calcext:value-type="string">
            <text:p>70s</text:p>
          </table:table-cell>
          <table:table-cell office:value-type="string" calcext:value-type="string">
            <text:p>ág.</text:p>
          </table:table-cell>
          <table:table-cell office:value-type="float" office:value="1895" calcext:value-type="float">
            <text:p>1895</text:p>
          </table:table-cell>
          <table:table-cell office:value-type="string" calcext:value-type="string">
            <text:p>1895-ThjodFramtid-JonThorl.txt</text:p>
          </table:table-cell>
          <table:table-cell office:value-type="string" calcext:value-type="string">
            <text:p>ág.</text:p>
          </table:table-cell>
          <table:table-cell office:value-type="float" office:value="4" calcext:value-type="float">
            <text:p>4</text:p>
          </table:table-cell>
        </table:table-row>
        <table:table-row table:style-name="ro1">
          <table:table-cell office:value-type="string" calcext:value-type="string">
            <text:p>1895-ThjodFramtid-PallSaem.txt</text:p>
          </table:table-cell>
          <table:table-cell office:value-type="float" office:value="6" calcext:value-type="float">
            <text:p>6</text:p>
          </table:table-cell>
          <table:table-cell office:value-type="string" calcext:value-type="string">
            <text:p>I</text:p>
          </table:table-cell>
          <table:table-cell office:value-type="float" office:value="1874" calcext:value-type="float">
            <text:p>1874</text:p>
          </table:table-cell>
          <table:table-cell office:value-type="float" office:value="1961" calcext:value-type="float">
            <text:p>1961</text:p>
          </table:table-cell>
          <table:table-cell office:value-type="float" office:value="1895" calcext:value-type="float">
            <text:p>1895</text:p>
          </table:table-cell>
          <table:table-cell table:formula="of:=[.J120]-[.D120]"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1895" calcext:value-type="float">
            <text:p>1895</text:p>
          </table:table-cell>
          <table:table-cell office:value-type="string" calcext:value-type="string">
            <text:p>1895-ThjodFramtid-PallSae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895-ThjodFramtid-SigPals.txt</text:p>
          </table:table-cell>
          <table:table-cell office:value-type="float" office:value="6" calcext:value-type="float">
            <text:p>6</text:p>
          </table:table-cell>
          <table:table-cell office:value-type="string" calcext:value-type="string">
            <text:p>II</text:p>
          </table:table-cell>
          <table:table-cell office:value-type="float" office:value="1870" calcext:value-type="float">
            <text:p>1870</text:p>
          </table:table-cell>
          <table:table-cell office:value-type="float" office:value="1947" calcext:value-type="float">
            <text:p>1947</text:p>
          </table:table-cell>
          <table:table-cell office:value-type="float" office:value="1895" calcext:value-type="float">
            <text:p>1895</text:p>
          </table:table-cell>
          <table:table-cell table:formula="of:=[.J121]-[.D121]" office:value-type="float" office:value="25" calcext:value-type="float">
            <text:p>25</text:p>
          </table:table-cell>
          <table:table-cell office:value-type="string" calcext:value-type="string">
            <text:p>70s</text:p>
          </table:table-cell>
          <table:table-cell office:value-type="string" calcext:value-type="string">
            <text:p>II</text:p>
          </table:table-cell>
          <table:table-cell office:value-type="float" office:value="1895" calcext:value-type="float">
            <text:p>1895</text:p>
          </table:table-cell>
          <table:table-cell office:value-type="string" calcext:value-type="string">
            <text:p>1895-ThjodFramtid-SigPals.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96-ListinLifa-JonOlRos.txt</text:p>
          </table:table-cell>
          <table:table-cell office:value-type="float" office:value="3" calcext:value-type="float">
            <text:p>3</text:p>
          </table:table-cell>
          <table:table-cell office:value-type="string" calcext:value-type="string">
            <text:p>II</text:p>
          </table:table-cell>
          <table:table-cell office:value-type="float" office:value="1879" calcext:value-type="float">
            <text:p>1879</text:p>
          </table:table-cell>
          <table:table-cell office:value-type="float" office:value="1924" calcext:value-type="float">
            <text:p>1924</text:p>
          </table:table-cell>
          <table:table-cell office:value-type="float" office:value="1899" calcext:value-type="float">
            <text:p>1899</text:p>
          </table:table-cell>
          <table:table-cell table:formula="of:=[.J122]-[.D122]" office:value-type="float" office:value="17" calcext:value-type="float">
            <text:p>17</text:p>
          </table:table-cell>
          <table:table-cell office:value-type="string" calcext:value-type="string">
            <text:p>70s</text:p>
          </table:table-cell>
          <table:table-cell office:value-type="string" calcext:value-type="string">
            <text:p>II</text:p>
          </table:table-cell>
          <table:table-cell office:value-type="float" office:value="1896" calcext:value-type="float">
            <text:p>1896</text:p>
          </table:table-cell>
          <table:table-cell office:value-type="string" calcext:value-type="string">
            <text:p>1896-ListinLifa-JonOlRos.txt</text:p>
          </table:table-cell>
          <table:table-cell office:value-type="string" calcext:value-type="string">
            <text:p>II</text:p>
          </table:table-cell>
          <table:table-cell office:value-type="float" office:value="3" calcext:value-type="float">
            <text:p>3</text:p>
          </table:table-cell>
        </table:table-row>
        <table:table-row table:style-name="ro1">
          <table:table-cell office:value-type="string" calcext:value-type="string">
            <text:p>1896-ListinLifa-StefGudmStef.txt</text:p>
          </table:table-cell>
          <table:table-cell office:value-type="float" office:value="3" calcext:value-type="float">
            <text:p>3</text:p>
          </table:table-cell>
          <table:table-cell office:value-type="string" calcext:value-type="string">
            <text:p>I</text:p>
          </table:table-cell>
          <table:table-cell office:value-type="float" office:value="1876" calcext:value-type="float">
            <text:p>1876</text:p>
          </table:table-cell>
          <table:table-cell office:value-type="float" office:value="1948" calcext:value-type="float">
            <text:p>1948</text:p>
          </table:table-cell>
          <table:table-cell office:value-type="float" office:value="1899" calcext:value-type="float">
            <text:p>1899</text:p>
          </table:table-cell>
          <table:table-cell table:formula="of:=[.J123]-[.D123]"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1896" calcext:value-type="float">
            <text:p>1896</text:p>
          </table:table-cell>
          <table:table-cell office:value-type="string" calcext:value-type="string">
            <text:p>1896-ListinLifa-StefGudmStef.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96-SaganSjalfstaedi-HalldHerm.txt</text:p>
          </table:table-cell>
          <table:table-cell office:value-type="float" office:value="4" calcext:value-type="float">
            <text:p>4</text:p>
          </table:table-cell>
          <table:table-cell office:value-type="string" calcext:value-type="string">
            <text:p>I</text:p>
          </table:table-cell>
          <table:table-cell office:value-type="float" office:value="1878" calcext:value-type="float">
            <text:p>1878</text:p>
          </table:table-cell>
          <table:table-cell office:value-type="float" office:value="1958" calcext:value-type="float">
            <text:p>1958</text:p>
          </table:table-cell>
          <table:table-cell office:value-type="float" office:value="1898" calcext:value-type="float">
            <text:p>1898</text:p>
          </table:table-cell>
          <table:table-cell table:formula="of:=[.J124]-[.D124]"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1896" calcext:value-type="float">
            <text:p>1896</text:p>
          </table:table-cell>
          <table:table-cell office:value-type="string" calcext:value-type="string">
            <text:p>1896-SaganSjalfstaedi-HalldHer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96-SaganSjalfstaedi-MatthSThord.txt</text:p>
          </table:table-cell>
          <table:table-cell office:value-type="float" office:value="4" calcext:value-type="float">
            <text:p>4</text:p>
          </table:table-cell>
          <table:table-cell office:value-type="string" calcext:value-type="string">
            <text:p>I</text:p>
          </table:table-cell>
          <table:table-cell office:value-type="float" office:value="1877" calcext:value-type="float">
            <text:p>1877</text:p>
          </table:table-cell>
          <table:table-cell office:value-type="float" office:value="1961" calcext:value-type="float">
            <text:p>1961</text:p>
          </table:table-cell>
          <table:table-cell office:value-type="float" office:value="1898" calcext:value-type="float">
            <text:p>1898</text:p>
          </table:table-cell>
          <table:table-cell table:formula="of:=[.J125]-[.D12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96" calcext:value-type="float">
            <text:p>1896</text:p>
          </table:table-cell>
          <table:table-cell office:value-type="string" calcext:value-type="string">
            <text:p>1896-SaganSjalfstaedi-MatthSThord.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897-Fermingardagurinn-BenSveins.txt</text:p>
          </table:table-cell>
          <table:table-cell office:value-type="float" office:value="2" calcext:value-type="float">
            <text:p>2</text:p>
          </table:table-cell>
          <table:table-cell office:value-type="string" calcext:value-type="string">
            <text:p>III</text:p>
          </table:table-cell>
          <table:table-cell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J126]-[.D126]" office:value-type="float" office:value="20" calcext:value-type="float">
            <text:p>20</text:p>
          </table:table-cell>
          <table:table-cell office:value-type="string" calcext:value-type="string">
            <text:p>70s</text:p>
          </table:table-cell>
          <table:table-cell office:value-type="string" calcext:value-type="string">
            <text:p>III</text:p>
          </table:table-cell>
          <table:table-cell office:value-type="float" office:value="1897" calcext:value-type="float">
            <text:p>1897</text:p>
          </table:table-cell>
          <table:table-cell office:value-type="string" calcext:value-type="string">
            <text:p>1897-Fermingardagurinn-BenSveins.txt</text:p>
          </table:table-cell>
          <table:table-cell office:value-type="string" calcext:value-type="string">
            <text:p>III</text:p>
          </table:table-cell>
          <table:table-cell office:value-type="float" office:value="2" calcext:value-type="float">
            <text:p>2</text:p>
          </table:table-cell>
        </table:table-row>
        <table:table-row table:style-name="ro1">
          <table:table-cell office:value-type="string" calcext:value-type="string">
            <text:p>1897-Fermingardagurinn-JohSigur.txt</text:p>
          </table:table-cell>
          <table:table-cell office:value-type="float" office:value="2" calcext:value-type="float">
            <text:p>2</text:p>
          </table:table-cell>
          <table:table-cell office:value-type="string" calcext:value-type="string">
            <text:p>[með góðum vitnisburði]</text:p>
          </table:table-cell>
          <table:table-cell office:value-type="float" office:value="1880" calcext:value-type="float">
            <text:p>1880</text:p>
          </table:table-cell>
          <table:table-cell office:value-type="float" office:value="1919" calcext:value-type="float">
            <text:p>1919</text:p>
          </table:table-cell>
          <table:table-cell office:value-type="float" office:value="1899" calcext:value-type="float">
            <text:p>1899</text:p>
          </table:table-cell>
          <table:table-cell table:formula="of:=[.J127]-[.D127]" office:value-type="float" office:value="17" calcext:value-type="float">
            <text:p>17</text:p>
          </table:table-cell>
          <table:table-cell office:value-type="string" calcext:value-type="string">
            <text:p>80s</text:p>
          </table:table-cell>
          <table:table-cell office:value-type="string" calcext:value-type="string">
            <text:p>[með góðum vitnisburði]</text:p>
          </table:table-cell>
          <table:table-cell office:value-type="float" office:value="1897" calcext:value-type="float">
            <text:p>1897</text:p>
          </table:table-cell>
          <table:table-cell office:value-type="string" calcext:value-type="string">
            <text:p>1897-Fermingardagurinn-JohSigur.txt</text:p>
          </table:table-cell>
          <table:table-cell office:value-type="string" calcext:value-type="string">
            <text:p>[með góðum vitnisburði]</text:p>
          </table:table-cell>
          <table:table-cell office:value-type="float" office:value="2" calcext:value-type="float">
            <text:p>2</text:p>
          </table:table-cell>
        </table:table-row>
        <table:table-row table:style-name="ro1">
          <table:table-cell office:value-type="string" calcext:value-type="string">
            <text:p>1897-Fermingardagurinn-JonOfeigs.txt</text:p>
          </table:table-cell>
          <table:table-cell office:value-type="float" office:value="2" calcext:value-type="float">
            <text:p>2</text:p>
          </table:table-cell>
          <table:table-cell office:value-type="string" calcext:value-type="string">
            <text:p>ág.</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J128]-[.D128]" office:value-type="float" office:value="16" calcext:value-type="float">
            <text:p>16</text:p>
          </table:table-cell>
          <table:table-cell office:value-type="string" calcext:value-type="string">
            <text:p>80s</text:p>
          </table:table-cell>
          <table:table-cell office:value-type="string" calcext:value-type="string">
            <text:p>ág.</text:p>
          </table:table-cell>
          <table:table-cell office:value-type="float" office:value="1897" calcext:value-type="float">
            <text:p>1897</text:p>
          </table:table-cell>
          <table:table-cell office:value-type="string" calcext:value-type="string">
            <text:p>1897-Fermingardagurinn-JonOfeigs.txt</text:p>
          </table:table-cell>
          <table:table-cell office:value-type="string" calcext:value-type="string">
            <text:p>ág.</text:p>
          </table:table-cell>
          <table:table-cell office:value-type="float" office:value="2" calcext:value-type="float">
            <text:p>2</text:p>
          </table:table-cell>
        </table:table-row>
        <table:table-row table:style-name="ro1">
          <table:table-cell office:value-type="string" calcext:value-type="string">
            <text:p>1897-Fermingardagurinn-LarThorarens.txt</text:p>
          </table:table-cell>
          <table:table-cell office:value-type="float" office:value="2" calcext:value-type="float">
            <text:p>2</text:p>
          </table:table-cell>
          <table:table-cell office:value-type="string" calcext:value-type="string">
            <text:p>II</text:p>
          </table:table-cell>
          <table:table-cell office:value-type="float" office:value="1877" calcext:value-type="float">
            <text:p>1877</text:p>
          </table:table-cell>
          <table:table-cell office:value-type="float" office:value="1912" calcext:value-type="float">
            <text:p>1912</text:p>
          </table:table-cell>
          <table:table-cell office:value-type="float" office:value="1901" calcext:value-type="float">
            <text:p>1901</text:p>
          </table:table-cell>
          <table:table-cell table:formula="of:=[.J129]-[.D129]"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1897" calcext:value-type="float">
            <text:p>1897</text:p>
          </table:table-cell>
          <table:table-cell office:value-type="string" calcext:value-type="string">
            <text:p>1897-Fermingardagurinn-LarThorarens.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897-Konur-ElJak.txt</text:p>
          </table:table-cell>
          <table:table-cell office:value-type="float" office:value="6" calcext:value-type="float">
            <text:p>6</text:p>
          </table:table-cell>
          <table:table-cell office:value-type="string" calcext:value-type="string">
            <text:p>II</text:p>
          </table:table-cell>
          <table:table-cell office:value-type="float" office:value="1871" calcext:value-type="float">
            <text:p>1871</text:p>
          </table:table-cell>
          <table:table-cell office:value-type="float" office:value="1929" calcext:value-type="float">
            <text:p>1929</text:p>
          </table:table-cell>
          <table:table-cell office:value-type="float" office:value="1897" calcext:value-type="float">
            <text:p>1897</text:p>
          </table:table-cell>
          <table:table-cell table:formula="of:=[.J130]-[.D130]" office:value-type="float" office:value="26" calcext:value-type="float">
            <text:p>26</text:p>
          </table:table-cell>
          <table:table-cell office:value-type="string" calcext:value-type="string">
            <text:p>70s</text:p>
          </table:table-cell>
          <table:table-cell office:value-type="string" calcext:value-type="string">
            <text:p>II</text:p>
          </table:table-cell>
          <table:table-cell office:value-type="float" office:value="1897" calcext:value-type="float">
            <text:p>1897</text:p>
          </table:table-cell>
          <table:table-cell office:value-type="string" calcext:value-type="string">
            <text:p>1897-Konur-ElJak.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897-Sumarleyfi-AsgGGunnl.txt</text:p>
          </table:table-cell>
          <table:table-cell office:value-type="float" office:value="1" calcext:value-type="float">
            <text:p>1</text:p>
          </table:table-cell>
          <table:table-cell office:value-type="string" calcext:value-type="string">
            <text:p>N/A</text:p>
          </table:table-cell>
          <table:table-cell office:value-type="float" office:value="1879" calcext:value-type="float">
            <text:p>1879</text:p>
          </table:table-cell>
          <table:table-cell office:value-type="float" office:value="1956" calcext:value-type="float">
            <text:p>1956</text:p>
          </table:table-cell>
          <table:table-cell/>
          <table:table-cell table:formula="of:=[.J131]-[.D131]" office:value-type="float" office:value="18" calcext:value-type="float">
            <text:p>18</text:p>
          </table:table-cell>
          <table:table-cell office:value-type="string" calcext:value-type="string">
            <text:p>70s</text:p>
          </table:table-cell>
          <table:table-cell office:value-type="string" calcext:value-type="string">
            <text:p>N/A</text:p>
          </table:table-cell>
          <table:table-cell office:value-type="float" office:value="1897" calcext:value-type="float">
            <text:p>1897</text:p>
          </table:table-cell>
          <table:table-cell office:value-type="string" calcext:value-type="string">
            <text:p>1897-Sumarleyfi-AsgGGunnl.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897-Sumarleyfi-EinArn.txt</text:p>
          </table:table-cell>
          <table:table-cell office:value-type="float" office:value="1" calcext:value-type="float">
            <text:p>1</text:p>
          </table:table-cell>
          <table:table-cell office:value-type="string" calcext:value-type="string">
            <text:p>I</text:p>
          </table:table-cell>
          <table:table-cell office:value-type="float" office:value="1880" calcext:value-type="float">
            <text:p>1880</text:p>
          </table:table-cell>
          <table:table-cell office:value-type="float" office:value="1955" calcext:value-type="float">
            <text:p>1955</text:p>
          </table:table-cell>
          <table:table-cell office:value-type="float" office:value="1901" calcext:value-type="float">
            <text:p>1901</text:p>
          </table:table-cell>
          <table:table-cell table:formula="of:=[.J132]-[.D132]"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897" calcext:value-type="float">
            <text:p>1897</text:p>
          </table:table-cell>
          <table:table-cell office:value-type="string" calcext:value-type="string">
            <text:p>1897-Sumarleyfi-EinArn.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7-Sumarleyfi-PetBog.txt</text:p>
          </table:table-cell>
          <table:table-cell office:value-type="float" office:value="1" calcext:value-type="float">
            <text:p>1</text:p>
          </table:table-cell>
          <table:table-cell office:value-type="string" calcext:value-type="string">
            <text:p>I</text:p>
          </table:table-cell>
          <table:table-cell office:value-type="float" office:value="1882" calcext:value-type="float">
            <text:p>1882</text:p>
          </table:table-cell>
          <table:table-cell office:value-type="float" office:value="1961" calcext:value-type="float">
            <text:p>1961</text:p>
          </table:table-cell>
          <table:table-cell office:value-type="float" office:value="1902" calcext:value-type="float">
            <text:p>1902</text:p>
          </table:table-cell>
          <table:table-cell table:formula="of:=[.J133]-[.D133]" office:value-type="float" office:value="15" calcext:value-type="float">
            <text:p>15</text:p>
          </table:table-cell>
          <table:table-cell office:value-type="string" calcext:value-type="string">
            <text:p>80s</text:p>
          </table:table-cell>
          <table:table-cell office:value-type="string" calcext:value-type="string">
            <text:p>I</text:p>
          </table:table-cell>
          <table:table-cell office:value-type="float" office:value="1897" calcext:value-type="float">
            <text:p>1897</text:p>
          </table:table-cell>
          <table:table-cell office:value-type="string" calcext:value-type="string">
            <text:p>1897-Sumarleyfi-PetBog.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7-VeturSumar-OlafMoll.txt</text:p>
          </table:table-cell>
          <table:table-cell office:value-type="float" office:value="3" calcext:value-type="float">
            <text:p>3</text:p>
          </table:table-cell>
          <table:table-cell office:value-type="string" calcext:value-type="string">
            <text:p>N/A</text:p>
          </table:table-cell>
          <table:table-cell office:value-type="float" office:value="1876" calcext:value-type="float">
            <text:p>1876</text:p>
          </table:table-cell>
          <table:table-cell office:value-type="float" office:value="1910" calcext:value-type="float">
            <text:p>1910</text:p>
          </table:table-cell>
          <table:table-cell/>
          <table:table-cell table:formula="of:=[.J134]-[.D134]" office:value-type="float" office:value="21" calcext:value-type="float">
            <text:p>21</text:p>
          </table:table-cell>
          <table:table-cell office:value-type="string" calcext:value-type="string">
            <text:p>70s</text:p>
          </table:table-cell>
          <table:table-cell office:value-type="string" calcext:value-type="string">
            <text:p>N/A</text:p>
          </table:table-cell>
          <table:table-cell office:value-type="float" office:value="1897" calcext:value-type="float">
            <text:p>1897</text:p>
          </table:table-cell>
          <table:table-cell office:value-type="string" calcext:value-type="string">
            <text:p>1897-VeturSumar-OlafMoll.txt</text:p>
          </table:table-cell>
          <table:table-cell office:value-type="string" calcext:value-type="string">
            <text:p>N/A</text:p>
          </table:table-cell>
          <table:table-cell office:value-type="float" office:value="3" calcext:value-type="float">
            <text:p>3</text:p>
          </table:table-cell>
        </table:table-row>
        <table:table-row table:style-name="ro1">
          <table:table-cell office:value-type="string" calcext:value-type="string">
            <text:p>1897-VeturSumar-SveinnBjorns.txt</text:p>
          </table:table-cell>
          <table:table-cell office:value-type="float" office:value="3" calcext:value-type="float">
            <text:p>3</text:p>
          </table:table-cell>
          <table:table-cell office:value-type="string" calcext:value-type="string">
            <text:p>I</text:p>
          </table:table-cell>
          <table:table-cell office:value-type="float" office:value="1881" calcext:value-type="float">
            <text:p>1881</text:p>
          </table:table-cell>
          <table:table-cell office:value-type="float" office:value="1952" calcext:value-type="float">
            <text:p>1952</text:p>
          </table:table-cell>
          <table:table-cell office:value-type="float" office:value="1900" calcext:value-type="float">
            <text:p>1900</text:p>
          </table:table-cell>
          <table:table-cell table:formula="of:=[.J135]-[.D135]"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897" calcext:value-type="float">
            <text:p>1897</text:p>
          </table:table-cell>
          <table:table-cell office:value-type="string" calcext:value-type="string">
            <text:p>1897-VeturSumar-SveinnBjorn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898-LysingHeima-ThorstThorst.txt</text:p>
          </table:table-cell>
          <table:table-cell office:value-type="float" office:value="1" calcext:value-type="float">
            <text:p>1</text:p>
          </table:table-cell>
          <table:table-cell office:value-type="string" calcext:value-type="string">
            <text:p>ág.</text:p>
          </table:table-cell>
          <table:table-cell office:value-type="float" office:value="1880" calcext:value-type="float">
            <text:p>1880</text:p>
          </table:table-cell>
          <table:table-cell office:value-type="float" office:value="1979" calcext:value-type="float">
            <text:p>1979</text:p>
          </table:table-cell>
          <table:table-cell office:value-type="float" office:value="1902" calcext:value-type="float">
            <text:p>1902</text:p>
          </table:table-cell>
          <table:table-cell table:formula="of:=[.J136]-[.D136]" office:value-type="float" office:value="18" calcext:value-type="float">
            <text:p>18</text:p>
          </table:table-cell>
          <table:table-cell office:value-type="string" calcext:value-type="string">
            <text:p>80s</text:p>
          </table:table-cell>
          <table:table-cell office:value-type="string" calcext:value-type="string">
            <text:p>ág.</text:p>
          </table:table-cell>
          <table:table-cell office:value-type="float" office:value="1898" calcext:value-type="float">
            <text:p>1898</text:p>
          </table:table-cell>
          <table:table-cell office:value-type="string" calcext:value-type="string">
            <text:p>1898-LysingHeima-ThorstThorst.txt</text:p>
          </table:table-cell>
          <table:table-cell office:value-type="string" calcext:value-type="string">
            <text:p>ág.</text:p>
          </table:table-cell>
          <table:table-cell office:value-type="float" office:value="1" calcext:value-type="float">
            <text:p>1</text:p>
          </table:table-cell>
        </table:table-row>
        <table:table-row table:style-name="ro1">
          <table:table-cell office:value-type="string" calcext:value-type="string">
            <text:p>1898-LysingHeima-ValdErl.txt</text:p>
          </table:table-cell>
          <table:table-cell office:value-type="float" office:value="1" calcext:value-type="float">
            <text:p>1</text:p>
          </table:table-cell>
          <table:table-cell office:value-type="string" calcext:value-type="string">
            <text:p>I</text:p>
          </table:table-cell>
          <table:table-cell office:value-type="float" office:value="1879" calcext:value-type="float">
            <text:p>1879</text:p>
          </table:table-cell>
          <table:table-cell office:value-type="float" office:value="1951" calcext:value-type="float">
            <text:p>1951</text:p>
          </table:table-cell>
          <table:table-cell office:value-type="float" office:value="1902" calcext:value-type="float">
            <text:p>1902</text:p>
          </table:table-cell>
          <table:table-cell table:formula="of:=[.J137]-[.D137]"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898" calcext:value-type="float">
            <text:p>1898</text:p>
          </table:table-cell>
          <table:table-cell office:value-type="string" calcext:value-type="string">
            <text:p>1898-LysingHeima-ValdErl.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898-LysingHeima-VilhFins.txt</text:p>
          </table:table-cell>
          <table:table-cell office:value-type="float" office:value="1" calcext:value-type="float">
            <text:p>1</text:p>
          </table:table-cell>
          <table:table-cell office:value-type="string" calcext:value-type="string">
            <text:p>II</text:p>
          </table:table-cell>
          <table:table-cell office:value-type="float" office:value="1883" calcext:value-type="float">
            <text:p>1883</text:p>
          </table:table-cell>
          <table:table-cell office:value-type="float" office:value="1960" calcext:value-type="float">
            <text:p>1960</text:p>
          </table:table-cell>
          <table:table-cell office:value-type="float" office:value="1902" calcext:value-type="float">
            <text:p>1902</text:p>
          </table:table-cell>
          <table:table-cell table:formula="of:=[.J138]-[.D138]" office:value-type="float" office:value="15" calcext:value-type="float">
            <text:p>15</text:p>
          </table:table-cell>
          <table:table-cell office:value-type="string" calcext:value-type="string">
            <text:p>80s</text:p>
          </table:table-cell>
          <table:table-cell office:value-type="string" calcext:value-type="string">
            <text:p>II</text:p>
          </table:table-cell>
          <table:table-cell office:value-type="float" office:value="1898" calcext:value-type="float">
            <text:p>1898</text:p>
          </table:table-cell>
          <table:table-cell office:value-type="string" calcext:value-type="string">
            <text:p>1898-LysingHeima-VilhFins.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898-ThjodFramtid-BenSveins.txt</text:p>
          </table:table-cell>
          <table:table-cell office:value-type="float" office:value="3" calcext:value-type="float">
            <text:p>3</text:p>
          </table:table-cell>
          <table:table-cell office:value-type="string" calcext:value-type="string">
            <text:p>III</text:p>
          </table:table-cell>
          <table:table-cell table:style-name="ce12"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J139]-[.D139]" office:value-type="float" office:value="21" calcext:value-type="float">
            <text:p>21</text:p>
          </table:table-cell>
          <table:table-cell office:value-type="string" calcext:value-type="string">
            <text:p>70s</text:p>
          </table:table-cell>
          <table:table-cell office:value-type="string" calcext:value-type="string">
            <text:p>III</text:p>
          </table:table-cell>
          <table:table-cell office:value-type="float" office:value="1898" calcext:value-type="float">
            <text:p>1898</text:p>
          </table:table-cell>
          <table:table-cell office:value-type="string" calcext:value-type="string">
            <text:p>1898-ThjodFramtid-BenSveins.txt</text:p>
          </table:table-cell>
          <table:table-cell office:value-type="string" calcext:value-type="string">
            <text:p>III</text:p>
          </table:table-cell>
          <table:table-cell office:value-type="float" office:value="3" calcext:value-type="float">
            <text:p>3</text:p>
          </table:table-cell>
        </table:table-row>
        <table:table-row table:style-name="ro1">
          <table:table-cell office:value-type="string" calcext:value-type="string">
            <text:p>1898-ThjodFramtid-JonOfeigs.txt</text:p>
          </table:table-cell>
          <table:table-cell office:value-type="float" office:value="3" calcext:value-type="float">
            <text:p>3</text:p>
          </table:table-cell>
          <table:table-cell office:value-type="string" calcext:value-type="string">
            <text:p>ág.</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J140]-[.D140]" office:value-type="float" office:value="17" calcext:value-type="float">
            <text:p>17</text:p>
          </table:table-cell>
          <table:table-cell office:value-type="string" calcext:value-type="string">
            <text:p>80s</text:p>
          </table:table-cell>
          <table:table-cell office:value-type="string" calcext:value-type="string">
            <text:p>ág.</text:p>
          </table:table-cell>
          <table:table-cell office:value-type="float" office:value="1898" calcext:value-type="float">
            <text:p>1898</text:p>
          </table:table-cell>
          <table:table-cell office:value-type="string" calcext:value-type="string">
            <text:p>1898-ThjodFramtid-JonOfeigs.txt</text:p>
          </table:table-cell>
          <table:table-cell office:value-type="string" calcext:value-type="string">
            <text:p>ág.</text:p>
          </table:table-cell>
          <table:table-cell office:value-type="float" office:value="3" calcext:value-type="float">
            <text:p>3</text:p>
          </table:table-cell>
        </table:table-row>
        <table:table-row table:style-name="ro1">
          <table:table-cell office:value-type="string" calcext:value-type="string">
            <text:p>1900-Ferdalysingar-BogBen.txt</text:p>
          </table:table-cell>
          <table:table-cell office:value-type="float" office:value="2" calcext:value-type="float">
            <text:p>2</text:p>
          </table:table-cell>
          <table:table-cell office:value-type="string" calcext:value-type="string">
            <text:p>II</text:p>
          </table:table-cell>
          <table:table-cell office:value-type="float" office:value="1878" calcext:value-type="float">
            <text:p>1878</text:p>
          </table:table-cell>
          <table:table-cell office:value-type="float" office:value="1947" calcext:value-type="float">
            <text:p>1947</text:p>
          </table:table-cell>
          <table:table-cell office:value-type="float" office:value="1904" calcext:value-type="float">
            <text:p>1904</text:p>
          </table:table-cell>
          <table:table-cell table:formula="of:=[.J141]-[.D141]"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1900" calcext:value-type="float">
            <text:p>1900</text:p>
          </table:table-cell>
          <table:table-cell office:value-type="string" calcext:value-type="string">
            <text:p>1900-Ferdalysingar-BogBen.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900-Ferdalysingar-FridrSig.txt</text:p>
          </table:table-cell>
          <table:table-cell office:value-type="float" office:value="2" calcext:value-type="float">
            <text:p>2</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0" calcext:value-type="float">
            <text:p>1900</text:p>
          </table:table-cell>
          <table:table-cell office:value-type="string" calcext:value-type="string">
            <text:p>1900-Ferdalysingar-FridrSig.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0-Ferdalysingar-GunnThorst.txt</text:p>
          </table:table-cell>
          <table:table-cell office:value-type="float" office:value="2" calcext:value-type="float">
            <text:p>2</text:p>
          </table:table-cell>
          <table:table-cell office:value-type="string" calcext:value-type="string">
            <text:p>II</text:p>
          </table:table-cell>
          <table:table-cell office:value-type="float" office:value="1884" calcext:value-type="float">
            <text:p>1884</text:p>
          </table:table-cell>
          <table:table-cell office:value-type="float" office:value="1946" calcext:value-type="float">
            <text:p>1946</text:p>
          </table:table-cell>
          <table:table-cell office:value-type="float" office:value="1904" calcext:value-type="float">
            <text:p>1904</text:p>
          </table:table-cell>
          <table:table-cell table:formula="of:=[.J143]-[.D143]" office:value-type="float" office:value="16" calcext:value-type="float">
            <text:p>16</text:p>
          </table:table-cell>
          <table:table-cell office:value-type="string" calcext:value-type="string">
            <text:p>80s</text:p>
          </table:table-cell>
          <table:table-cell office:value-type="string" calcext:value-type="string">
            <text:p>II</text:p>
          </table:table-cell>
          <table:table-cell office:value-type="float" office:value="1900" calcext:value-type="float">
            <text:p>1900</text:p>
          </table:table-cell>
          <table:table-cell office:value-type="string" calcext:value-type="string">
            <text:p>1900-Ferdalysingar-GunnThorst.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900-Ferdalysingar-JohGSig.txt</text:p>
          </table:table-cell>
          <table:table-cell office:value-type="float" office:value="2" calcext:value-type="float">
            <text:p>2</text:p>
          </table:table-cell>
          <table:table-cell office:value-type="string" calcext:value-type="string">
            <text:p>I</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J144]-[.D14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Ferdalysingar-JohGSig.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0-Ferdalysingar-MagnJul.txt</text:p>
          </table:table-cell>
          <table:table-cell office:value-type="float" office:value="2" calcext:value-type="float">
            <text:p>2</text:p>
          </table:table-cell>
          <table:table-cell office:value-type="string" calcext:value-type="string">
            <text:p>I</text:p>
          </table:table-cell>
          <table:table-cell office:value-type="float" office:value="1886" calcext:value-type="float">
            <text:p>1886</text:p>
          </table:table-cell>
          <table:table-cell office:value-type="float" office:value="1941" calcext:value-type="float">
            <text:p>1941</text:p>
          </table:table-cell>
          <table:table-cell office:value-type="float" office:value="1904" calcext:value-type="float">
            <text:p>1904</text:p>
          </table:table-cell>
          <table:table-cell table:formula="of:=[.J145]-[.D145]" office:value-type="float" office:value="14" calcext:value-type="float">
            <text:p>14</text:p>
          </table:table-cell>
          <table:table-cell office:value-type="string" calcext:value-type="string">
            <text:p>8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Ferdalysingar-MagnJul.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0-Ferdalysingar-OddHerm.txt</text:p>
          </table:table-cell>
          <table:table-cell office:value-type="float" office:value="2" calcext:value-type="float">
            <text:p>2</text:p>
          </table:table-cell>
          <table:table-cell office:value-type="string" calcext:value-type="string">
            <text:p>I</text:p>
          </table:table-cell>
          <table:table-cell table:style-name="ce12" office:value-type="float" office:value="1884" calcext:value-type="float">
            <text:p>1884</text:p>
          </table:table-cell>
          <table:table-cell office:value-type="float" office:value="1927" calcext:value-type="float">
            <text:p>1927</text:p>
          </table:table-cell>
          <table:table-cell office:value-type="float" office:value="1904" calcext:value-type="float">
            <text:p>1904</text:p>
          </table:table-cell>
          <table:table-cell table:formula="of:=[.J146]-[.D146]"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Ferdalysingar-OddHerm.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0-Sumarleyfi-EirThStef.txt</text:p>
          </table:table-cell>
          <table:table-cell office:value-type="float" office:value="4" calcext:value-type="float">
            <text:p>4</text:p>
          </table:table-cell>
          <table:table-cell office:value-type="string" calcext:value-type="string">
            <text:p>II</text:p>
          </table:table-cell>
          <table:table-cell office:value-type="float" office:value="1878" calcext:value-type="float">
            <text:p>1878</text:p>
          </table:table-cell>
          <table:table-cell office:value-type="float" office:value="1966" calcext:value-type="float">
            <text:p>1966</text:p>
          </table:table-cell>
          <table:table-cell office:value-type="float" office:value="1902" calcext:value-type="float">
            <text:p>1902</text:p>
          </table:table-cell>
          <table:table-cell table:formula="of:=[.J147]-[.D147]"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1900" calcext:value-type="float">
            <text:p>1900</text:p>
          </table:table-cell>
          <table:table-cell office:value-type="string" calcext:value-type="string">
            <text:p>1900-Sumarleyfi-EirThStef.txt</text:p>
          </table:table-cell>
          <table:table-cell office:value-type="string" calcext:value-type="string">
            <text:p>II</text:p>
          </table:table-cell>
          <table:table-cell office:value-type="float" office:value="4" calcext:value-type="float">
            <text:p>4</text:p>
          </table:table-cell>
        </table:table-row>
        <table:table-row table:style-name="ro1">
          <table:table-cell office:value-type="string" calcext:value-type="string">
            <text:p>1900-Sumarleyfi-SigGudm.txt</text:p>
          </table:table-cell>
          <table:table-cell office:value-type="float" office:value="4" calcext:value-type="float">
            <text:p>4</text:p>
          </table:table-cell>
          <table:table-cell office:value-type="string" calcext:value-type="string">
            <text:p>I</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J148]-[.D148]"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Sumarleyfi-SigGudm.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0-ThjodFramtid-PallSveins.txt</text:p>
          </table:table-cell>
          <table:table-cell office:value-type="float" office:value="6" calcext:value-type="float">
            <text:p>6</text:p>
          </table:table-cell>
          <table:table-cell office:value-type="string" calcext:value-type="string">
            <text:p>I</text:p>
          </table:table-cell>
          <table:table-cell office:value-type="float" office:value="1878" calcext:value-type="float">
            <text:p>1878</text:p>
          </table:table-cell>
          <table:table-cell office:value-type="float" office:value="1951" calcext:value-type="float">
            <text:p>1951</text:p>
          </table:table-cell>
          <table:table-cell office:value-type="float" office:value="1900" calcext:value-type="float">
            <text:p>1900</text:p>
          </table:table-cell>
          <table:table-cell table:formula="of:=[.J149]-[.D149]"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1900" calcext:value-type="float">
            <text:p>1900</text:p>
          </table:table-cell>
          <table:table-cell office:value-type="string" calcext:value-type="string">
            <text:p>1900-ThjodFramtid-PallSvei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1-Ferdalysingar-ArnArn.txt</text:p>
          </table:table-cell>
          <table:table-cell office:value-type="float" office:value="1" calcext:value-type="float">
            <text:p>1</text:p>
          </table:table-cell>
          <table:table-cell office:value-type="string" calcext:value-type="string">
            <text:p>I</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J150]-[.D150]"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Ferdalysingar-ArnArn.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901-Ferdalysingar-OscClaus.txt</text:p>
          </table:table-cell>
          <table:table-cell office:value-type="float" office:value="1" calcext:value-type="float">
            <text:p>1</text:p>
          </table:table-cell>
          <table:table-cell office:value-type="string" calcext:value-type="string">
            <text:p>N/A</text:p>
          </table:table-cell>
          <table:table-cell office:value-type="float" office:value="1887" calcext:value-type="float">
            <text:p>1887</text:p>
          </table:table-cell>
          <table:table-cell office:value-type="float" office:value="1980" calcext:value-type="float">
            <text:p>1980</text:p>
          </table:table-cell>
          <table:table-cell/>
          <table:table-cell table:formula="of:=[.J151]-[.D151]" office:value-type="float" office:value="14" calcext:value-type="float">
            <text:p>14</text:p>
          </table:table-cell>
          <table:table-cell office:value-type="string" calcext:value-type="string">
            <text:p>80s</text:p>
          </table:table-cell>
          <table:table-cell office:value-type="string" calcext:value-type="string">
            <text:p>N/A</text:p>
          </table:table-cell>
          <table:table-cell office:value-type="float" office:value="1901" calcext:value-type="float">
            <text:p>1901</text:p>
          </table:table-cell>
          <table:table-cell office:value-type="string" calcext:value-type="string">
            <text:p>1901-Ferdalysingar-OscClaus.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1-Ferdalysingar-VernhThorst..txt</text:p>
          </table:table-cell>
          <table:table-cell office:value-type="float" office:value="1" calcext:value-type="float">
            <text:p>1</text:p>
          </table:table-cell>
          <table:table-cell office:value-type="string" calcext:value-type="string">
            <text:p>II</text:p>
          </table:table-cell>
          <table:table-cell office:value-type="float" office:value="1884" calcext:value-type="float">
            <text:p>1884</text:p>
          </table:table-cell>
          <table:table-cell office:value-type="float" office:value="1959" calcext:value-type="float">
            <text:p>1959</text:p>
          </table:table-cell>
          <table:table-cell office:value-type="float" office:value="1906" calcext:value-type="float">
            <text:p>1906</text:p>
          </table:table-cell>
          <table:table-cell table:formula="of:=[.J152]-[.D152]"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1901" calcext:value-type="float">
            <text:p>1901</text:p>
          </table:table-cell>
          <table:table-cell office:value-type="string" calcext:value-type="string">
            <text:p>1901-Ferdalysingar-VernhThorst..txt</text:p>
          </table:table-cell>
          <table:table-cell office:value-type="string" calcext:value-type="string">
            <text:p>II</text:p>
          </table:table-cell>
          <table:table-cell office:value-type="float" office:value="1" calcext:value-type="float">
            <text:p>1</text:p>
          </table:table-cell>
        </table:table-row>
        <table:table-row table:style-name="ro1">
          <table:table-cell office:value-type="string" calcext:value-type="string">
            <text:p>1901-Namsmadur-MagnMagn.txt</text:p>
          </table:table-cell>
          <table:table-cell office:value-type="float" office:value="2" calcext:value-type="float">
            <text:p>2</text:p>
          </table:table-cell>
          <table:table-cell office:value-type="string" calcext:value-type="string">
            <text:p>N/A</text:p>
          </table:table-cell>
          <table:table-cell office:value-type="float" office:value="1879" calcext:value-type="float">
            <text:p>1879</text:p>
          </table:table-cell>
          <table:table-cell office:value-type="float" office:value="1902" calcext:value-type="float">
            <text:p>1902</text:p>
          </table:table-cell>
          <table:table-cell/>
          <table:table-cell table:formula="of:=[.J153]-[.D153]" office:value-type="float" office:value="22" calcext:value-type="float">
            <text:p>22</text:p>
          </table:table-cell>
          <table:table-cell office:value-type="string" calcext:value-type="string">
            <text:p>70s</text:p>
          </table:table-cell>
          <table:table-cell office:value-type="string" calcext:value-type="string">
            <text:p>N/A</text:p>
          </table:table-cell>
          <table:table-cell office:value-type="float" office:value="1901" calcext:value-type="float">
            <text:p>1901</text:p>
          </table:table-cell>
          <table:table-cell office:value-type="string" calcext:value-type="string">
            <text:p>1901-Namsmadur-MagnMagn.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1-Namsmadur-PallEggOl.txt</text:p>
          </table:table-cell>
          <table:table-cell office:value-type="float" office:value="2" calcext:value-type="float">
            <text:p>2</text:p>
          </table:table-cell>
          <table:table-cell office:value-type="string" calcext:value-type="string">
            <text:p>I</text:p>
          </table:table-cell>
          <table:table-cell office:value-type="float" office:value="1883" calcext:value-type="float">
            <text:p>1883</text:p>
          </table:table-cell>
          <table:table-cell office:value-type="float" office:value="1949" calcext:value-type="float">
            <text:p>1949</text:p>
          </table:table-cell>
          <table:table-cell office:value-type="float" office:value="1905" calcext:value-type="float">
            <text:p>1905</text:p>
          </table:table-cell>
          <table:table-cell table:formula="of:=[.J154]-[.D15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Namsmadur-PallEggOl.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1-Namsmadur-ThorThor.txt</text:p>
          </table:table-cell>
          <table:table-cell office:value-type="float" office:value="4" calcext:value-type="float">
            <text:p>4</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1" calcext:value-type="float">
            <text:p>1901</text:p>
          </table:table-cell>
          <table:table-cell office:value-type="string" calcext:value-type="string">
            <text:p>1901-Namsmadur-ThorThor.txt</text:p>
          </table:table-cell>
          <table:table-cell office:value-type="string" calcext:value-type="string">
            <text:p>N/A</text:p>
          </table:table-cell>
          <table:table-cell office:value-type="float" office:value="4" calcext:value-type="float">
            <text:p>4</text:p>
          </table:table-cell>
        </table:table-row>
        <table:table-row table:style-name="ro1">
          <table:table-cell office:value-type="string" calcext:value-type="string">
            <text:p>1901-Namsmadur-VigfEinars.txt</text:p>
          </table:table-cell>
          <table:table-cell office:value-type="float" office:value="4" calcext:value-type="float">
            <text:p>4</text:p>
          </table:table-cell>
          <table:table-cell office:value-type="string" calcext:value-type="string">
            <text:p>I</text:p>
          </table:table-cell>
          <table:table-cell office:value-type="float" office:value="1882" calcext:value-type="float">
            <text:p>1882</text:p>
          </table:table-cell>
          <table:table-cell office:value-type="float" office:value="1949" calcext:value-type="float">
            <text:p>1949</text:p>
          </table:table-cell>
          <table:table-cell office:value-type="float" office:value="1903" calcext:value-type="float">
            <text:p>1903</text:p>
          </table:table-cell>
          <table:table-cell table:formula="of:=[.J156]-[.D156]"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Namsmadur-VigfEinars.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1-ThjodFramfarir-MagnSig.txt</text:p>
          </table:table-cell>
          <table:table-cell office:value-type="float" office:value="6" calcext:value-type="float">
            <text:p>6</text:p>
          </table:table-cell>
          <table:table-cell office:value-type="string" calcext:value-type="string">
            <text:p>I</text:p>
          </table:table-cell>
          <table:table-cell office:value-type="float" office:value="1880" calcext:value-type="float">
            <text:p>1880</text:p>
          </table:table-cell>
          <table:table-cell office:value-type="float" office:value="1947" calcext:value-type="float">
            <text:p>1947</text:p>
          </table:table-cell>
          <table:table-cell office:value-type="float" office:value="1901" calcext:value-type="float">
            <text:p>1901</text:p>
          </table:table-cell>
          <table:table-cell table:formula="of:=[.J157]-[.D157]"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ThjodFramfarir-MagnSig.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1-ThjodFramfarir-SkulBog.txt</text:p>
          </table:table-cell>
          <table:table-cell office:value-type="float" office:value="6" calcext:value-type="float">
            <text:p>6</text:p>
          </table:table-cell>
          <table:table-cell office:value-type="string" calcext:value-type="string">
            <text:p>I</text:p>
          </table:table-cell>
          <table:table-cell office:value-type="float" office:value="1881" calcext:value-type="float">
            <text:p>1881</text:p>
          </table:table-cell>
          <table:table-cell office:value-type="float" office:value="1949" calcext:value-type="float">
            <text:p>1949</text:p>
          </table:table-cell>
          <table:table-cell office:value-type="float" office:value="1901" calcext:value-type="float">
            <text:p>1901</text:p>
          </table:table-cell>
          <table:table-cell table:formula="of:=[.J158]-[.D158]"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1901" calcext:value-type="float">
            <text:p>1901</text:p>
          </table:table-cell>
          <table:table-cell office:value-type="string" calcext:value-type="string">
            <text:p>1901-ThjodFramfarir-SkulBog.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IthrottirLeikir-ArnArn.txt</text:p>
          </table:table-cell>
          <table:table-cell office:value-type="float" office:value="2" calcext:value-type="float">
            <text:p>2</text:p>
          </table:table-cell>
          <table:table-cell office:value-type="string" calcext:value-type="string">
            <text:p>I</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J159]-[.D159]"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IthrottirLeikir-ArnArn.txt</text:p>
          </table:table-cell>
          <table:table-cell office:value-type="string" calcext:value-type="string">
            <text:p>I</text:p>
          </table:table-cell>
          <table:table-cell office:value-type="float" office:value="2" calcext:value-type="float">
            <text:p>2</text:p>
          </table:table-cell>
        </table:table-row>
        <table:table-row table:style-name="ro1">
          <table:table-cell office:value-type="string" calcext:value-type="string">
            <text:p>1902-IthrottirLeikir-ThordGudm.txt</text:p>
          </table:table-cell>
          <table:table-cell office:value-type="float" office:value="2" calcext:value-type="float">
            <text:p>2</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2" calcext:value-type="float">
            <text:p>1902</text:p>
          </table:table-cell>
          <table:table-cell office:value-type="string" calcext:value-type="string">
            <text:p>1902-IthrottirLeikir-ThordGudm.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2-Kirkjulysingar-BaldSveins.txt</text:p>
          </table:table-cell>
          <table:table-cell office:value-type="float" office:value="3" calcext:value-type="float">
            <text:p>3</text:p>
          </table:table-cell>
          <table:table-cell office:value-type="string" calcext:value-type="string">
            <text:p>I</text:p>
          </table:table-cell>
          <table:table-cell office:value-type="float" office:value="1883" calcext:value-type="float">
            <text:p>1883</text:p>
          </table:table-cell>
          <table:table-cell office:value-type="float" office:value="1932" calcext:value-type="float">
            <text:p>1932</text:p>
          </table:table-cell>
          <table:table-cell office:value-type="float" office:value="1905" calcext:value-type="float">
            <text:p>1905</text:p>
          </table:table-cell>
          <table:table-cell table:formula="of:=[.J161]-[.D161]"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Kirkjulysingar-BaldSvein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2-Kirkjulysingar-JulHavst.txt</text:p>
          </table:table-cell>
          <table:table-cell office:value-type="float" office:value="3" calcext:value-type="float">
            <text:p>3</text:p>
          </table:table-cell>
          <table:table-cell office:value-type="string" calcext:value-type="string">
            <text:p>I</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J162]-[.D162]"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Kirkjulysingar-JulHavs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2-Kirkjulysingar-MagnSteph.txt</text:p>
          </table:table-cell>
          <table:table-cell office:value-type="float" office:value="3" calcext:value-type="float">
            <text:p>3</text:p>
          </table:table-cell>
          <table:table-cell office:value-type="string" calcext:value-type="string">
            <text:p>N/A</text:p>
          </table:table-cell>
          <table:table-cell office:value-type="float" office:value="1885" calcext:value-type="float">
            <text:p>1885</text:p>
          </table:table-cell>
          <table:table-cell office:value-type="float" office:value="1916" calcext:value-type="float">
            <text:p>1916</text:p>
          </table:table-cell>
          <table:table-cell office:value-type="string" calcext:value-type="string">
            <text:p>?</text:p>
          </table:table-cell>
          <table:table-cell table:formula="of:=[.J163]-[.D163]"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Kirkjulysingar-MagnSteph.txt</text:p>
          </table:table-cell>
          <table:table-cell office:value-type="string" calcext:value-type="string">
            <text:p>N/A</text:p>
          </table:table-cell>
          <table:table-cell office:value-type="float" office:value="3" calcext:value-type="float">
            <text:p>3</text:p>
          </table:table-cell>
        </table:table-row>
        <table:table-row table:style-name="ro1">
          <table:table-cell office:value-type="string" calcext:value-type="string">
            <text:p>1902-Kirkjulysingar-ThorKrist.txt</text:p>
          </table:table-cell>
          <table:table-cell office:value-type="float" office:value="3" calcext:value-type="float">
            <text:p>3</text:p>
          </table:table-cell>
          <table:table-cell office:value-type="string" calcext:value-type="string">
            <text:p>I</text:p>
          </table:table-cell>
          <table:table-cell office:value-type="float" office:value="1886" calcext:value-type="float">
            <text:p>1886</text:p>
          </table:table-cell>
          <table:table-cell office:value-type="float" office:value="1943" calcext:value-type="float">
            <text:p>1943</text:p>
          </table:table-cell>
          <table:table-cell office:value-type="float" office:value="1905" calcext:value-type="float">
            <text:p>1905</text:p>
          </table:table-cell>
          <table:table-cell table:formula="of:=[.J164]-[.D164]"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Kirkjulysingar-ThorKris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2-Sumarleyfi-EinPJons.txt</text:p>
          </table:table-cell>
          <table:table-cell office:value-type="float" office:value="1" calcext:value-type="float">
            <text:p>1</text:p>
          </table:table-cell>
          <table:table-cell office:value-type="string" calcext:value-type="string">
            <text:p>N/A</text:p>
          </table:table-cell>
          <table:table-cell office:value-type="float" office:value="1880" calcext:value-type="float">
            <text:p>1880</text:p>
          </table:table-cell>
          <table:table-cell office:value-type="float" office:value="1959" calcext:value-type="float">
            <text:p>1959</text:p>
          </table:table-cell>
          <table:table-cell/>
          <table:table-cell table:formula="of:=[.J165]-[.D165]" office:value-type="float" office:value="22" calcext:value-type="float">
            <text:p>22</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Sumarleyfi-EinPJons.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2-Sumarleyfi-OlGunn.txt</text:p>
          </table:table-cell>
          <table:table-cell office:value-type="float" office:value="1" calcext:value-type="float">
            <text:p>1</text:p>
          </table:table-cell>
          <table:table-cell office:value-type="string" calcext:value-type="string">
            <text:p>I</text:p>
          </table:table-cell>
          <table:table-cell office:value-type="float" office:value="1885" calcext:value-type="float">
            <text:p>1885</text:p>
          </table:table-cell>
          <table:table-cell office:value-type="float" office:value="1927" calcext:value-type="float">
            <text:p>1927</text:p>
          </table:table-cell>
          <table:table-cell office:value-type="float" office:value="1907" calcext:value-type="float">
            <text:p>1907</text:p>
          </table:table-cell>
          <table:table-cell table:formula="of:=[.J166]-[.D166]"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Sumarleyfi-OlGunn.txt</text:p>
          </table:table-cell>
          <table:table-cell office:value-type="string" calcext:value-type="string">
            <text:p>I</text:p>
          </table:table-cell>
          <table:table-cell office:value-type="float" office:value="1" calcext:value-type="float">
            <text:p>1</text:p>
          </table:table-cell>
        </table:table-row>
        <table:table-row table:style-name="ro1">
          <table:table-cell office:value-type="string" calcext:value-type="string">
            <text:p>1902-Sumarleyfi-ReinSamRicht.txt</text:p>
          </table:table-cell>
          <table:table-cell office:value-type="float" office:value="1" calcext:value-type="float">
            <text:p>1</text:p>
          </table:table-cell>
          <table:table-cell office:value-type="string" calcext:value-type="string">
            <text:p>N/A</text:p>
          </table:table-cell>
          <table:table-cell office:value-type="float" office:value="1886" calcext:value-type="float">
            <text:p>1886</text:p>
          </table:table-cell>
          <table:table-cell office:value-type="float" office:value="1966" calcext:value-type="float">
            <text:p>1966</text:p>
          </table:table-cell>
          <table:table-cell/>
          <table:table-cell table:formula="of:=[.J167]-[.D167]" office:value-type="float" office:value="16" calcext:value-type="float">
            <text:p>16</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Sumarleyfi-ReinSamRicht.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2-Sumarleyfi-SigArm.txt</text:p>
          </table:table-cell>
          <table:table-cell office:value-type="float" office:value="1" calcext:value-type="float">
            <text:p>1</text:p>
          </table:table-cell>
          <table:table-cell office:value-type="string" calcext:value-type="string">
            <text:p>N/A</text:p>
          </table:table-cell>
          <table:table-cell office:value-type="float" office:value="1884" calcext:value-type="float">
            <text:p>1884</text:p>
          </table:table-cell>
          <table:table-cell office:value-type="float" office:value="1950" calcext:value-type="float">
            <text:p>1950</text:p>
          </table:table-cell>
          <table:table-cell office:value-type="string" calcext:value-type="string">
            <text:p>?</text:p>
          </table:table-cell>
          <table:table-cell table:formula="of:=[.J168]-[.D168]" office:value-type="float" office:value="18" calcext:value-type="float">
            <text:p>18</text:p>
          </table:table-cell>
          <table:table-cell office:value-type="string" calcext:value-type="string">
            <text:p>80s</text:p>
          </table:table-cell>
          <table:table-cell office:value-type="string" calcext:value-type="string">
            <text:p>N/A</text:p>
          </table:table-cell>
          <table:table-cell office:value-type="float" office:value="1902" calcext:value-type="float">
            <text:p>1902</text:p>
          </table:table-cell>
          <table:table-cell office:value-type="string" calcext:value-type="string">
            <text:p>1902-Sumarleyfi-SigArm.txt</text:p>
          </table:table-cell>
          <table:table-cell office:value-type="string" calcext:value-type="string">
            <text:p>N/A</text:p>
          </table:table-cell>
          <table:table-cell office:value-type="float" office:value="1" calcext:value-type="float">
            <text:p>1</text:p>
          </table:table-cell>
        </table:table-row>
        <table:table-row table:style-name="ro1">
          <table:table-cell office:value-type="string" calcext:value-type="string">
            <text:p>1902-ThjodFramtid-BjarnJons.txt</text:p>
          </table:table-cell>
          <table:table-cell office:value-type="float" office:value="6" calcext:value-type="float">
            <text:p>6</text:p>
          </table:table-cell>
          <table:table-cell office:value-type="string" calcext:value-type="string">
            <text:p>I</text:p>
          </table:table-cell>
          <table:table-cell office:value-type="float" office:value="1881" calcext:value-type="float">
            <text:p>1881</text:p>
          </table:table-cell>
          <table:table-cell office:value-type="float" office:value="1965" calcext:value-type="float">
            <text:p>1965</text:p>
          </table:table-cell>
          <table:table-cell office:value-type="float" office:value="1902" calcext:value-type="float">
            <text:p>1902</text:p>
          </table:table-cell>
          <table:table-cell table:formula="of:=[.J169]-[.D169]"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BjarnJon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hjodFramtid-HalldJonas.txt</text:p>
          </table:table-cell>
          <table:table-cell office:value-type="float" office:value="6" calcext:value-type="float">
            <text:p>6</text:p>
          </table:table-cell>
          <table:table-cell office:value-type="string" calcext:value-type="string">
            <text:p>I</text:p>
          </table:table-cell>
          <table:table-cell office:value-type="float" office:value="1881" calcext:value-type="float">
            <text:p>1881</text:p>
          </table:table-cell>
          <table:table-cell office:value-type="float" office:value="1966" calcext:value-type="float">
            <text:p>1966</text:p>
          </table:table-cell>
          <table:table-cell office:value-type="float" office:value="1902" calcext:value-type="float">
            <text:p>1902</text:p>
          </table:table-cell>
          <table:table-cell table:formula="of:=[.J170]-[.D170]"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HalldJonas.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hjodFramtid-SigGudm.txt</text:p>
          </table:table-cell>
          <table:table-cell office:value-type="float" office:value="6" calcext:value-type="float">
            <text:p>6</text:p>
          </table:table-cell>
          <table:table-cell office:value-type="string" calcext:value-type="string">
            <text:p>I</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J171]-[.D171]" office:value-type="float" office:value="24" calcext:value-type="float">
            <text:p>24</text:p>
          </table:table-cell>
          <table:table-cell office:value-type="string" calcext:value-type="string">
            <text:p>7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SigGudm.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hjodFramtid-SigSigtr.txt</text:p>
          </table:table-cell>
          <table:table-cell office:value-type="float" office:value="6" calcext:value-type="float">
            <text:p>6</text:p>
          </table:table-cell>
          <table:table-cell office:value-type="string" calcext:value-type="string">
            <text:p>I</text:p>
          </table:table-cell>
          <table:table-cell office:value-type="float" office:value="1884" calcext:value-type="float">
            <text:p>1884</text:p>
          </table:table-cell>
          <table:table-cell office:value-type="float" office:value="1944" calcext:value-type="float">
            <text:p>1944</text:p>
          </table:table-cell>
          <table:table-cell office:value-type="float" office:value="1902" calcext:value-type="float">
            <text:p>1902</text:p>
          </table:table-cell>
          <table:table-cell table:formula="of:=[.J172]-[.D172]"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2" calcext:value-type="float">
            <text:p>1902</text:p>
          </table:table-cell>
          <table:table-cell office:value-type="string" calcext:value-type="string">
            <text:p>1902-ThjodFramtid-SigSigtr.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2-Tiska-GudmGJoh.txt</text:p>
          </table:table-cell>
          <table:table-cell office:value-type="float" office:value="5" calcext:value-type="float">
            <text:p>5</text:p>
          </table:table-cell>
          <table:table-cell office:value-type="string" calcext:value-type="string">
            <text:p>N/A</text:p>
          </table:table-cell>
          <table:table-cell table:number-columns-repeated="5"/>
          <table:table-cell office:value-type="string" calcext:value-type="string">
            <text:p>N/A</text:p>
          </table:table-cell>
          <table:table-cell office:value-type="float" office:value="1902" calcext:value-type="float">
            <text:p>1902</text:p>
          </table:table-cell>
          <table:table-cell office:value-type="string" calcext:value-type="string">
            <text:p>1902-Tiska-GudmGJoh.txt</text:p>
          </table:table-cell>
          <table:table-cell office:value-type="string" calcext:value-type="string">
            <text:p>N/A</text:p>
          </table:table-cell>
          <table:table-cell office:value-type="float" office:value="5" calcext:value-type="float">
            <text:p>5</text:p>
          </table:table-cell>
        </table:table-row>
        <table:table-row table:style-name="ro1">
          <table:table-cell office:value-type="string" calcext:value-type="string">
            <text:p>1902-Tiska-HarSig.txt</text:p>
          </table:table-cell>
          <table:table-cell office:value-type="float" office:value="5" calcext:value-type="float">
            <text:p>5</text:p>
          </table:table-cell>
          <table:table-cell office:value-type="string" calcext:value-type="string">
            <text:p>II</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J174]-[.D174]" office:value-type="float" office:value="20" calcext:value-type="float">
            <text:p>20</text:p>
          </table:table-cell>
          <table:table-cell office:value-type="string" calcext:value-type="string">
            <text:p>80s</text:p>
          </table:table-cell>
          <table:table-cell office:value-type="string" calcext:value-type="string">
            <text:p>II</text:p>
          </table:table-cell>
          <table:table-cell office:value-type="float" office:value="1902" calcext:value-type="float">
            <text:p>1902</text:p>
          </table:table-cell>
          <table:table-cell office:value-type="string" calcext:value-type="string">
            <text:p>1902-Tiska-HarSig.txt</text:p>
          </table:table-cell>
          <table:table-cell office:value-type="string" calcext:value-type="string">
            <text:p>II</text:p>
          </table:table-cell>
          <table:table-cell office:value-type="float" office:value="5" calcext:value-type="float">
            <text:p>5</text:p>
          </table:table-cell>
        </table:table-row>
        <table:table-row table:style-name="ro1">
          <table:table-cell office:value-type="string" calcext:value-type="string">
            <text:p>1903-IthrottirLeikir-AsgGunnlMar.txt</text:p>
          </table:table-cell>
          <table:table-cell office:value-type="float" office:value="2" calcext:value-type="float">
            <text:p>2</text:p>
          </table:table-cell>
          <table:table-cell office:value-type="string" calcext:value-type="string">
            <text:p>N/A</text:p>
          </table:table-cell>
          <table:table-cell office:value-type="float" office:value="1879" calcext:value-type="float">
            <text:p>1879</text:p>
          </table:table-cell>
          <table:table-cell office:value-type="float" office:value="1956" calcext:value-type="float">
            <text:p>1956</text:p>
          </table:table-cell>
          <table:table-cell/>
          <table:table-cell table:formula="of:=[.J175]-[.D175]" office:value-type="float" office:value="24" calcext:value-type="float">
            <text:p>24</text:p>
          </table:table-cell>
          <table:table-cell office:value-type="string" calcext:value-type="string">
            <text:p>70s</text:p>
          </table:table-cell>
          <table:table-cell office:value-type="string" calcext:value-type="string">
            <text:p>N/A</text:p>
          </table:table-cell>
          <table:table-cell office:value-type="float" office:value="1903" calcext:value-type="float">
            <text:p>1903</text:p>
          </table:table-cell>
          <table:table-cell office:value-type="string" calcext:value-type="string">
            <text:p>1903-IthrottirLeikir-AsgGunnlMar.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3-IthrottirLeikir-ReinhSamRicht.txt</text:p>
          </table:table-cell>
          <table:table-cell office:value-type="float" office:value="2" calcext:value-type="float">
            <text:p>2</text:p>
          </table:table-cell>
          <table:table-cell office:value-type="string" calcext:value-type="string">
            <text:p>N/A</text:p>
          </table:table-cell>
          <table:table-cell office:value-type="float" office:value="1886" calcext:value-type="float">
            <text:p>1886</text:p>
          </table:table-cell>
          <table:table-cell office:value-type="float" office:value="1966" calcext:value-type="float">
            <text:p>1966</text:p>
          </table:table-cell>
          <table:table-cell/>
          <table:table-cell table:formula="of:=[.J176]-[.D176]"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1903" calcext:value-type="float">
            <text:p>1903</text:p>
          </table:table-cell>
          <table:table-cell office:value-type="string" calcext:value-type="string">
            <text:p>1903-IthrottirLeikir-ReinhSamRicht.txt</text:p>
          </table:table-cell>
          <table:table-cell office:value-type="string" calcext:value-type="string">
            <text:p>N/A</text:p>
          </table:table-cell>
          <table:table-cell office:value-type="float" office:value="2" calcext:value-type="float">
            <text:p>2</text:p>
          </table:table-cell>
        </table:table-row>
        <table:table-row table:style-name="ro1">
          <table:table-cell office:value-type="string" calcext:value-type="string">
            <text:p>1903-IthrottirLeikir-SigfMarJohJohns.txt</text:p>
          </table:table-cell>
          <table:table-cell office:value-type="float" office:value="2" calcext:value-type="float">
            <text:p>2</text:p>
          </table:table-cell>
          <table:table-cell office:value-type="string" calcext:value-type="string">
            <text:p>II</text:p>
          </table:table-cell>
          <table:table-cell office:value-type="float" office:value="1886" calcext:value-type="float">
            <text:p>1886</text:p>
          </table:table-cell>
          <table:table-cell office:value-type="float" office:value="1974" calcext:value-type="float">
            <text:p>1974</text:p>
          </table:table-cell>
          <table:table-cell office:value-type="float" office:value="1907" calcext:value-type="float">
            <text:p>1907</text:p>
          </table:table-cell>
          <table:table-cell table:formula="of:=[.J177]-[.D177]"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1903" calcext:value-type="float">
            <text:p>1903</text:p>
          </table:table-cell>
          <table:table-cell office:value-type="string" calcext:value-type="string">
            <text:p>1903-IthrottirLeikir-SigfMarJohJohns.txt</text:p>
          </table:table-cell>
          <table:table-cell office:value-type="string" calcext:value-type="string">
            <text:p>II</text:p>
          </table:table-cell>
          <table:table-cell office:value-type="float" office:value="2" calcext:value-type="float">
            <text:p>2</text:p>
          </table:table-cell>
        </table:table-row>
        <table:table-row table:style-name="ro1">
          <table:table-cell office:value-type="string" calcext:value-type="string">
            <text:p>1903-ListinLifa-ArnArn.txt</text:p>
          </table:table-cell>
          <table:table-cell office:value-type="float" office:value="3" calcext:value-type="float">
            <text:p>3</text:p>
          </table:table-cell>
          <table:table-cell office:value-type="string" calcext:value-type="string">
            <text:p>I</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J178]-[.D17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istinLifa-ArnArn.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3-ListinLifa-PallSig.txt</text:p>
          </table:table-cell>
          <table:table-cell office:value-type="float" office:value="3" calcext:value-type="float">
            <text:p>3</text:p>
          </table:table-cell>
          <table:table-cell office:value-type="string" calcext:value-type="string">
            <text:p>I</text:p>
          </table:table-cell>
          <table:table-cell office:value-type="float" office:value="1884" calcext:value-type="float">
            <text:p>1884</text:p>
          </table:table-cell>
          <table:table-cell office:value-type="float" office:value="1949" calcext:value-type="float">
            <text:p>1949</text:p>
          </table:table-cell>
          <table:table-cell office:value-type="float" office:value="1906" calcext:value-type="float">
            <text:p>1906</text:p>
          </table:table-cell>
          <table:table-cell table:formula="of:=[.J179]-[.D179]"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istinLifa-PallSig.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3-LysingHeima-JulHavst.txt</text:p>
          </table:table-cell>
          <table:table-cell office:value-type="float" office:value="4" calcext:value-type="float">
            <text:p>4</text:p>
          </table:table-cell>
          <table:table-cell office:value-type="string" calcext:value-type="string">
            <text:p>I</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J180]-[.D180]"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ysingHeima-JulHavst.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3-LysingHeima-OlJoh.txt</text:p>
          </table:table-cell>
          <table:table-cell office:value-type="float" office:value="4" calcext:value-type="float">
            <text:p>4</text:p>
          </table:table-cell>
          <table:table-cell office:value-type="string" calcext:value-type="string">
            <text:p>I</text:p>
          </table:table-cell>
          <table:table-cell office:value-type="float" office:value="1885" calcext:value-type="float">
            <text:p>1885</text:p>
          </table:table-cell>
          <table:table-cell office:value-type="float" office:value="1912" calcext:value-type="float">
            <text:p>1912</text:p>
          </table:table-cell>
          <table:table-cell office:value-type="float" office:value="1905" calcext:value-type="float">
            <text:p>1905</text:p>
          </table:table-cell>
          <table:table-cell table:formula="of:=[.J181]-[.D181]"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LysingHeima-OlJoh.txt</text:p>
          </table:table-cell>
          <table:table-cell office:value-type="string" calcext:value-type="string">
            <text:p>I</text:p>
          </table:table-cell>
          <table:table-cell office:value-type="float" office:value="4" calcext:value-type="float">
            <text:p>4</text:p>
          </table:table-cell>
        </table:table-row>
        <table:table-row table:style-name="ro1">
          <table:table-cell office:value-type="string" calcext:value-type="string">
            <text:p>1903-ThjodFramtid-JohGSig.txt</text:p>
          </table:table-cell>
          <table:table-cell office:value-type="float" office:value="5" calcext:value-type="float">
            <text:p>5</text:p>
          </table:table-cell>
          <table:table-cell office:value-type="string" calcext:value-type="string">
            <text:p>I</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J182]-[.D182]"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ThjodFramtid-JohGSig.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903-ThjodFramtid-JonKrist.txt</text:p>
          </table:table-cell>
          <table:table-cell office:value-type="float" office:value="5" calcext:value-type="float">
            <text:p>5</text:p>
          </table:table-cell>
          <table:table-cell office:value-type="string" calcext:value-type="string">
            <text:p>I</text:p>
          </table:table-cell>
          <table:table-cell office:value-type="float" office:value="1885" calcext:value-type="float">
            <text:p>1885</text:p>
          </table:table-cell>
          <table:table-cell office:value-type="float" office:value="1918" calcext:value-type="float">
            <text:p>1918</text:p>
          </table:table-cell>
          <table:table-cell office:value-type="float" office:value="1904" calcext:value-type="float">
            <text:p>1904</text:p>
          </table:table-cell>
          <table:table-cell table:formula="of:=[.J183]-[.D183]"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ThjodFramtid-JonKrist.txt</text:p>
          </table:table-cell>
          <table:table-cell office:value-type="string" calcext:value-type="string">
            <text:p>I</text:p>
          </table:table-cell>
          <table:table-cell office:value-type="float" office:value="5" calcext:value-type="float">
            <text:p>5</text:p>
          </table:table-cell>
        </table:table-row>
        <table:table-row table:style-name="ro1">
          <table:table-cell office:value-type="string" calcext:value-type="string">
            <text:p>1903-Tiska-PetAJons.txt</text:p>
          </table:table-cell>
          <table:table-cell office:value-type="float" office:value="3" calcext:value-type="float">
            <text:p>3</text:p>
          </table:table-cell>
          <table:table-cell office:value-type="string" calcext:value-type="string">
            <text:p>II</text:p>
          </table:table-cell>
          <table:table-cell office:value-type="float" office:value="1884" calcext:value-type="float">
            <text:p>1884</text:p>
          </table:table-cell>
          <table:table-cell office:value-type="float" office:value="1956" calcext:value-type="float">
            <text:p>1956</text:p>
          </table:table-cell>
          <table:table-cell office:value-type="float" office:value="1906" calcext:value-type="float">
            <text:p>1906</text:p>
          </table:table-cell>
          <table:table-cell table:formula="of:=[.J184]-[.D184]" office:value-type="float" office:value="19" calcext:value-type="float">
            <text:p>19</text:p>
          </table:table-cell>
          <table:table-cell office:value-type="string" calcext:value-type="string">
            <text:p>80s</text:p>
          </table:table-cell>
          <table:table-cell office:value-type="string" calcext:value-type="string">
            <text:p>II</text:p>
          </table:table-cell>
          <table:table-cell office:value-type="float" office:value="1903" calcext:value-type="float">
            <text:p>1903</text:p>
          </table:table-cell>
          <table:table-cell office:value-type="string" calcext:value-type="string">
            <text:p>1903-Tiska-PetAJons.txt</text:p>
          </table:table-cell>
          <table:table-cell office:value-type="string" calcext:value-type="string">
            <text:p>II</text:p>
          </table:table-cell>
          <table:table-cell office:value-type="float" office:value="3" calcext:value-type="float">
            <text:p>3</text:p>
          </table:table-cell>
        </table:table-row>
        <table:table-row table:style-name="ro1">
          <table:table-cell office:value-type="string" calcext:value-type="string">
            <text:p>1903-Tiska-SigLyds.txt</text:p>
          </table:table-cell>
          <table:table-cell office:value-type="float" office:value="3" calcext:value-type="float">
            <text:p>3</text:p>
          </table:table-cell>
          <table:table-cell office:value-type="string" calcext:value-type="string">
            <text:p>I</text:p>
          </table:table-cell>
          <table:table-cell office:value-type="float" office:value="1884" calcext:value-type="float">
            <text:p>1884</text:p>
          </table:table-cell>
          <table:table-cell office:value-type="float" office:value="1926" calcext:value-type="float">
            <text:p>1926</text:p>
          </table:table-cell>
          <table:table-cell office:value-type="string" calcext:value-type="string">
            <text:p>?</text:p>
          </table:table-cell>
          <table:table-cell table:formula="of:=[.J185]-[.D185]"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Tiska-SigLyds.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3-VeturSumar-BogBrynj.txt</text:p>
          </table:table-cell>
          <table:table-cell office:value-type="float" office:value="6" calcext:value-type="float">
            <text:p>6</text:p>
          </table:table-cell>
          <table:table-cell office:value-type="string" calcext:value-type="string">
            <text:p>I</text:p>
          </table:table-cell>
          <table:table-cell office:value-type="float" office:value="1883" calcext:value-type="float">
            <text:p>1883</text:p>
          </table:table-cell>
          <table:table-cell office:value-type="float" office:value="1965" calcext:value-type="float">
            <text:p>1965</text:p>
          </table:table-cell>
          <table:table-cell office:value-type="float" office:value="1903" calcext:value-type="float">
            <text:p>1903</text:p>
          </table:table-cell>
          <table:table-cell table:formula="of:=[.J186]-[.D186]"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1903" calcext:value-type="float">
            <text:p>1903</text:p>
          </table:table-cell>
          <table:table-cell office:value-type="string" calcext:value-type="string">
            <text:p>1903-VeturSumar-BogBrynj.txt</text:p>
          </table:table-cell>
          <table:table-cell office:value-type="string" calcext:value-type="string">
            <text:p>I</text:p>
          </table:table-cell>
          <table:table-cell office:value-type="float" office:value="6" calcext:value-type="float">
            <text:p>6</text:p>
          </table:table-cell>
        </table:table-row>
        <table:table-row table:style-name="ro1">
          <table:table-cell office:value-type="string" calcext:value-type="string">
            <text:p>1903-VeturSumar-HarSig.txt</text:p>
          </table:table-cell>
          <table:table-cell office:value-type="float" office:value="6" calcext:value-type="float">
            <text:p>6</text:p>
          </table:table-cell>
          <table:table-cell office:value-type="string" calcext:value-type="string">
            <text:p>II</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J187]-[.D187]" office:value-type="float" office:value="21" calcext:value-type="float">
            <text:p>21</text:p>
          </table:table-cell>
          <table:table-cell office:value-type="string" calcext:value-type="string">
            <text:p>80s</text:p>
          </table:table-cell>
          <table:table-cell office:value-type="string" calcext:value-type="string">
            <text:p>II</text:p>
          </table:table-cell>
          <table:table-cell office:value-type="float" office:value="1903" calcext:value-type="float">
            <text:p>1903</text:p>
          </table:table-cell>
          <table:table-cell office:value-type="string" calcext:value-type="string">
            <text:p>1903-VeturSumar-HarSig.txt</text:p>
          </table:table-cell>
          <table:table-cell office:value-type="string" calcext:value-type="string">
            <text:p>II</text:p>
          </table:table-cell>
          <table:table-cell office:value-type="float" office:value="6" calcext:value-type="float">
            <text:p>6</text:p>
          </table:table-cell>
        </table:table-row>
        <table:table-row table:style-name="ro1">
          <table:table-cell office:value-type="string" calcext:value-type="string">
            <text:p>1904-LysingHeima-OlPPet.txt</text:p>
          </table:table-cell>
          <table:table-cell office:value-type="float" office:value="3" calcext:value-type="float">
            <text:p>3</text:p>
          </table:table-cell>
          <table:table-cell office:value-type="string" calcext:value-type="string">
            <text:p>I</text:p>
          </table:table-cell>
          <table:table-cell office:value-type="float" office:value="1886" calcext:value-type="float">
            <text:p>1886</text:p>
          </table:table-cell>
          <table:table-cell office:value-type="float" office:value="1911" calcext:value-type="float">
            <text:p>1911</text:p>
          </table:table-cell>
          <table:table-cell office:value-type="float" office:value="1907" calcext:value-type="float">
            <text:p>1907</text:p>
          </table:table-cell>
          <table:table-cell table:formula="of:=[.J188]-[.D18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1904" calcext:value-type="float">
            <text:p>1904</text:p>
          </table:table-cell>
          <table:table-cell office:value-type="string" calcext:value-type="string">
            <text:p>1904-LysingHeima-OlPPet.txt</text:p>
          </table:table-cell>
          <table:table-cell office:value-type="string" calcext:value-type="string">
            <text:p>I</text:p>
          </table:table-cell>
          <table:table-cell office:value-type="float" office:value="3" calcext:value-type="float">
            <text:p>3</text:p>
          </table:table-cell>
        </table:table-row>
        <table:table-row table:style-name="ro1">
          <table:table-cell office:value-type="string" calcext:value-type="string">
            <text:p>1904-LysingHeima-SteindBjorns.txt</text:p>
          </table:table-cell>
          <table:table-cell office:value-type="float" office:value="3" calcext:value-type="float">
            <text:p>3</text:p>
          </table:table-cell>
          <table:table-cell office:value-type="string" calcext:value-type="string">
            <text:p>N/A</text:p>
          </table:table-cell>
          <table:table-cell office:value-type="float" office:value="1885" calcext:value-type="float">
            <text:p>1885</text:p>
          </table:table-cell>
          <table:table-cell office:value-type="float" office:value="1972" calcext:value-type="float">
            <text:p>1972</text:p>
          </table:table-cell>
          <table:table-cell office:value-type="string" calcext:value-type="string">
            <text:p>?</text:p>
          </table:table-cell>
          <table:table-cell table:formula="of:=[.J189]-[.D189]" office:value-type="float" office:value="19" calcext:value-type="float">
            <text:p>19</text:p>
          </table:table-cell>
          <table:table-cell office:value-type="string" calcext:value-type="string">
            <text:p>80s</text:p>
          </table:table-cell>
          <table:table-cell office:value-type="string" calcext:value-type="string">
            <text:p>N/A</text:p>
          </table:table-cell>
          <table:table-cell office:value-type="float" office:value="1904" calcext:value-type="float">
            <text:p>1904</text:p>
          </table:table-cell>
          <table:table-cell office:value-type="string" calcext:value-type="string">
            <text:p>1904-LysingHeima-SteindBjorns.txt</text:p>
          </table:table-cell>
          <table:table-cell office:value-type="string" calcext:value-type="string">
            <text:p>N/A</text:p>
          </table:table-cell>
          <table:table-cell office:value-type="float" office:value="3" calcext:value-type="float">
            <text:p>3</text:p>
          </table:table-cell>
        </table:table-row>
        <table:table-row table:style-name="ro1">
          <table:table-cell office:value-type="string" calcext:value-type="string">
            <text:p>1906-Vidauki-SigNord.txt</text:p>
          </table:table-cell>
          <table:table-cell office:value-type="float" office:value="6" calcext:value-type="float">
            <text:p>6</text:p>
          </table:table-cell>
          <table:table-cell office:value-type="string" calcext:value-type="string">
            <text:p>I</text:p>
          </table:table-cell>
          <table:table-cell office:value-type="float" office:value="1886" calcext:value-type="float">
            <text:p>1886</text:p>
          </table:table-cell>
          <table:table-cell office:value-type="float" office:value="1974" calcext:value-type="float">
            <text:p>1974</text:p>
          </table:table-cell>
          <table:table-cell office:value-type="float" office:value="1906" calcext:value-type="float">
            <text:p>1906</text:p>
          </table:table-cell>
          <table:table-cell table:formula="of:=[.J190]-[.D190]"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1906" calcext:value-type="float">
            <text:p>1906</text:p>
          </table:table-cell>
          <table:table-cell office:value-type="string" calcext:value-type="string">
            <text:p>1906-Vidauki-SigNord.txt</text:p>
          </table:table-cell>
          <table:table-cell office:value-type="string" calcext:value-type="string">
            <text:p>I</text:p>
          </table:table-cell>
          <table:table-cell office:value-type="float" office:value="6" calcext:value-type="float">
            <text:p>6</text:p>
          </table:table-cell>
        </table:table-row>
      </table:table>
      <table:named-expressions/>
      <table:database-ranges>
        <table:database-range table:name="__Anonymous_Sheet_DB__0" table:target-range-address="Results.A1:Results.X5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percentage-style style:name="N122">
      <number:number number:decimal-places="1" loext:min-decimal-places="1" number:min-integer-digits="1"/>
      <number:text>%</number:text>
    </number:percentage-style>
    <number:number-style style:name="N123">
      <number:number number:decimal-places="9" loext:min-decimal-places="9" number:min-integer-digits="1"/>
    </number:number-style>
    <number:number-style style:name="N124">
      <number:number number:decimal-places="8" loext:min-decimal-places="8" number:min-integer-digits="1"/>
    </number:number-style>
    <number:number-style style:name="N125">
      <number:number number:decimal-places="7" loext:min-decimal-places="7" number:min-integer-digits="1"/>
    </number:number-style>
    <number:number-style style:name="N126">
      <number:number number:decimal-places="6" loext:min-decimal-places="6" number:min-integer-digits="1"/>
    </number:number-style>
    <number:number-style style:name="N127">
      <number:number number:decimal-places="5" loext:min-decimal-places="5" number:min-integer-digits="1"/>
    </number:number-style>
    <number:number-style style:name="N128">
      <number:number number:decimal-places="4" loext:min-decimal-places="4" number:min-integer-digits="1"/>
    </number:number-style>
    <number:number-style style:name="N129">
      <number:number number:decimal-places="3" loext:min-decimal-places="3" number:min-integer-digits="1"/>
    </number:number-style>
    <number:number-style style:name="N130">
      <number:number number:decimal-places="1" loext:min-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9">00/00/0000</text:date>, <text:time style:data-style-name="N2" text:time-value="14:49:31.093441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17:25:28.956317601</dc:date>
    <meta:editing-duration>PT5H18M37S</meta:editing-duration>
    <meta:editing-cycles>36</meta:editing-cycles>
    <meta:generator>LibreOffice/5.4.1.2$Linux_X86_64 LibreOffice_project/40m0$Build-2</meta:generator>
    <meta:document-statistic meta:table-count="2" meta:cell-count="9330" meta:object-count="0"/>
  </office:meta>
</office:document-meta>
</file>